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7071e" officeooo:paragraph-rsid="0017071e"/>
    </style:style>
    <style:style style:name="P3" style:family="paragraph" style:parent-style-name="Standard">
      <style:paragraph-properties fo:text-align="start" style:justify-single-word="false"/>
      <style:text-properties officeooo:rsid="0017071e" officeooo:paragraph-rsid="0017071e"/>
    </style:style>
    <style:style style:name="P4" style:family="paragraph" style:parent-style-name="Standard">
      <style:paragraph-properties fo:text-align="start" style:justify-single-word="false"/>
      <style:text-properties officeooo:rsid="0017071e" officeooo:paragraph-rsid="001cb647"/>
    </style:style>
    <style:style style:name="P5" style:family="paragraph" style:parent-style-name="Standard">
      <style:paragraph-properties fo:text-align="start" style:justify-single-word="false"/>
      <style:text-properties officeooo:rsid="0017071e" officeooo:paragraph-rsid="001e91a2"/>
    </style:style>
    <style:style style:name="P6" style:family="paragraph" style:parent-style-name="Standard">
      <style:paragraph-properties fo:text-align="start" style:justify-single-word="false"/>
      <style:text-properties officeooo:rsid="0017071e" officeooo:paragraph-rsid="0020ef4e"/>
    </style:style>
    <style:style style:name="P7" style:family="paragraph" style:parent-style-name="Standard">
      <style:paragraph-properties fo:text-align="start" style:justify-single-word="false"/>
      <style:text-properties officeooo:rsid="0017071e" officeooo:paragraph-rsid="00221da9"/>
    </style:style>
    <style:style style:name="P8" style:family="paragraph" style:parent-style-name="Standard">
      <style:paragraph-properties fo:text-align="start" style:justify-single-word="false"/>
      <style:text-properties officeooo:rsid="0017071e" officeooo:paragraph-rsid="00236eee"/>
    </style:style>
    <style:style style:name="P9" style:family="paragraph" style:parent-style-name="Standard">
      <style:paragraph-properties fo:text-align="start" style:justify-single-word="false"/>
      <style:text-properties officeooo:paragraph-rsid="0020ef4e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7071e" officeooo:paragraph-rsid="0017071e"/>
    </style:style>
    <style:style style:name="P1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1da9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OOST CONVERTER <text:span text:style-name="T1">State </text:span><text:span text:style-name="T1"><draw:g text:anchor-type="as-char" svg:y="-0.1193in" draw:z-index="10" draw:style-name="gr1"><svg:title>TexMaths</svg:title><svg:desc>12§display§i_L \&amp; i_L_{out}§svg§600§FALSE§</svg:desc><draw:polygon draw:style-name="gr836" draw:text-style-name="P11" svg:width="0.6366in" svg:height="0.1402in" svg:x="0in" svg:y="0.0035in" svg:viewBox="0 0 1618 357" draw:points="809,357 0,357 0,0 1618,0 1618,357"><text:p/></draw:polygon><draw:path draw:style-name="gr837" draw:text-style-name="P12" svg:width="0.0441in" svg:height="0.1118in" svg:x="0.0047in" svg:y="0.0087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3 57-66 0-4-5-4-5-4-5 0-5 1-7 7-7 28-22 53-43 53-8 0-11-5-11-14 0-10 3-16 13-42z"><text:p/></draw:path><draw:path draw:style-name="gr838" draw:text-style-name="P12" svg:width="0.076in" svg:height="0.0795in" svg:x="0.0654in" svg:y="0.0642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8 0-2-1-4-6-4-3 0-3 1-6 6-12 29-24 61-79 61h-33c-9 0-10 0-10-3 0 0 0-2 2-6z"><text:p/></draw:path><draw:path draw:style-name="gr839" draw:text-style-name="P12" svg:width="0.1138in" svg:height="0.1224in" svg:x="0.1634in" svg:y="0in" svg:viewBox="0 0 290 312" svg:d="M276 251c0 34-28 48-47 48-23 0-44-22-59-38 20-22 38-51 57-84 15-28 25-42 63-44v-12c-15 0-38 2-42 2s-39-2-51-2v12c20 0 31 9 31 20 0 3-4 7-4 8-22 41-42 70-60 92-6-7-51-64-70-112 24-27 52-58 52-86 0-19-7-55-38-55-25 0-58 23-58 68 0 17 4 49 18 86l-38 41c-19 19-30 31-30 54 0 36 35 63 77 63 36 0 60-18 77-32 28 25 54 32 74 32 32 0 58-24 59-61zM90 130c-11-34-12-59-12-71 0-36 17-49 31-49 27 0 27 44 27 44 0 28-35 65-46 76zM72 165c10 19 17 31 35 57 7 12 23 34 38 49-27 24-53 28-66 28-33 0-43-41-43-64 0-34 14-50 36-70z"><text:p/></draw:path><draw:path draw:style-name="gr840" draw:text-style-name="P12" svg:width="0.0441in" svg:height="0.1118in" svg:x="0.2906in" svg:y="0.0087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3 57-66 0-4-5-4-5-4-5 0-5 1-7 7-7 28-22 53-43 53-8 0-11-5-11-14 0-10 3-16 13-42z"><text:p/></draw:path><draw:path draw:style-name="gr841" draw:text-style-name="P12" svg:width="0.076in" svg:height="0.0795in" svg:x="0.3512in" svg:y="0.0642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8 0-2-1-4-6-4-3 0-3 1-6 6-12 29-24 61-79 61h-33c-9 0-10 0-10-3 0 0 0-2 2-6z"><text:p/></draw:path><draw:path draw:style-name="gr842" draw:text-style-name="P12" svg:width="0.0543in" svg:height="0.0528in" svg:x="0.4492in" svg:y="0.0925in" svg:viewBox="0 0 139 135" svg:d="M139 52c0-33-25-52-54-52-44 0-85 41-85 82 0 30 22 53 54 53 43 0 85-40 85-83zM55 126c-15 0-30-9-30-32 0-14 6-42 17-59 13-18 30-27 43-27 17 0 30 11 30 33 0 7-3 37-17 57-10 19-28 28-43 28z"><text:p/></draw:path><draw:path draw:style-name="gr843" draw:text-style-name="P12" svg:width="0.0677in" svg:height="0.0528in" svg:x="0.513in" svg:y="0.0925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6 24-17s11-29 11-29c0-5-5-5-6-5-4 0-4 2-6 10-4 14-10 32-22 32-7 0-9-7-9-14 0-5 2-17 4-24 3-9 5-21 6-28l6-25c3-9 6-21 6-23 0-5-4-10-10-10-10 0-12 10-15 20z"><text:p/></draw:path><draw:path draw:style-name="gr844" draw:text-style-name="P12" svg:width="0.0394in" svg:height="0.074in" svg:x="0.5913in" svg:y="0.0709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/draw:g></text:span></text:p>
      <text:p text:style-name="P6">S=OFF</text:p>
      <text:p text:style-name="P6"><draw:g text:anchor-type="as-char" svg:y="-0.2902in" draw:z-index="8" draw:style-name="gr1"><svg:title>TexMaths</svg:title><svg:desc>12§latex§\begin{align*}
i_{Lout} &amp;= i_L + i_C
\\
i_{Lout} &amp;= i_L + C\frac{dV_c}{dt}
\end{align*}§svg§600§FALSE§</svg:desc><draw:polygon draw:style-name="gr748" draw:text-style-name="P11" svg:width="1.3327in" svg:height="0.5776in" svg:x="0in" svg:y="0.0008in" svg:viewBox="0 0 3386 1468" draw:points="1693,1468 0,1468 0,0 3386,0 3386,1468"><text:p/></draw:polygon><draw:path draw:style-name="gr749" draw:text-style-name="P12" svg:width="0.0441in" svg:height="0.1118in" svg:x="0.0047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750" draw:text-style-name="P12" svg:width="0.076in" svg:height="0.0795in" svg:x="0.0654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751" draw:text-style-name="P12" svg:width="0.0543in" svg:height="0.0528in" svg:x="0.1555in" svg:y="0.0835in" svg:viewBox="0 0 139 135" svg:d="M139 52c0-33-24-52-54-52-44 0-85 41-85 82 0 30 22 53 54 53 43 0 85-40 85-83zM55 126c-15 0-30-9-30-32 0-14 6-42 17-59 13-18 30-27 43-27 17 0 30 11 30 33 0 7-3 37-17 57-10 19-28 28-43 28z"><text:p/></draw:path><draw:path draw:style-name="gr752" draw:text-style-name="P12" svg:width="0.0677in" svg:height="0.0528in" svg:x="0.2193in" svg:y="0.0835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8 24-17 6-11 11-29 11-29 0-5-5-5-6-5-4 0-4 2-6 10-4 14-10 32-22 32-7 0-9-7-9-14 0-5 2-17 3-24 4-9 6-21 7-28l6-25c3-9 6-21 6-23 0-5-4-10-10-10-10 0-12 10-15 20z"><text:p/></draw:path><draw:path draw:style-name="gr753" draw:text-style-name="P12" svg:width="0.0394in" svg:height="0.074in" svg:x="0.2972in" svg:y="0.0618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754" draw:text-style-name="P12" svg:width="0.1102in" svg:height="0.039in" svg:x="0.4063in" svg:y="0.0492in" svg:viewBox="0 0 281 100" svg:d="M266 17c8 0 15 0 15-9 0-8-7-8-13-8h-254c-7 0-14 0-14 8 0 9 7 9 14 9zM268 100c6 0 13 0 13-9 0-8-7-8-15-8h-252c-7 0-14 0-14 8 0 9 7 9 14 9z"><text:p/></draw:path><draw:path draw:style-name="gr755" draw:text-style-name="P12" svg:width="0.0441in" svg:height="0.1118in" svg:x="0.5768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756" draw:text-style-name="P12" svg:width="0.076in" svg:height="0.0795in" svg:x="0.6374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757" draw:text-style-name="P12" svg:width="0.1102in" svg:height="0.1106in" svg:x="0.7752in" svg:y="0.0134in" svg:viewBox="0 0 281 282" svg:d="M150 150h118c6 0 13 0 13-8 0-10-7-10-13-10h-118v-118c0-7 0-14-8-14-10 0-10 7-10 14v118h-118c-7 0-14 0-14 10 0 8 7 8 14 8h118v118c0 6 0 14 10 14 8 0 8-8 8-14z"><text:p/></draw:path><draw:path draw:style-name="gr758" draw:text-style-name="P12" svg:width="0.0441in" svg:height="0.1118in" svg:x="0.9362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759" draw:text-style-name="P12" svg:width="0.0898in" svg:height="0.0839in" svg:x="0.9969in" svg:y="0.0528in" svg:viewBox="0 0 229 214" svg:d="M229 4c0-2-1-4-3-4-3 0-3 1-6 4l-21 22c-3-3-19-26-56-26-73 0-143 64-143 131 0 49 37 83 91 83 16 0 45-3 75-29 24-19 30-46 30-48 0-4-4-4-5-4-4 0-5 3-6 5-11 41-53 66-89 66-31 0-66-17-66-63 0-9 1-57 36-94 20-23 52-36 80-36 34 0 53 25 53 59 0 7 0 9 0 10 0 4 5 4 5 4 5 0 5 0 7-5z"><text:p/></draw:path><draw:path draw:style-name="gr760" draw:text-style-name="P12" svg:width="0.0441in" svg:height="0.1118in" svg:x="0.0047in" svg:y="0.3543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761" draw:text-style-name="P12" svg:width="0.076in" svg:height="0.0795in" svg:x="0.0654in" svg:y="0.409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762" draw:text-style-name="P12" svg:width="0.0543in" svg:height="0.0528in" svg:x="0.1555in" svg:y="0.4374in" svg:viewBox="0 0 139 135" svg:d="M139 52c0-33-24-52-54-52-44 0-85 41-85 82 0 30 22 53 54 53 43 0 85-40 85-83zM55 126c-15 0-30-9-30-32 0-14 6-42 17-59 13-18 30-27 43-27 17 0 30 11 30 33 0 7-3 37-17 57-10 19-28 28-43 28z"><text:p/></draw:path><draw:path draw:style-name="gr763" draw:text-style-name="P12" svg:width="0.0677in" svg:height="0.0528in" svg:x="0.2193in" svg:y="0.4374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6 24-17s11-29 11-29c0-5-5-5-6-5-4 0-4 2-6 10-4 14-10 32-22 32-7 0-9-7-9-14 0-5 2-17 3-24 4-9 6-21 7-27l6-26c3-9 6-21 6-23 0-5-4-10-10-10-10 0-12 10-15 20z"><text:p/></draw:path><draw:path draw:style-name="gr764" draw:text-style-name="P12" svg:width="0.0394in" svg:height="0.074in" svg:x="0.2972in" svg:y="0.4165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765" draw:text-style-name="P12" svg:width="0.1102in" svg:height="0.039in" svg:x="0.4063in" svg:y="0.4031in" svg:viewBox="0 0 281 100" svg:d="M266 17c8 0 15 0 15-9 0-8-7-8-13-8h-254c-7 0-14 0-14 8 0 9 7 9 14 9zM268 100c6 0 13 0 13-9 0-8-7-8-15-8h-252c-7 0-14 0-14 8 0 9 7 9 14 9z"><text:p/></draw:path><draw:path draw:style-name="gr766" draw:text-style-name="P12" svg:width="0.0441in" svg:height="0.1118in" svg:x="0.5768in" svg:y="0.3543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767" draw:text-style-name="P12" svg:width="0.076in" svg:height="0.0795in" svg:x="0.6374in" svg:y="0.4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768" draw:text-style-name="P12" svg:width="0.1102in" svg:height="0.1106in" svg:x="0.7752in" svg:y="0.3673in" svg:viewBox="0 0 281 282" svg:d="M150 150h118c6 0 13 0 13-8 0-10-7-10-13-10h-118v-118c0-7 0-14-8-14-10 0-10 7-10 14v118h-118c-7 0-14 0-14 10 0 8 7 8 14 8h118v118c0 6 0 14 10 14 8 0 8-8 8-14z"><text:p/></draw:path><draw:path draw:style-name="gr769" draw:text-style-name="P12" svg:width="0.1177in" svg:height="0.1205in" svg:x="0.9398in" svg:y="0.3465in" svg:viewBox="0 0 300 307" svg:d="M300 4c0-2 0-4-5-4 0 0-1 0-6 5l-29 32c-3-6-24-37-70-37-95 0-190 94-190 192 0 70 50 115 114 115 37 0 70-16 92-36 40-34 46-73 46-74 0-4-4-4-5-4-2 0-5 0-5 4-4 12-14 42-43 67-29 23-56 31-77 31-38 0-84-22-84-88 0-24 9-93 51-142 26-30 67-52 104-52 43 0 69 33 69 82 0 17-2 18-2 22s4 4 6 4c5 0 5-1 8-8z"><text:p/></draw:path><draw:path draw:style-name="gr770" draw:text-style-name="P12" svg:width="0.0791in" svg:height="0.1173in" svg:x="1.0886in" svg:y="0.2366in" svg:viewBox="0 0 202 299" svg:d="M202 5c0-1 0-5-6-5s-46 4-54 5c-3 0-5 2-5 7 0 6 3 6 9 6 21 0 22 4 22 7l-1 9-25 99c-9-15-21-26-40-26-49 0-102 62-102 124 0 40 23 68 56 68 9 0 30-2 56-32 3 18 18 32 38 32 16 0 25-10 31-24 7-14 13-41 13-42 0-5-4-5-4-5-5 0-5 3-6 9-9 27-16 52-33 52-12 0-13-10-13-19 0-11 1-13 4-20zM113 243c-1 8-1 9-9 16-18 23-34 30-46 30-22 0-28-22-28-39 0-22 14-75 24-94 12-24 31-39 49-39 28 0 34 34 34 37 0 2-1 5-3 7z"><text:p/></draw:path><draw:path draw:style-name="gr771" draw:text-style-name="P12" svg:width="0.1181in" svg:height="0.1173in" svg:x="1.178in" svg:y="0.238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772" draw:text-style-name="P12" svg:width="0.05in" svg:height="0.0528in" svg:x="1.2724in" svg:y="0.3252in" svg:viewBox="0 0 128 135" svg:d="M112 17c-11 2-15 9-15 17s6 12 11 12c7 0 17-5 17-20 0-20-23-26-39-26-45 0-86 41-86 83 0 25 18 52 55 52 51 0 73-31 73-34s-2-6-4-6-3 1-5 3c-23 28-58 28-64 28-20 0-30-14-30-32 0-10 4-42 19-63 11-14 27-23 42-23 4 0 18 0 26 9z"><text:p/></draw:path><draw:polygon draw:style-name="gr773" draw:text-style-name="P12" svg:width="0.2508in" svg:height="0.0067in" svg:x="1.0819in" svg:y="0.4193in" svg:viewBox="0 0 638 18" draw:points="319,18 0,18 0,0 638,0 638,18"><text:p/></draw:polygon><draw:path draw:style-name="gr774" draw:text-style-name="P12" svg:width="0.0791in" svg:height="0.1173in" svg:x="1.1409in" svg:y="0.4626in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39 49-39 27 0 34 34 34 37 0 2-1 5-3 7z"><text:p/></draw:path><draw:path draw:style-name="gr775" draw:text-style-name="P12" svg:width="0.0512in" svg:height="0.1059in" svg:x="1.2244in" svg:y="0.4736in" svg:viewBox="0 0 131 270" svg:d="M78 96h40c8 0 13 0 13-8 0-5-5-5-13-5h-36c14-61 16-69 16-71 0-8-4-12-12-12-2 0-13 0-16 16l-17 67h-41c-8 0-12 0-12 7 0 6 4 6 12 6h37c-31 120-32 127-32 135 0 22 17 39 38 39 45 0 69-62 69-66 0-3-4-3-6-3-3 0-4 1-5 6-19 44-42 54-57 54-8 0-12-6-12-20 0-10 0-13 2-20z"><text:p/></draw:path></draw:g></text:p>
      <text:p text:style-name="P6"/>
      <text:p text:style-name="P6"><draw:g text:anchor-type="as-char" svg:y="-0.2835in" draw:z-index="11" draw:style-name="gr1"><svg:title>TexMaths</svg:title><svg:desc>12§latex§\begin{align*}
v_c - v_{out} &amp;= v_{L_{out}} \\
v_c &amp;= L_{out} \frac{di_{L_{out}}}{dt} +R_{load} i_{L_{out}} \\
\end{align*}§svg§600§FALSE§</svg:desc><draw:polygon draw:style-name="gr845" draw:text-style-name="P11" svg:width="2.5484in" svg:height="0.5646in" svg:x="0in" svg:y="0in" svg:viewBox="0 0 6474 1435" draw:points="3237,1435 0,1435 0,0 6474,0 6474,1435"><text:p/></draw:polygon><draw:path draw:style-name="gr846" draw:text-style-name="P12" svg:width="0.0728in" svg:height="0.0752in" svg:x="0.0047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47" draw:text-style-name="P12" svg:width="0.05in" svg:height="0.0524in" svg:x="0.0878in" svg:y="0.070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848" draw:text-style-name="P12" svg:width="0.1012in" svg:height="0.0067in" svg:x="0.1988in" svg:y="0.0516in" svg:viewBox="0 0 258 18" svg:d="M244 18c7 0 14 0 14-10 0-8-7-8-14-8h-230c-7 0-14 0-14 8 0 10 7 10 14 10z"><text:p/></draw:path><draw:path draw:style-name="gr849" draw:text-style-name="P12" svg:width="0.0728in" svg:height="0.0752in" svg:x="0.3563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50" draw:text-style-name="P12" svg:width="0.0543in" svg:height="0.0524in" svg:x="0.439in" svg:y="0.0709in" svg:viewBox="0 0 139 134" svg:d="M139 52c0-33-24-52-54-52-44 0-85 41-85 82 0 30 22 52 54 52 43 0 85-39 85-82zM55 126c-15 0-30-10-30-32 0-14 6-42 17-59 13-18 30-27 43-27 17 0 30 11 30 33 0 7-3 37-17 57-10 18-28 28-43 28z"><text:p/></draw:path><draw:path draw:style-name="gr851" draw:text-style-name="P12" svg:width="0.0677in" svg:height="0.0524in" svg:x="0.5028in" svg:y="0.070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852" draw:text-style-name="P12" svg:width="0.0394in" svg:height="0.0736in" svg:x="0.5807in" svg:y="0.048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853" draw:text-style-name="P12" svg:width="0.1102in" svg:height="0.039in" svg:x="0.6894in" svg:y="0.0362in" svg:viewBox="0 0 281 100" svg:d="M266 17c8 0 15 0 15-9 0-8-7-8-13-8h-254c-7 0-14 0-14 8 0 9 7 9 14 9zM268 100c6 0 13 0 13-9 0-8-7-8-15-8h-252c-7 0-14 0-14 8 0 9 7 9 14 9z"><text:p/></draw:path><draw:path draw:style-name="gr854" draw:text-style-name="P12" svg:width="0.0728in" svg:height="0.0752in" svg:x="0.860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55" draw:text-style-name="P12" svg:width="0.076in" svg:height="0.0795in" svg:x="0.9445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56" draw:text-style-name="P12" svg:width="0.0441in" svg:height="0.0378in" svg:x="1.0362in" svg:y="0.1016in" svg:viewBox="0 0 113 97" svg:d="M113 38c0-21-19-38-46-38-36 0-67 29-67 58 0 21 17 39 46 39 34 0 67-30 67-59zM46 89c-11 0-27-5-27-24 0-7 3-28 15-42 8-10 21-16 33-16s25 6 25 25c0 6-3 26-13 39-9 13-24 18-33 18z"><text:p/></draw:path><draw:path draw:style-name="gr857" draw:text-style-name="P12" svg:width="0.0555in" svg:height="0.0378in" svg:x="1.0933in" svg:y="0.101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858" draw:text-style-name="P12" svg:width="0.0323in" svg:height="0.0531in" svg:x="1.163in" svg:y="0.086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859" draw:text-style-name="P12" svg:width="0.0728in" svg:height="0.0752in" svg:x="0.4906in" svg:y="0.377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60" draw:text-style-name="P12" svg:width="0.05in" svg:height="0.0524in" svg:x="0.5736in" svg:y="0.4244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861" draw:text-style-name="P12" svg:width="0.1102in" svg:height="0.039in" svg:x="0.6894in" svg:y="0.3898in" svg:viewBox="0 0 281 100" svg:d="M266 17c8 0 15 0 15-9 0-8-7-8-13-8h-254c-7 0-14 0-14 8 0 9 7 9 14 9zM268 100c6 0 13 0 13-9 0-8-7-8-15-8h-252c-7 0-14 0-14 8 0 9 7 9 14 9z"><text:p/></draw:path><draw:path draw:style-name="gr862" draw:text-style-name="P12" svg:width="0.1004in" svg:height="0.1134in" svg:x="0.8622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863" draw:text-style-name="P12" svg:width="0.0543in" svg:height="0.0524in" svg:x="0.9756in" svg:y="0.4244in" svg:viewBox="0 0 139 134" svg:d="M139 52c0-33-24-52-54-52-44 0-85 41-85 82 0 30 22 52 54 52 43 0 85-39 85-82zM55 126c-15 0-30-10-30-32 0-14 6-42 17-59 13-18 30-27 43-27 17 0 30 11 30 33 0 7-3 37-17 57-10 18-28 28-43 28z"><text:p/></draw:path><draw:path draw:style-name="gr864" draw:text-style-name="P12" svg:width="0.0677in" svg:height="0.0524in" svg:x="1.0394in" svg:y="0.424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865" draw:text-style-name="P12" svg:width="0.0394in" svg:height="0.0736in" svg:x="1.1173in" svg:y="0.4031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866" draw:text-style-name="P12" svg:width="0.0791in" svg:height="0.1173in" svg:x="1.1976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867" draw:text-style-name="P12" svg:width="0.0441in" svg:height="0.1114in" svg:x="1.2823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868" draw:text-style-name="P12" svg:width="0.076in" svg:height="0.0795in" svg:x="1.3429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69" draw:text-style-name="P12" svg:width="0.0441in" svg:height="0.0378in" svg:x="1.4346in" svg:y="0.3429in" svg:viewBox="0 0 113 97" svg:d="M113 38c0-21-19-38-46-38-36 0-67 29-67 58 0 21 17 39 46 39 34 0 67-30 67-59zM46 89c-11 0-27-5-27-24 0-7 3-28 15-42 8-10 21-16 33-16s25 6 25 25c0 6-3 26-13 39-9 13-24 18-33 18z"><text:p/></draw:path><draw:path draw:style-name="gr870" draw:text-style-name="P12" svg:width="0.0555in" svg:height="0.0378in" svg:x="1.4917in" svg:y="0.342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871" draw:text-style-name="P12" svg:width="0.0323in" svg:height="0.0531in" svg:x="1.5614in" svg:y="0.3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872" draw:text-style-name="P12" svg:width="0.4268in" svg:height="0.0067in" svg:x="1.1913in" svg:y="0.4059in" svg:viewBox="0 0 1085 18" draw:points="542,18 0,18 0,0 1085,0 1085,18"><text:p/></draw:polygon><draw:path draw:style-name="gr873" draw:text-style-name="P12" svg:width="0.0791in" svg:height="0.1173in" svg:x="1.3378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874" draw:text-style-name="P12" svg:width="0.0512in" svg:height="0.1059in" svg:x="1.4217in" svg:y="0.4602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875" draw:text-style-name="P12" svg:width="0.1102in" svg:height="0.1106in" svg:x="1.6839in" svg:y="0.3539in" svg:viewBox="0 0 281 282" svg:d="M150 150h118c6 0 13 0 13-8 0-10-7-10-13-10h-118v-118c0-7 0-14-8-14-10 0-10 7-10 14v118h-118c-7 0-14 0-14 10 0 8 7 8 14 8h118v118c0 6 0 14 10 14 8 0 8-8 8-14z"><text:p/></draw:path><draw:path draw:style-name="gr876" draw:text-style-name="P12" svg:width="0.1185in" svg:height="0.1173in" svg:x="1.848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877" draw:text-style-name="P12" svg:width="0.026in" svg:height="0.0819in" svg:x="1.974in" svg:y="0.3953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878" draw:text-style-name="P12" svg:width="0.0543in" svg:height="0.0524in" svg:x="2.0165in" svg:y="0.4244in" svg:viewBox="0 0 139 134" svg:d="M139 52c0-33-24-52-54-52-44 0-85 41-85 82 0 30 22 52 54 52 43 0 85-39 85-82zM55 126c-15 0-30-10-30-32 0-14 6-42 17-59 13-18 30-27 43-27 17 0 30 11 30 33 0 7-3 37-17 57-10 18-28 28-43 28z"><text:p/></draw:path><draw:path draw:style-name="gr879" draw:text-style-name="P12" svg:width="0.0591in" svg:height="0.0524in" svg:x="2.0823in" svg:y="0.4244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880" draw:text-style-name="P12" svg:width="0.0594in" svg:height="0.0819in" svg:x="2.1547in" svg:y="0.3953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881" draw:text-style-name="P12" svg:width="0.0441in" svg:height="0.1114in" svg:x="2.2295in" svg:y="0.34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882" draw:text-style-name="P12" svg:width="0.076in" svg:height="0.0795in" svg:x="2.2898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83" draw:text-style-name="P12" svg:width="0.0441in" svg:height="0.0378in" svg:x="2.3819in" svg:y="0.4555in" svg:viewBox="0 0 113 97" svg:d="M113 38c0-21-19-38-46-38-36 0-67 29-67 58 0 21 17 39 46 39 34 0 67-30 67-59zM46 89c-11 0-27-5-27-24 0-7 3-28 15-42 8-10 21-16 33-16s25 6 25 24c0 7-3 27-13 40-9 13-24 18-33 18z"><text:p/></draw:path><draw:path draw:style-name="gr884" draw:text-style-name="P12" svg:width="0.0555in" svg:height="0.0378in" svg:x="2.439in" svg:y="0.455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885" draw:text-style-name="P12" svg:width="0.0323in" svg:height="0.0531in" svg:x="2.5083in" svg:y="0.440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/draw:g></text:p>
      <text:p text:style-name="P6"/>
      <text:p text:style-name="P7"><draw:g text:anchor-type="as-char" svg:y="-0.972in" draw:z-index="17" draw:style-name="gr1"><svg:title>TexMaths</svg:title><svg:desc>12§latex§\begin{align*}
i_{Lout} &amp;= i_L + i_C
\\
i_{Lout} &amp;= i_L + C\frac{d}{dt}\left[ L_{out} \frac{di_{L_{out}}}{dt} +R_{load} i_{L_{out}} \right] \\
i_{Lout} &amp;= i_L + C L_{out} \frac{d^2i_{L_{out}}}{dt^2} +C R_{load}\frac{di_{L_{out}}}{dt} \\
C L_{out} \frac{d^2i_{L_{out}}}{dt^2} &amp;=i_{Lout} -  i_L - C R_{load}\frac{di_{L_{out}}}{dt}   \\
\frac{d^2i_{L_{out}}}{dt^2} &amp;= \frac{1}{L_{out} C} i_{Lout} - \frac{1}{L_{out} C}  i_L - \frac{R_{load}}{L_{out}}\frac{di_{L_{out}}}{dt}    \\
\end{align*}§svg§600§FALSE§</svg:desc><draw:polygon draw:style-name="gr1360" draw:text-style-name="P11" svg:width="3.9634in" svg:height="1.9425in" svg:x="0in" svg:y="0.0008in" svg:viewBox="0 0 10068 4935" draw:points="5034,4935 0,4935 0,0 10068,0 10068,4935"><text:p/></draw:polygon><draw:path draw:style-name="gr1361" draw:text-style-name="P12" svg:width="0.0441in" svg:height="0.1114in" svg:x="0.6409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362" draw:text-style-name="P12" svg:width="0.076in" svg:height="0.0795in" svg:x="0.7016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63" draw:text-style-name="P12" svg:width="0.0543in" svg:height="0.0524in" svg:x="0.7917in" svg:y="0.0839in" svg:viewBox="0 0 139 134" svg:d="M139 52c0-33-24-52-54-52-44 0-85 41-85 82 0 30 22 52 54 52 43 0 85-39 85-82zM55 126c-15 0-30-10-30-32 0-14 6-42 17-59 13-18 30-27 43-27 17 0 30 11 30 33 0 7-3 37-17 57-10 18-28 28-43 28z"><text:p/></draw:path><draw:path draw:style-name="gr1364" draw:text-style-name="P12" svg:width="0.0677in" svg:height="0.0524in" svg:x="0.8555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1365" draw:text-style-name="P12" svg:width="0.0394in" svg:height="0.0736in" svg:x="0.9335in" svg:y="0.06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366" draw:text-style-name="P12" svg:width="0.1102in" svg:height="0.039in" svg:x="1.0421in" svg:y="0.0488in" svg:viewBox="0 0 281 100" svg:d="M266 17c8 0 15 0 15-9 0-8-7-8-13-8h-254c-7 0-14 0-14 8 0 9 7 9 14 9zM268 100c6 0 13 0 13-9 0-8-7-8-15-8h-252c-7 0-14 0-14 8 0 9 7 9 14 9z"><text:p/></draw:path><draw:path draw:style-name="gr1367" draw:text-style-name="P12" svg:width="0.0441in" svg:height="0.1114in" svg:x="1.213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368" draw:text-style-name="P12" svg:width="0.076in" svg:height="0.0795in" svg:x="1.2736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69" draw:text-style-name="P12" svg:width="0.1102in" svg:height="0.1106in" svg:x="1.411in" svg:y="0.0134in" svg:viewBox="0 0 281 282" svg:d="M150 150h118c6 0 13 0 13-8 0-10-7-10-13-10h-118v-118c0-7 0-14-8-14-10 0-10 7-10 14v118h-118c-7 0-14 0-14 10 0 8 7 8 14 8h118v118c0 6 0 14 10 14 8 0 8-8 8-14z"><text:p/></draw:path><draw:path draw:style-name="gr1370" draw:text-style-name="P12" svg:width="0.0441in" svg:height="0.1114in" svg:x="1.5732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371" draw:text-style-name="P12" svg:width="0.0898in" svg:height="0.0839in" svg:x="1.6335in" svg:y="0.052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1372" draw:text-style-name="P12" svg:width="0.0441in" svg:height="0.1114in" svg:x="0.6409in" svg:y="0.366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373" draw:text-style-name="P12" svg:width="0.076in" svg:height="0.0795in" svg:x="0.7016in" svg:y="0.4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74" draw:text-style-name="P12" svg:width="0.0543in" svg:height="0.0524in" svg:x="0.7917in" svg:y="0.4508in" svg:viewBox="0 0 139 134" svg:d="M139 52c0-33-24-52-54-52-44 0-85 41-85 82 0 30 22 52 54 52 43 0 85-39 85-82zM55 126c-15 0-30-10-30-32 0-14 6-42 17-59 13-18 30-27 43-27 17 0 30 11 30 33 0 7-3 37-17 57-10 18-28 28-43 28z"><text:p/></draw:path><draw:path draw:style-name="gr1375" draw:text-style-name="P12" svg:width="0.0677in" svg:height="0.0524in" svg:x="0.8555in" svg:y="0.450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376" draw:text-style-name="P12" svg:width="0.0394in" svg:height="0.0736in" svg:x="0.9335in" svg:y="0.428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377" draw:text-style-name="P12" svg:width="0.1102in" svg:height="0.039in" svg:x="1.0421in" svg:y="0.4157in" svg:viewBox="0 0 281 100" svg:d="M266 17c8 0 15 0 15-9 0-8-7-8-13-8h-254c-7 0-14 0-14 8 0 9 7 9 14 9zM268 100c6 0 13 0 13-9 0-8-7-8-15-8h-252c-7 0-14 0-14 8 0 9 7 9 14 9z"><text:p/></draw:path><draw:path draw:style-name="gr1378" draw:text-style-name="P12" svg:width="0.0441in" svg:height="0.1114in" svg:x="1.213in" svg:y="0.366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379" draw:text-style-name="P12" svg:width="0.076in" svg:height="0.0795in" svg:x="1.2736in" svg:y="0.4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80" draw:text-style-name="P12" svg:width="0.1102in" svg:height="0.1106in" svg:x="1.411in" svg:y="0.3803in" svg:viewBox="0 0 281 282" svg:d="M150 150h118c6 0 13 0 13-8 0-10-7-10-13-10h-118v-118c0-7 0-14-8-14-10 0-10 7-10 14v118h-118c-7 0-14 0-14 10 0 8 7 8 14 8h118v118c0 6 0 14 10 14 8 0 8-8 8-14z"><text:p/></draw:path><draw:path draw:style-name="gr1381" draw:text-style-name="P12" svg:width="0.1177in" svg:height="0.1205in" svg:x="1.5764in" svg:y="0.36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382" draw:text-style-name="P12" svg:width="0.0791in" svg:height="0.1173in" svg:x="1.7551in" svg:y="0.2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olygon draw:style-name="gr1383" draw:text-style-name="P12" svg:width="0.1461in" svg:height="0.0067in" svg:x="1.7185in" svg:y="0.4315in" svg:viewBox="0 0 372 18" draw:points="186,18 0,18 0,0 372,0 372,18"><text:p/></draw:polygon><draw:path draw:style-name="gr1384" draw:text-style-name="P12" svg:width="0.0791in" svg:height="0.1173in" svg:x="1.7252in" svg:y="0.475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385" draw:text-style-name="P12" svg:width="0.0512in" svg:height="0.1059in" svg:x="1.8087in" svg:y="0.4862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olygon draw:style-name="gr1386" draw:text-style-name="P12" svg:width="0.0441in" svg:height="0.3984in" svg:x="1.9539in" svg:y="0.2362in" svg:viewBox="0 0 113 1013" draw:points="0,1013 113,1013 113,990 23,990 23,23 113,23 113,0 0,0"><text:p/></draw:polygon><draw:path draw:style-name="gr1387" draw:text-style-name="P12" svg:width="0.1004in" svg:height="0.1134in" svg:x="2.0063in" svg:y="0.3634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388" draw:text-style-name="P12" svg:width="0.0543in" svg:height="0.0524in" svg:x="2.1201in" svg:y="0.4508in" svg:viewBox="0 0 139 134" svg:d="M139 52c0-33-24-52-54-52-44 0-85 41-85 82 0 30 22 52 54 52 43 0 85-39 85-82zM55 126c-15 0-30-10-30-32 0-14 6-42 17-59 13-18 30-27 43-27 17 0 30 11 30 33 0 7-3 37-17 57-10 18-28 28-43 28z"><text:p/></draw:path><draw:path draw:style-name="gr1389" draw:text-style-name="P12" svg:width="0.0677in" svg:height="0.0524in" svg:x="2.1839in" svg:y="0.450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390" draw:text-style-name="P12" svg:width="0.0394in" svg:height="0.0736in" svg:x="2.2618in" svg:y="0.428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391" draw:text-style-name="P12" svg:width="0.0791in" svg:height="0.1173in" svg:x="2.3417in" svg:y="0.2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392" draw:text-style-name="P12" svg:width="0.0441in" svg:height="0.1114in" svg:x="2.4268in" svg:y="0.254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393" draw:text-style-name="P12" svg:width="0.0756in" svg:height="0.0795in" svg:x="2.4874in" svg:y="0.3102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1394" draw:text-style-name="P12" svg:width="0.0441in" svg:height="0.0378in" svg:x="2.5787in" svg:y="0.3693in" svg:viewBox="0 0 113 97" svg:d="M113 38c0-21-19-38-46-38-36 0-67 29-67 58 0 21 17 39 46 39 34 0 67-30 67-59zM46 89c-11 0-27-5-27-24 0-7 3-28 15-42 8-10 21-16 33-16s25 6 25 24c0 7-3 27-13 40-9 13-24 18-33 18z"><text:p/></draw:path><draw:path draw:style-name="gr1395" draw:text-style-name="P12" svg:width="0.0555in" svg:height="0.0378in" svg:x="2.6362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396" draw:text-style-name="P12" svg:width="0.0323in" svg:height="0.0531in" svg:x="2.7055in" svg:y="0.3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397" draw:text-style-name="P12" svg:width="0.4268in" svg:height="0.0067in" svg:x="2.3354in" svg:y="0.4315in" svg:viewBox="0 0 1085 18" draw:points="542,18 0,18 0,0 1085,0 1085,18"><text:p/></draw:polygon><draw:path draw:style-name="gr1398" draw:text-style-name="P12" svg:width="0.0791in" svg:height="0.1173in" svg:x="2.4819in" svg:y="0.475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399" draw:text-style-name="P12" svg:width="0.0512in" svg:height="0.1059in" svg:x="2.5657in" svg:y="0.4862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1400" draw:text-style-name="P12" svg:width="0.1102in" svg:height="0.1106in" svg:x="2.8283in" svg:y="0.3803in" svg:viewBox="0 0 281 282" svg:d="M150 150h118c6 0 13 0 13-8 0-10-7-10-13-10h-118v-118c0-7 0-14-8-14-10 0-10 7-10 14v118h-118c-7 0-14 0-14 10 0 8 7 8 14 8h118v118c0 6 0 14 10 14 8 0 8-8 8-14z"><text:p/></draw:path><draw:path draw:style-name="gr1401" draw:text-style-name="P12" svg:width="0.1185in" svg:height="0.1173in" svg:x="2.9917in" svg:y="0.363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1402" draw:text-style-name="P12" svg:width="0.026in" svg:height="0.0819in" svg:x="3.1185in" svg:y="0.4213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1403" draw:text-style-name="P12" svg:width="0.0543in" svg:height="0.0524in" svg:x="3.161in" svg:y="0.4508in" svg:viewBox="0 0 139 134" svg:d="M139 52c0-33-24-52-54-52-44 0-85 41-85 82 0 30 22 52 54 52 43 0 85-39 85-82zM55 126c-15 0-30-10-30-32 0-14 6-42 17-59 13-18 30-27 43-27 17 0 30 11 30 33 0 7-3 37-17 57-10 18-28 28-43 28z"><text:p/></draw:path><draw:path draw:style-name="gr1404" draw:text-style-name="P12" svg:width="0.0591in" svg:height="0.0524in" svg:x="3.226in" svg:y="0.4508in" svg:viewBox="0 0 151 134" svg:d="M108 17c-7-10-17-17-31-17-39 0-77 42-77 84 0 29 19 50 46 50 14 0 28-9 42-21 6 19 21 21 30 21 10 0 18-7 24-16 6-11 9-28 9-29 0-5-3-5-5-5-3 0-4 1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1405" draw:text-style-name="P12" svg:width="0.0594in" svg:height="0.0819in" svg:x="3.298in" svg:y="0.4213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1406" draw:text-style-name="P12" svg:width="0.0441in" svg:height="0.1114in" svg:x="3.3736in" svg:y="0.366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407" draw:text-style-name="P12" svg:width="0.076in" svg:height="0.0795in" svg:x="3.4339in" svg:y="0.4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08" draw:text-style-name="P12" svg:width="0.0441in" svg:height="0.0374in" svg:x="3.5256in" svg:y="0.4811in" svg:viewBox="0 0 113 96" svg:d="M113 38c0-21-19-38-46-38-36 0-67 29-67 58 0 21 17 38 46 38 34 0 67-29 67-58zM46 89c-11 0-27-5-27-24 0-7 3-28 15-42 8-10 21-16 33-16s25 6 25 24c0 7-3 27-13 40-9 13-24 18-33 18z"><text:p/></draw:path><draw:path draw:style-name="gr1409" draw:text-style-name="P12" svg:width="0.0555in" svg:height="0.0374in" svg:x="3.5827in" svg:y="0.481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410" draw:text-style-name="P12" svg:width="0.0323in" svg:height="0.0531in" svg:x="3.6528in" svg:y="0.466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1411" draw:text-style-name="P12" svg:width="0.0441in" svg:height="0.3984in" svg:x="3.7114in" svg:y="0.2362in" svg:viewBox="0 0 113 1013" draw:points="89,990 0,990 0,1013 113,1013 113,0 0,0 0,23 89,23"><text:p/></draw:polygon><draw:path draw:style-name="gr1412" draw:text-style-name="P12" svg:width="0.0441in" svg:height="0.1114in" svg:x="0.6409in" svg:y="0.838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413" draw:text-style-name="P12" svg:width="0.076in" svg:height="0.0795in" svg:x="0.7016in" svg:y="0.893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14" draw:text-style-name="P12" svg:width="0.0543in" svg:height="0.0524in" svg:x="0.7917in" svg:y="0.9217in" svg:viewBox="0 0 139 134" svg:d="M139 52c0-33-24-52-54-52-44 0-85 41-85 82 0 30 22 52 54 52 43 0 85-39 85-82zM55 126c-15 0-30-10-30-32 0-14 6-42 17-59 13-18 30-27 43-27 17 0 30 11 30 33 0 7-3 37-17 57-10 18-28 28-43 28z"><text:p/></draw:path><draw:path draw:style-name="gr1415" draw:text-style-name="P12" svg:width="0.0677in" svg:height="0.0524in" svg:x="0.8555in" svg:y="0.92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416" draw:text-style-name="P12" svg:width="0.0394in" svg:height="0.0736in" svg:x="0.9335in" svg:y="0.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417" draw:text-style-name="P12" svg:width="0.1102in" svg:height="0.039in" svg:x="1.0421in" svg:y="0.887in" svg:viewBox="0 0 281 100" svg:d="M266 17c8 0 15 0 15-9 0-8-7-8-13-8h-254c-7 0-14 0-14 8 0 9 7 9 14 9zM268 100c6 0 13 0 13-9 0-8-7-8-15-8h-252c-7 0-14 0-14 8 0 9 7 9 14 9z"><text:p/></draw:path><draw:path draw:style-name="gr1418" draw:text-style-name="P12" svg:width="0.0441in" svg:height="0.1114in" svg:x="1.213in" svg:y="0.838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419" draw:text-style-name="P12" svg:width="0.076in" svg:height="0.0795in" svg:x="1.2736in" svg:y="0.893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20" draw:text-style-name="P12" svg:width="0.1102in" svg:height="0.1106in" svg:x="1.411in" svg:y="0.8512in" svg:viewBox="0 0 281 282" svg:d="M150 150h118c6 0 13 0 13-8 0-10-7-10-13-10h-118v-118c0-7 0-14-8-14-10 0-10 7-10 14v118h-118c-7 0-14 0-14 10 0 8 7 8 14 8h118v118c0 6 0 14 10 14 8 0 8-8 8-14z"><text:p/></draw:path><draw:path draw:style-name="gr1421" draw:text-style-name="P12" svg:width="0.1177in" svg:height="0.1205in" svg:x="1.5764in" svg:y="0.831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422" draw:text-style-name="P12" svg:width="0.1004in" svg:height="0.1134in" svg:x="1.7047in" svg:y="0.835in" svg:viewBox="0 0 256 289" svg:d="M142 32c4-15 4-19 44-19 13 0 17 0 17-8 0-5-5-5-7-5-14 0-50 1-63 1-12 0-43-1-56-1-3 0-7 0-7 8 0 5 3 5 10 5 2 0 10 0 17 1 7 0 11 2 11 8 0 0 0 2-1 7l-57 228c-4 15-4 19-38 19-8 0-12 0-12 8 0 5 4 5 12 5h196c10 0 10 0 13-7l33-92c2-5 2-5 2-5 0-3-2-5-5-5-4 0-4 2-7 10-15 38-34 86-107 86h-40c-6 0-7 0-8 0-5-1-6-1-6-5 0-1 0-2 1-9z"><text:p/></draw:path><draw:path draw:style-name="gr1423" draw:text-style-name="P12" svg:width="0.0543in" svg:height="0.0524in" svg:x="1.8189in" svg:y="0.9217in" svg:viewBox="0 0 139 134" svg:d="M139 52c0-33-24-52-54-52-44 0-85 41-85 82 0 30 22 52 54 52 43 0 85-39 85-82zM55 126c-15 0-30-10-30-32 0-14 6-42 17-59 13-18 30-27 43-27 17 0 30 11 30 33 0 7-3 37-17 57-10 18-28 28-43 28z"><text:p/></draw:path><draw:path draw:style-name="gr1424" draw:text-style-name="P12" svg:width="0.0677in" svg:height="0.0524in" svg:x="1.8827in" svg:y="0.92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425" draw:text-style-name="P12" svg:width="0.0394in" svg:height="0.0736in" svg:x="1.9606in" svg:y="0.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426" draw:text-style-name="P12" svg:width="0.0791in" svg:height="0.1173in" svg:x="2.0402in" svg:y="0.720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427" draw:text-style-name="P12" svg:width="0.0516in" svg:height="0.0772in" svg:x="2.1276in" svg:y="0.698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428" draw:text-style-name="P12" svg:width="0.0441in" svg:height="0.1114in" svg:x="2.1996in" svg:y="0.726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429" draw:text-style-name="P12" svg:width="0.076in" svg:height="0.0795in" svg:x="2.2598in" svg:y="0.781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30" draw:text-style-name="P12" svg:width="0.0441in" svg:height="0.0378in" svg:x="2.3516in" svg:y="0.8406in" svg:viewBox="0 0 113 97" svg:d="M113 38c0-21-19-38-46-38-36 0-67 29-67 58 0 21 17 39 46 39 34 0 67-30 67-59zM46 89c-11 0-27-5-27-24 0-7 3-28 15-42 8-10 21-16 33-16s25 6 25 24c0 7-3 27-13 40-9 13-24 18-33 18z"><text:p/></draw:path><draw:path draw:style-name="gr1431" draw:text-style-name="P12" svg:width="0.0555in" svg:height="0.0378in" svg:x="2.4087in" svg:y="0.840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432" draw:text-style-name="P12" svg:width="0.0323in" svg:height="0.0531in" svg:x="2.4787in" svg:y="0.8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433" draw:text-style-name="P12" svg:width="0.5012in" svg:height="0.0067in" svg:x="2.0339in" svg:y="0.9039in" svg:viewBox="0 0 1274 18" draw:points="637,18 0,18 0,0 1274,0 1274,18"><text:p/></draw:polygon><draw:path draw:style-name="gr1434" draw:text-style-name="P12" svg:width="0.0791in" svg:height="0.1173in" svg:x="2.1807in" svg:y="0.9472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1435" draw:text-style-name="P12" svg:width="0.0512in" svg:height="0.1059in" svg:x="2.2642in" svg:y="0.9583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1436" draw:text-style-name="P12" svg:width="0.0516in" svg:height="0.0772in" svg:x="2.3276in" svg:y="0.93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437" draw:text-style-name="P12" svg:width="0.1102in" svg:height="0.1106in" svg:x="2.6012in" svg:y="0.8512in" svg:viewBox="0 0 281 282" svg:d="M150 150h118c6 0 13 0 13-8 0-10-7-10-13-10h-118v-118c0-7 0-14-8-14-10 0-10 7-10 14v118h-118c-7 0-14 0-14 10 0 8 7 8 14 8h118v118c0 6 0 14 10 14 8 0 8-8 8-14z"><text:p/></draw:path><draw:path draw:style-name="gr1438" draw:text-style-name="P12" svg:width="0.1177in" svg:height="0.1205in" svg:x="2.7661in" svg:y="0.8311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1439" draw:text-style-name="P12" svg:width="0.1185in" svg:height="0.1173in" svg:x="2.8953in" svg:y="0.83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1440" draw:text-style-name="P12" svg:width="0.026in" svg:height="0.0819in" svg:x="3.022in" svg:y="0.8925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1441" draw:text-style-name="P12" svg:width="0.0543in" svg:height="0.0524in" svg:x="3.0642in" svg:y="0.9217in" svg:viewBox="0 0 139 134" svg:d="M139 52c0-33-24-52-54-52-44 0-85 41-85 82 0 30 22 52 54 52 43 0 85-39 85-82zM55 126c-15 0-30-10-30-32 0-14 6-42 17-59 13-18 30-27 43-27 17 0 30 11 30 33 0 7-3 37-17 57-10 18-28 28-43 28z"><text:p/></draw:path><draw:path draw:style-name="gr1442" draw:text-style-name="P12" svg:width="0.0591in" svg:height="0.0524in" svg:x="3.1295in" svg:y="0.9217in" svg:viewBox="0 0 151 134" svg:d="M108 17c-7-10-17-17-31-17-39 0-77 42-77 84 0 29 19 50 46 50 14 0 28-9 42-21 6 19 21 21 30 21 10 0 18-7 24-16 6-11 9-28 9-29 0-5-3-5-5-5-3 0-4 1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1443" draw:text-style-name="P12" svg:width="0.0594in" svg:height="0.0819in" svg:x="3.2016in" svg:y="0.8925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0 0 26 22 26 25 0 1 0 4-1 4z"><text:p/></draw:path><draw:path draw:style-name="gr1444" draw:text-style-name="P12" svg:width="0.0791in" svg:height="0.1173in" svg:x="3.2984in" svg:y="0.720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445" draw:text-style-name="P12" svg:width="0.0441in" svg:height="0.1114in" svg:x="3.3831in" svg:y="0.726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446" draw:text-style-name="P12" svg:width="0.076in" svg:height="0.0795in" svg:x="3.4433in" svg:y="0.781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47" draw:text-style-name="P12" svg:width="0.0441in" svg:height="0.0378in" svg:x="3.5354in" svg:y="0.8406in" svg:viewBox="0 0 113 97" svg:d="M113 38c0-21-19-38-46-38-36 0-67 29-67 58 0 21 17 39 46 39 34 0 67-30 67-59zM46 89c-11 0-27-5-27-24 0-7 3-28 15-42 8-10 21-16 33-16s25 6 25 24c0 7-3 27-13 40-9 13-24 18-33 18z"><text:p/></draw:path><draw:path draw:style-name="gr1448" draw:text-style-name="P12" svg:width="0.0555in" svg:height="0.0378in" svg:x="3.5925in" svg:y="0.840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449" draw:text-style-name="P12" svg:width="0.0323in" svg:height="0.0531in" svg:x="3.6626in" svg:y="0.8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450" draw:text-style-name="P12" svg:width="0.4268in" svg:height="0.0067in" svg:x="3.2921in" svg:y="0.9039in" svg:viewBox="0 0 1085 18" draw:points="542,18 0,18 0,0 1085,0 1085,18"><text:p/></draw:polygon><draw:path draw:style-name="gr1451" draw:text-style-name="P12" svg:width="0.0791in" svg:height="0.1173in" svg:x="3.4386in" svg:y="0.9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452" draw:text-style-name="P12" svg:width="0.0512in" svg:height="0.1059in" svg:x="3.5228in" svg:y="0.9583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1453" draw:text-style-name="P12" svg:width="0.1177in" svg:height="0.1205in" svg:x="0.0087in" svg:y="1.259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454" draw:text-style-name="P12" svg:width="0.1004in" svg:height="0.1134in" svg:x="0.137in" svg:y="1.2626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455" draw:text-style-name="P12" svg:width="0.0543in" svg:height="0.0524in" svg:x="0.2504in" svg:y="1.3496in" svg:viewBox="0 0 139 134" svg:d="M139 52c0-33-25-52-54-52-44 0-85 41-85 82 0 30 22 52 54 52 43 0 85-39 85-82zM55 126c-15 0-30-10-30-32 0-14 6-42 17-59 13-18 30-27 43-27 17 0 30 11 30 33 0 7-3 37-17 57-10 18-28 28-43 28z"><text:p/></draw:path><draw:path draw:style-name="gr1456" draw:text-style-name="P12" svg:width="0.0677in" svg:height="0.0524in" svg:x="0.3146in" svg:y="1.349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1457" draw:text-style-name="P12" svg:width="0.0394in" svg:height="0.0736in" svg:x="0.3921in" svg:y="1.32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458" draw:text-style-name="P12" svg:width="0.0791in" svg:height="0.1173in" svg:x="0.4728in" svg:y="1.1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459" draw:text-style-name="P12" svg:width="0.0516in" svg:height="0.0772in" svg:x="0.5598in" svg:y="1.126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460" draw:text-style-name="P12" svg:width="0.0441in" svg:height="0.1114in" svg:x="0.6315in" svg:y="1.154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461" draw:text-style-name="P12" svg:width="0.076in" svg:height="0.0795in" svg:x="0.6921in" svg:y="1.209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62" draw:text-style-name="P12" svg:width="0.0441in" svg:height="0.0374in" svg:x="0.7839in" svg:y="1.2689in" svg:viewBox="0 0 113 96" svg:d="M113 38c0-21-19-38-46-38-36 0-67 29-67 58 0 21 17 38 46 38 34 0 67-29 67-58zM46 89c-11 0-27-5-27-24 0-7 3-28 15-42 8-10 21-16 33-16s25 6 25 24c0 7-3 27-13 40-9 13-24 18-33 18z"><text:p/></draw:path><draw:path draw:style-name="gr1463" draw:text-style-name="P12" svg:width="0.0555in" svg:height="0.0374in" svg:x="0.8409in" svg:y="1.2689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464" draw:text-style-name="P12" svg:width="0.0323in" svg:height="0.0531in" svg:x="0.9106in" svg:y="1.2539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465" draw:text-style-name="P12" svg:width="0.5012in" svg:height="0.0067in" svg:x="0.4657in" svg:y="1.3307in" svg:viewBox="0 0 1274 18" draw:points="637,18 0,18 0,0 1274,0 1274,18"><text:p/></draw:polygon><draw:path draw:style-name="gr1466" draw:text-style-name="P12" svg:width="0.0791in" svg:height="0.1173in" svg:x="0.6126in" svg:y="1.374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467" draw:text-style-name="P12" svg:width="0.0512in" svg:height="0.1059in" svg:x="0.6965in" svg:y="1.3862in" svg:viewBox="0 0 131 270" svg:d="M78 96h40c8 0 13 0 13-8 0-5-5-5-13-5h-38c16-61 18-69 18-71 0-8-4-12-12-12-2 0-13 0-16 16l-17 67h-41c-8 0-12 0-12 7 0 6 4 6 12 6h37c-31 120-32 127-32 134 0 23 17 40 38 40 45 0 69-62 69-66s-4-4-6-4c-3 0-4 2-5 6-19 45-42 54-57 54-8 0-12-6-12-19 0-11 0-13 2-20z"><text:p/></draw:path><draw:path draw:style-name="gr1468" draw:text-style-name="P12" svg:width="0.0516in" svg:height="0.0772in" svg:x="0.7594in" svg:y="1.36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469" draw:text-style-name="P12" svg:width="0.1102in" svg:height="0.039in" svg:x="1.0421in" svg:y="1.3154in" svg:viewBox="0 0 281 100" svg:d="M266 17c8 0 15 0 15-9 0-8-7-8-13-8h-254c-7 0-14 0-14 8 0 9 7 9 14 9zM268 100c6 0 13 0 13-9 0-8-7-8-15-8h-252c-7 0-14 0-14 8 0 9 7 9 14 9z"><text:p/></draw:path><draw:path draw:style-name="gr1470" draw:text-style-name="P12" svg:width="0.0441in" svg:height="0.1114in" svg:x="1.213in" svg:y="1.266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471" draw:text-style-name="P12" svg:width="0.076in" svg:height="0.0795in" svg:x="1.2736in" svg:y="1.321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72" draw:text-style-name="P12" svg:width="0.0543in" svg:height="0.0524in" svg:x="1.3638in" svg:y="1.3496in" svg:viewBox="0 0 139 134" svg:d="M139 52c0-33-25-52-54-52-44 0-85 41-85 82 0 30 22 52 54 52 43 0 85-39 85-82zM55 126c-15 0-30-10-30-32 0-14 6-42 17-59 13-18 30-27 43-27 17 0 30 11 30 33 0 7-3 37-17 57-10 18-28 28-43 28z"><text:p/></draw:path><draw:path draw:style-name="gr1473" draw:text-style-name="P12" svg:width="0.0677in" svg:height="0.0524in" svg:x="1.4276in" svg:y="1.349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1474" draw:text-style-name="P12" svg:width="0.0394in" svg:height="0.0736in" svg:x="1.5055in" svg:y="1.32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475" draw:text-style-name="P12" svg:width="0.1012in" svg:height="0.0067in" svg:x="1.6098in" svg:y="1.3307in" svg:viewBox="0 0 258 18" svg:d="M244 18c7 0 14 0 14-10 0-8-7-8-14-8h-230c-7 0-14 0-14 8 0 10 7 10 14 10z"><text:p/></draw:path><draw:path draw:style-name="gr1476" draw:text-style-name="P12" svg:width="0.0441in" svg:height="0.1114in" svg:x="1.7669in" svg:y="1.266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477" draw:text-style-name="P12" svg:width="0.076in" svg:height="0.0795in" svg:x="1.8272in" svg:y="1.321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78" draw:text-style-name="P12" svg:width="0.1012in" svg:height="0.0067in" svg:x="1.9693in" svg:y="1.3307in" svg:viewBox="0 0 258 18" svg:d="M244 18c7 0 14 0 14-10 0-8-7-8-14-8h-230c-7 0-14 0-14 8 0 10 7 10 14 10z"><text:p/></draw:path><draw:path draw:style-name="gr1479" draw:text-style-name="P12" svg:width="0.1177in" svg:height="0.1205in" svg:x="2.1299in" svg:y="1.259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480" draw:text-style-name="P12" svg:width="0.1185in" svg:height="0.1173in" svg:x="2.2587in" svg:y="1.262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1481" draw:text-style-name="P12" svg:width="0.026in" svg:height="0.0819in" svg:x="2.385in" svg:y="1.3201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482" draw:text-style-name="P12" svg:width="0.0543in" svg:height="0.0524in" svg:x="2.4283in" svg:y="1.3496in" svg:viewBox="0 0 139 134" svg:d="M139 52c0-33-24-52-54-52-44 0-85 41-85 82 0 30 22 52 54 52 43 0 85-39 85-82zM55 126c-15 0-30-10-30-32 0-14 6-42 17-59 13-18 30-27 43-27 17 0 30 11 30 33 0 7-3 37-17 57-10 18-28 28-43 28z"><text:p/></draw:path><draw:path draw:style-name="gr1483" draw:text-style-name="P12" svg:width="0.0591in" svg:height="0.0524in" svg:x="2.4933in" svg:y="1.3496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1484" draw:text-style-name="P12" svg:width="0.0594in" svg:height="0.0819in" svg:x="2.5657in" svg:y="1.320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1485" draw:text-style-name="P12" svg:width="0.0791in" svg:height="0.1173in" svg:x="2.6626in" svg:y="1.1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486" draw:text-style-name="P12" svg:width="0.0441in" svg:height="0.1114in" svg:x="2.7472in" svg:y="1.1543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1487" draw:text-style-name="P12" svg:width="0.076in" svg:height="0.0795in" svg:x="2.8075in" svg:y="1.209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88" draw:text-style-name="P12" svg:width="0.0441in" svg:height="0.0374in" svg:x="2.8992in" svg:y="1.2689in" svg:viewBox="0 0 113 96" svg:d="M113 38c0-21-19-38-46-38-36 0-67 29-67 58 0 21 17 38 46 38 34 0 67-29 67-58zM46 89c-11 0-27-5-27-24 0-7 3-28 15-42 8-10 21-16 33-16s25 6 25 24c0 7-2 27-13 40-9 13-24 18-33 18z"><text:p/></draw:path><draw:path draw:style-name="gr1489" draw:text-style-name="P12" svg:width="0.0555in" svg:height="0.0374in" svg:x="2.9563in" svg:y="1.2689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490" draw:text-style-name="P12" svg:width="0.0323in" svg:height="0.0531in" svg:x="3.0256in" svg:y="1.2539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491" draw:text-style-name="P12" svg:width="0.4268in" svg:height="0.0067in" svg:x="2.6555in" svg:y="1.3307in" svg:viewBox="0 0 1085 18" draw:points="542,18 0,18 0,0 1085,0 1085,18"><text:p/></draw:polygon><draw:path draw:style-name="gr1492" draw:text-style-name="P12" svg:width="0.0791in" svg:height="0.1173in" svg:x="2.8028in" svg:y="1.374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1493" draw:text-style-name="P12" svg:width="0.0512in" svg:height="0.1059in" svg:x="2.8858in" svg:y="1.386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1494" draw:text-style-name="P12" svg:width="0.0791in" svg:height="0.1173in" svg:x="0.4728in" svg:y="1.57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495" draw:text-style-name="P12" svg:width="0.0516in" svg:height="0.0772in" svg:x="0.5598in" svg:y="1.554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496" draw:text-style-name="P12" svg:width="0.0441in" svg:height="0.1114in" svg:x="0.6315in" svg:y="1.581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497" draw:text-style-name="P12" svg:width="0.076in" svg:height="0.0795in" svg:x="0.6921in" svg:y="1.63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98" draw:text-style-name="P12" svg:width="0.0441in" svg:height="0.0374in" svg:x="0.7839in" svg:y="1.6961in" svg:viewBox="0 0 113 96" svg:d="M113 38c0-21-19-38-46-38-36 0-67 29-67 58 0 21 17 38 46 38 34 0 67-29 67-58zM46 89c-11 0-27-5-27-24 0-7 3-28 15-42 8-10 21-16 33-16s25 6 25 24c0 7-3 27-13 40-9 13-24 18-33 18z"><text:p/></draw:path><draw:path draw:style-name="gr1499" draw:text-style-name="P12" svg:width="0.0555in" svg:height="0.0374in" svg:x="0.8409in" svg:y="1.696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500" draw:text-style-name="P12" svg:width="0.0323in" svg:height="0.0531in" svg:x="0.9106in" svg:y="1.680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1501" draw:text-style-name="P12" svg:width="0.5012in" svg:height="0.0067in" svg:x="0.4657in" svg:y="1.7591in" svg:viewBox="0 0 1274 18" draw:points="637,18 0,18 0,0 1274,0 1274,18"><text:p/></draw:polygon><draw:path draw:style-name="gr1502" draw:text-style-name="P12" svg:width="0.0791in" svg:height="0.1173in" svg:x="0.6126in" svg:y="1.802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503" draw:text-style-name="P12" svg:width="0.0512in" svg:height="0.1059in" svg:x="0.6965in" svg:y="1.8138in" svg:viewBox="0 0 131 270" svg:d="M78 96h40c8 0 13 0 13-8 0-5-5-5-13-5h-38c16-61 18-69 18-71 0-8-4-12-12-12-2 0-13 0-16 16l-17 67h-41c-8 0-12 0-12 7 0 6 4 6 12 6h37c-31 120-32 127-32 134 0 23 17 40 38 40 45 0 69-62 69-66s-4-4-6-4c-3 0-4 2-5 6-19 45-42 54-57 54-8 0-12-6-12-19 0-11 0-13 2-20z"><text:p/></draw:path><draw:path draw:style-name="gr1504" draw:text-style-name="P12" svg:width="0.0516in" svg:height="0.0772in" svg:x="0.7594in" svg:y="1.792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505" draw:text-style-name="P12" svg:width="0.1102in" svg:height="0.039in" svg:x="1.0421in" svg:y="1.7429in" svg:viewBox="0 0 281 100" svg:d="M266 17c8 0 15 0 15-9 0-8-7-8-13-8h-254c-7 0-14 0-14 8 0 9 7 9 14 9zM268 100c6 0 13 0 13-9 0-8-7-8-15-8h-252c-7 0-14 0-14 8 0 9 7 9 14 9z"><text:p/></draw:path><draw:path draw:style-name="gr1506" draw:text-style-name="P12" svg:width="0.0547in" svg:height="0.1106in" svg:x="1.4248in" svg:y="1.5807in" svg:viewBox="0 0 140 282" svg:d="M88 11c0-10 0-11-11-11-27 26-64 26-77 26v15c8 0 34 0 55-12v219c0 16 0 21-38 21h-15v13c15-1 53-1 69-1 18 0 54 0 69 1v-13h-13c-38 0-39-5-39-21z"><text:p/></draw:path><draw:polygon draw:style-name="gr1507" draw:text-style-name="P12" svg:width="0.4461in" svg:height="0.0067in" svg:x="1.2283in" svg:y="1.7591in" svg:viewBox="0 0 1134 18" draw:points="568,18 0,18 0,0 1134,0 1134,18"><text:p/></draw:polygon><draw:path draw:style-name="gr1508" draw:text-style-name="P12" svg:width="0.1004in" svg:height="0.1134in" svg:x="1.235in" svg:y="1.804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509" draw:text-style-name="P12" svg:width="0.0543in" svg:height="0.0524in" svg:x="1.3484in" svg:y="1.8909in" svg:viewBox="0 0 139 134" svg:d="M139 52c0-33-24-52-54-52-44 0-85 41-85 82 0 30 22 52 54 52 43 0 85-39 85-82zM55 126c-15 0-30-10-30-32 0-14 6-42 17-59 13-18 30-27 43-27 17 0 30 11 30 33 0 7-3 37-17 57-10 18-28 28-43 28z"><text:p/></draw:path><draw:path draw:style-name="gr1510" draw:text-style-name="P12" svg:width="0.0677in" svg:height="0.0524in" svg:x="1.4126in" svg:y="1.89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511" draw:text-style-name="P12" svg:width="0.0394in" svg:height="0.0736in" svg:x="1.4902in" svg:y="1.869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512" draw:text-style-name="P12" svg:width="0.1177in" svg:height="0.1205in" svg:x="1.5524in" svg:y="1.800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513" draw:text-style-name="P12" svg:width="0.0441in" svg:height="0.1114in" svg:x="1.6992in" svg:y="1.693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514" draw:text-style-name="P12" svg:width="0.0756in" svg:height="0.0795in" svg:x="1.7598in" svg:y="1.7488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1515" draw:text-style-name="P12" svg:width="0.0543in" svg:height="0.0524in" svg:x="1.85in" svg:y="1.7776in" svg:viewBox="0 0 139 134" svg:d="M139 52c0-33-24-52-54-52-44 0-85 41-85 82 0 30 22 52 54 52 43 0 85-39 85-82zM55 126c-15 0-30-10-30-32 0-14 6-42 17-59 13-18 30-27 43-27 17 0 30 11 30 33 0 7-3 37-17 57-10 18-28 28-43 28z"><text:p/></draw:path><draw:path draw:style-name="gr1516" draw:text-style-name="P12" svg:width="0.0677in" svg:height="0.0524in" svg:x="1.9134in" svg:y="1.7776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517" draw:text-style-name="P12" svg:width="0.0394in" svg:height="0.0736in" svg:x="1.9917in" svg:y="1.756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518" draw:text-style-name="P12" svg:width="0.1012in" svg:height="0.0067in" svg:x="2.0957in" svg:y="1.7591in" svg:viewBox="0 0 258 18" svg:d="M244 18c7 0 14 0 14-10 0-8-7-8-14-8h-230c-7 0-14 0-14 8 0 10 7 10 14 10z"><text:p/></draw:path><draw:path draw:style-name="gr1519" draw:text-style-name="P12" svg:width="0.0547in" svg:height="0.1106in" svg:x="2.4642in" svg:y="1.5807in" svg:viewBox="0 0 140 282" svg:d="M88 11c0-10 0-11-10-11-28 26-65 26-78 26v15c8 0 34 0 55-12v219c0 16 0 21-38 21h-15v13c15-1 53-1 69-1 18 0 54 0 69 1v-13h-13c-38 0-39-5-39-21z"><text:p/></draw:path><draw:polygon draw:style-name="gr1520" draw:text-style-name="P12" svg:width="0.4461in" svg:height="0.0067in" svg:x="2.2681in" svg:y="1.7591in" svg:viewBox="0 0 1134 18" draw:points="568,18 0,18 0,0 1134,0 1134,18"><text:p/></draw:polygon><draw:path draw:style-name="gr1521" draw:text-style-name="P12" svg:width="0.1004in" svg:height="0.1134in" svg:x="2.274in" svg:y="1.804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522" draw:text-style-name="P12" svg:width="0.0543in" svg:height="0.0524in" svg:x="2.3882in" svg:y="1.8909in" svg:viewBox="0 0 139 134" svg:d="M139 52c0-33-24-52-54-52-44 0-85 41-85 82 0 30 22 52 54 52 43 0 85-39 85-82zM55 126c-15 0-30-10-30-32 0-14 6-42 17-59 13-18 30-27 43-27 17 0 30 11 30 33 0 7-3 37-17 57-10 18-28 28-43 28z"><text:p/></draw:path><draw:path draw:style-name="gr1523" draw:text-style-name="P12" svg:width="0.0677in" svg:height="0.0524in" svg:x="2.452in" svg:y="1.89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524" draw:text-style-name="P12" svg:width="0.0394in" svg:height="0.0736in" svg:x="2.5299in" svg:y="1.8693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525" draw:text-style-name="P12" svg:width="0.1177in" svg:height="0.1205in" svg:x="2.5917in" svg:y="1.8008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1526" draw:text-style-name="P12" svg:width="0.0441in" svg:height="0.1114in" svg:x="2.7386in" svg:y="1.693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527" draw:text-style-name="P12" svg:width="0.076in" svg:height="0.0795in" svg:x="2.7992in" svg:y="1.748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528" draw:text-style-name="P12" svg:width="0.1012in" svg:height="0.0067in" svg:x="2.9406in" svg:y="1.7591in" svg:viewBox="0 0 258 18" svg:d="M244 18c7 0 14 0 14-10 0-8-7-8-14-8h-230c-7 0-14 0-14 8 0 10 7 10 14 10z"><text:p/></draw:path><draw:path draw:style-name="gr1529" draw:text-style-name="P12" svg:width="0.1185in" svg:height="0.1173in" svg:x="3.1201in" svg:y="1.578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19-6 30-3 11-8 27-8 35 0 47 52 47 58 47 35 0 50-43 50-49 0-5-4-5-6-5-3 0-3 2-4 6-11 31-29 38-39 38-14 0-17-9-17-26 0-13 3-35 4-48 1-6 2-15 2-21 0-32-28-44-39-49z"><text:p/></draw:path><draw:path draw:style-name="gr1530" draw:text-style-name="P12" svg:width="0.026in" svg:height="0.0819in" svg:x="3.2469in" svg:y="1.6354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1531" draw:text-style-name="P12" svg:width="0.0543in" svg:height="0.0524in" svg:x="3.289in" svg:y="1.6654in" svg:viewBox="0 0 139 134" svg:d="M139 52c0-33-24-52-54-52-44 0-85 41-85 82 0 30 22 52 54 52 43 0 85-39 85-82zM55 126c-15 0-30-10-30-32 0-14 6-42 17-59 13-18 30-27 43-27 17 0 30 11 30 33 0 7-3 37-17 57-10 18-28 28-43 28z"><text:p/></draw:path><draw:path draw:style-name="gr1532" draw:text-style-name="P12" svg:width="0.0591in" svg:height="0.0524in" svg:x="3.3547in" svg:y="1.6654in" svg:viewBox="0 0 151 134" svg:d="M108 17c-7-10-17-17-31-17-39 0-77 42-77 84 0 29 19 50 46 50 14 0 28-9 42-21 6 19 22 21 30 21 10 0 18-7 24-16 6-11 9-28 9-29 0-5-3-5-5-5-3 0-4 1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1533" draw:text-style-name="P12" svg:width="0.0594in" svg:height="0.0819in" svg:x="3.4264in" svg:y="1.6354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olygon draw:style-name="gr1534" draw:text-style-name="P12" svg:width="0.3839in" svg:height="0.0067in" svg:x="3.113in" svg:y="1.7591in" svg:viewBox="0 0 976 18" draw:points="487,18 0,18 0,0 976,0 976,18"><text:p/></draw:polygon><draw:path draw:style-name="gr1535" draw:text-style-name="P12" svg:width="0.1004in" svg:height="0.1134in" svg:x="3.1539in" svg:y="1.804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536" draw:text-style-name="P12" svg:width="0.0543in" svg:height="0.0524in" svg:x="3.2677in" svg:y="1.8909in" svg:viewBox="0 0 139 134" svg:d="M139 52c0-33-24-52-54-52-44 0-85 41-85 82 0 30 22 52 54 52 43 0 85-39 85-82zM55 126c-15 0-30-10-30-32 0-14 6-42 17-59 13-18 30-27 43-27 17 0 30 11 30 33 0 7-3 37-17 57-10 18-28 28-43 28z"><text:p/></draw:path><draw:path draw:style-name="gr1537" draw:text-style-name="P12" svg:width="0.0677in" svg:height="0.0524in" svg:x="3.3315in" svg:y="1.89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538" draw:text-style-name="P12" svg:width="0.0394in" svg:height="0.0736in" svg:x="3.4094in" svg:y="1.8693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539" draw:text-style-name="P12" svg:width="0.0791in" svg:height="0.1173in" svg:x="3.5437in" svg:y="1.57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540" draw:text-style-name="P12" svg:width="0.0441in" svg:height="0.1114in" svg:x="3.628in" svg:y="1.581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541" draw:text-style-name="P12" svg:width="0.076in" svg:height="0.0795in" svg:x="3.6886in" svg:y="1.63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542" draw:text-style-name="P12" svg:width="0.0441in" svg:height="0.0374in" svg:x="3.7803in" svg:y="1.6961in" svg:viewBox="0 0 113 96" svg:d="M113 38c0-21-19-38-46-38-36 0-67 29-67 58 0 21 17 38 46 38 34 0 67-29 67-58zM46 89c-11 0-27-5-27-24 0-7 3-28 15-42 8-10 21-16 33-16s25 6 25 24c0 7-3 27-13 40-9 13-24 18-33 18z"><text:p/></draw:path><draw:path draw:style-name="gr1543" draw:text-style-name="P12" svg:width="0.0555in" svg:height="0.0374in" svg:x="3.8374in" svg:y="1.696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544" draw:text-style-name="P12" svg:width="0.0323in" svg:height="0.0531in" svg:x="3.9067in" svg:y="1.680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1545" draw:text-style-name="P12" svg:width="0.4268in" svg:height="0.0067in" svg:x="3.537in" svg:y="1.7591in" svg:viewBox="0 0 1085 18" draw:points="542,18 0,18 0,0 1085,0 1085,18"><text:p/></draw:polygon><draw:path draw:style-name="gr1546" draw:text-style-name="P12" svg:width="0.0791in" svg:height="0.1173in" svg:x="3.6835in" svg:y="1.802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547" draw:text-style-name="P12" svg:width="0.0512in" svg:height="0.1059in" svg:x="3.7669in" svg:y="1.8138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/draw:g></text:p>
      <text:p text:style-name="P7"/>
      <text:p text:style-name="P6"/>
      <text:p text:style-name="P7"><draw:g text:anchor-type="as-char" svg:y="-0.9244in" draw:z-index="12" draw:style-name="gr1"><svg:title>TexMaths</svg:title><svg:desc>12§latex§\begin{align*}
v_s - v_c &amp;= v_{R_L} + v_L
\\
v_s  &amp;= R_L i_L + L\frac{di_L}{dt} + v_c \\
L\frac{di_L}{dt} &amp;= v_s  -R_L i_L -  v_c\\
L\frac{di_L}{dt} &amp;= v_s  -R_L i_L -  \left(L_{out} \frac{di_{L_{out}}}{dt} + R_{load} i_{L_{out}}\right) \\
\frac{di_L}{dt} &amp;= \frac{1}{L} v_s  -\frac{R_L}{L}  i_L -  \frac{L_{out} }{L}\frac{di_{L_{out}}}{dt} - \frac{R_{load}}{L}  i_{L_{out}} \\
\end{align*}§svg§600§FALSE§</svg:desc><draw:polygon draw:style-name="gr886" draw:text-style-name="P11" svg:width="3.6283in" svg:height="1.8457in" svg:x="0in" svg:y="0in" svg:viewBox="0 0 9217 4689" draw:points="4608,4689 0,4689 0,0 9217,0 9217,4689"><text:p/></draw:polygon><draw:path draw:style-name="gr887" draw:text-style-name="P12" svg:width="0.0728in" svg:height="0.0752in" svg:x="0.0047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888" draw:text-style-name="P12" svg:width="0.0465in" svg:height="0.0524in" svg:x="0.089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889" draw:text-style-name="P12" svg:width="0.1012in" svg:height="0.0067in" svg:x="0.2024in" svg:y="0.0516in" svg:viewBox="0 0 258 18" svg:d="M244 18c7 0 14 0 14-10 0-8-7-8-14-8h-230c-7 0-14 0-14 8 0 10 7 10 14 10z"><text:p/></draw:path><draw:path draw:style-name="gr890" draw:text-style-name="P12" svg:width="0.0728in" svg:height="0.0752in" svg:x="0.3591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891" draw:text-style-name="P12" svg:width="0.05in" svg:height="0.0524in" svg:x="0.4421in" svg:y="0.0709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892" draw:text-style-name="P12" svg:width="0.1102in" svg:height="0.039in" svg:x="0.5579in" svg:y="0.0358in" svg:viewBox="0 0 281 100" svg:d="M266 17c8 0 15 0 15-9 0-8-7-8-13-8h-254c-7 0-14 0-14 8 0 9 7 9 14 9zM268 100c6 0 13 0 13-9 0-8-7-8-15-8h-252c-7 0-14 0-14 8 0 9 7 9 14 9z"><text:p/></draw:path><draw:path draw:style-name="gr893" draw:text-style-name="P12" svg:width="0.0728in" svg:height="0.0752in" svg:x="0.7283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894" draw:text-style-name="P12" svg:width="0.0902in" svg:height="0.0819in" svg:x="0.8126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895" draw:text-style-name="P12" svg:width="0.0602in" svg:height="0.0567in" svg:x="0.9142in" svg:y="0.0819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8 0 1-3 1-4 1-4z"><text:p/></draw:path><draw:path draw:style-name="gr896" draw:text-style-name="P12" svg:width="0.1102in" svg:height="0.1106in" svg:x="1.0465in" svg:y="0in" svg:viewBox="0 0 281 282" svg:d="M150 150h118c6 0 13 0 13-8 0-10-7-10-13-10h-118v-118c0-7 0-14-8-14-10 0-10 7-10 14v118h-118c-7 0-14 0-14 10 0 8 7 8 14 8h118v118c0 6 0 14 10 14 8 0 8-8 8-14z"><text:p/></draw:path><draw:path draw:style-name="gr897" draw:text-style-name="P12" svg:width="0.0728in" svg:height="0.0752in" svg:x="1.2079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98" draw:text-style-name="P12" svg:width="0.076in" svg:height="0.0795in" svg:x="1.2917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99" draw:text-style-name="P12" svg:width="0.0728in" svg:height="0.0752in" svg:x="0.3563in" svg:y="0.377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900" draw:text-style-name="P12" svg:width="0.0465in" svg:height="0.0524in" svg:x="0.4398in" svg:y="0.424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901" draw:text-style-name="P12" svg:width="0.1102in" svg:height="0.039in" svg:x="0.5579in" svg:y="0.3898in" svg:viewBox="0 0 281 100" svg:d="M266 17c8 0 15 0 15-9 0-8-7-8-13-8h-254c-7 0-14 0-14 8 0 9 7 9 14 9zM268 100c6 0 13 0 13-9 0-8-7-8-15-8h-252c-7 0-14 0-14 8 0 9 7 9 14 9z"><text:p/></draw:path><draw:path draw:style-name="gr902" draw:text-style-name="P12" svg:width="0.1185in" svg:height="0.1173in" svg:x="0.7303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903" draw:text-style-name="P12" svg:width="0.076in" svg:height="0.0795in" svg:x="0.8579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04" draw:text-style-name="P12" svg:width="0.0441in" svg:height="0.1114in" svg:x="0.9543in" svg:y="0.34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05" draw:text-style-name="P12" svg:width="0.076in" svg:height="0.0795in" svg:x="1.015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06" draw:text-style-name="P12" svg:width="0.1102in" svg:height="0.1106in" svg:x="1.152in" svg:y="0.3539in" svg:viewBox="0 0 281 282" svg:d="M150 150h118c6 0 13 0 13-8 0-10-7-10-13-10h-118v-118c0-7 0-14-8-14-10 0-10 7-10 14v118h-118c-7 0-14 0-14 10 0 8 7 8 14 8h118v118c0 6 0 14 10 14 8 0 8-8 8-14z"><text:p/></draw:path><draw:path draw:style-name="gr907" draw:text-style-name="P12" svg:width="0.1004in" svg:height="0.1134in" svg:x="1.315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908" draw:text-style-name="P12" svg:width="0.0791in" svg:height="0.1173in" svg:x="1.4484in" svg:y="0.223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909" draw:text-style-name="P12" svg:width="0.0441in" svg:height="0.1114in" svg:x="1.5331in" svg:y="0.228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10" draw:text-style-name="P12" svg:width="0.076in" svg:height="0.0795in" svg:x="1.5937in" svg:y="0.28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911" draw:text-style-name="P12" svg:width="0.2429in" svg:height="0.0067in" svg:x="1.4417in" svg:y="0.4059in" svg:viewBox="0 0 618 18" draw:points="310,18 0,18 0,0 618,0 618,18"><text:p/></draw:polygon><draw:path draw:style-name="gr912" draw:text-style-name="P12" svg:width="0.0791in" svg:height="0.1173in" svg:x="1.4969in" svg:y="0.449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913" draw:text-style-name="P12" svg:width="0.0512in" svg:height="0.1059in" svg:x="1.5807in" svg:y="0.4606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914" draw:text-style-name="P12" svg:width="0.1102in" svg:height="0.1106in" svg:x="1.7508in" svg:y="0.3539in" svg:viewBox="0 0 281 282" svg:d="M150 150h118c6 0 13 0 13-8 0-10-7-10-13-10h-118v-118c0-7 0-14-8-14-10 0-10 7-10 14v118h-118c-7 0-14 0-14 10 0 8 7 8 14 8h118v118c0 6 0 14 10 14 8 0 8-8 8-14z"><text:p/></draw:path><draw:path draw:style-name="gr915" draw:text-style-name="P12" svg:width="0.0728in" svg:height="0.0752in" svg:x="1.9126in" svg:y="0.377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916" draw:text-style-name="P12" svg:width="0.05in" svg:height="0.0524in" svg:x="1.9957in" svg:y="0.4244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917" draw:text-style-name="P12" svg:width="0.1004in" svg:height="0.1134in" svg:x="0.113in" svg:y="0.745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918" draw:text-style-name="P12" svg:width="0.0791in" svg:height="0.1173in" svg:x="0.2461in" svg:y="0.631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919" draw:text-style-name="P12" svg:width="0.0441in" svg:height="0.1114in" svg:x="0.3307in" svg:y="0.636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920" draw:text-style-name="P12" svg:width="0.076in" svg:height="0.0795in" svg:x="0.3913in" svg:y="0.691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921" draw:text-style-name="P12" svg:width="0.2429in" svg:height="0.0067in" svg:x="0.2394in" svg:y="0.8134in" svg:viewBox="0 0 618 18" draw:points="310,18 0,18 0,0 618,0 618,18"><text:p/></draw:polygon><draw:path draw:style-name="gr922" draw:text-style-name="P12" svg:width="0.0791in" svg:height="0.1173in" svg:x="0.2945in" svg:y="0.857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923" draw:text-style-name="P12" svg:width="0.0512in" svg:height="0.1059in" svg:x="0.378in" svg:y="0.8685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924" draw:text-style-name="P12" svg:width="0.1102in" svg:height="0.039in" svg:x="0.5579in" svg:y="0.7984in" svg:viewBox="0 0 281 100" svg:d="M266 17c8 0 15 0 15-9 0-8-7-8-13-8h-254c-7 0-14 0-14 8 0 9 7 9 14 9zM268 100c6 0 13 0 13-9 0-8-7-8-15-8h-252c-7 0-14 0-14 8 0 9 7 9 14 9z"><text:p/></draw:path><draw:path draw:style-name="gr925" draw:text-style-name="P12" svg:width="0.0728in" svg:height="0.0752in" svg:x="0.7283in" svg:y="0.785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926" draw:text-style-name="P12" svg:width="0.0465in" svg:height="0.0524in" svg:x="0.8126in" svg:y="0.8327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927" draw:text-style-name="P12" svg:width="0.1012in" svg:height="0.0067in" svg:x="0.926in" svg:y="0.8134in" svg:viewBox="0 0 258 18" svg:d="M244 18c7 0 14 0 14-10 0-8-7-8-14-8h-230c-7 0-14 0-14 8 0 10 7 10 14 10z"><text:p/></draw:path><draw:path draw:style-name="gr928" draw:text-style-name="P12" svg:width="0.1185in" svg:height="0.1173in" svg:x="1.085in" svg:y="0.74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929" draw:text-style-name="P12" svg:width="0.076in" svg:height="0.0795in" svg:x="1.2122in" svg:y="0.8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30" draw:text-style-name="P12" svg:width="0.0441in" svg:height="0.1114in" svg:x="1.3087in" svg:y="0.749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31" draw:text-style-name="P12" svg:width="0.076in" svg:height="0.0795in" svg:x="1.3693in" svg:y="0.8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32" draw:text-style-name="P12" svg:width="0.1012in" svg:height="0.0067in" svg:x="1.511in" svg:y="0.8134in" svg:viewBox="0 0 258 18" svg:d="M244 18c7 0 14 0 14-10 0-8-7-8-14-8h-230c-7 0-14 0-14 8 0 10 7 10 14 10z"><text:p/></draw:path><draw:path draw:style-name="gr933" draw:text-style-name="P12" svg:width="0.0728in" svg:height="0.0752in" svg:x="1.6681in" svg:y="0.7854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934" draw:text-style-name="P12" svg:width="0.05in" svg:height="0.0524in" svg:x="1.7508in" svg:y="0.8327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935" draw:text-style-name="P12" svg:width="0.1004in" svg:height="0.1134in" svg:x="0.113in" svg:y="1.1665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936" draw:text-style-name="P12" svg:width="0.0791in" svg:height="0.1173in" svg:x="0.2461in" svg:y="1.05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937" draw:text-style-name="P12" svg:width="0.0441in" svg:height="0.1114in" svg:x="0.3307in" svg:y="1.057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38" draw:text-style-name="P12" svg:width="0.076in" svg:height="0.0795in" svg:x="0.3913in" svg:y="1.113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939" draw:text-style-name="P12" svg:width="0.2429in" svg:height="0.0067in" svg:x="0.2394in" svg:y="1.235in" svg:viewBox="0 0 618 18" draw:points="310,18 0,18 0,0 618,0 618,18"><text:p/></draw:polygon><draw:path draw:style-name="gr940" draw:text-style-name="P12" svg:width="0.0791in" svg:height="0.1173in" svg:x="0.2945in" svg:y="1.27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941" draw:text-style-name="P12" svg:width="0.0512in" svg:height="0.1059in" svg:x="0.378in" svg:y="1.289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942" draw:text-style-name="P12" svg:width="0.1102in" svg:height="0.039in" svg:x="0.5579in" svg:y="1.2189in" svg:viewBox="0 0 281 100" svg:d="M266 17c8 0 15 0 15-9 0-8-7-8-13-8h-254c-7 0-14 0-14 8 0 9 7 9 14 9zM268 100c6 0 13 0 13-9 0-8-7-8-15-8h-252c-7 0-14 0-14 8 0 9 7 9 14 9z"><text:p/></draw:path><draw:path draw:style-name="gr943" draw:text-style-name="P12" svg:width="0.0728in" svg:height="0.0752in" svg:x="0.7283in" svg:y="1.206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944" draw:text-style-name="P12" svg:width="0.0465in" svg:height="0.0524in" svg:x="0.8126in" svg:y="1.2539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945" draw:text-style-name="P12" svg:width="0.1012in" svg:height="0.0067in" svg:x="0.926in" svg:y="1.235in" svg:viewBox="0 0 258 18" svg:d="M244 18c7 0 14 0 14-10 0-8-7-8-14-8h-230c-7 0-14 0-14 8 0 10 7 10 14 10z"><text:p/></draw:path><draw:path draw:style-name="gr946" draw:text-style-name="P12" svg:width="0.1185in" svg:height="0.1173in" svg:x="1.085in" svg:y="1.166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947" draw:text-style-name="P12" svg:width="0.076in" svg:height="0.0795in" svg:x="1.2122in" svg:y="1.2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48" draw:text-style-name="P12" svg:width="0.0441in" svg:height="0.1114in" svg:x="1.3087in" svg:y="1.170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49" draw:text-style-name="P12" svg:width="0.076in" svg:height="0.0795in" svg:x="1.3693in" svg:y="1.2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50" draw:text-style-name="P12" svg:width="0.1012in" svg:height="0.0067in" svg:x="1.511in" svg:y="1.235in" svg:viewBox="0 0 258 18" svg:d="M244 18c7 0 14 0 14-10 0-8-7-8-14-8h-230c-7 0-14 0-14 8 0 10 7 10 14 10z"><text:p/></draw:path><draw:path draw:style-name="gr951" draw:text-style-name="P12" svg:width="0.0819in" svg:height="0.3984in" svg:x="1.698in" svg:y="1.0394in" svg:viewBox="0 0 209 1013" svg:d="M209 1009c0-2-1-3-3-3-15-17-44-45-72-91-68-108-98-245-98-408 0-115 14-260 84-386 34-61 68-95 88-114 1 0 1-1 1-3 0-4-4-4-10-4-5 0-6 0-13 7-142 129-186 322-186 500 0 165 38 332 146 459 9 10 24 27 42 42 5 5 6 5 11 5 6 0 10 0 10-4z"><text:p/></draw:path><draw:path draw:style-name="gr952" draw:text-style-name="P12" svg:width="0.1004in" svg:height="0.1134in" svg:x="1.7921in" svg:y="1.1665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953" draw:text-style-name="P12" svg:width="0.0543in" svg:height="0.0524in" svg:x="1.9059in" svg:y="1.2539in" svg:viewBox="0 0 139 134" svg:d="M139 52c0-33-24-52-54-52-44 0-85 41-85 82 0 30 22 52 54 52 43 0 85-39 85-82zM55 126c-15 0-30-10-30-32 0-14 6-42 17-59 13-18 30-27 43-27 17 0 30 11 30 33 0 7-3 37-17 57-10 18-28 28-43 28z"><text:p/></draw:path><draw:path draw:style-name="gr954" draw:text-style-name="P12" svg:width="0.0677in" svg:height="0.0524in" svg:x="1.9697in" svg:y="1.25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955" draw:text-style-name="P12" svg:width="0.0394in" svg:height="0.0736in" svg:x="2.0476in" svg:y="1.232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956" draw:text-style-name="P12" svg:width="0.0791in" svg:height="0.1173in" svg:x="2.1276in" svg:y="1.05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957" draw:text-style-name="P12" svg:width="0.0441in" svg:height="0.1114in" svg:x="2.2126in" svg:y="1.057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58" draw:text-style-name="P12" svg:width="0.076in" svg:height="0.0795in" svg:x="2.2728in" svg:y="1.113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59" draw:text-style-name="P12" svg:width="0.0441in" svg:height="0.0374in" svg:x="2.3646in" svg:y="1.172in" svg:viewBox="0 0 113 96" svg:d="M113 38c0-21-19-38-46-38-36 0-67 29-67 58 0 21 17 38 46 38 34 0 67-29 67-58zM46 89c-11 0-27-5-27-24 0-7 3-28 15-42 8-10 21-16 33-16s25 6 25 24c0 7-3 27-13 40-9 13-24 18-33 18z"><text:p/></draw:path><draw:path draw:style-name="gr960" draw:text-style-name="P12" svg:width="0.0555in" svg:height="0.0374in" svg:x="2.4217in" svg:y="1.172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961" draw:text-style-name="P12" svg:width="0.0323in" svg:height="0.0531in" svg:x="2.4917in" svg:y="1.157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962" draw:text-style-name="P12" svg:width="0.4268in" svg:height="0.0067in" svg:x="2.1213in" svg:y="1.235in" svg:viewBox="0 0 1085 18" draw:points="542,18 0,18 0,0 1085,0 1085,18"><text:p/></draw:polygon><draw:path draw:style-name="gr963" draw:text-style-name="P12" svg:width="0.0791in" svg:height="0.1173in" svg:x="2.2677in" svg:y="1.27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964" draw:text-style-name="P12" svg:width="0.0512in" svg:height="0.1059in" svg:x="2.3512in" svg:y="1.2898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965" draw:text-style-name="P12" svg:width="0.1102in" svg:height="0.1106in" svg:x="2.6142in" svg:y="1.1835in" svg:viewBox="0 0 281 282" svg:d="M150 150h118c6 0 13 0 13-8 0-10-7-10-13-10h-118v-118c0-7 0-14-8-14-10 0-10 7-10 14v118h-118c-7 0-14 0-14 10 0 8 7 8 14 8h118v118c0 6 0 14 10 14 8 0 8-8 8-14z"><text:p/></draw:path><draw:path draw:style-name="gr966" draw:text-style-name="P12" svg:width="0.1185in" svg:height="0.1173in" svg:x="2.7776in" svg:y="1.166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967" draw:text-style-name="P12" svg:width="0.026in" svg:height="0.0819in" svg:x="2.9039in" svg:y="1.22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968" draw:text-style-name="P12" svg:width="0.0543in" svg:height="0.0524in" svg:x="2.9465in" svg:y="1.2539in" svg:viewBox="0 0 139 134" svg:d="M139 52c0-33-24-52-54-52-44 0-85 41-85 82 0 30 22 52 54 52 43 0 85-39 85-82zM55 126c-15 0-30-10-30-32 0-14 6-42 17-59 13-18 30-27 43-27 17 0 30 11 30 33 0 7-3 37-17 57-10 18-28 28-43 28z"><text:p/></draw:path><draw:path draw:style-name="gr969" draw:text-style-name="P12" svg:width="0.0591in" svg:height="0.0524in" svg:x="3.0118in" svg:y="1.2539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970" draw:text-style-name="P12" svg:width="0.0594in" svg:height="0.0819in" svg:x="3.0843in" svg:y="1.22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971" draw:text-style-name="P12" svg:width="0.0441in" svg:height="0.1114in" svg:x="3.1591in" svg:y="1.170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72" draw:text-style-name="P12" svg:width="0.076in" svg:height="0.0795in" svg:x="3.2197in" svg:y="1.225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73" draw:text-style-name="P12" svg:width="0.0441in" svg:height="0.0378in" svg:x="3.3114in" svg:y="1.285in" svg:viewBox="0 0 113 97" svg:d="M113 38c0-21-19-38-46-38-36 0-67 29-67 58 0 21 17 39 46 39 34 0 67-30 67-59zM46 89c-11 0-27-5-27-24 0-7 3-28 15-42 8-10 21-16 33-16s25 6 25 25c0 6-3 26-13 39-9 13-24 18-33 18z"><text:p/></draw:path><draw:path draw:style-name="gr974" draw:text-style-name="P12" svg:width="0.0555in" svg:height="0.0378in" svg:x="3.3685in" svg:y="1.28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975" draw:text-style-name="P12" svg:width="0.0323in" svg:height="0.0531in" svg:x="3.4386in" svg:y="1.2689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976" draw:text-style-name="P12" svg:width="0.0819in" svg:height="0.3984in" svg:x="3.5004in" svg:y="1.0394in" svg:viewBox="0 0 209 1013" svg:d="M209 507c0-166-39-333-147-460-8-10-24-27-40-42-6-5-8-5-14-5-4 0-8 0-8 4 0 2 2 3 2 4 15 16 44 44 72 90 68 108 100 245 100 409 0 114-16 259-85 385-34 61-70 95-87 114-1 0-2 1-2 3 0 4 4 4 8 4 6 0 8 0 14-7 142-129 187-322 187-499z"><text:p/></draw:path><draw:path draw:style-name="gr977" draw:text-style-name="P12" svg:width="0.0791in" svg:height="0.1173in" svg:x="0.2461in" svg:y="1.504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978" draw:text-style-name="P12" svg:width="0.0441in" svg:height="0.1114in" svg:x="0.3307in" svg:y="1.50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79" draw:text-style-name="P12" svg:width="0.076in" svg:height="0.0795in" svg:x="0.3913in" svg:y="1.565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980" draw:text-style-name="P12" svg:width="0.2429in" svg:height="0.0067in" svg:x="0.2394in" svg:y="1.6866in" svg:viewBox="0 0 618 18" draw:points="310,18 0,18 0,0 618,0 618,18"><text:p/></draw:polygon><draw:path draw:style-name="gr981" draw:text-style-name="P12" svg:width="0.0791in" svg:height="0.1173in" svg:x="0.2945in" svg:y="1.7307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982" draw:text-style-name="P12" svg:width="0.0512in" svg:height="0.1059in" svg:x="0.378in" svg:y="1.741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983" draw:text-style-name="P12" svg:width="0.1102in" svg:height="0.039in" svg:x="0.5579in" svg:y="1.6709in" svg:viewBox="0 0 281 100" svg:d="M266 17c8 0 15 0 15-9 0-8-7-8-13-8h-254c-7 0-14 0-14 8 0 9 7 9 14 9zM268 100c6 0 13 0 13-9 0-8-7-8-15-8h-252c-7 0-14 0-14 8 0 9 7 9 14 9z"><text:p/></draw:path><draw:path draw:style-name="gr984" draw:text-style-name="P12" svg:width="0.0547in" svg:height="0.1106in" svg:x="0.774in" svg:y="1.5091in" svg:viewBox="0 0 140 282" svg:d="M88 11c0-10 0-11-10-11-28 26-65 26-78 26v15c8 0 34 0 55-12v219c0 16 0 21-38 21h-15v13c15-1 53-1 69-1 18 0 54 0 69 1v-13h-13c-38 0-39-5-39-21z"><text:p/></draw:path><draw:polygon draw:style-name="gr985" draw:text-style-name="P12" svg:width="0.113in" svg:height="0.0067in" svg:x="0.7437in" svg:y="1.6866in" svg:viewBox="0 0 288 18" draw:points="144,18 0,18 0,0 288,0 288,18"><text:p/></draw:polygon><draw:path draw:style-name="gr986" draw:text-style-name="P12" svg:width="0.1004in" svg:height="0.1134in" svg:x="0.7504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987" draw:text-style-name="P12" svg:width="0.0728in" svg:height="0.0752in" svg:x="0.8815in" svg:y="1.658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988" draw:text-style-name="P12" svg:width="0.0465in" svg:height="0.0524in" svg:x="0.9657in" svg:y="1.7055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989" draw:text-style-name="P12" svg:width="0.1012in" svg:height="0.0067in" svg:x="1.0791in" svg:y="1.6866in" svg:viewBox="0 0 258 18" svg:d="M244 18c7 0 14 0 14-10 0-8-7-8-14-8h-230c-7 0-14 0-14 8 0 10 7 10 14 10z"><text:p/></draw:path><draw:path draw:style-name="gr990" draw:text-style-name="P12" svg:width="0.1185in" svg:height="0.1173in" svg:x="1.2575in" svg:y="1.506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991" draw:text-style-name="P12" svg:width="0.076in" svg:height="0.0795in" svg:x="1.385in" svg:y="1.565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992" draw:text-style-name="P12" svg:width="0.2256in" svg:height="0.0067in" svg:x="1.2512in" svg:y="1.6866in" svg:viewBox="0 0 574 18" draw:points="287,18 0,18 0,0 574,0 574,18"><text:p/></draw:polygon><draw:path draw:style-name="gr993" draw:text-style-name="P12" svg:width="0.1004in" svg:height="0.1134in" svg:x="1.3138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994" draw:text-style-name="P12" svg:width="0.0441in" svg:height="0.1114in" svg:x="1.5016in" svg:y="1.62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995" draw:text-style-name="P12" svg:width="0.076in" svg:height="0.0795in" svg:x="1.5618in" svg:y="1.677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96" draw:text-style-name="P12" svg:width="0.1012in" svg:height="0.0067in" svg:x="1.7035in" svg:y="1.6866in" svg:viewBox="0 0 258 18" svg:d="M244 18c7 0 14 0 14-10 0-8-7-8-14-8h-230c-7 0-14 0-14 8 0 10 7 10 14 10z"><text:p/></draw:path><draw:path draw:style-name="gr997" draw:text-style-name="P12" svg:width="0.1004in" svg:height="0.1134in" svg:x="1.8827in" svg:y="1.506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998" draw:text-style-name="P12" svg:width="0.0543in" svg:height="0.0524in" svg:x="1.9965in" svg:y="1.5925in" svg:viewBox="0 0 139 134" svg:d="M139 52c0-33-24-52-54-52-44 0-85 41-85 82 0 30 22 52 54 52 43 0 85-39 85-82zM55 126c-15 0-30-10-30-32 0-14 6-42 17-59 13-18 30-27 43-27 17 0 30 11 30 33 0 7-3 37-17 57-10 18-28 28-43 28z"><text:p/></draw:path><draw:path draw:style-name="gr999" draw:text-style-name="P12" svg:width="0.0677in" svg:height="0.0524in" svg:x="2.0598in" svg:y="1.592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000" draw:text-style-name="P12" svg:width="0.0394in" svg:height="0.0736in" svg:x="2.1378in" svg:y="1.571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1001" draw:text-style-name="P12" svg:width="0.3157in" svg:height="0.0067in" svg:x="1.876in" svg:y="1.6866in" svg:viewBox="0 0 803 18" draw:points="401,18 0,18 0,0 803,0 803,18"><text:p/></draw:polygon><draw:path draw:style-name="gr1002" draw:text-style-name="P12" svg:width="0.1004in" svg:height="0.1134in" svg:x="1.9839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1003" draw:text-style-name="P12" svg:width="0.0791in" svg:height="0.1173in" svg:x="2.2378in" svg:y="1.504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004" draw:text-style-name="P12" svg:width="0.0441in" svg:height="0.1114in" svg:x="2.3224in" svg:y="1.509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1005" draw:text-style-name="P12" svg:width="0.076in" svg:height="0.0795in" svg:x="2.3831in" svg:y="1.565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06" draw:text-style-name="P12" svg:width="0.0441in" svg:height="0.0374in" svg:x="2.4752in" svg:y="1.6244in" svg:viewBox="0 0 113 96" svg:d="M113 38c0-21-19-38-46-38-36 0-67 29-67 58 0 21 17 38 46 38 34 0 67-29 67-58zM46 89c-11 0-27-5-27-24 0-7 3-28 15-42 8-10 21-16 33-16s25 6 25 24c0 7-2 27-13 40-9 13-24 18-33 18z"><text:p/></draw:path><draw:path draw:style-name="gr1007" draw:text-style-name="P12" svg:width="0.0555in" svg:height="0.0374in" svg:x="2.5319in" svg:y="1.6244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008" draw:text-style-name="P12" svg:width="0.0323in" svg:height="0.0531in" svg:x="2.6016in" svg:y="1.6091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009" draw:text-style-name="P12" svg:width="0.4268in" svg:height="0.0067in" svg:x="2.2315in" svg:y="1.6866in" svg:viewBox="0 0 1085 18" draw:points="542,18 0,18 0,0 1085,0 1085,18"><text:p/></draw:polygon><draw:path draw:style-name="gr1010" draw:text-style-name="P12" svg:width="0.0791in" svg:height="0.1173in" svg:x="2.3783in" svg:y="1.7307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1011" draw:text-style-name="P12" svg:width="0.0512in" svg:height="0.1059in" svg:x="2.4618in" svg:y="1.741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1012" draw:text-style-name="P12" svg:width="0.1012in" svg:height="0.0067in" svg:x="2.7287in" svg:y="1.6866in" svg:viewBox="0 0 258 18" svg:d="M244 18c7 0 14 0 14-10 0-8-7-8-14-8h-230c-7 0-14 0-14 8 0 10 7 10 14 10z"><text:p/></draw:path><draw:path draw:style-name="gr1013" draw:text-style-name="P12" svg:width="0.1185in" svg:height="0.1173in" svg:x="2.9079in" svg:y="1.506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1014" draw:text-style-name="P12" svg:width="0.026in" svg:height="0.0819in" svg:x="3.0346in" svg:y="1.563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015" draw:text-style-name="P12" svg:width="0.0543in" svg:height="0.0524in" svg:x="3.0772in" svg:y="1.5925in" svg:viewBox="0 0 139 134" svg:d="M139 52c0-33-24-52-54-52-44 0-85 41-85 82 0 30 22 52 54 52 43 0 85-39 85-82zM55 126c-15 0-30-10-30-32 0-14 6-42 17-59 13-18 30-27 43-27 17 0 30 11 30 33 0 7-3 37-17 57-10 18-28 28-43 28z"><text:p/></draw:path><draw:path draw:style-name="gr1016" draw:text-style-name="P12" svg:width="0.0591in" svg:height="0.0524in" svg:x="3.1421in" svg:y="1.5925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1017" draw:text-style-name="P12" svg:width="0.0594in" svg:height="0.0819in" svg:x="3.2142in" svg:y="1.563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1 0 26 22 26 25 0 1 0 4-1 4z"><text:p/></draw:path><draw:polygon draw:style-name="gr1018" draw:text-style-name="P12" svg:width="0.3839in" svg:height="0.0067in" svg:x="2.9008in" svg:y="1.6866in" svg:viewBox="0 0 976 18" draw:points="487,18 0,18 0,0 976,0 976,18"><text:p/></draw:polygon><draw:path draw:style-name="gr1019" draw:text-style-name="P12" svg:width="0.1004in" svg:height="0.1134in" svg:x="3.0425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1020" draw:text-style-name="P12" svg:width="0.0441in" svg:height="0.1114in" svg:x="3.3094in" svg:y="1.62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021" draw:text-style-name="P12" svg:width="0.076in" svg:height="0.0795in" svg:x="3.3701in" svg:y="1.677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22" draw:text-style-name="P12" svg:width="0.0441in" svg:height="0.0378in" svg:x="3.4614in" svg:y="1.7362in" svg:viewBox="0 0 113 97" svg:d="M113 38c0-21-19-38-46-38-36 0-67 29-67 58 0 21 17 39 46 39 34 0 67-30 67-59zM46 89c-11 0-27-5-27-24 0-7 3-28 15-42 8-10 21-16 33-16s25 6 25 25c0 6-3 26-13 39-9 13-24 18-33 18z"><text:p/></draw:path><draw:path draw:style-name="gr1023" draw:text-style-name="P12" svg:width="0.0555in" svg:height="0.0378in" svg:x="3.5189in" svg:y="1.736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024" draw:text-style-name="P12" svg:width="0.0323in" svg:height="0.0531in" svg:x="3.5882in" svg:y="1.721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/draw:g></text:p>
      <text:p text:style-name="P6"/>
      <text:p text:style-name="P6"/>
      <text:p text:style-name="P9"><draw:g text:anchor-type="as-char" svg:y="-0.3457in" draw:z-index="18" draw:style-name="gr1"><svg:title>TexMaths</svg:title><svg:desc>12§display§\frac{d}{dt}
\begin{bmatrix}
i_L_{out} \\ \dot{i_L_{out}} \\ i_L 
\end{bmatrix}
=
\begin{bmatrix}
0 &amp; 1 &amp; 0  \\ 
\frac{1}{C L_{out}} &amp; -\frac{R_{load}}{{L_{out}} &amp; -\frac{1}{C L_{out}}\\ 
-\frac{R_{load}}{L} &amp; -\frac{L_{out}}{L} &amp; -\frac{R_L}{L}
\end{bmatrix}

\begin{bmatrix}
i_L_{out} \\ \dot{i_L_{out}} \\ i_L 
\end{bmatrix}

+

\begin{bmatrix}
0 \\ 0 \\ \frac{1}{L} 
\end{bmatrix}

v_s§svg§600§FALSE§</svg:desc><draw:polygon draw:style-name="gr1548" draw:text-style-name="P11" svg:width="4.4772in" svg:height="0.611in" svg:x="0in" svg:y="0in" svg:viewBox="0 0 11373 1553" draw:points="5686,1553 0,1553 0,0 11373,0 11373,1553"><text:p/></draw:polygon><draw:path draw:style-name="gr1549" draw:text-style-name="P12" svg:width="0.0791in" svg:height="0.1173in" svg:x="0.037in" svg:y="0.11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1550" draw:text-style-name="P12" svg:width="0.1461in" svg:height="0.0067in" svg:x="0in" svg:y="0.2957in" svg:viewBox="0 0 372 18" draw:points="186,18 0,18 0,0 372,0 372,18"><text:p/></draw:polygon><draw:path draw:style-name="gr1551" draw:text-style-name="P12" svg:width="0.0791in" svg:height="0.1173in" svg:x="0.0067in" svg:y="0.33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552" draw:text-style-name="P12" svg:width="0.0512in" svg:height="0.1059in" svg:x="0.0902in" svg:y="0.35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1553" draw:text-style-name="P12" svg:width="0.0555in" svg:height="0.2988in" svg:x="0.248in" svg:y="0in" svg:viewBox="0 0 142 760" draw:points="0,760 30,760 30,29 142,29 142,0 0,0"><text:p/></draw:polygon><draw:polygon draw:style-name="gr1554" draw:text-style-name="P12" svg:width="0.0555in" svg:height="0.2988in" svg:x="0.248in" svg:y="0.2988in" svg:viewBox="0 0 142 760" draw:points="0,760 142,760 142,731 30,731 30,0 0,0"><text:p/></draw:polygon><draw:path draw:style-name="gr1555" draw:text-style-name="P12" svg:width="0.0441in" svg:height="0.1114in" svg:x="0.3094in" svg:y="0.025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556" draw:text-style-name="P12" svg:width="0.076in" svg:height="0.0795in" svg:x="0.3701in" svg:y="0.08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557" draw:text-style-name="P12" svg:width="0.0543in" svg:height="0.0524in" svg:x="0.4685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1558" draw:text-style-name="P12" svg:width="0.0677in" svg:height="0.0524in" svg:x="0.5319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1559" draw:text-style-name="P12" svg:width="0.0394in" svg:height="0.0736in" svg:x="0.6098in" svg:y="0.086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560" draw:text-style-name="P12" svg:width="0.0177in" svg:height="0.0177in" svg:x="0.4752in" svg:y="0.1945in" svg:viewBox="0 0 46 46" svg:d="M46 23c0-11-10-23-23-23-15 0-23 12-23 23 0 12 10 23 23 23 14 0 23-12 23-23z"><text:p/></draw:path><draw:path draw:style-name="gr1561" draw:text-style-name="P12" svg:width="0.0441in" svg:height="0.1114in" svg:x="0.3094in" svg:y="0.2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562" draw:text-style-name="P12" svg:width="0.076in" svg:height="0.0795in" svg:x="0.3701in" svg:y="0.289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563" draw:text-style-name="P12" svg:width="0.0543in" svg:height="0.0524in" svg:x="0.4685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1564" draw:text-style-name="P12" svg:width="0.0677in" svg:height="0.0524in" svg:x="0.5319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1565" draw:text-style-name="P12" svg:width="0.0394in" svg:height="0.0736in" svg:x="0.6098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566" draw:text-style-name="P12" svg:width="0.0441in" svg:height="0.1114in" svg:x="0.411in" svg:y="0.43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567" draw:text-style-name="P12" svg:width="0.076in" svg:height="0.0795in" svg:x="0.4713in" svg:y="0.487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568" draw:text-style-name="P12" svg:width="0.0555in" svg:height="0.2988in" svg:x="0.6646in" svg:y="0in" svg:viewBox="0 0 142 760" draw:points="113,760 142,760 142,0 0,0 0,29 113,29"><text:p/></draw:polygon><draw:polygon draw:style-name="gr1569" draw:text-style-name="P12" svg:width="0.0555in" svg:height="0.2988in" svg:x="0.6646in" svg:y="0.2988in" svg:viewBox="0 0 142 760" draw:points="113,731 0,731 0,760 142,760 142,0 113,0"><text:p/></draw:polygon><draw:path draw:style-name="gr1570" draw:text-style-name="P12" svg:width="0.1102in" svg:height="0.039in" svg:x="0.8299in" svg:y="0.2791in" svg:viewBox="0 0 281 100" svg:d="M266 17c8 0 15 0 15-9 0-8-7-8-13-8h-254c-7 0-14 0-14 8 0 9 7 9 14 9zM268 100c6 0 13 0 13-9 0-8-7-8-15-8h-252c-7 0-14 0-14 8 0 9 7 9 14 9z"><text:p/></draw:path><draw:polygon draw:style-name="gr1571" draw:text-style-name="P12" svg:width="0.0555in" svg:height="0.2988in" svg:x="1.0496in" svg:y="0in" svg:viewBox="0 0 142 760" draw:points="0,760 30,760 30,29 142,29 142,0 0,0"><text:p/></draw:polygon><draw:polygon draw:style-name="gr1572" draw:text-style-name="P12" svg:width="0.0555in" svg:height="0.2988in" svg:x="1.0496in" svg:y="0.2988in" svg:viewBox="0 0 142 760" draw:points="0,760 142,760 142,731 30,731 30,0 0,0"><text:p/></draw:polygon><draw:path draw:style-name="gr1573" draw:text-style-name="P12" svg:width="0.0701in" svg:height="0.1138in" svg:x="1.322in" svg:y="0.01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574" draw:text-style-name="P12" svg:width="0.0547in" svg:height="0.1106in" svg:x="1.9976in" svg:y="0.013in" svg:viewBox="0 0 140 282" svg:d="M88 11c0-10 0-11-11-11-27 26-64 26-77 26v15c8 0 34 0 55-12v219c0 16 0 21-38 21h-15v13c15-1 53-1 69-1 18 0 54 0 69 1v-13h-13c-38 0-39-5-39-21z"><text:p/></draw:path><draw:path draw:style-name="gr1575" draw:text-style-name="P12" svg:width="0.0701in" svg:height="0.1138in" svg:x="2.6795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1576" draw:text-style-name="P12" svg:width="0.0421in" svg:height="0.0772in" svg:x="1.337in" svg:y="0.1894in" svg:viewBox="0 0 108 197" svg:d="M67 8c0-8 0-8-8-8-19 18-47 19-59 19v11c7 0 26 0 43-8v151c0 9 0 13-30 13h-11v11c5 0 42-1 53-1 10 0 47 1 53 1v-11h-11c-30 0-30-4-30-13z"><text:p/></draw:path><draw:polygon draw:style-name="gr1577" draw:text-style-name="P12" svg:width="0.3783in" svg:height="0.0067in" svg:x="1.1681in" svg:y="0.2866in" svg:viewBox="0 0 962 18" draw:points="481,18 0,18 0,0 962,0 962,18"><text:p/></draw:polygon><draw:path draw:style-name="gr1578" draw:text-style-name="P12" svg:width="0.0898in" svg:height="0.0839in" svg:x="1.1764in" svg:y="0.3075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1579" draw:text-style-name="P12" svg:width="0.076in" svg:height="0.0795in" svg:x="1.2791in" svg:y="0.3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580" draw:text-style-name="P12" svg:width="0.0441in" svg:height="0.0378in" svg:x="1.3713in" svg:y="0.3693in" svg:viewBox="0 0 113 97" svg:d="M113 38c0-21-19-38-46-38-36 0-67 29-67 58 0 21 17 39 46 39 34 0 67-30 67-59zM46 89c-11 0-27-5-27-24 0-7 3-28 15-42 8-10 21-16 33-16s25 6 25 25c0 6-2 26-13 39-9 13-24 18-33 18z"><text:p/></draw:path><draw:path draw:style-name="gr1581" draw:text-style-name="P12" svg:width="0.0555in" svg:height="0.0378in" svg:x="1.4283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582" draw:text-style-name="P12" svg:width="0.0323in" svg:height="0.0531in" svg:x="1.498in" svg:y="0.3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1583" draw:text-style-name="P12" svg:width="0.1012in" svg:height="0.0067in" svg:x="1.7874in" svg:y="0.2866in" svg:viewBox="0 0 258 18" svg:d="M244 18c7 0 14 0 14-10 0-8-7-8-14-8h-230c-7 0-14 0-14 8 0 10 7 10 14 10z"><text:p/></draw:path><draw:path draw:style-name="gr1584" draw:text-style-name="P12" svg:width="0.0902in" svg:height="0.0819in" svg:x="1.9311in" svg:y="0.183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1585" draw:text-style-name="P12" svg:width="0.0209in" svg:height="0.0587in" svg:x="2.0319in" svg:y="0.2224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1586" draw:text-style-name="P12" svg:width="0.0441in" svg:height="0.0378in" svg:x="2.0717in" svg:y="0.2433in" svg:viewBox="0 0 113 97" svg:d="M113 38c0-21-19-38-46-38-36 0-67 29-67 58 0 21 17 39 46 39 34 0 67-30 67-59zM46 89c-11 0-27-5-27-24 0-7 3-28 15-42 8-10 21-16 33-16s25 6 25 25c0 6-3 26-13 39-9 13-24 18-33 18z"><text:p/></draw:path><draw:path draw:style-name="gr1587" draw:text-style-name="P12" svg:width="0.0476in" svg:height="0.0378in" svg:x="2.1295in" svg:y="0.2433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1588" draw:text-style-name="P12" svg:width="0.0476in" svg:height="0.0587in" svg:x="2.1937in" svg:y="0.2224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1589" draw:text-style-name="P12" svg:width="0.3323in" svg:height="0.0067in" svg:x="1.9232in" svg:y="0.2866in" svg:viewBox="0 0 845 18" draw:points="422,18 0,18 0,0 845,0 845,18"><text:p/></draw:polygon><draw:path draw:style-name="gr1590" draw:text-style-name="P12" svg:width="0.076in" svg:height="0.0795in" svg:x="1.9594in" svg:y="0.3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591" draw:text-style-name="P12" svg:width="0.0441in" svg:height="0.0378in" svg:x="2.0516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1592" draw:text-style-name="P12" svg:width="0.0555in" svg:height="0.0378in" svg:x="2.1083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593" draw:text-style-name="P12" svg:width="0.0323in" svg:height="0.0531in" svg:x="2.1783in" svg:y="0.3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1594" draw:text-style-name="P12" svg:width="0.1012in" svg:height="0.0067in" svg:x="2.4547in" svg:y="0.2866in" svg:viewBox="0 0 258 18" svg:d="M244 18c7 0 14 0 14-10 0-8-7-8-14-8h-230c-7 0-14 0-14 8 0 10 7 10 14 10z"><text:p/></draw:path><draw:path draw:style-name="gr1595" draw:text-style-name="P12" svg:width="0.0421in" svg:height="0.0772in" svg:x="2.7587in" svg:y="0.1894in" svg:viewBox="0 0 108 197" svg:d="M67 8c0-8-1-8-8-8-19 18-47 19-59 19v11c7 0 26 0 43-8v151c0 9 0 13-30 13h-11v11c5 0 42-1 53-1 10 0 47 1 53 1v-11h-11c-30 0-30-4-30-13z"><text:p/></draw:path><draw:polygon draw:style-name="gr1596" draw:text-style-name="P12" svg:width="0.3783in" svg:height="0.0067in" svg:x="2.5902in" svg:y="0.2866in" svg:viewBox="0 0 962 18" draw:points="481,18 0,18 0,0 962,0 962,18"><text:p/></draw:polygon><draw:path draw:style-name="gr1597" draw:text-style-name="P12" svg:width="0.0898in" svg:height="0.0839in" svg:x="2.598in" svg:y="0.3075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1598" draw:text-style-name="P12" svg:width="0.076in" svg:height="0.0795in" svg:x="2.7016in" svg:y="0.3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599" draw:text-style-name="P12" svg:width="0.0441in" svg:height="0.0378in" svg:x="2.7933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1600" draw:text-style-name="P12" svg:width="0.0555in" svg:height="0.0378in" svg:x="2.8504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601" draw:text-style-name="P12" svg:width="0.0323in" svg:height="0.0531in" svg:x="2.9205in" svg:y="0.3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1602" draw:text-style-name="P12" svg:width="0.1012in" svg:height="0.0067in" svg:x="1.1201in" svg:y="0.5087in" svg:viewBox="0 0 258 18" svg:d="M244 18c7 0 14 0 14-10 0-8-7-8-14-8h-230c-7 0-14 0-14 8 0 10 7 10 14 10z"><text:p/></draw:path><draw:path draw:style-name="gr1603" draw:text-style-name="P12" svg:width="0.0902in" svg:height="0.0819in" svg:x="1.2638in" svg:y="0.405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1604" draw:text-style-name="P12" svg:width="0.0209in" svg:height="0.0587in" svg:x="1.3642in" svg:y="0.4449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1605" draw:text-style-name="P12" svg:width="0.0441in" svg:height="0.0378in" svg:x="1.4043in" svg:y="0.4661in" svg:viewBox="0 0 113 97" svg:d="M113 38c0-21-19-38-46-38-36 0-67 29-67 58 0 21 17 39 46 39 34 0 67-30 67-59zM46 89c-11 0-27-5-27-24 0-7 3-28 15-42 8-10 21-16 33-16s25 6 25 25c0 6-3 26-13 39-9 13-24 18-33 18z"><text:p/></draw:path><draw:path draw:style-name="gr1606" draw:text-style-name="P12" svg:width="0.0476in" svg:height="0.0378in" svg:x="1.4626in" svg:y="0.4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1607" draw:text-style-name="P12" svg:width="0.0476in" svg:height="0.0587in" svg:x="1.5268in" svg:y="0.4449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1608" draw:text-style-name="P12" svg:width="0.3323in" svg:height="0.0067in" svg:x="1.2555in" svg:y="0.5087in" svg:viewBox="0 0 845 18" draw:points="422,18 0,18 0,0 845,0 845,18"><text:p/></draw:polygon><draw:path draw:style-name="gr1609" draw:text-style-name="P12" svg:width="0.076in" svg:height="0.0795in" svg:x="1.3846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610" draw:text-style-name="P12" svg:width="0.1012in" svg:height="0.0067in" svg:x="1.8165in" svg:y="0.5087in" svg:viewBox="0 0 258 18" svg:d="M244 18c7 0 14 0 14-10 0-8-7-8-14-8h-230c-7 0-14 0-14 8 0 10 7 10 14 10z"><text:p/></draw:path><draw:path draw:style-name="gr1611" draw:text-style-name="P12" svg:width="0.076in" svg:height="0.0795in" svg:x="1.9594in" svg:y="0.407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612" draw:text-style-name="P12" svg:width="0.0441in" svg:height="0.0378in" svg:x="2.0516in" svg:y="0.4661in" svg:viewBox="0 0 113 97" svg:d="M113 38c0-21-19-38-46-38-36 0-67 29-67 58 0 21 17 39 46 39 34 0 67-30 67-59zM46 89c-11 0-27-5-27-24 0-7 3-28 15-42 8-10 21-16 33-16s25 6 25 25c0 6-3 26-13 39-9 13-24 18-33 18z"><text:p/></draw:path><draw:path draw:style-name="gr1613" draw:text-style-name="P12" svg:width="0.0555in" svg:height="0.0378in" svg:x="2.1083in" svg:y="0.466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614" draw:text-style-name="P12" svg:width="0.0323in" svg:height="0.0531in" svg:x="2.1783in" svg:y="0.4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615" draw:text-style-name="P12" svg:width="0.2744in" svg:height="0.0067in" svg:x="1.9516in" svg:y="0.5087in" svg:viewBox="0 0 698 18" draw:points="349,18 0,18 0,0 698,0 698,18"><text:p/></draw:polygon><draw:path draw:style-name="gr1616" draw:text-style-name="P12" svg:width="0.076in" svg:height="0.0795in" svg:x="2.0516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617" draw:text-style-name="P12" svg:width="0.1012in" svg:height="0.0067in" svg:x="2.55in" svg:y="0.5087in" svg:viewBox="0 0 258 18" svg:d="M244 18c7 0 14 0 14-10 0-8-7-8-14-8h-230c-7 0-14 0-14 8 0 10 7 10 14 10z"><text:p/></draw:path><draw:path draw:style-name="gr1618" draw:text-style-name="P12" svg:width="0.0902in" svg:height="0.0819in" svg:x="2.6937in" svg:y="0.407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5-1 14-4 20-3 14-4 18-4 23 0 24 22 34 43 34 27 0 39-29 39-35 0-1 0-4-4-4s-5 2-6 5c-4 13-15 25-27 25-8 0-13-3-13-20 0-6 1-22 2-30 2-8 2-11 2-13 0-5 0-15-9-23-5-6-14-11-20-12z"><text:p/></draw:path><draw:path draw:style-name="gr1619" draw:text-style-name="P12" svg:width="0.0602in" svg:height="0.0567in" svg:x="2.7953in" svg:y="0.4461in" svg:viewBox="0 0 154 145" svg:d="M77 18c1-6 2-6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1620" draw:text-style-name="P12" svg:width="0.1878in" svg:height="0.0067in" svg:x="2.685in" svg:y="0.5087in" svg:viewBox="0 0 478 18" draw:points="239,18 0,18 0,0 478,0 478,18"><text:p/></draw:polygon><draw:path draw:style-name="gr1621" draw:text-style-name="P12" svg:width="0.076in" svg:height="0.0795in" svg:x="2.7413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622" draw:text-style-name="P12" svg:width="0.0555in" svg:height="0.2988in" svg:x="2.9894in" svg:y="0in" svg:viewBox="0 0 142 760" draw:points="113,760 142,760 142,0 0,0 0,29 113,29"><text:p/></draw:polygon><draw:polygon draw:style-name="gr1623" draw:text-style-name="P12" svg:width="0.0555in" svg:height="0.2988in" svg:x="2.9894in" svg:y="0.2988in" svg:viewBox="0 0 142 760" draw:points="113,731 0,731 0,760 142,760 142,0 113,0"><text:p/></draw:polygon><draw:polygon draw:style-name="gr1624" draw:text-style-name="P12" svg:width="0.0555in" svg:height="0.2988in" svg:x="3.1531in" svg:y="0in" svg:viewBox="0 0 142 760" draw:points="0,760 30,760 30,29 142,29 142,0 0,0"><text:p/></draw:polygon><draw:polygon draw:style-name="gr1625" draw:text-style-name="P12" svg:width="0.0555in" svg:height="0.2988in" svg:x="3.1531in" svg:y="0.2988in" svg:viewBox="0 0 142 760" draw:points="0,760 142,760 142,731 30,731 30,0 0,0"><text:p/></draw:polygon><draw:path draw:style-name="gr1626" draw:text-style-name="P12" svg:width="0.0441in" svg:height="0.1114in" svg:x="3.2142in" svg:y="0.025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627" draw:text-style-name="P12" svg:width="0.076in" svg:height="0.0795in" svg:x="3.2748in" svg:y="0.08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628" draw:text-style-name="P12" svg:width="0.0543in" svg:height="0.0524in" svg:x="3.3732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1629" draw:text-style-name="P12" svg:width="0.0677in" svg:height="0.0524in" svg:x="3.437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1630" draw:text-style-name="P12" svg:width="0.0394in" svg:height="0.0736in" svg:x="3.515in" svg:y="0.086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631" draw:text-style-name="P12" svg:width="0.0177in" svg:height="0.0177in" svg:x="3.3803in" svg:y="0.1945in" svg:viewBox="0 0 46 46" svg:d="M46 23c0-11-10-23-23-23-15 0-23 12-23 23 0 12 10 23 23 23 14 0 23-12 23-23z"><text:p/></draw:path><draw:path draw:style-name="gr1632" draw:text-style-name="P12" svg:width="0.0441in" svg:height="0.1114in" svg:x="3.2142in" svg:y="0.2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633" draw:text-style-name="P12" svg:width="0.076in" svg:height="0.0795in" svg:x="3.2748in" svg:y="0.289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634" draw:text-style-name="P12" svg:width="0.0543in" svg:height="0.0524in" svg:x="3.3732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1635" draw:text-style-name="P12" svg:width="0.0677in" svg:height="0.0524in" svg:x="3.437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1636" draw:text-style-name="P12" svg:width="0.0394in" svg:height="0.0736in" svg:x="3.515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637" draw:text-style-name="P12" svg:width="0.0441in" svg:height="0.1114in" svg:x="3.3157in" svg:y="0.43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638" draw:text-style-name="P12" svg:width="0.076in" svg:height="0.0795in" svg:x="3.3764in" svg:y="0.487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639" draw:text-style-name="P12" svg:width="0.0555in" svg:height="0.2988in" svg:x="3.5701in" svg:y="0in" svg:viewBox="0 0 142 760" draw:points="113,760 142,760 142,0 0,0 0,29 113,29"><text:p/></draw:polygon><draw:polygon draw:style-name="gr1640" draw:text-style-name="P12" svg:width="0.0555in" svg:height="0.2988in" svg:x="3.5701in" svg:y="0.2988in" svg:viewBox="0 0 142 760" draw:points="113,731 0,731 0,760 142,760 142,0 113,0"><text:p/></draw:polygon><draw:path draw:style-name="gr1641" draw:text-style-name="P12" svg:width="0.1102in" svg:height="0.1106in" svg:x="3.7437in" svg:y="0.2433in" svg:viewBox="0 0 281 282" svg:d="M150 150h118c6 0 13 0 13-8 0-10-7-10-13-10h-118v-118c0-7 0-14-8-14-10 0-10 7-10 14v118h-118c-7 0-14 0-14 10 0 8 7 8 14 8h118v118c0 6 0 14 10 14 8 0 8-8 8-14z"><text:p/></draw:path><draw:polygon draw:style-name="gr1642" draw:text-style-name="P12" svg:width="0.0555in" svg:height="0.2988in" svg:x="3.9732in" svg:y="0in" svg:viewBox="0 0 142 760" draw:points="0,760 30,760 30,29 142,29 142,0 0,0"><text:p/></draw:polygon><draw:polygon draw:style-name="gr1643" draw:text-style-name="P12" svg:width="0.0555in" svg:height="0.2988in" svg:x="3.9732in" svg:y="0.2988in" svg:viewBox="0 0 142 760" draw:points="0,760 142,760 142,731 30,731 30,0 0,0"><text:p/></draw:polygon><draw:path draw:style-name="gr1644" draw:text-style-name="P12" svg:width="0.0701in" svg:height="0.1138in" svg:x="4.0602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645" draw:text-style-name="P12" svg:width="0.0701in" svg:height="0.1138in" svg:x="4.0602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646" draw:text-style-name="P12" svg:width="0.0421in" svg:height="0.0772in" svg:x="4.0748in" svg:y="0.3953in" svg:viewBox="0 0 108 197" svg:d="M67 8c0-8-1-8-8-8-19 18-47 19-59 19v11c7 0 26 0 43-8v151c0 9 0 13-30 13h-11v11c5 0 42-1 53-1 10 0 47 1 53 1v-11h-11c-30 0-30-4-30-13z"><text:p/></draw:path><draw:polygon draw:style-name="gr1647" draw:text-style-name="P12" svg:width="0.0913in" svg:height="0.0067in" svg:x="4.05in" svg:y="0.4933in" svg:viewBox="0 0 233 18" draw:points="116,18 0,18 0,0 233,0 233,18"><text:p/></draw:polygon><draw:path draw:style-name="gr1648" draw:text-style-name="P12" svg:width="0.076in" svg:height="0.0795in" svg:x="4.0579in" svg:y="0.516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649" draw:text-style-name="P12" svg:width="0.0555in" svg:height="0.2988in" svg:x="4.1618in" svg:y="0in" svg:viewBox="0 0 142 760" draw:points="113,760 142,760 142,0 0,0 0,29 113,29"><text:p/></draw:polygon><draw:polygon draw:style-name="gr1650" draw:text-style-name="P12" svg:width="0.0555in" svg:height="0.2988in" svg:x="4.1618in" svg:y="0.2988in" svg:viewBox="0 0 142 760" draw:points="113,731 0,731 0,760 142,760 142,0 113,0"><text:p/></draw:polygon><draw:path draw:style-name="gr1651" draw:text-style-name="P12" svg:width="0.0815in" svg:height="0.0732in" svg:x="4.3299in" svg:y="0.2693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1652" draw:text-style-name="P12" svg:width="0.0465in" svg:height="0.0524in" svg:x="4.4224in" svg:y="0.314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9"/>
      <text:p text:style-name="P6">S=ON</text:p>
      <text:p text:style-name="P6"/>
      <text:p text:style-name="P6"><draw:g text:anchor-type="as-char" svg:y="-0.6909in" draw:z-index="9" draw:style-name="gr1"><svg:title>TexMaths</svg:title><svg:desc>12§latex§\begin{align*}
v_s &amp;= v_{R_L} + v_L
\\
v_s  &amp;= R_L i_L + L\frac{di_L}{dt}
\\
L\frac{di_L}{dt} &amp;= v_s  -R_L i_L 
\\
\frac{di_L}{dt} &amp;=  - \frac{R_L}{L} i_L +\frac{1}{L} v_s
\end{align*}§svg§600§FALSE§</svg:desc><draw:polygon draw:style-name="gr776" draw:text-style-name="P11" svg:width="1.6677in" svg:height="1.3799in" svg:x="0in" svg:y="0in" svg:viewBox="0 0 4237 3506" draw:points="2119,3506 0,3506 0,0 4237,0 4237,3506"><text:p/></draw:polygon><draw:path draw:style-name="gr777" draw:text-style-name="P12" svg:width="0.0728in" svg:height="0.0752in" svg:x="0.249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778" draw:text-style-name="P12" svg:width="0.0465in" svg:height="0.0524in" svg:x="0.3335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779" draw:text-style-name="P12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780" draw:text-style-name="P12" svg:width="0.0728in" svg:height="0.0752in" svg:x="0.6224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781" draw:text-style-name="P12" svg:width="0.0902in" svg:height="0.0819in" svg:x="0.7067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782" draw:text-style-name="P12" svg:width="0.0602in" svg:height="0.0567in" svg:x="0.8083in" svg:y="0.0815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783" draw:text-style-name="P12" svg:width="0.1102in" svg:height="0.1106in" svg:x="0.9406in" svg:y="0in" svg:viewBox="0 0 281 282" svg:d="M150 150h118c6 0 13 0 13-8 0-10-7-10-13-10h-118v-118c0-7 0-14-8-14-10 0-10 7-10 14v118h-118c-7 0-14 0-14 10 0 8 7 8 14 8h118v117c0 6 0 15 10 15 8 0 8-9 8-15z"><text:p/></draw:path><draw:path draw:style-name="gr784" draw:text-style-name="P12" svg:width="0.0728in" svg:height="0.0752in" svg:x="1.1016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785" draw:text-style-name="P12" svg:width="0.076in" svg:height="0.0795in" svg:x="1.1858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786" draw:text-style-name="P12" svg:width="0.0728in" svg:height="0.0752in" svg:x="0.2492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787" draw:text-style-name="P12" svg:width="0.0465in" svg:height="0.0524in" svg:x="0.3335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788" draw:text-style-name="P12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789" draw:text-style-name="P12" svg:width="0.1189in" svg:height="0.1173in" svg:x="0.6244in" svg:y="0.337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1-44 51-50 0-4-5-4-7-4-3 0-3 2-4 6-11 31-29 38-39 38-14 0-17-10-17-26 0-14 3-35 4-48 1-6 2-15 2-21 0-32-28-44-39-49z"><text:p/></draw:path><draw:path draw:style-name="gr790" draw:text-style-name="P12" svg:width="0.076in" svg:height="0.0795in" svg:x="0.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791" draw:text-style-name="P12" svg:width="0.0441in" svg:height="0.1114in" svg:x="0.848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792" draw:text-style-name="P12" svg:width="0.076in" svg:height="0.0795in" svg:x="0.908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793" draw:text-style-name="P12" svg:width="0.1102in" svg:height="0.1106in" svg:x="1.0457in" svg:y="0.3535in" svg:viewBox="0 0 281 282" svg:d="M150 150h118c6 0 13 0 13-8 0-10-7-10-13-10h-118v-118c0-7 0-14-8-14-10 0-10 7-10 14v118h-118c-7 0-14 0-14 10 0 8 7 8 14 8h118v117c0 6 0 15 10 15 8 0 8-9 8-15z"><text:p/></draw:path><draw:path draw:style-name="gr794" draw:text-style-name="P12" svg:width="0.1004in" svg:height="0.1134in" svg:x="1.209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795" draw:text-style-name="P12" svg:width="0.0791in" svg:height="0.1173in" svg:x="1.3421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796" draw:text-style-name="P12" svg:width="0.0441in" svg:height="0.1114in" svg:x="1.4272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797" draw:text-style-name="P12" svg:width="0.076in" svg:height="0.0795in" svg:x="1.4878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798" draw:text-style-name="P12" svg:width="0.2429in" svg:height="0.0067in" svg:x="1.3362in" svg:y="0.4055in" svg:viewBox="0 0 618 18" draw:points="310,18 0,18 0,0 618,0 618,18"><text:p/></draw:polygon><draw:path draw:style-name="gr799" draw:text-style-name="P12" svg:width="0.0791in" svg:height="0.1173in" svg:x="1.3909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800" draw:text-style-name="P12" svg:width="0.0512in" svg:height="0.1059in" svg:x="1.4744in" svg:y="0.460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801" draw:text-style-name="P12" svg:width="0.1004in" svg:height="0.1134in" svg:x="0.0067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802" draw:text-style-name="P12" svg:width="0.0791in" svg:height="0.1173in" svg:x="0.1394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803" draw:text-style-name="P12" svg:width="0.0441in" svg:height="0.1114in" svg:x="0.224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804" draw:text-style-name="P12" svg:width="0.076in" svg:height="0.0795in" svg:x="0.284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805" draw:text-style-name="P12" svg:width="0.2429in" svg:height="0.0067in" svg:x="0.1335in" svg:y="0.8138in" svg:viewBox="0 0 618 18" draw:points="310,18 0,18 0,0 618,0 618,18"><text:p/></draw:polygon><draw:path draw:style-name="gr806" draw:text-style-name="P12" svg:width="0.0791in" svg:height="0.1173in" svg:x="0.1882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807" draw:text-style-name="P12" svg:width="0.0512in" svg:height="0.1059in" svg:x="0.2713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808" draw:text-style-name="P12" svg:width="0.1102in" svg:height="0.039in" svg:x="0.4512in" svg:y="0.7976in" svg:viewBox="0 0 281 100" svg:d="M266 17c8 0 15 0 15-9 0-8-7-8-13-8h-254c-7 0-14 0-14 8 0 9 7 9 14 9zM268 100c6 0 13 0 13-9 0-8-7-8-15-8h-252c-7 0-14 0-14 8 0 9 7 9 14 9z"><text:p/></draw:path><draw:path draw:style-name="gr809" draw:text-style-name="P12" svg:width="0.0728in" svg:height="0.0752in" svg:x="0.6224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10" draw:text-style-name="P12" svg:width="0.0465in" svg:height="0.0524in" svg:x="0.7067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811" draw:text-style-name="P12" svg:width="0.1012in" svg:height="0.0067in" svg:x="0.8201in" svg:y="0.8138in" svg:viewBox="0 0 258 18" svg:d="M244 18c7 0 14 0 14-10 0-8-7-8-14-8h-230c-7 0-14 0-14 8 0 10 7 10 14 10z"><text:p/></draw:path><draw:path draw:style-name="gr812" draw:text-style-name="P12" svg:width="0.1189in" svg:height="0.1173in" svg:x="0.9787in" svg:y="0.7449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1-44 51-50 0-4-5-4-7-4-3 0-3 2-4 6-11 31-29 38-39 38-14 0-17-10-17-26 0-14 3-35 4-48 1-6 2-15 2-21 0-32-28-44-39-49z"><text:p/></draw:path><draw:path draw:style-name="gr813" draw:text-style-name="P12" svg:width="0.076in" svg:height="0.0795in" svg:x="1.1063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14" draw:text-style-name="P12" svg:width="0.0441in" svg:height="0.1114in" svg:x="1.202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815" draw:text-style-name="P12" svg:width="0.076in" svg:height="0.0795in" svg:x="1.2626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16" draw:text-style-name="P12" svg:width="0.0791in" svg:height="0.1173in" svg:x="0.1394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817" draw:text-style-name="P12" svg:width="0.0441in" svg:height="0.1114in" svg:x="0.224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818" draw:text-style-name="P12" svg:width="0.076in" svg:height="0.0795in" svg:x="0.284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819" draw:text-style-name="P12" svg:width="0.2429in" svg:height="0.0067in" svg:x="0.1335in" svg:y="1.2213in" svg:viewBox="0 0 618 18" draw:points="310,18 0,18 0,0 618,0 618,18"><text:p/></draw:polygon><draw:path draw:style-name="gr820" draw:text-style-name="P12" svg:width="0.0791in" svg:height="0.1173in" svg:x="0.1882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821" draw:text-style-name="P12" svg:width="0.0512in" svg:height="0.1059in" svg:x="0.2713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822" draw:text-style-name="P12" svg:width="0.1102in" svg:height="0.039in" svg:x="0.4512in" svg:y="1.2051in" svg:viewBox="0 0 281 100" svg:d="M266 17c8 0 15 0 15-9 0-8-7-8-13-8h-254c-7 0-14 0-14 8 0 9 7 9 14 9zM268 100c6 0 13 0 13-9 0-8-7-8-15-8h-252c-7 0-14 0-14 8 0 9 7 9 14 9z"><text:p/></draw:path><draw:path draw:style-name="gr823" draw:text-style-name="P12" svg:width="0.1012in" svg:height="0.0067in" svg:x="0.6315in" svg:y="1.2213in" svg:viewBox="0 0 258 18" svg:d="M244 18c7 0 14 0 14-10 0-8-7-8-14-8h-230c-7 0-14 0-14 8 0 10 7 10 14 10z"><text:p/></draw:path><draw:path draw:style-name="gr824" draw:text-style-name="P12" svg:width="0.1189in" svg:height="0.1173in" svg:x="0.7736in" svg:y="1.0402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1-44 51-50 0-4-5-4-7-4-3 0-3 2-4 6-11 31-29 38-39 38-14 0-17-10-17-26 0-14 3-35 4-48 1-6 2-15 2-21 0-32-28-44-39-49z"><text:p/></draw:path><draw:path draw:style-name="gr825" draw:text-style-name="P12" svg:width="0.076in" svg:height="0.0795in" svg:x="0.9008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826" draw:text-style-name="P12" svg:width="0.2256in" svg:height="0.0067in" svg:x="0.7669in" svg:y="1.2213in" svg:viewBox="0 0 574 18" draw:points="287,18 0,18 0,0 574,0 574,18"><text:p/></draw:polygon><draw:path draw:style-name="gr827" draw:text-style-name="P12" svg:width="0.1004in" svg:height="0.1134in" svg:x="0.829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828" draw:text-style-name="P12" svg:width="0.0441in" svg:height="0.1114in" svg:x="1.0169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829" draw:text-style-name="P12" svg:width="0.076in" svg:height="0.0795in" svg:x="1.0772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30" draw:text-style-name="P12" svg:width="0.1102in" svg:height="0.1106in" svg:x="1.215in" svg:y="1.1693in" svg:viewBox="0 0 281 282" svg:d="M150 150h118c6 0 13 0 13-8 0-10-7-10-13-10h-118v-118c0-7 0-14-8-14-10 0-10 7-10 14v118h-118c-7 0-14 0-14 10 0 8 7 8 14 8h118v117c0 6 0 15 10 15 8 0 8-9 8-15z"><text:p/></draw:path><draw:path draw:style-name="gr831" draw:text-style-name="P12" svg:width="0.0547in" svg:height="0.1106in" svg:x="1.4217in" svg:y="1.0433in" svg:viewBox="0 0 140 282" svg:d="M88 11c0-10 0-11-11-11-27 26-64 26-77 26v15c8 0 34 0 55-12v219c0 16 0 21-38 21h-15v13c15-1 53-1 69-1 18 0 54 0 69 1v-13h-13c-38 0-39-5-39-21z"><text:p/></draw:path><draw:polygon draw:style-name="gr832" draw:text-style-name="P12" svg:width="0.113in" svg:height="0.0067in" svg:x="1.3917in" svg:y="1.2213in" svg:viewBox="0 0 288 18" draw:points="144,18 0,18 0,0 288,0 288,18"><text:p/></draw:polygon><draw:path draw:style-name="gr833" draw:text-style-name="P12" svg:width="0.1004in" svg:height="0.1134in" svg:x="1.3984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834" draw:text-style-name="P12" svg:width="0.0728in" svg:height="0.0752in" svg:x="1.5291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35" draw:text-style-name="P12" svg:width="0.0465in" svg:height="0.0524in" svg:x="1.6134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6"/>
      <text:p text:style-name="P6"><text:soft-page-break/></text:p>
      <text:p text:style-name="P6"><draw:g text:anchor-type="as-char" svg:y="-0.4083in" draw:z-index="13" draw:style-name="gr1"><svg:title>TexMaths</svg:title><svg:desc>12§latex§\begin{align*}
v_c - v_{out} &amp;= v_{L_{out}} \\
v_c  &amp;= v_{L_{out}} + v_{out} \\
v_c  &amp;= L_{out} \frac{di_{L_{out}}}{dt} + R_{load} i_{L_{out}} \\
\end{align*}§svg§600§FALSE§</svg:desc><draw:polygon draw:style-name="gr1025" draw:text-style-name="P11" svg:width="2.5484in" svg:height="0.8138in" svg:x="0in" svg:y="0in" svg:viewBox="0 0 6474 2068" draw:points="3237,2068 0,2068 0,0 6474,0 6474,2068"><text:p/></draw:polygon><draw:path draw:style-name="gr1026" draw:text-style-name="P12" svg:width="0.0728in" svg:height="0.0752in" svg:x="0.0047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27" draw:text-style-name="P12" svg:width="0.05in" svg:height="0.0524in" svg:x="0.0878in" svg:y="0.070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1028" draw:text-style-name="P12" svg:width="0.1012in" svg:height="0.0067in" svg:x="0.1988in" svg:y="0.052in" svg:viewBox="0 0 258 18" svg:d="M244 18c7 0 14 0 14-10 0-8-7-8-14-8h-230c-7 0-14 0-14 8 0 10 7 10 14 10z"><text:p/></draw:path><draw:path draw:style-name="gr1029" draw:text-style-name="P12" svg:width="0.0728in" svg:height="0.0752in" svg:x="0.3563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30" draw:text-style-name="P12" svg:width="0.0543in" svg:height="0.0524in" svg:x="0.439in" svg:y="0.0709in" svg:viewBox="0 0 139 134" svg:d="M139 52c0-33-24-52-54-52-44 0-85 41-85 82 0 30 22 52 54 52 43 0 85-39 85-82zM55 126c-15 0-30-10-30-32 0-14 6-42 17-59 13-18 30-27 43-27 17 0 30 11 30 33 0 7-3 37-17 57-10 18-28 28-43 28z"><text:p/></draw:path><draw:path draw:style-name="gr1031" draw:text-style-name="P12" svg:width="0.0677in" svg:height="0.0524in" svg:x="0.5028in" svg:y="0.070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1032" draw:text-style-name="P12" svg:width="0.0394in" svg:height="0.0736in" svg:x="0.5807in" svg:y="0.049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033" draw:text-style-name="P12" svg:width="0.1102in" svg:height="0.039in" svg:x="0.6894in" svg:y="0.0358in" svg:viewBox="0 0 281 100" svg:d="M266 17c8 0 15 0 15-9 0-8-7-8-13-8h-254c-7 0-14 0-14 8 0 9 7 9 14 9zM268 100c6 0 13 0 13-9 0-8-7-8-15-8h-252c-7 0-14 0-14 8 0 9 7 9 14 9z"><text:p/></draw:path><draw:path draw:style-name="gr1034" draw:text-style-name="P12" svg:width="0.0728in" svg:height="0.0752in" svg:x="0.860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35" draw:text-style-name="P12" svg:width="0.076in" svg:height="0.0795in" svg:x="0.9445in" svg:y="0.042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36" draw:text-style-name="P12" svg:width="0.0441in" svg:height="0.0378in" svg:x="1.0362in" svg:y="0.102in" svg:viewBox="0 0 113 97" svg:d="M113 38c0-21-19-38-46-38-36 0-67 29-67 58 0 21 17 39 46 39 34 0 67-30 67-59zM46 89c-11 0-27-5-27-24 0-7 3-28 15-42 8-10 21-16 33-16s25 6 25 25c0 6-3 26-13 39-9 13-24 18-33 18z"><text:p/></draw:path><draw:path draw:style-name="gr1037" draw:text-style-name="P12" svg:width="0.0555in" svg:height="0.0378in" svg:x="1.0933in" svg:y="0.10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1038" draw:text-style-name="P12" svg:width="0.0323in" svg:height="0.0531in" svg:x="1.163in" svg:y="0.086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1039" draw:text-style-name="P12" svg:width="0.0728in" svg:height="0.0752in" svg:x="0.4906in" svg:y="0.272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40" draw:text-style-name="P12" svg:width="0.05in" svg:height="0.0524in" svg:x="0.5736in" svg:y="0.3197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1041" draw:text-style-name="P12" svg:width="0.1102in" svg:height="0.039in" svg:x="0.6894in" svg:y="0.285in" svg:viewBox="0 0 281 100" svg:d="M266 17c8 0 15 0 15-9 0-8-7-8-13-8h-254c-7 0-14 0-14 8 0 9 7 9 14 9zM268 100c6 0 13 0 13-9 0-8-7-8-15-8h-252c-7 0-14 0-14 8 0 9 7 9 14 9z"><text:p/></draw:path><draw:path draw:style-name="gr1042" draw:text-style-name="P12" svg:width="0.0728in" svg:height="0.0752in" svg:x="0.8602in" svg:y="0.272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43" draw:text-style-name="P12" svg:width="0.076in" svg:height="0.0795in" svg:x="0.9445in" svg:y="0.2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44" draw:text-style-name="P12" svg:width="0.0441in" svg:height="0.0378in" svg:x="1.0362in" svg:y="0.3504in" svg:viewBox="0 0 113 97" svg:d="M113 38c0-21-19-38-46-38-36 0-67 29-67 58 0 21 17 39 46 39 34 0 67-30 67-59zM46 89c-11 0-27-5-27-24 0-7 3-28 15-42 8-10 21-16 33-16s25 6 25 24c0 7-3 27-13 40-9 13-24 18-33 18z"><text:p/></draw:path><draw:path draw:style-name="gr1045" draw:text-style-name="P12" svg:width="0.0555in" svg:height="0.0378in" svg:x="1.0933in" svg:y="0.3504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1046" draw:text-style-name="P12" svg:width="0.0323in" svg:height="0.0531in" svg:x="1.163in" svg:y="0.335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1047" draw:text-style-name="P12" svg:width="0.1102in" svg:height="0.1106in" svg:x="1.2657in" svg:y="0.2488in" svg:viewBox="0 0 281 282" svg:d="M150 150h118c6 0 13 0 13-8 0-10-7-10-13-10h-118v-118c0-7 0-14-8-14-10 0-10 7-10 14v118h-118c-7 0-14 0-14 10 0 8 7 8 14 8h118v118c0 6 0 14 10 14 8 0 8-8 8-14z"><text:p/></draw:path><draw:path draw:style-name="gr1048" draw:text-style-name="P12" svg:width="0.0728in" svg:height="0.0752in" svg:x="1.4268in" svg:y="0.272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49" draw:text-style-name="P12" svg:width="0.0543in" svg:height="0.0524in" svg:x="1.5094in" svg:y="0.3197in" svg:viewBox="0 0 139 134" svg:d="M139 52c0-33-24-52-54-52-44 0-85 41-85 82 0 30 22 52 54 52 43 0 85-39 85-82zM55 126c-15 0-30-10-30-32 0-14 6-42 17-59 13-18 30-27 43-27 17 0 30 11 30 33 0 7-3 37-17 57-10 18-28 28-43 28z"><text:p/></draw:path><draw:path draw:style-name="gr1050" draw:text-style-name="P12" svg:width="0.0677in" svg:height="0.0524in" svg:x="1.574in" svg:y="0.319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1051" draw:text-style-name="P12" svg:width="0.0394in" svg:height="0.0736in" svg:x="1.6512in" svg:y="0.29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052" draw:text-style-name="P12" svg:width="0.0728in" svg:height="0.0752in" svg:x="0.4906in" svg:y="0.62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53" draw:text-style-name="P12" svg:width="0.05in" svg:height="0.0524in" svg:x="0.5736in" svg:y="0.6732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1054" draw:text-style-name="P12" svg:width="0.1102in" svg:height="0.039in" svg:x="0.6894in" svg:y="0.639in" svg:viewBox="0 0 281 100" svg:d="M266 17c8 0 15 0 15-9 0-8-7-8-13-8h-254c-7 0-14 0-14 8 0 9 7 9 14 9zM268 100c6 0 13 0 13-9 0-8-7-8-15-8h-252c-7 0-14 0-14 8 0 9 7 9 14 9z"><text:p/></draw:path><draw:path draw:style-name="gr1055" draw:text-style-name="P12" svg:width="0.1004in" svg:height="0.1134in" svg:x="0.8622in" svg:y="0.5862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1056" draw:text-style-name="P12" svg:width="0.0543in" svg:height="0.0524in" svg:x="0.9756in" svg:y="0.6732in" svg:viewBox="0 0 139 134" svg:d="M139 52c0-33-24-52-54-52-44 0-85 41-85 82 0 30 22 52 54 52 43 0 85-39 85-82zM55 126c-15 0-30-10-30-32 0-14 6-42 17-59 13-18 30-27 43-27 17 0 30 11 30 33 0 7-3 37-17 57-10 18-28 28-43 28z"><text:p/></draw:path><draw:path draw:style-name="gr1057" draw:text-style-name="P12" svg:width="0.0677in" svg:height="0.0524in" svg:x="1.0394in" svg:y="0.673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1058" draw:text-style-name="P12" svg:width="0.0394in" svg:height="0.0736in" svg:x="1.1173in" svg:y="0.65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059" draw:text-style-name="P12" svg:width="0.0791in" svg:height="0.1173in" svg:x="1.1976in" svg:y="0.47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060" draw:text-style-name="P12" svg:width="0.0441in" svg:height="0.1114in" svg:x="1.2823in" svg:y="0.47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061" draw:text-style-name="P12" svg:width="0.076in" svg:height="0.0795in" svg:x="1.3429in" svg:y="0.533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62" draw:text-style-name="P12" svg:width="0.0441in" svg:height="0.0378in" svg:x="1.4346in" svg:y="0.5925in" svg:viewBox="0 0 113 97" svg:d="M113 38c0-21-19-38-46-38-36 0-67 29-67 58 0 21 17 39 46 39 34 0 67-30 67-59zM46 89c-11 0-27-5-27-24 0-7 3-28 15-42 8-10 21-16 33-16s25 6 25 25c0 6-3 26-13 39-9 13-24 18-33 18z"><text:p/></draw:path><draw:path draw:style-name="gr1063" draw:text-style-name="P12" svg:width="0.0555in" svg:height="0.0378in" svg:x="1.4917in" svg:y="0.592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064" draw:text-style-name="P12" svg:width="0.0323in" svg:height="0.0531in" svg:x="1.5614in" svg:y="0.576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065" draw:text-style-name="P12" svg:width="0.4268in" svg:height="0.0067in" svg:x="1.1913in" svg:y="0.6547in" svg:viewBox="0 0 1085 18" draw:points="542,18 0,18 0,0 1085,0 1085,18"><text:p/></draw:polygon><draw:path draw:style-name="gr1066" draw:text-style-name="P12" svg:width="0.0791in" svg:height="0.1173in" svg:x="1.3378in" svg:y="0.698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067" draw:text-style-name="P12" svg:width="0.0512in" svg:height="0.1059in" svg:x="1.4217in" svg:y="0.7098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1068" draw:text-style-name="P12" svg:width="0.1102in" svg:height="0.1106in" svg:x="1.6839in" svg:y="0.6028in" svg:viewBox="0 0 281 282" svg:d="M150 150h118c6 0 13 0 13-8 0-10-7-10-13-10h-118v-118c0-7 0-14-8-14-10 0-10 7-10 14v118h-118c-7 0-14 0-14 10 0 8 7 8 14 8h118v118c0 6 0 14 10 14 8 0 8-8 8-14z"><text:p/></draw:path><draw:path draw:style-name="gr1069" draw:text-style-name="P12" svg:width="0.1185in" svg:height="0.1173in" svg:x="1.848in" svg:y="0.586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1070" draw:text-style-name="P12" svg:width="0.026in" svg:height="0.0819in" svg:x="1.974in" svg:y="0.6441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071" draw:text-style-name="P12" svg:width="0.0543in" svg:height="0.0524in" svg:x="2.0165in" svg:y="0.6732in" svg:viewBox="0 0 139 134" svg:d="M139 52c0-33-24-52-54-52-44 0-85 41-85 82 0 30 22 52 54 52 43 0 85-39 85-82zM55 126c-15 0-30-10-30-32 0-14 6-42 17-59 13-18 30-27 43-27 17 0 30 11 30 33 0 7-3 37-17 57-10 18-28 28-43 28z"><text:p/></draw:path><draw:path draw:style-name="gr1072" draw:text-style-name="P12" svg:width="0.0591in" svg:height="0.0524in" svg:x="2.0823in" svg:y="0.6732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1073" draw:text-style-name="P12" svg:width="0.0594in" svg:height="0.0819in" svg:x="2.1547in" svg:y="0.6441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1074" draw:text-style-name="P12" svg:width="0.0441in" svg:height="0.1114in" svg:x="2.2295in" svg:y="0.590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075" draw:text-style-name="P12" svg:width="0.076in" svg:height="0.0795in" svg:x="2.2898in" svg:y="0.64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76" draw:text-style-name="P12" svg:width="0.0441in" svg:height="0.0378in" svg:x="2.3819in" svg:y="0.7043in" svg:viewBox="0 0 113 97" svg:d="M113 38c0-21-19-38-46-38-36 0-67 29-67 58 0 21 17 39 46 39 34 0 67-30 67-59zM46 89c-11 0-27-5-27-24 0-7 3-28 15-42 8-10 21-16 33-16s25 6 25 24c0 7-3 27-13 40-9 13-24 18-33 18z"><text:p/></draw:path><draw:path draw:style-name="gr1077" draw:text-style-name="P12" svg:width="0.0555in" svg:height="0.0378in" svg:x="2.439in" svg:y="0.704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1078" draw:text-style-name="P12" svg:width="0.0323in" svg:height="0.0531in" svg:x="2.5083in" svg:y="0.689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/draw:g></text:p>
      <text:p text:style-name="P8"><draw:g text:anchor-type="as-char" svg:y="-0.8445in" draw:z-index="14" draw:style-name="gr1"><svg:title>TexMaths</svg:title><svg:desc>12§latex§\begin{align*}
i_{Lout} &amp;=  i_C = C\frac{dv_c}{dt} \\
i_{Lout} &amp;= C\frac{d}{dt}\left[L_{out} \frac{di_{L_{out}}}{dt} + R_{load} i_{L_{out}} \right] \\
C L_{out} \frac{d^2i_{L_{out}}}{dt^2} &amp;= i_{Lout} - C R_{load} \frac{di_{L_{out}}}{dt}   \\
 \frac{d^2i_{L_{out}}}{dt^2} &amp;= \frac{1}{C L_{out}} i_{Lout} - \frac{R_{load}}{L_{out}}  \frac{di_{L_{out}}}{dt}   \\
\end{align*}§svg§600§FALSE§</svg:desc><draw:polygon draw:style-name="gr1079" draw:text-style-name="P11" svg:width="3.437in" svg:height="1.6874in" svg:x="0in" svg:y="0in" svg:viewBox="0 0 8731 4287" draw:points="4366,4287 0,4287 0,0 8731,0 8731,4287"><text:p/></draw:polygon><draw:path draw:style-name="gr1080" draw:text-style-name="P12" svg:width="0.0441in" svg:height="0.1114in" svg:x="0.6409in" svg:y="0.118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081" draw:text-style-name="P12" svg:width="0.076in" svg:height="0.0795in" svg:x="0.7016in" svg:y="0.172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82" draw:text-style-name="P12" svg:width="0.0543in" svg:height="0.0524in" svg:x="0.7917in" svg:y="0.2012in" svg:viewBox="0 0 139 134" svg:d="M139 52c0-33-24-52-54-52-44 0-85 41-85 82 0 30 22 52 54 52 43 0 85-39 85-82zM55 126c-15 0-30-10-30-32 0-14 6-42 17-59 13-18 30-27 43-27 17 0 30 11 30 33 0 7-3 37-17 57-10 18-28 28-43 28z"><text:p/></draw:path><draw:path draw:style-name="gr1083" draw:text-style-name="P12" svg:width="0.0677in" svg:height="0.0524in" svg:x="0.8555in" svg:y="0.201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1084" draw:text-style-name="P12" svg:width="0.0394in" svg:height="0.0736in" svg:x="0.9335in" svg:y="0.179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085" draw:text-style-name="P12" svg:width="0.1102in" svg:height="0.039in" svg:x="1.0421in" svg:y="0.1669in" svg:viewBox="0 0 281 100" svg:d="M266 17c8 0 15 0 15-9 0-8-7-8-13-8h-254c-7 0-14 0-14 8 0 9 7 9 14 9zM268 100c6 0 13 0 13-9 0-8-7-8-15-8h-252c-7 0-14 0-14 8 0 9 7 9 14 9z"><text:p/></draw:path><draw:path draw:style-name="gr1086" draw:text-style-name="P12" svg:width="0.0441in" svg:height="0.1114in" svg:x="1.2134in" svg:y="0.118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087" draw:text-style-name="P12" svg:width="0.0898in" svg:height="0.0839in" svg:x="1.2736in" svg:y="0.1713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1088" draw:text-style-name="P12" svg:width="0.1102in" svg:height="0.039in" svg:x="1.4331in" svg:y="0.1669in" svg:viewBox="0 0 281 100" svg:d="M266 17c8 0 15 0 15-9 0-8-7-8-13-8h-254c-7 0-14 0-14 8 0 9 7 9 14 9zM268 100c6 0 13 0 13-9 0-8-7-8-15-8h-252c-7 0-14 0-14 8 0 9 7 9 14 9z"><text:p/></draw:path><draw:path draw:style-name="gr1089" draw:text-style-name="P12" svg:width="0.1177in" svg:height="0.1205in" svg:x="1.6071in" svg:y="0.11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090" draw:text-style-name="P12" svg:width="0.0791in" svg:height="0.1173in" svg:x="1.7559in" svg:y="0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091" draw:text-style-name="P12" svg:width="0.0728in" svg:height="0.0752in" svg:x="1.8406in" svg:y="0.042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1092" draw:text-style-name="P12" svg:width="0.05in" svg:height="0.0524in" svg:x="1.9232in" svg:y="0.08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olygon draw:style-name="gr1093" draw:text-style-name="P12" svg:width="0.235in" svg:height="0.0067in" svg:x="1.7488in" svg:y="0.1831in" svg:viewBox="0 0 598 18" draw:points="299,18 0,18 0,0 598,0 598,18"><text:p/></draw:polygon><draw:path draw:style-name="gr1094" draw:text-style-name="P12" svg:width="0.0791in" svg:height="0.1173in" svg:x="1.8in" svg:y="0.226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095" draw:text-style-name="P12" svg:width="0.0512in" svg:height="0.1059in" svg:x="1.8835in" svg:y="0.2378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1096" draw:text-style-name="P12" svg:width="0.0441in" svg:height="0.1114in" svg:x="0.6409in" svg:y="0.5394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097" draw:text-style-name="P12" svg:width="0.076in" svg:height="0.0795in" svg:x="0.7016in" svg:y="0.594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98" draw:text-style-name="P12" svg:width="0.0543in" svg:height="0.0524in" svg:x="0.7917in" svg:y="0.622in" svg:viewBox="0 0 139 134" svg:d="M139 52c0-33-24-52-54-52-44 0-85 41-85 82 0 30 22 52 54 52 43 0 85-39 85-82zM55 126c-15 0-30-10-30-32 0-14 6-42 17-59 13-18 30-27 43-27 17 0 30 11 30 33 0 7-3 37-17 57-10 18-28 28-43 28z"><text:p/></draw:path><draw:path draw:style-name="gr1099" draw:text-style-name="P12" svg:width="0.0677in" svg:height="0.0524in" svg:x="0.8555in" svg:y="0.6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1100" draw:text-style-name="P12" svg:width="0.0394in" svg:height="0.0736in" svg:x="0.9335in" svg:y="0.601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101" draw:text-style-name="P12" svg:width="0.1102in" svg:height="0.039in" svg:x="1.0421in" svg:y="0.5878in" svg:viewBox="0 0 281 100" svg:d="M266 17c8 0 15 0 15-9 0-8-7-8-13-8h-254c-7 0-14 0-14 8 0 9 7 9 14 9zM268 100c6 0 13 0 13-9 0-8-7-8-15-8h-252c-7 0-14 0-14 8 0 9 7 9 14 9z"><text:p/></draw:path><draw:path draw:style-name="gr1102" draw:text-style-name="P12" svg:width="0.1177in" svg:height="0.1205in" svg:x="1.2165in" svg:y="0.5319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1103" draw:text-style-name="P12" svg:width="0.0791in" svg:height="0.1173in" svg:x="1.3957in" svg:y="0.4213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8 0 34 35 34 38 0 2-1 4-3 7z"><text:p/></draw:path><draw:polygon draw:style-name="gr1104" draw:text-style-name="P12" svg:width="0.1461in" svg:height="0.0067in" svg:x="1.3591in" svg:y="0.6039in" svg:viewBox="0 0 372 18" draw:points="186,18 0,18 0,0 372,0 372,18"><text:p/></draw:polygon><draw:path draw:style-name="gr1105" draw:text-style-name="P12" svg:width="0.0791in" svg:height="0.1173in" svg:x="1.3654in" svg:y="0.647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106" draw:text-style-name="P12" svg:width="0.0512in" svg:height="0.1059in" svg:x="1.4488in" svg:y="0.658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olygon draw:style-name="gr1107" draw:text-style-name="P12" svg:width="0.0441in" svg:height="0.3984in" svg:x="1.5945in" svg:y="0.4075in" svg:viewBox="0 0 113 1013" draw:points="0,1013 113,1013 113,990 23,990 23,23 113,23 113,0 0,0"><text:p/></draw:polygon><draw:path draw:style-name="gr1108" draw:text-style-name="P12" svg:width="0.1004in" svg:height="0.1134in" svg:x="1.6469in" svg:y="0.5354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109" draw:text-style-name="P12" svg:width="0.0543in" svg:height="0.0524in" svg:x="1.7606in" svg:y="0.622in" svg:viewBox="0 0 139 134" svg:d="M139 52c0-33-24-52-54-52-44 0-85 41-85 82 0 30 22 52 54 52 43 0 85-39 85-82zM55 126c-15 0-30-10-30-32 0-14 6-42 17-59 13-18 30-27 43-27 17 0 30 11 30 33 0 7-3 37-17 57-10 18-28 28-43 28z"><text:p/></draw:path><draw:path draw:style-name="gr1110" draw:text-style-name="P12" svg:width="0.0677in" svg:height="0.0524in" svg:x="1.8244in" svg:y="0.6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111" draw:text-style-name="P12" svg:width="0.0394in" svg:height="0.0736in" svg:x="1.9024in" svg:y="0.601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112" draw:text-style-name="P12" svg:width="0.0791in" svg:height="0.1173in" svg:x="1.9827in" svg:y="0.4213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7 0 34 35 34 38 0 2-1 4-3 7z"><text:p/></draw:path><draw:path draw:style-name="gr1113" draw:text-style-name="P12" svg:width="0.0441in" svg:height="0.1114in" svg:x="2.0673in" svg:y="0.426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1114" draw:text-style-name="P12" svg:width="0.076in" svg:height="0.0795in" svg:x="2.1276in" svg:y="0.482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115" draw:text-style-name="P12" svg:width="0.0441in" svg:height="0.0374in" svg:x="2.2197in" svg:y="0.5413in" svg:viewBox="0 0 113 96" svg:d="M113 38c0-21-19-38-46-38-36 0-67 29-67 58 0 21 17 38 46 38 34 0 67-29 67-58zM46 89c-11 0-27-5-27-24 0-7 3-28 15-42 8-10 21-16 33-16s25 6 25 24c0 7-2 27-13 40-9 13-24 18-33 18z"><text:p/></draw:path><draw:path draw:style-name="gr1116" draw:text-style-name="P12" svg:width="0.0555in" svg:height="0.0374in" svg:x="2.2768in" svg:y="0.54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117" draw:text-style-name="P12" svg:width="0.0323in" svg:height="0.0531in" svg:x="2.3461in" svg:y="0.52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118" draw:text-style-name="P12" svg:width="0.4268in" svg:height="0.0067in" svg:x="1.9756in" svg:y="0.6039in" svg:viewBox="0 0 1085 18" draw:points="542,18 0,18 0,0 1085,0 1085,18"><text:p/></draw:polygon><draw:path draw:style-name="gr1119" draw:text-style-name="P12" svg:width="0.0791in" svg:height="0.1173in" svg:x="2.1232in" svg:y="0.647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1120" draw:text-style-name="P12" svg:width="0.0512in" svg:height="0.1059in" svg:x="2.2063in" svg:y="0.658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1121" draw:text-style-name="P12" svg:width="0.1102in" svg:height="0.1106in" svg:x="2.4689in" svg:y="0.552in" svg:viewBox="0 0 281 282" svg:d="M150 150h118c6 0 13 0 13-8 0-10-7-10-13-10h-118v-118c0-7 0-14-8-14-10 0-10 7-10 14v118h-118c-7 0-14 0-14 10 0 8 7 8 14 8h118v118c0 6 0 14 10 14 8 0 8-8 8-14z"><text:p/></draw:path><draw:path draw:style-name="gr1122" draw:text-style-name="P12" svg:width="0.1185in" svg:height="0.1173in" svg:x="2.6323in" svg:y="0.535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1123" draw:text-style-name="P12" svg:width="0.026in" svg:height="0.0819in" svg:x="2.7591in" svg:y="0.5933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124" draw:text-style-name="P12" svg:width="0.0543in" svg:height="0.0524in" svg:x="2.8016in" svg:y="0.622in" svg:viewBox="0 0 139 134" svg:d="M139 52c0-33-24-52-54-52-44 0-85 41-85 82 0 30 22 52 54 52 43 0 85-39 85-82zM55 126c-15 0-30-10-30-32 0-14 6-42 17-59 13-18 30-27 43-27 17 0 30 11 30 33 0 7-3 37-17 57-10 18-28 28-43 28z"><text:p/></draw:path><draw:path draw:style-name="gr1125" draw:text-style-name="P12" svg:width="0.0591in" svg:height="0.0524in" svg:x="2.8673in" svg:y="0.622in" svg:viewBox="0 0 151 134" svg:d="M108 17c-7-10-17-17-31-17-39 0-77 42-77 84 0 29 19 50 46 50 14 0 28-9 42-21 6 19 21 21 30 21 10 0 18-7 24-16 6-11 9-28 9-29 0-5-3-5-5-5-3 0-4 1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1126" draw:text-style-name="P12" svg:width="0.0594in" svg:height="0.0819in" svg:x="2.939in" svg:y="0.5933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1127" draw:text-style-name="P12" svg:width="0.0441in" svg:height="0.1114in" svg:x="3.0142in" svg:y="0.539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128" draw:text-style-name="P12" svg:width="0.076in" svg:height="0.0795in" svg:x="3.0748in" svg:y="0.594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129" draw:text-style-name="P12" svg:width="0.0441in" svg:height="0.0374in" svg:x="3.1661in" svg:y="0.6535in" svg:viewBox="0 0 113 96" svg:d="M113 38c0-21-19-38-46-38-36 0-67 29-67 58 0 21 17 38 46 38 33 0 67-29 67-58zM46 89c-11 0-27-5-27-24 0-7 3-28 15-42 8-10 21-16 33-16s25 6 25 24c0 7-3 27-13 40-9 13-24 18-33 18z"><text:p/></draw:path><draw:path draw:style-name="gr1130" draw:text-style-name="P12" svg:width="0.0555in" svg:height="0.0374in" svg:x="3.2236in" svg:y="0.6535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131" draw:text-style-name="P12" svg:width="0.0323in" svg:height="0.0531in" svg:x="3.2929in" svg:y="0.638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132" draw:text-style-name="P12" svg:width="0.0441in" svg:height="0.3984in" svg:x="3.352in" svg:y="0.4075in" svg:viewBox="0 0 113 1013" draw:points="89,990 0,990 0,1013 113,1013 113,0 0,0 0,23 89,23"><text:p/></draw:polygon><draw:path draw:style-name="gr1133" draw:text-style-name="P12" svg:width="0.1177in" svg:height="0.1205in" svg:x="0.0087in" svg:y="1.003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134" draw:text-style-name="P12" svg:width="0.1004in" svg:height="0.1134in" svg:x="0.137in" svg:y="1.0071in" svg:viewBox="0 0 256 289" svg:d="M142 32c4-14 4-19 44-19 13 0 17 0 17-8 0-5-5-5-7-5-14 0-50 1-63 1-12 0-43-1-56-1-3 0-7 0-7 8 0 5 3 5 10 5 2 0 10 0 17 1 7 0 11 2 11 8 0 0 0 2-1 7l-57 228c-4 15-4 19-38 19-8 0-12 0-12 8 0 5 4 5 12 5h196c10 0 10 0 13-7l33-92c2-4 2-5 2-5 0-3-2-5-5-5-4 0-4 2-7 10-15 38-34 86-107 86h-40c-6 0-7 0-8 0-5 0-6-1-6-5 0-1 0-2 1-9z"><text:p/></draw:path><draw:path draw:style-name="gr1135" draw:text-style-name="P12" svg:width="0.0543in" svg:height="0.0524in" svg:x="0.2504in" svg:y="1.0945in" svg:viewBox="0 0 139 134" svg:d="M139 52c0-33-24-52-54-52-44 0-85 41-85 82 0 30 22 52 54 52 43 0 85-39 85-82zM55 126c-15 0-30-10-30-32 0-14 6-42 17-59 13-18 30-27 43-27 17 0 30 11 30 33 0 7-3 37-17 57-10 18-28 28-43 28z"><text:p/></draw:path><draw:path draw:style-name="gr1136" draw:text-style-name="P12" svg:width="0.0677in" svg:height="0.0524in" svg:x="0.3146in" svg:y="1.094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1137" draw:text-style-name="P12" svg:width="0.0394in" svg:height="0.0736in" svg:x="0.3921in" svg:y="1.072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138" draw:text-style-name="P12" svg:width="0.0791in" svg:height="0.1173in" svg:x="0.4728in" svg:y="0.892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139" draw:text-style-name="P12" svg:width="0.0516in" svg:height="0.0772in" svg:x="0.5598in" svg:y="0.870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140" draw:text-style-name="P12" svg:width="0.0441in" svg:height="0.1114in" svg:x="0.6315in" svg:y="0.8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141" draw:text-style-name="P12" svg:width="0.076in" svg:height="0.0795in" svg:x="0.6921in" svg:y="0.95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142" draw:text-style-name="P12" svg:width="0.0441in" svg:height="0.0374in" svg:x="0.7839in" svg:y="1.0134in" svg:viewBox="0 0 113 96" svg:d="M113 38c0-21-19-38-46-38-36 0-67 29-67 58 0 21 17 38 46 38 34 0 67-29 67-58zM46 89c-11 0-27-5-27-24 0-7 3-28 15-42 8-10 21-16 33-16s25 6 25 24c0 7-3 27-13 40-9 13-24 18-33 18z"><text:p/></draw:path><draw:path draw:style-name="gr1143" draw:text-style-name="P12" svg:width="0.0555in" svg:height="0.0374in" svg:x="0.8409in" svg:y="1.0134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144" draw:text-style-name="P12" svg:width="0.0323in" svg:height="0.0531in" svg:x="0.911in" svg:y="0.997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1145" draw:text-style-name="P12" svg:width="0.5012in" svg:height="0.0067in" svg:x="0.4657in" svg:y="1.076in" svg:viewBox="0 0 1274 18" draw:points="637,18 0,18 0,0 1274,0 1274,18"><text:p/></draw:polygon><draw:path draw:style-name="gr1146" draw:text-style-name="P12" svg:width="0.0791in" svg:height="0.1173in" svg:x="0.6126in" svg:y="1.119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147" draw:text-style-name="P12" svg:width="0.0512in" svg:height="0.1059in" svg:x="0.6965in" svg:y="1.1311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1148" draw:text-style-name="P12" svg:width="0.0516in" svg:height="0.0772in" svg:x="0.7598in" svg:y="1.10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149" draw:text-style-name="P12" svg:width="0.1102in" svg:height="0.039in" svg:x="1.0421in" svg:y="1.0594in" svg:viewBox="0 0 281 100" svg:d="M266 17c8 0 15 0 15-9 0-8-7-8-13-8h-254c-7 0-14 0-14 8 0 9 7 9 14 9zM268 100c6 0 13 0 13-9 0-8-7-8-15-8h-252c-7 0-14 0-14 8 0 9 7 9 14 9z"><text:p/></draw:path><draw:path draw:style-name="gr1150" draw:text-style-name="P12" svg:width="0.0441in" svg:height="0.1114in" svg:x="1.2134in" svg:y="1.01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151" draw:text-style-name="P12" svg:width="0.076in" svg:height="0.0795in" svg:x="1.2736in" svg:y="1.066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152" draw:text-style-name="P12" svg:width="0.0543in" svg:height="0.0524in" svg:x="1.3638in" svg:y="1.0945in" svg:viewBox="0 0 139 134" svg:d="M139 52c0-33-24-52-54-52-44 0-85 41-85 82 0 30 22 52 54 52 43 0 85-39 85-82zM55 126c-15 0-30-10-30-32 0-14 6-42 17-59 13-18 30-27 43-27 17 0 30 11 30 33 0 7-3 37-17 57-10 18-28 28-43 28z"><text:p/></draw:path><draw:path draw:style-name="gr1153" draw:text-style-name="P12" svg:width="0.0677in" svg:height="0.0524in" svg:x="1.4276in" svg:y="1.094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1154" draw:text-style-name="P12" svg:width="0.0394in" svg:height="0.0736in" svg:x="1.5055in" svg:y="1.072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155" draw:text-style-name="P12" svg:width="0.1012in" svg:height="0.0067in" svg:x="1.6102in" svg:y="1.076in" svg:viewBox="0 0 258 18" svg:d="M244 18c7 0 14 0 14-10 0-8-7-8-14-8h-230c-7 0-14 0-14 8 0 10 7 10 14 10z"><text:p/></draw:path><draw:path draw:style-name="gr1156" draw:text-style-name="P12" svg:width="0.1177in" svg:height="0.1205in" svg:x="1.7709in" svg:y="1.0039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1157" draw:text-style-name="P12" svg:width="0.1185in" svg:height="0.1173in" svg:x="1.8996in" svg:y="1.007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1158" draw:text-style-name="P12" svg:width="0.026in" svg:height="0.0819in" svg:x="2.0264in" svg:y="1.06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159" draw:text-style-name="P12" svg:width="0.0543in" svg:height="0.0524in" svg:x="2.0689in" svg:y="1.0945in" svg:viewBox="0 0 139 134" svg:d="M139 52c0-33-24-52-54-52-44 0-85 41-85 82 0 30 22 52 54 52 43 0 85-39 85-82zM55 126c-15 0-30-10-30-32 0-14 6-42 17-59 13-18 30-27 43-27 17 0 30 11 30 33 0 7-3 37-17 57-10 18-28 28-43 28z"><text:p/></draw:path><draw:path draw:style-name="gr1160" draw:text-style-name="P12" svg:width="0.0591in" svg:height="0.0524in" svg:x="2.1346in" svg:y="1.0945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1161" draw:text-style-name="P12" svg:width="0.0594in" svg:height="0.0819in" svg:x="2.2063in" svg:y="1.06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1162" draw:text-style-name="P12" svg:width="0.0791in" svg:height="0.1173in" svg:x="2.3031in" svg:y="0.892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163" draw:text-style-name="P12" svg:width="0.0441in" svg:height="0.1114in" svg:x="2.3878in" svg:y="0.8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164" draw:text-style-name="P12" svg:width="0.076in" svg:height="0.0795in" svg:x="2.448in" svg:y="0.95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165" draw:text-style-name="P12" svg:width="0.0441in" svg:height="0.0374in" svg:x="2.5398in" svg:y="1.0134in" svg:viewBox="0 0 113 96" svg:d="M113 38c0-21-19-38-46-38-36 0-67 29-67 58 0 21 17 38 46 38 34 0 67-29 67-58zM46 89c-11 0-27-5-27-24 0-7 3-28 15-42 8-10 21-16 33-16s25 6 25 24c0 7-3 27-13 40-9 13-24 18-33 18z"><text:p/></draw:path><draw:path draw:style-name="gr1166" draw:text-style-name="P12" svg:width="0.0555in" svg:height="0.0374in" svg:x="2.5969in" svg:y="1.0134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1167" draw:text-style-name="P12" svg:width="0.0323in" svg:height="0.0531in" svg:x="2.6669in" svg:y="0.997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1168" draw:text-style-name="P12" svg:width="0.4268in" svg:height="0.0067in" svg:x="2.2965in" svg:y="1.076in" svg:viewBox="0 0 1085 18" draw:points="542,18 0,18 0,0 1085,0 1085,18"><text:p/></draw:polygon><draw:path draw:style-name="gr1169" draw:text-style-name="P12" svg:width="0.0791in" svg:height="0.1173in" svg:x="2.4429in" svg:y="1.119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170" draw:text-style-name="P12" svg:width="0.0512in" svg:height="0.1059in" svg:x="2.5272in" svg:y="1.131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1171" draw:text-style-name="P12" svg:width="0.0791in" svg:height="0.1173in" svg:x="0.4728in" svg:y="1.320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172" draw:text-style-name="P12" svg:width="0.0516in" svg:height="0.0772in" svg:x="0.5598in" svg:y="1.298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173" draw:text-style-name="P12" svg:width="0.0441in" svg:height="0.1114in" svg:x="0.6315in" svg:y="1.326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174" draw:text-style-name="P12" svg:width="0.076in" svg:height="0.0795in" svg:x="0.6921in" svg:y="1.381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175" draw:text-style-name="P12" svg:width="0.0441in" svg:height="0.0378in" svg:x="0.7839in" svg:y="1.4409in" svg:viewBox="0 0 113 97" svg:d="M113 38c0-21-19-38-46-38-36 0-67 29-67 58 0 21 17 39 46 39 34 0 67-30 67-59zM46 89c-11 0-27-5-27-24 0-7 3-28 15-42 8-10 21-16 33-16s25 6 25 24c0 7-3 27-13 40-9 13-24 18-33 18z"><text:p/></draw:path><draw:path draw:style-name="gr1176" draw:text-style-name="P12" svg:width="0.0555in" svg:height="0.0378in" svg:x="0.8409in" svg:y="1.44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177" draw:text-style-name="P12" svg:width="0.0323in" svg:height="0.0531in" svg:x="0.911in" svg:y="1.4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178" draw:text-style-name="P12" svg:width="0.5012in" svg:height="0.0067in" svg:x="0.4657in" svg:y="1.5039in" svg:viewBox="0 0 1274 18" draw:points="637,18 0,18 0,0 1274,0 1274,18"><text:p/></draw:polygon><draw:path draw:style-name="gr1179" draw:text-style-name="P12" svg:width="0.0791in" svg:height="0.1173in" svg:x="0.6126in" svg:y="1.5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180" draw:text-style-name="P12" svg:width="0.0512in" svg:height="0.1059in" svg:x="0.6965in" svg:y="1.558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1181" draw:text-style-name="P12" svg:width="0.0516in" svg:height="0.0772in" svg:x="0.7598in" svg:y="1.53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182" draw:text-style-name="P12" svg:width="0.1102in" svg:height="0.039in" svg:x="1.0421in" svg:y="1.4878in" svg:viewBox="0 0 281 100" svg:d="M266 17c8 0 15 0 15-9 0-8-7-8-13-8h-254c-7 0-14 0-14 8 0 9 7 9 14 9zM268 100c6 0 13 0 13-9 0-8-7-8-15-8h-252c-7 0-14 0-14 8 0 9 7 9 14 9z"><text:p/></draw:path><draw:path draw:style-name="gr1183" draw:text-style-name="P12" svg:width="0.0547in" svg:height="0.1106in" svg:x="1.4248in" svg:y="1.3252in" svg:viewBox="0 0 140 282" svg:d="M88 11c0-10 0-11-11-11-27 26-64 26-77 26v15c8 0 34 0 55-12v219c0 16 0 21-38 21h-15v13c15-1 53-1 69-1 18 0 54 0 69 1v-13h-13c-38 0-39-5-39-21z"><text:p/></draw:path><draw:polygon draw:style-name="gr1184" draw:text-style-name="P12" svg:width="0.4461in" svg:height="0.0067in" svg:x="1.2283in" svg:y="1.5039in" svg:viewBox="0 0 1134 18" draw:points="568,18 0,18 0,0 1134,0 1134,18"><text:p/></draw:polygon><draw:path draw:style-name="gr1185" draw:text-style-name="P12" svg:width="0.1177in" svg:height="0.1205in" svg:x="1.237in" svg:y="1.545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186" draw:text-style-name="P12" svg:width="0.1004in" svg:height="0.1134in" svg:x="1.3654in" svg:y="1.5492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1187" draw:text-style-name="P12" svg:width="0.0543in" svg:height="0.0524in" svg:x="1.4791in" svg:y="1.6362in" svg:viewBox="0 0 139 134" svg:d="M139 52c0-33-24-52-54-52-44 0-85 41-85 82 0 30 22 52 54 52 43 0 85-39 85-82zM55 126c-15 0-30-10-30-32 0-14 6-42 17-59 13-18 30-27 43-27 17 0 30 11 30 33 0 7-3 37-17 57-10 18-28 28-43 28z"><text:p/></draw:path><draw:path draw:style-name="gr1188" draw:text-style-name="P12" svg:width="0.0677in" svg:height="0.0524in" svg:x="1.5429in" svg:y="1.636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189" draw:text-style-name="P12" svg:width="0.0394in" svg:height="0.0736in" svg:x="1.6209in" svg:y="1.614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190" draw:text-style-name="P12" svg:width="0.0441in" svg:height="0.1114in" svg:x="1.6992in" svg:y="1.438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191" draw:text-style-name="P12" svg:width="0.0756in" svg:height="0.0795in" svg:x="1.7598in" svg:y="1.4941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1192" draw:text-style-name="P12" svg:width="0.0543in" svg:height="0.0524in" svg:x="1.85in" svg:y="1.5217in" svg:viewBox="0 0 139 134" svg:d="M139 52c0-33-24-52-54-52-44 0-85 41-85 82 0 30 22 52 54 52 43 0 85-39 85-82zM55 126c-15 0-30-10-30-32 0-14 6-42 17-59 13-18 30-27 43-27 17 0 30 11 30 33 0 7-3 37-17 57-10 18-28 28-43 28z"><text:p/></draw:path><draw:path draw:style-name="gr1193" draw:text-style-name="P12" svg:width="0.0677in" svg:height="0.0524in" svg:x="1.9134in" svg:y="1.52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1194" draw:text-style-name="P12" svg:width="0.0394in" svg:height="0.0736in" svg:x="1.9917in" svg:y="1.501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195" draw:text-style-name="P12" svg:width="0.1012in" svg:height="0.0067in" svg:x="2.0957in" svg:y="1.5039in" svg:viewBox="0 0 258 18" svg:d="M244 18c7 0 14 0 14-10 0-8-7-8-14-8h-230c-7 0-14 0-14 8 0 10 7 10 14 10z"><text:p/></draw:path><draw:path draw:style-name="gr1196" draw:text-style-name="P12" svg:width="0.1185in" svg:height="0.1173in" svg:x="2.2748in" svg:y="1.322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1197" draw:text-style-name="P12" svg:width="0.026in" svg:height="0.0819in" svg:x="2.4016in" svg:y="1.3799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198" draw:text-style-name="P12" svg:width="0.0543in" svg:height="0.0524in" svg:x="2.4445in" svg:y="1.4098in" svg:viewBox="0 0 139 134" svg:d="M139 52c0-33-24-52-54-52-44 0-85 41-85 82 0 30 22 52 54 52 43 0 85-39 85-82zM55 126c-15 0-30-10-30-32 0-14 6-42 17-59 13-18 30-27 43-27 17 0 30 11 30 33 0 7-3 37-17 57-10 18-28 28-43 28z"><text:p/></draw:path><draw:path draw:style-name="gr1199" draw:text-style-name="P12" svg:width="0.0591in" svg:height="0.0524in" svg:x="2.5094in" svg:y="1.4098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1200" draw:text-style-name="P12" svg:width="0.0594in" svg:height="0.0819in" svg:x="2.5815in" svg:y="1.379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olygon draw:style-name="gr1201" draw:text-style-name="P12" svg:width="0.3839in" svg:height="0.0067in" svg:x="2.2681in" svg:y="1.5039in" svg:viewBox="0 0 976 18" draw:points="487,18 0,18 0,0 976,0 976,18"><text:p/></draw:polygon><draw:path draw:style-name="gr1202" draw:text-style-name="P12" svg:width="0.1004in" svg:height="0.1134in" svg:x="2.3083in" svg:y="1.5492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1203" draw:text-style-name="P12" svg:width="0.0543in" svg:height="0.0524in" svg:x="2.422in" svg:y="1.6362in" svg:viewBox="0 0 139 134" svg:d="M139 52c0-33-25-52-54-52-44 0-85 41-85 82 0 30 22 52 54 52 43 0 85-39 85-82zM55 126c-15 0-30-10-30-32 0-14 6-42 17-59 13-18 30-27 43-27 17 0 30 11 30 33 0 7-3 37-17 57-10 18-28 28-43 28z"><text:p/></draw:path><draw:path draw:style-name="gr1204" draw:text-style-name="P12" svg:width="0.0677in" svg:height="0.0524in" svg:x="2.4858in" svg:y="1.636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4-24 3-9 5-21 6-27l6-26c3-9 6-21 6-23 0-5-4-10-10-10-10 0-12 10-15 20z"><text:p/></draw:path><draw:path draw:style-name="gr1205" draw:text-style-name="P12" svg:width="0.0394in" svg:height="0.0736in" svg:x="2.5638in" svg:y="1.614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206" draw:text-style-name="P12" svg:width="0.0791in" svg:height="0.1173in" svg:x="2.698in" svg:y="1.320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207" draw:text-style-name="P12" svg:width="0.0441in" svg:height="0.1114in" svg:x="2.7827in" svg:y="1.326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208" draw:text-style-name="P12" svg:width="0.076in" svg:height="0.0795in" svg:x="2.8433in" svg:y="1.381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09" draw:text-style-name="P12" svg:width="0.0441in" svg:height="0.0378in" svg:x="2.9354in" svg:y="1.4409in" svg:viewBox="0 0 113 97" svg:d="M113 38c0-21-19-38-46-38-36 0-67 29-67 58 0 21 17 39 46 39 34 0 67-30 67-59zM46 89c-11 0-27-5-27-24 0-7 3-28 15-42 8-10 21-16 33-16s25 6 25 24c0 7-3 27-13 40-9 13-24 18-33 18z"><text:p/></draw:path><draw:path draw:style-name="gr1210" draw:text-style-name="P12" svg:width="0.0555in" svg:height="0.0378in" svg:x="2.9925in" svg:y="1.44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211" draw:text-style-name="P12" svg:width="0.0323in" svg:height="0.0531in" svg:x="3.0618in" svg:y="1.4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1212" draw:text-style-name="P12" svg:width="0.4268in" svg:height="0.0067in" svg:x="2.6921in" svg:y="1.5039in" svg:viewBox="0 0 1085 18" draw:points="542,18 0,18 0,0 1085,0 1085,18"><text:p/></draw:polygon><draw:path draw:style-name="gr1213" draw:text-style-name="P12" svg:width="0.0791in" svg:height="0.1173in" svg:x="2.8386in" svg:y="1.5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214" draw:text-style-name="P12" svg:width="0.0512in" svg:height="0.1059in" svg:x="2.922in" svg:y="1.558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/draw:g></text:p>
      <text:p text:style-name="P8"/>
      <text:p text:style-name="P8"><draw:g text:anchor-type="as-char" svg:y="-0.6909in" draw:z-index="15" draw:style-name="gr1"><svg:title>TexMaths</svg:title><svg:desc>12§latex§\begin{align*}
v_s &amp;= v_{R_L} + v_L
\\
v_s  &amp;= R_L i_L + L\frac{di_L}{dt}
\\
L\frac{di_L}{dt} &amp;= v_s  -R_L i_L 
\\
\frac{di_L}{dt} &amp;=  - \frac{R_L}{L} i_L +\frac{1}{L} v_s
\end{align*}§svg§600§FALSE§</svg:desc><draw:polygon draw:style-name="gr1215" draw:text-style-name="P11" svg:width="1.6677in" svg:height="1.3799in" svg:x="0in" svg:y="0in" svg:viewBox="0 0 4237 3506" draw:points="2119,3506 0,3506 0,0 4237,0 4237,3506"><text:p/></draw:polygon><draw:path draw:style-name="gr1216" draw:text-style-name="P12" svg:width="0.0728in" svg:height="0.0752in" svg:x="0.249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217" draw:text-style-name="P12" svg:width="0.0465in" svg:height="0.0524in" svg:x="0.3335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1218" draw:text-style-name="P12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1219" draw:text-style-name="P12" svg:width="0.0728in" svg:height="0.0752in" svg:x="0.6224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220" draw:text-style-name="P12" svg:width="0.0902in" svg:height="0.0819in" svg:x="0.7067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1221" draw:text-style-name="P12" svg:width="0.0602in" svg:height="0.0567in" svg:x="0.8083in" svg:y="0.0815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1222" draw:text-style-name="P12" svg:width="0.1102in" svg:height="0.1106in" svg:x="0.9406in" svg:y="0in" svg:viewBox="0 0 281 282" svg:d="M150 150h118c6 0 13 0 13-8 0-10-7-10-13-10h-118v-118c0-7 0-14-8-14-10 0-10 7-10 14v118h-118c-7 0-14 0-14 10 0 8 7 8 14 8h118v117c0 6 0 15 10 15 8 0 8-9 8-15z"><text:p/></draw:path><draw:path draw:style-name="gr1223" draw:text-style-name="P12" svg:width="0.0728in" svg:height="0.0752in" svg:x="1.1016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1224" draw:text-style-name="P12" svg:width="0.076in" svg:height="0.0795in" svg:x="1.1858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25" draw:text-style-name="P12" svg:width="0.0728in" svg:height="0.0752in" svg:x="0.2492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226" draw:text-style-name="P12" svg:width="0.0465in" svg:height="0.0524in" svg:x="0.3335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1227" draw:text-style-name="P12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1228" draw:text-style-name="P12" svg:width="0.1189in" svg:height="0.1173in" svg:x="0.6244in" svg:y="0.337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1-44 51-50 0-4-5-4-7-4-3 0-3 2-4 6-11 31-29 38-39 38-14 0-17-10-17-26 0-14 3-35 4-48 1-6 2-15 2-21 0-32-28-44-39-49z"><text:p/></draw:path><draw:path draw:style-name="gr1229" draw:text-style-name="P12" svg:width="0.076in" svg:height="0.0795in" svg:x="0.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30" draw:text-style-name="P12" svg:width="0.0441in" svg:height="0.1114in" svg:x="0.848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1231" draw:text-style-name="P12" svg:width="0.076in" svg:height="0.0795in" svg:x="0.908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32" draw:text-style-name="P12" svg:width="0.1102in" svg:height="0.1106in" svg:x="1.0457in" svg:y="0.3535in" svg:viewBox="0 0 281 282" svg:d="M150 150h118c6 0 13 0 13-8 0-10-7-10-13-10h-118v-118c0-7 0-14-8-14-10 0-10 7-10 14v118h-118c-7 0-14 0-14 10 0 8 7 8 14 8h118v117c0 6 0 15 10 15 8 0 8-9 8-15z"><text:p/></draw:path><draw:path draw:style-name="gr1233" draw:text-style-name="P12" svg:width="0.1004in" svg:height="0.1134in" svg:x="1.209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1234" draw:text-style-name="P12" svg:width="0.0791in" svg:height="0.1173in" svg:x="1.3421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1235" draw:text-style-name="P12" svg:width="0.0441in" svg:height="0.1114in" svg:x="1.4272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1236" draw:text-style-name="P12" svg:width="0.076in" svg:height="0.0795in" svg:x="1.4878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237" draw:text-style-name="P12" svg:width="0.2429in" svg:height="0.0067in" svg:x="1.3362in" svg:y="0.4055in" svg:viewBox="0 0 618 18" draw:points="310,18 0,18 0,0 618,0 618,18"><text:p/></draw:polygon><draw:path draw:style-name="gr1238" draw:text-style-name="P12" svg:width="0.0791in" svg:height="0.1173in" svg:x="1.3909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1239" draw:text-style-name="P12" svg:width="0.0512in" svg:height="0.1059in" svg:x="1.4744in" svg:y="0.460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1240" draw:text-style-name="P12" svg:width="0.1004in" svg:height="0.1134in" svg:x="0.0067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1241" draw:text-style-name="P12" svg:width="0.0791in" svg:height="0.1173in" svg:x="0.1394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1242" draw:text-style-name="P12" svg:width="0.0441in" svg:height="0.1114in" svg:x="0.224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1243" draw:text-style-name="P12" svg:width="0.076in" svg:height="0.0795in" svg:x="0.284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244" draw:text-style-name="P12" svg:width="0.2429in" svg:height="0.0067in" svg:x="0.1335in" svg:y="0.8138in" svg:viewBox="0 0 618 18" draw:points="310,18 0,18 0,0 618,0 618,18"><text:p/></draw:polygon><draw:path draw:style-name="gr1245" draw:text-style-name="P12" svg:width="0.0791in" svg:height="0.1173in" svg:x="0.1882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1246" draw:text-style-name="P12" svg:width="0.0512in" svg:height="0.1059in" svg:x="0.2713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1247" draw:text-style-name="P12" svg:width="0.1102in" svg:height="0.039in" svg:x="0.4512in" svg:y="0.7976in" svg:viewBox="0 0 281 100" svg:d="M266 17c8 0 15 0 15-9 0-8-7-8-13-8h-254c-7 0-14 0-14 8 0 9 7 9 14 9zM268 100c6 0 13 0 13-9 0-8-7-8-15-8h-252c-7 0-14 0-14 8 0 9 7 9 14 9z"><text:p/></draw:path><draw:path draw:style-name="gr1248" draw:text-style-name="P12" svg:width="0.0728in" svg:height="0.0752in" svg:x="0.6224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249" draw:text-style-name="P12" svg:width="0.0465in" svg:height="0.0524in" svg:x="0.7067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1250" draw:text-style-name="P12" svg:width="0.1012in" svg:height="0.0067in" svg:x="0.8201in" svg:y="0.8138in" svg:viewBox="0 0 258 18" svg:d="M244 18c7 0 14 0 14-10 0-8-7-8-14-8h-230c-7 0-14 0-14 8 0 10 7 10 14 10z"><text:p/></draw:path><draw:path draw:style-name="gr1251" draw:text-style-name="P12" svg:width="0.1189in" svg:height="0.1173in" svg:x="0.9787in" svg:y="0.7449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1-44 51-50 0-4-5-4-7-4-3 0-3 2-4 6-11 31-29 38-39 38-14 0-17-10-17-26 0-14 3-35 4-48 1-6 2-15 2-21 0-32-28-44-39-49z"><text:p/></draw:path><draw:path draw:style-name="gr1252" draw:text-style-name="P12" svg:width="0.076in" svg:height="0.0795in" svg:x="1.1063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53" draw:text-style-name="P12" svg:width="0.0441in" svg:height="0.1114in" svg:x="1.202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1254" draw:text-style-name="P12" svg:width="0.076in" svg:height="0.0795in" svg:x="1.2626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55" draw:text-style-name="P12" svg:width="0.0791in" svg:height="0.1173in" svg:x="0.1394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1256" draw:text-style-name="P12" svg:width="0.0441in" svg:height="0.1114in" svg:x="0.224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1257" draw:text-style-name="P12" svg:width="0.076in" svg:height="0.0795in" svg:x="0.284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258" draw:text-style-name="P12" svg:width="0.2429in" svg:height="0.0067in" svg:x="0.1335in" svg:y="1.2213in" svg:viewBox="0 0 618 18" draw:points="310,18 0,18 0,0 618,0 618,18"><text:p/></draw:polygon><draw:path draw:style-name="gr1259" draw:text-style-name="P12" svg:width="0.0791in" svg:height="0.1173in" svg:x="0.1882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1260" draw:text-style-name="P12" svg:width="0.0512in" svg:height="0.1059in" svg:x="0.2713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1261" draw:text-style-name="P12" svg:width="0.1102in" svg:height="0.039in" svg:x="0.4512in" svg:y="1.2051in" svg:viewBox="0 0 281 100" svg:d="M266 17c8 0 15 0 15-9 0-8-7-8-13-8h-254c-7 0-14 0-14 8 0 9 7 9 14 9zM268 100c6 0 13 0 13-9 0-8-7-8-15-8h-252c-7 0-14 0-14 8 0 9 7 9 14 9z"><text:p/></draw:path><draw:path draw:style-name="gr1262" draw:text-style-name="P12" svg:width="0.1012in" svg:height="0.0067in" svg:x="0.6315in" svg:y="1.2213in" svg:viewBox="0 0 258 18" svg:d="M244 18c7 0 14 0 14-10 0-8-7-8-14-8h-230c-7 0-14 0-14 8 0 10 7 10 14 10z"><text:p/></draw:path><draw:path draw:style-name="gr1263" draw:text-style-name="P12" svg:width="0.1189in" svg:height="0.1173in" svg:x="0.7736in" svg:y="1.0402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1-44 51-50 0-4-5-4-7-4-3 0-3 2-4 6-11 31-29 38-39 38-14 0-17-10-17-26 0-14 3-35 4-48 1-6 2-15 2-21 0-32-28-44-39-49z"><text:p/></draw:path><draw:path draw:style-name="gr1264" draw:text-style-name="P12" svg:width="0.076in" svg:height="0.0795in" svg:x="0.9008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265" draw:text-style-name="P12" svg:width="0.2256in" svg:height="0.0067in" svg:x="0.7669in" svg:y="1.2213in" svg:viewBox="0 0 574 18" draw:points="287,18 0,18 0,0 574,0 574,18"><text:p/></draw:polygon><draw:path draw:style-name="gr1266" draw:text-style-name="P12" svg:width="0.1004in" svg:height="0.1134in" svg:x="0.829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1267" draw:text-style-name="P12" svg:width="0.0441in" svg:height="0.1114in" svg:x="1.0169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1268" draw:text-style-name="P12" svg:width="0.076in" svg:height="0.0795in" svg:x="1.0772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69" draw:text-style-name="P12" svg:width="0.1102in" svg:height="0.1106in" svg:x="1.215in" svg:y="1.1693in" svg:viewBox="0 0 281 282" svg:d="M150 150h118c6 0 13 0 13-8 0-10-7-10-13-10h-118v-118c0-7 0-14-8-14-10 0-10 7-10 14v118h-118c-7 0-14 0-14 10 0 8 7 8 14 8h118v117c0 6 0 15 10 15 8 0 8-9 8-15z"><text:p/></draw:path><draw:path draw:style-name="gr1270" draw:text-style-name="P12" svg:width="0.0547in" svg:height="0.1106in" svg:x="1.4217in" svg:y="1.0433in" svg:viewBox="0 0 140 282" svg:d="M88 11c0-10 0-11-11-11-27 26-64 26-77 26v15c8 0 34 0 55-12v219c0 16 0 21-38 21h-15v13c15-1 53-1 69-1 18 0 54 0 69 1v-13h-13c-38 0-39-5-39-21z"><text:p/></draw:path><draw:polygon draw:style-name="gr1271" draw:text-style-name="P12" svg:width="0.113in" svg:height="0.0067in" svg:x="1.3917in" svg:y="1.2213in" svg:viewBox="0 0 288 18" draw:points="144,18 0,18 0,0 288,0 288,18"><text:p/></draw:polygon><draw:path draw:style-name="gr1272" draw:text-style-name="P12" svg:width="0.1004in" svg:height="0.1134in" svg:x="1.3984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1273" draw:text-style-name="P12" svg:width="0.0728in" svg:height="0.0752in" svg:x="1.5291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274" draw:text-style-name="P12" svg:width="0.0465in" svg:height="0.0524in" svg:x="1.6134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8"/>
      <text:p text:style-name="P8"><draw:g text:anchor-type="as-char" svg:y="-0.3465in" draw:z-index="16" draw:style-name="gr1"><svg:title>TexMaths</svg:title><svg:desc>12§display§\frac{d}{dt}
\begin{bmatrix}
i_L_{out} \\ \dot{i_L_{out}} \\ i_L 
\end{bmatrix}
=
\begin{bmatrix}
0 &amp; 1 &amp; 0  \\ 
\frac{1}{C L_{out}} &amp; -\frac{R_{load}}{{L_{out}} &amp; 0\\ 
0 &amp; 0 &amp; -\frac{R_L}{L}
\end{bmatrix}

\begin{bmatrix}
i_L_{out} \\ \dot{i_L_{out}} \\ i_L 
\end{bmatrix}

+

\begin{bmatrix}
0 \\ 0 \\ \frac{1}{L} 
\end{bmatrix}

v_s§svg§600§FALSE§</svg:desc><draw:polygon draw:style-name="gr1275" draw:text-style-name="P11" svg:width="4.2035in" svg:height="0.611in" svg:x="0in" svg:y="0in" svg:viewBox="0 0 10678 1553" draw:points="5339,1553 0,1553 0,0 10678,0 10678,1553"><text:p/></draw:polygon><draw:path draw:style-name="gr1276" draw:text-style-name="P12" svg:width="0.0791in" svg:height="0.1173in" svg:x="0.037in" svg:y="0.113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1277" draw:text-style-name="P12" svg:width="0.1461in" svg:height="0.0067in" svg:x="0in" svg:y="0.2957in" svg:viewBox="0 0 372 18" draw:points="186,18 0,18 0,0 372,0 372,18"><text:p/></draw:polygon><draw:path draw:style-name="gr1278" draw:text-style-name="P12" svg:width="0.0791in" svg:height="0.1173in" svg:x="0.0067in" svg:y="0.339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279" draw:text-style-name="P12" svg:width="0.0512in" svg:height="0.1059in" svg:x="0.0902in" svg:y="0.3504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1280" draw:text-style-name="P12" svg:width="0.0555in" svg:height="0.2988in" svg:x="0.248in" svg:y="0in" svg:viewBox="0 0 142 760" draw:points="0,760 30,760 30,29 142,29 142,0 0,0"><text:p/></draw:polygon><draw:polygon draw:style-name="gr1281" draw:text-style-name="P12" svg:width="0.0555in" svg:height="0.2988in" svg:x="0.248in" svg:y="0.2992in" svg:viewBox="0 0 142 760" draw:points="0,760 142,760 142,731 30,731 30,0 0,0"><text:p/></draw:polygon><draw:path draw:style-name="gr1282" draw:text-style-name="P12" svg:width="0.0441in" svg:height="0.1114in" svg:x="0.3094in" svg:y="0.025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283" draw:text-style-name="P12" svg:width="0.076in" svg:height="0.0795in" svg:x="0.3701in" svg:y="0.08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84" draw:text-style-name="P12" svg:width="0.0543in" svg:height="0.0524in" svg:x="0.4685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1285" draw:text-style-name="P12" svg:width="0.0677in" svg:height="0.0524in" svg:x="0.5319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1286" draw:text-style-name="P12" svg:width="0.0394in" svg:height="0.0736in" svg:x="0.6098in" svg:y="0.08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287" draw:text-style-name="P12" svg:width="0.0177in" svg:height="0.0177in" svg:x="0.4752in" svg:y="0.1941in" svg:viewBox="0 0 46 46" svg:d="M46 23c0-11-10-23-23-23-15 0-23 12-23 23 0 12 10 23 23 23 14 0 23-12 23-23z"><text:p/></draw:path><draw:path draw:style-name="gr1288" draw:text-style-name="P12" svg:width="0.0441in" svg:height="0.1114in" svg:x="0.3094in" svg:y="0.2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289" draw:text-style-name="P12" svg:width="0.076in" svg:height="0.0795in" svg:x="0.3701in" svg:y="0.28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290" draw:text-style-name="P12" svg:width="0.0543in" svg:height="0.0524in" svg:x="0.4685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1291" draw:text-style-name="P12" svg:width="0.0677in" svg:height="0.0524in" svg:x="0.5319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1292" draw:text-style-name="P12" svg:width="0.0394in" svg:height="0.0736in" svg:x="0.6098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293" draw:text-style-name="P12" svg:width="0.0441in" svg:height="0.1114in" svg:x="0.411in" svg:y="0.43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294" draw:text-style-name="P12" svg:width="0.076in" svg:height="0.0795in" svg:x="0.4717in" svg:y="0.488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295" draw:text-style-name="P12" svg:width="0.0555in" svg:height="0.2988in" svg:x="0.6646in" svg:y="0in" svg:viewBox="0 0 142 760" draw:points="113,760 142,760 142,0 0,0 0,29 113,29"><text:p/></draw:polygon><draw:polygon draw:style-name="gr1296" draw:text-style-name="P12" svg:width="0.0555in" svg:height="0.2988in" svg:x="0.6646in" svg:y="0.2992in" svg:viewBox="0 0 142 760" draw:points="113,731 0,731 0,760 142,760 142,0 113,0"><text:p/></draw:polygon><draw:path draw:style-name="gr1297" draw:text-style-name="P12" svg:width="0.1102in" svg:height="0.039in" svg:x="0.8299in" svg:y="0.2791in" svg:viewBox="0 0 281 100" svg:d="M266 17c8 0 15 0 15-9 0-8-7-8-13-8h-254c-7 0-14 0-14 8 0 9 7 9 14 9zM268 100c6 0 13 0 13-9 0-8-7-8-15-8h-252c-7 0-14 0-14 8 0 9 7 9 14 9z"><text:p/></draw:path><draw:polygon draw:style-name="gr1298" draw:text-style-name="P12" svg:width="0.0555in" svg:height="0.2988in" svg:x="1.0496in" svg:y="0in" svg:viewBox="0 0 142 760" draw:points="0,760 30,760 30,29 142,29 142,0 0,0"><text:p/></draw:polygon><draw:polygon draw:style-name="gr1299" draw:text-style-name="P12" svg:width="0.0555in" svg:height="0.2988in" svg:x="1.0496in" svg:y="0.2992in" svg:viewBox="0 0 142 760" draw:points="0,760 142,760 142,731 30,731 30,0 0,0"><text:p/></draw:polygon><draw:path draw:style-name="gr1300" draw:text-style-name="P12" svg:width="0.0701in" svg:height="0.1138in" svg:x="1.2803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301" draw:text-style-name="P12" svg:width="0.0547in" svg:height="0.1106in" svg:x="1.915in" svg:y="0.0134in" svg:viewBox="0 0 140 282" svg:d="M88 11c0-10 0-11-11-11-27 26-64 26-77 26v15c8 0 34 0 55-12v219c0 16 0 21-38 21h-15v13c15-1 53-1 69-1 18 0 54 0 69 1v-13h-13c-38 0-39-5-39-21z"><text:p/></draw:path><draw:path draw:style-name="gr1302" draw:text-style-name="P12" svg:width="0.0701in" svg:height="0.1138in" svg:x="2.5012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303" draw:text-style-name="P12" svg:width="0.0421in" svg:height="0.0772in" svg:x="1.2949in" svg:y="0.1898in" svg:viewBox="0 0 108 197" svg:d="M67 8c0-8-1-8-8-8-19 18-47 19-59 19v11c7 0 26 0 43-8v151c0 9 0 13-30 13h-11v11c5 0 42-1 53-1 10 0 47 1 53 1v-11h-11c-30 0-30-4-30-13z"><text:p/></draw:path><draw:polygon draw:style-name="gr1304" draw:text-style-name="P12" svg:width="0.3783in" svg:height="0.0067in" svg:x="1.1268in" svg:y="0.2874in" svg:viewBox="0 0 962 18" draw:points="481,18 0,18 0,0 962,0 962,18"><text:p/></draw:polygon><draw:path draw:style-name="gr1305" draw:text-style-name="P12" svg:width="0.0898in" svg:height="0.0839in" svg:x="1.1343in" svg:y="0.3075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1306" draw:text-style-name="P12" svg:width="0.076in" svg:height="0.0795in" svg:x="1.2378in" svg:y="0.3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07" draw:text-style-name="P12" svg:width="0.0441in" svg:height="0.0378in" svg:x="1.3295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1308" draw:text-style-name="P12" svg:width="0.0555in" svg:height="0.0378in" svg:x="1.3866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309" draw:text-style-name="P12" svg:width="0.0323in" svg:height="0.0531in" svg:x="1.4567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1310" draw:text-style-name="P12" svg:width="0.1012in" svg:height="0.0067in" svg:x="1.7047in" svg:y="0.2874in" svg:viewBox="0 0 258 18" svg:d="M244 18c7 0 14 0 14-10 0-8-7-8-14-8h-230c-7 0-14 0-14 8 0 10 7 10 14 10z"><text:p/></draw:path><draw:path draw:style-name="gr1311" draw:text-style-name="P12" svg:width="0.0902in" svg:height="0.0819in" svg:x="1.8476in" svg:y="0.183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1312" draw:text-style-name="P12" svg:width="0.0209in" svg:height="0.0587in" svg:x="1.9488in" svg:y="0.2228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1313" draw:text-style-name="P12" svg:width="0.0441in" svg:height="0.0378in" svg:x="1.9886in" svg:y="0.2441in" svg:viewBox="0 0 113 97" svg:d="M113 38c0-21-19-38-46-38-36 0-67 29-67 58 0 21 17 39 46 39 34 0 67-30 67-59zM46 89c-11 0-27-5-27-24 0-7 3-28 15-42 8-10 21-16 33-16s25 6 25 25c0 6-3 26-13 39-9 13-24 18-33 18z"><text:p/></draw:path><draw:path draw:style-name="gr1314" draw:text-style-name="P12" svg:width="0.0476in" svg:height="0.0378in" svg:x="2.0465in" svg:y="0.244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1315" draw:text-style-name="P12" svg:width="0.0476in" svg:height="0.0587in" svg:x="2.111in" svg:y="0.2228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1316" draw:text-style-name="P12" svg:width="0.3323in" svg:height="0.0067in" svg:x="1.8398in" svg:y="0.2874in" svg:viewBox="0 0 845 18" draw:points="422,18 0,18 0,0 845,0 845,18"><text:p/></draw:polygon><draw:path draw:style-name="gr1317" draw:text-style-name="P12" svg:width="0.076in" svg:height="0.0795in" svg:x="1.8764in" svg:y="0.309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18" draw:text-style-name="P12" svg:width="0.0441in" svg:height="0.0378in" svg:x="1.9681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1319" draw:text-style-name="P12" svg:width="0.0555in" svg:height="0.0378in" svg:x="2.0252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1320" draw:text-style-name="P12" svg:width="0.0323in" svg:height="0.0531in" svg:x="2.0949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1321" draw:text-style-name="P12" svg:width="0.0701in" svg:height="0.1138in" svg:x="2.5012in" svg:y="0.22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322" draw:text-style-name="P12" svg:width="0.0701in" svg:height="0.1138in" svg:x="1.2803in" svg:y="0.443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323" draw:text-style-name="P12" svg:width="0.0701in" svg:height="0.1138in" svg:x="1.9063in" svg:y="0.443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324" draw:text-style-name="P12" svg:width="0.1012in" svg:height="0.0067in" svg:x="2.3717in" svg:y="0.5091in" svg:viewBox="0 0 258 18" svg:d="M244 18c7 0 14 0 14-10 0-8-7-8-14-8h-230c-7 0-14 0-14 8 0 10 7 10 14 10z"><text:p/></draw:path><draw:path draw:style-name="gr1325" draw:text-style-name="P12" svg:width="0.0902in" svg:height="0.0819in" svg:x="2.5154in" svg:y="0.40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1326" draw:text-style-name="P12" svg:width="0.0602in" svg:height="0.0567in" svg:x="2.6165in" svg:y="0.4457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1327" draw:text-style-name="P12" svg:width="0.1878in" svg:height="0.0067in" svg:x="2.5067in" svg:y="0.5091in" svg:viewBox="0 0 478 18" draw:points="239,18 0,18 0,0 478,0 478,18"><text:p/></draw:polygon><draw:path draw:style-name="gr1328" draw:text-style-name="P12" svg:width="0.076in" svg:height="0.0795in" svg:x="2.563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329" draw:text-style-name="P12" svg:width="0.0555in" svg:height="0.2988in" svg:x="2.7157in" svg:y="0in" svg:viewBox="0 0 142 760" draw:points="113,760 142,760 142,0 0,0 0,29 113,29"><text:p/></draw:polygon><draw:polygon draw:style-name="gr1330" draw:text-style-name="P12" svg:width="0.0555in" svg:height="0.2988in" svg:x="2.7157in" svg:y="0.2992in" svg:viewBox="0 0 142 760" draw:points="113,731 0,731 0,760 142,760 142,0 113,0"><text:p/></draw:polygon><draw:polygon draw:style-name="gr1331" draw:text-style-name="P12" svg:width="0.0555in" svg:height="0.2988in" svg:x="2.8791in" svg:y="0in" svg:viewBox="0 0 142 760" draw:points="0,760 30,760 30,29 142,29 142,0 0,0"><text:p/></draw:polygon><draw:polygon draw:style-name="gr1332" draw:text-style-name="P12" svg:width="0.0555in" svg:height="0.2988in" svg:x="2.8791in" svg:y="0.2992in" svg:viewBox="0 0 142 760" draw:points="0,760 142,760 142,731 30,731 30,0 0,0"><text:p/></draw:polygon><draw:path draw:style-name="gr1333" draw:text-style-name="P12" svg:width="0.0441in" svg:height="0.1114in" svg:x="2.9409in" svg:y="0.025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334" draw:text-style-name="P12" svg:width="0.076in" svg:height="0.0795in" svg:x="3.0016in" svg:y="0.080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35" draw:text-style-name="P12" svg:width="0.0543in" svg:height="0.0524in" svg:x="3.0996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1336" draw:text-style-name="P12" svg:width="0.0677in" svg:height="0.0524in" svg:x="3.1634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1337" draw:text-style-name="P12" svg:width="0.0394in" svg:height="0.0736in" svg:x="3.2413in" svg:y="0.08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338" draw:text-style-name="P12" svg:width="0.0177in" svg:height="0.0177in" svg:x="3.1067in" svg:y="0.1941in" svg:viewBox="0 0 46 46" svg:d="M46 23c0-11-10-23-23-23-15 0-23 12-23 23 0 12 10 23 23 23 14 0 23-12 23-23z"><text:p/></draw:path><draw:path draw:style-name="gr1339" draw:text-style-name="P12" svg:width="0.0441in" svg:height="0.1114in" svg:x="2.9409in" svg:y="0.23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340" draw:text-style-name="P12" svg:width="0.076in" svg:height="0.0795in" svg:x="3.0016in" svg:y="0.28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341" draw:text-style-name="P12" svg:width="0.0543in" svg:height="0.0524in" svg:x="3.0996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1342" draw:text-style-name="P12" svg:width="0.0677in" svg:height="0.0524in" svg:x="3.1634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1343" draw:text-style-name="P12" svg:width="0.0394in" svg:height="0.0736in" svg:x="3.2413in" svg:y="0.295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344" draw:text-style-name="P12" svg:width="0.0441in" svg:height="0.1114in" svg:x="3.0421in" svg:y="0.43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345" draw:text-style-name="P12" svg:width="0.076in" svg:height="0.0795in" svg:x="3.1024in" svg:y="0.488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346" draw:text-style-name="P12" svg:width="0.0555in" svg:height="0.2988in" svg:x="3.2957in" svg:y="0in" svg:viewBox="0 0 142 760" draw:points="113,760 142,760 142,0 0,0 0,29 113,29"><text:p/></draw:polygon><draw:polygon draw:style-name="gr1347" draw:text-style-name="P12" svg:width="0.0555in" svg:height="0.2988in" svg:x="3.2957in" svg:y="0.2992in" svg:viewBox="0 0 142 760" draw:points="113,731 0,731 0,760 142,760 142,0 113,0"><text:p/></draw:polygon><draw:path draw:style-name="gr1348" draw:text-style-name="P12" svg:width="0.1102in" svg:height="0.1106in" svg:x="3.4701in" svg:y="0.2433in" svg:viewBox="0 0 281 282" svg:d="M150 150h118c6 0 13 0 13-8 0-10-7-10-13-10h-118v-118c0-7 0-14-8-14-10 0-10 7-10 14v118h-118c-7 0-14 0-14 10 0 8 7 8 14 8h118v118c0 6 0 14 10 14 8 0 8-8 8-14z"><text:p/></draw:path><draw:polygon draw:style-name="gr1349" draw:text-style-name="P12" svg:width="0.0555in" svg:height="0.2988in" svg:x="3.6996in" svg:y="0in" svg:viewBox="0 0 142 760" draw:points="0,760 30,760 30,29 142,29 142,0 0,0"><text:p/></draw:polygon><draw:polygon draw:style-name="gr1350" draw:text-style-name="P12" svg:width="0.0555in" svg:height="0.2988in" svg:x="3.6996in" svg:y="0.2992in" svg:viewBox="0 0 142 760" draw:points="0,760 142,760 142,731 30,731 30,0 0,0"><text:p/></draw:polygon><draw:path draw:style-name="gr1351" draw:text-style-name="P12" svg:width="0.0701in" svg:height="0.1138in" svg:x="3.7866in" svg:y="0.0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52" draw:text-style-name="P12" svg:width="0.0701in" svg:height="0.1138in" svg:x="3.7866in" svg:y="0.2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53" draw:text-style-name="P12" svg:width="0.0421in" svg:height="0.0772in" svg:x="3.8012in" svg:y="0.3961in" svg:viewBox="0 0 108 197" svg:d="M67 8c0-8-1-8-8-8-19 18-47 19-59 19v11c7 0 26 0 43-8v151c0 9 0 13-30 13h-11v11c5 0 42-1 53-1 10 0 47 1 53 1v-11h-11c-30 0-30-4-30-13z"><text:p/></draw:path><draw:polygon draw:style-name="gr1354" draw:text-style-name="P12" svg:width="0.0913in" svg:height="0.0067in" svg:x="3.7756in" svg:y="0.4937in" svg:viewBox="0 0 233 18" draw:points="116,18 0,18 0,0 233,0 233,18"><text:p/></draw:polygon><draw:path draw:style-name="gr1355" draw:text-style-name="P12" svg:width="0.076in" svg:height="0.0795in" svg:x="3.7843in" svg:y="0.5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356" draw:text-style-name="P12" svg:width="0.0555in" svg:height="0.2988in" svg:x="3.8882in" svg:y="0in" svg:viewBox="0 0 142 760" draw:points="113,760 142,760 142,0 0,0 0,29 113,29"><text:p/></draw:polygon><draw:polygon draw:style-name="gr1357" draw:text-style-name="P12" svg:width="0.0555in" svg:height="0.2988in" svg:x="3.8882in" svg:y="0.2992in" svg:viewBox="0 0 142 760" draw:points="113,731 0,731 0,760 142,760 142,0 113,0"><text:p/></draw:polygon><draw:path draw:style-name="gr1358" draw:text-style-name="P12" svg:width="0.0815in" svg:height="0.0732in" svg:x="4.0563in" svg:y="0.2693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1359" draw:text-style-name="P12" svg:width="0.0465in" svg:height="0.0524in" svg:x="4.1488in" svg:y="0.314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6"/>
      <text:p text:style-name="P6"/>
      <text:p text:style-name="P10">BOOST CONVERTER</text:p>
      <text:p text:style-name="P2">S=OFF</text:p>
      <text:p text:style-name="P2"><draw:g text:anchor-type="as-char" svg:y="-0.2902in" draw:z-index="0" draw:style-name="gr1"><svg:title>TexMaths</svg:title><svg:desc>12§latex§\begin{align*}
i_{Lout} &amp;= i_L + i_C
\\
i_{Lout} &amp;= i_L + C\frac{dV_c}{dt}
\end{align*}§svg§600§FALSE§</svg:desc><draw:polygon draw:style-name="gr2" draw:text-style-name="P11" svg:width="1.3327in" svg:height="0.5776in" svg:x="0in" svg:y="0.0008in" svg:viewBox="0 0 3386 1468" draw:points="1693,1468 0,1468 0,0 3386,0 3386,1468"><text:p/></draw:polygon><draw:path draw:style-name="gr3" draw:text-style-name="P12" svg:width="0.0441in" svg:height="0.1118in" svg:x="0.0047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4" draw:text-style-name="P12" svg:width="0.076in" svg:height="0.0795in" svg:x="0.0654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5" draw:text-style-name="P12" svg:width="0.0543in" svg:height="0.0528in" svg:x="0.1555in" svg:y="0.0835in" svg:viewBox="0 0 139 135" svg:d="M139 52c0-33-24-52-54-52-44 0-85 41-85 82 0 30 22 53 54 53 43 0 85-40 85-83zM55 126c-15 0-30-9-30-32 0-14 6-42 17-59 13-18 30-27 43-27 17 0 30 11 30 33 0 7-3 37-17 57-10 19-28 28-43 28z"><text:p/></draw:path><draw:path draw:style-name="gr6" draw:text-style-name="P12" svg:width="0.0677in" svg:height="0.0528in" svg:x="0.2193in" svg:y="0.0835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8 24-17 6-11 11-29 11-29 0-5-5-5-6-5-4 0-4 2-6 10-4 14-10 32-22 32-7 0-9-7-9-14 0-5 2-17 3-24 4-9 6-21 7-28l6-25c3-9 6-21 6-23 0-5-4-10-10-10-10 0-12 10-15 20z"><text:p/></draw:path><draw:path draw:style-name="gr7" draw:text-style-name="P12" svg:width="0.0394in" svg:height="0.074in" svg:x="0.2972in" svg:y="0.0618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8" draw:text-style-name="P12" svg:width="0.1102in" svg:height="0.039in" svg:x="0.4063in" svg:y="0.0492in" svg:viewBox="0 0 281 100" svg:d="M266 17c8 0 15 0 15-9 0-8-7-8-13-8h-254c-7 0-14 0-14 8 0 9 7 9 14 9zM268 100c6 0 13 0 13-9 0-8-7-8-15-8h-252c-7 0-14 0-14 8 0 9 7 9 14 9z"><text:p/></draw:path><draw:path draw:style-name="gr9" draw:text-style-name="P12" svg:width="0.0441in" svg:height="0.1118in" svg:x="0.5768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10" draw:text-style-name="P12" svg:width="0.076in" svg:height="0.0795in" svg:x="0.6374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11" draw:text-style-name="P12" svg:width="0.1102in" svg:height="0.1106in" svg:x="0.7752in" svg:y="0.0134in" svg:viewBox="0 0 281 282" svg:d="M150 150h118c6 0 13 0 13-8 0-10-7-10-13-10h-118v-118c0-7 0-14-8-14-10 0-10 7-10 14v118h-118c-7 0-14 0-14 10 0 8 7 8 14 8h118v118c0 6 0 14 10 14 8 0 8-8 8-14z"><text:p/></draw:path><draw:path draw:style-name="gr12" draw:text-style-name="P12" svg:width="0.0441in" svg:height="0.1118in" svg:x="0.9362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13" draw:text-style-name="P12" svg:width="0.0898in" svg:height="0.0839in" svg:x="0.9969in" svg:y="0.0528in" svg:viewBox="0 0 229 214" svg:d="M229 4c0-2-1-4-3-4-3 0-3 1-6 4l-21 22c-3-3-19-26-56-26-73 0-143 64-143 131 0 49 37 83 91 83 16 0 45-3 75-29 24-19 30-46 30-48 0-4-4-4-5-4-4 0-5 3-6 5-11 41-53 66-89 66-31 0-66-17-66-63 0-9 1-57 36-94 20-23 52-36 80-36 34 0 53 25 53 59 0 7 0 9 0 10 0 4 5 4 5 4 5 0 5 0 7-5z"><text:p/></draw:path><draw:path draw:style-name="gr14" draw:text-style-name="P12" svg:width="0.0441in" svg:height="0.1118in" svg:x="0.0047in" svg:y="0.3543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15" draw:text-style-name="P12" svg:width="0.076in" svg:height="0.0795in" svg:x="0.0654in" svg:y="0.409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16" draw:text-style-name="P12" svg:width="0.0543in" svg:height="0.0528in" svg:x="0.1555in" svg:y="0.4374in" svg:viewBox="0 0 139 135" svg:d="M139 52c0-33-24-52-54-52-44 0-85 41-85 82 0 30 22 53 54 53 43 0 85-40 85-83zM55 126c-15 0-30-9-30-32 0-14 6-42 17-59 13-18 30-27 43-27 17 0 30 11 30 33 0 7-3 37-17 57-10 19-28 28-43 28z"><text:p/></draw:path><draw:path draw:style-name="gr17" draw:text-style-name="P12" svg:width="0.0677in" svg:height="0.0528in" svg:x="0.2193in" svg:y="0.4374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6 24-17s11-29 11-29c0-5-5-5-6-5-4 0-4 2-6 10-4 14-10 32-22 32-7 0-9-7-9-14 0-5 2-17 3-24 4-9 6-21 7-27l6-26c3-9 6-21 6-23 0-5-4-10-10-10-10 0-12 10-15 20z"><text:p/></draw:path><draw:path draw:style-name="gr18" draw:text-style-name="P12" svg:width="0.0394in" svg:height="0.074in" svg:x="0.2972in" svg:y="0.4165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19" draw:text-style-name="P12" svg:width="0.1102in" svg:height="0.039in" svg:x="0.4063in" svg:y="0.4031in" svg:viewBox="0 0 281 100" svg:d="M266 17c8 0 15 0 15-9 0-8-7-8-13-8h-254c-7 0-14 0-14 8 0 9 7 9 14 9zM268 100c6 0 13 0 13-9 0-8-7-8-15-8h-252c-7 0-14 0-14 8 0 9 7 9 14 9z"><text:p/></draw:path><draw:path draw:style-name="gr20" draw:text-style-name="P12" svg:width="0.0441in" svg:height="0.1118in" svg:x="0.5768in" svg:y="0.3543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21" draw:text-style-name="P12" svg:width="0.076in" svg:height="0.0795in" svg:x="0.6374in" svg:y="0.4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22" draw:text-style-name="P12" svg:width="0.1102in" svg:height="0.1106in" svg:x="0.7752in" svg:y="0.3673in" svg:viewBox="0 0 281 282" svg:d="M150 150h118c6 0 13 0 13-8 0-10-7-10-13-10h-118v-118c0-7 0-14-8-14-10 0-10 7-10 14v118h-118c-7 0-14 0-14 10 0 8 7 8 14 8h118v118c0 6 0 14 10 14 8 0 8-8 8-14z"><text:p/></draw:path><draw:path draw:style-name="gr23" draw:text-style-name="P12" svg:width="0.1177in" svg:height="0.1205in" svg:x="0.9398in" svg:y="0.3465in" svg:viewBox="0 0 300 307" svg:d="M300 4c0-2 0-4-5-4 0 0-1 0-6 5l-29 32c-3-6-24-37-70-37-95 0-190 94-190 192 0 70 50 115 114 115 37 0 70-16 92-36 40-34 46-73 46-74 0-4-4-4-5-4-2 0-5 0-5 4-4 12-14 42-43 67-29 23-56 31-77 31-38 0-84-22-84-88 0-24 9-93 51-142 26-30 67-52 104-52 43 0 69 33 69 82 0 17-2 18-2 22s4 4 6 4c5 0 5-1 8-8z"><text:p/></draw:path><draw:path draw:style-name="gr24" draw:text-style-name="P12" svg:width="0.0791in" svg:height="0.1173in" svg:x="1.0886in" svg:y="0.2366in" svg:viewBox="0 0 202 299" svg:d="M202 5c0-1 0-5-6-5s-46 4-54 5c-3 0-5 2-5 7 0 6 3 6 9 6 21 0 22 4 22 7l-1 9-25 99c-9-15-21-26-40-26-49 0-102 62-102 124 0 40 23 68 56 68 9 0 30-2 56-32 3 18 18 32 38 32 16 0 25-10 31-24 7-14 13-41 13-42 0-5-4-5-4-5-5 0-5 3-6 9-9 27-16 52-33 52-12 0-13-10-13-19 0-11 1-13 4-20zM113 243c-1 8-1 9-9 16-18 23-34 30-46 30-22 0-28-22-28-39 0-22 14-75 24-94 12-24 31-39 49-39 28 0 34 34 34 37 0 2-1 5-3 7z"><text:p/></draw:path><draw:path draw:style-name="gr25" draw:text-style-name="P12" svg:width="0.1181in" svg:height="0.1173in" svg:x="1.178in" svg:y="0.238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26" draw:text-style-name="P12" svg:width="0.05in" svg:height="0.0528in" svg:x="1.2724in" svg:y="0.3252in" svg:viewBox="0 0 128 135" svg:d="M112 17c-11 2-15 9-15 17s6 12 11 12c7 0 17-5 17-20 0-20-23-26-39-26-45 0-86 41-86 83 0 25 18 52 55 52 51 0 73-30 73-34 0-3-2-6-4-6s-3 1-5 3c-23 28-58 28-64 28-20 0-30-14-30-32 0-10 4-42 19-63 11-14 27-23 42-23 4 0 18 0 26 9z"><text:p/></draw:path><draw:polygon draw:style-name="gr27" draw:text-style-name="P12" svg:width="0.2508in" svg:height="0.0067in" svg:x="1.0819in" svg:y="0.4193in" svg:viewBox="0 0 638 18" draw:points="319,18 0,18 0,0 638,0 638,18"><text:p/></draw:polygon><draw:path draw:style-name="gr28" draw:text-style-name="P12" svg:width="0.0791in" svg:height="0.1173in" svg:x="1.1409in" svg:y="0.4626in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39 49-39 27 0 34 34 34 37 0 2-1 5-3 7z"><text:p/></draw:path><draw:path draw:style-name="gr29" draw:text-style-name="P12" svg:width="0.0512in" svg:height="0.1059in" svg:x="1.2244in" svg:y="0.4736in" svg:viewBox="0 0 131 270" svg:d="M78 96h40c8 0 13 0 13-8 0-5-5-5-13-5h-36c14-61 16-69 16-71 0-8-4-12-12-12-2 0-13 0-16 16l-17 67h-41c-8 0-12 0-12 7 0 6 4 6 12 6h37c-31 120-32 127-32 135 0 22 17 39 38 39 45 0 69-62 69-66 0-3-4-3-6-3-3 0-4 1-5 6-19 44-42 54-57 54-8 0-12-6-12-20 0-10 0-13 2-20z"><text:p/></draw:path></draw:g></text:p>
      <text:p text:style-name="P2"/>
      <text:p text:style-name="P2"><draw:g text:anchor-type="as-char" svg:y="-0.6909in" draw:z-index="7" draw:style-name="gr1"><svg:title>TexMaths</svg:title><svg:desc>12§latex§\begin{align*}
v_s - v_c &amp;= v_{R_L} + v_L
\\
v_s  &amp;= R_L i_L + L\frac{di_L}{dt} + v_c
\\
L\frac{di_L}{dt} &amp;= v_s  -R_L i_L -v_c 
\\
\frac{di_L}{dt} &amp;=  - \frac{R_L}{L} i_L - \frac{1}{L}v_c +\frac{1}{L} v_s
\end{align*}§svg§600§FALSE§</svg:desc><draw:polygon draw:style-name="gr673" draw:text-style-name="P11" svg:width="2.2772in" svg:height="1.3799in" svg:x="0in" svg:y="0in" svg:viewBox="0 0 5785 3506" draw:points="2892,3506 0,3506 0,0 5785,0 5785,3506"><text:p/></draw:polygon><draw:path draw:style-name="gr674" draw:text-style-name="P12" svg:width="0.0728in" svg:height="0.0752in" svg:x="0.0047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75" draw:text-style-name="P12" svg:width="0.0465in" svg:height="0.0524in" svg:x="0.089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676" draw:text-style-name="P12" svg:width="0.1012in" svg:height="0.0067in" svg:x="0.202in" svg:y="0.052in" svg:viewBox="0 0 258 18" svg:d="M244 18c7 0 14 0 14-10 0-8-7-8-14-8h-230c-7 0-14 0-14 8 0 10 7 10 14 10z"><text:p/></draw:path><draw:path draw:style-name="gr677" draw:text-style-name="P12" svg:width="0.0728in" svg:height="0.0752in" svg:x="0.3591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78" draw:text-style-name="P12" svg:width="0.05in" svg:height="0.0524in" svg:x="0.4421in" svg:y="0.070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679" draw:text-style-name="P12" svg:width="0.1102in" svg:height="0.039in" svg:x="0.5579in" svg:y="0.0358in" svg:viewBox="0 0 281 100" svg:d="M266 17c8 0 15 0 15-9 0-8-7-8-13-8h-254c-7 0-14 0-14 8 0 9 7 9 14 9zM268 100c6 0 13 0 13-9 0-8-7-8-15-8h-252c-7 0-14 0-14 8 0 9 7 9 14 9z"><text:p/></draw:path><draw:path draw:style-name="gr680" draw:text-style-name="P12" svg:width="0.0728in" svg:height="0.0752in" svg:x="0.7283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81" draw:text-style-name="P12" svg:width="0.0902in" svg:height="0.0819in" svg:x="0.8122in" svg:y="0.0425in" svg:viewBox="0 0 230 209" svg:d="M102 22c1-10 1-10 8-11h20c27 0 61 0 61 30 0 13-6 31-19 42-12 9-30 14-51 14h-38zM156 102c34-8 66-30 66-56s-30-46-73-46h-91c-6 0-10 0-10 7 0 4 4 4 10 4 0 0 6 0 12 1 4 0 6 0 6 4 0 1 0 1-2 6l-39 158c-3 10-4 12-27 12-4 0-8 0-8 6 0 2 2 5 5 5 6 0 12-1 18-1s14 0 20 0 12 0 18 0c7 0 13 1 21 1 1 0 6 0 6-6 0-5-4-5-10-5-5 0-6 0-11-1-7-1-7-1-7-4 0-1 0-2 1-7l18-74h41c26 0 36 12 36 26 0 4-1 14-4 20-3 14-4 18-4 23 0 24 22 34 44 34 26 0 38-29 38-35 0-1 0-4-4-4s-5 2-6 5c-4 13-15 25-27 25-8 0-13-3-13-20 0-6 1-22 2-30 2-8 2-11 2-13 0-5 0-15-9-23-5-6-14-11-19-12z"><text:p/></draw:path><draw:path draw:style-name="gr682" draw:text-style-name="P12" svg:width="0.0602in" svg:height="0.0567in" svg:x="0.9138in" svg:y="0.0815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7 0 0-3 0-4 0-4z"><text:p/></draw:path><draw:path draw:style-name="gr683" draw:text-style-name="P12" svg:width="0.1102in" svg:height="0.1106in" svg:x="1.0461in" svg:y="0in" svg:viewBox="0 0 281 282" svg:d="M150 150h118c6 0 13 0 13-8 0-10-7-10-13-10h-118v-118c0-7 0-14-8-14-10 0-10 7-10 14v118h-118c-7 0-14 0-14 10 0 8 7 8 14 8h118v117c0 6 0 15 10 15 8 0 8-9 8-15z"><text:p/></draw:path><draw:path draw:style-name="gr684" draw:text-style-name="P12" svg:width="0.0728in" svg:height="0.0752in" svg:x="1.2079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685" draw:text-style-name="P12" svg:width="0.076in" svg:height="0.0795in" svg:x="1.2913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86" draw:text-style-name="P12" svg:width="0.0728in" svg:height="0.0752in" svg:x="0.3563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87" draw:text-style-name="P12" svg:width="0.0465in" svg:height="0.0524in" svg:x="0.4398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688" draw:text-style-name="P12" svg:width="0.1102in" svg:height="0.039in" svg:x="0.5579in" svg:y="0.3902in" svg:viewBox="0 0 281 100" svg:d="M266 17c8 0 15 0 15-9 0-8-7-8-13-8h-254c-7 0-14 0-14 8 0 9 7 9 14 9zM268 100c6 0 13 0 13-9 0-8-7-8-15-8h-252c-7 0-14 0-14 8 0 9 7 9 14 9z"><text:p/></draw:path><draw:path draw:style-name="gr689" draw:text-style-name="P12" svg:width="0.1185in" svg:height="0.1173in" svg:x="0.7303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0-44 50-50 0-4-4-4-6-4-3 0-3 2-4 6-11 31-29 38-39 38-14 0-17-10-17-26 0-14 3-35 4-48 1-6 2-15 2-21 0-32-28-44-39-49z"><text:p/></draw:path><draw:path draw:style-name="gr690" draw:text-style-name="P12" svg:width="0.076in" svg:height="0.0795in" svg:x="0.8579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91" draw:text-style-name="P12" svg:width="0.0441in" svg:height="0.1114in" svg:x="0.9539in" svg:y="0.3409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692" draw:text-style-name="P12" svg:width="0.076in" svg:height="0.0795in" svg:x="1.0146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93" draw:text-style-name="P12" svg:width="0.1102in" svg:height="0.1106in" svg:x="1.1516in" svg:y="0.3535in" svg:viewBox="0 0 281 282" svg:d="M150 150h118c6 0 13 0 13-8 0-10-7-10-13-10h-118v-118c0-7 0-14-8-14-10 0-10 7-10 14v118h-118c-7 0-14 0-14 10 0 8 7 8 14 8h118v117c0 6 0 15 10 15 8 0 8-9 8-15z"><text:p/></draw:path><draw:path draw:style-name="gr694" draw:text-style-name="P12" svg:width="0.1004in" svg:height="0.1134in" svg:x="1.315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695" draw:text-style-name="P12" svg:width="0.0791in" svg:height="0.1173in" svg:x="1.4476in" svg:y="0.2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696" draw:text-style-name="P12" svg:width="0.0441in" svg:height="0.1114in" svg:x="1.5327in" svg:y="0.228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697" draw:text-style-name="P12" svg:width="0.0756in" svg:height="0.0795in" svg:x="1.5933in" svg:y="0.2839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olygon draw:style-name="gr698" draw:text-style-name="P12" svg:width="0.2429in" svg:height="0.0067in" svg:x="1.4417in" svg:y="0.4055in" svg:viewBox="0 0 618 18" draw:points="310,18 0,18 0,0 618,0 618,18"><text:p/></draw:polygon><draw:path draw:style-name="gr699" draw:text-style-name="P12" svg:width="0.0791in" svg:height="0.1173in" svg:x="1.4965in" svg:y="0.449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700" draw:text-style-name="P12" svg:width="0.0512in" svg:height="0.1059in" svg:x="1.5799in" svg:y="0.460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701" draw:text-style-name="P12" svg:width="0.1102in" svg:height="0.1106in" svg:x="1.7504in" svg:y="0.3535in" svg:viewBox="0 0 281 282" svg:d="M150 150h118c6 0 13 0 13-8 0-10-7-10-13-10h-118v-118c0-7 0-14-8-14-10 0-10 7-10 14v118h-118c-7 0-14 0-14 10 0 8 7 8 14 8h118v117c0 6 0 15 10 15 8 0 8-9 8-15z"><text:p/></draw:path><draw:path draw:style-name="gr702" draw:text-style-name="P12" svg:width="0.0728in" svg:height="0.0752in" svg:x="1.9118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703" draw:text-style-name="P12" svg:width="0.05in" svg:height="0.0524in" svg:x="1.9953in" svg:y="0.424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704" draw:text-style-name="P12" svg:width="0.1004in" svg:height="0.1134in" svg:x="0.113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705" draw:text-style-name="P12" svg:width="0.0791in" svg:height="0.1173in" svg:x="0.2461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706" draw:text-style-name="P12" svg:width="0.0441in" svg:height="0.1114in" svg:x="0.3307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707" draw:text-style-name="P12" svg:width="0.076in" svg:height="0.0795in" svg:x="0.3909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708" draw:text-style-name="P12" svg:width="0.2429in" svg:height="0.0067in" svg:x="0.2394in" svg:y="0.8138in" svg:viewBox="0 0 618 18" draw:points="310,18 0,18 0,0 618,0 618,18"><text:p/></draw:polygon><draw:path draw:style-name="gr709" draw:text-style-name="P12" svg:width="0.0791in" svg:height="0.1173in" svg:x="0.2941in" svg:y="0.8567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710" draw:text-style-name="P12" svg:width="0.0512in" svg:height="0.1059in" svg:x="0.3783in" svg:y="0.8681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711" draw:text-style-name="P12" svg:width="0.1102in" svg:height="0.039in" svg:x="0.5579in" svg:y="0.7976in" svg:viewBox="0 0 281 100" svg:d="M266 17c8 0 15 0 15-9 0-8-7-8-13-8h-254c-7 0-14 0-14 8 0 9 7 9 14 9zM268 100c6 0 13 0 13-9 0-8-7-8-15-8h-252c-7 0-14 0-14 8 0 9 7 9 14 9z"><text:p/></draw:path><draw:path draw:style-name="gr712" draw:text-style-name="P12" svg:width="0.0728in" svg:height="0.0752in" svg:x="0.7283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713" draw:text-style-name="P12" svg:width="0.0465in" svg:height="0.0524in" svg:x="0.8122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714" draw:text-style-name="P12" svg:width="0.1012in" svg:height="0.0067in" svg:x="0.9256in" svg:y="0.8138in" svg:viewBox="0 0 258 18" svg:d="M244 18c7 0 14 0 14-10 0-8-7-8-14-8h-230c-7 0-14 0-14 8 0 10 7 10 14 10z"><text:p/></draw:path><draw:path draw:style-name="gr715" draw:text-style-name="P12" svg:width="0.1185in" svg:height="0.1173in" svg:x="1.085in" svg:y="0.744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0-44 50-50 0-4-4-4-6-4-3 0-3 2-4 6-11 31-29 38-39 38-14 0-17-10-17-26 0-14 3-35 4-48 1-6 2-15 2-21 0-32-28-44-39-49z"><text:p/></draw:path><draw:path draw:style-name="gr716" draw:text-style-name="P12" svg:width="0.076in" svg:height="0.0795in" svg:x="1.2118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717" draw:text-style-name="P12" svg:width="0.0441in" svg:height="0.1114in" svg:x="1.3079in" svg:y="0.7484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718" draw:text-style-name="P12" svg:width="0.076in" svg:height="0.0795in" svg:x="1.3685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719" draw:text-style-name="P12" svg:width="0.1012in" svg:height="0.0067in" svg:x="1.5106in" svg:y="0.8138in" svg:viewBox="0 0 258 18" svg:d="M244 18c7 0 14 0 14-10 0-8-7-8-14-8h-230c-7 0-14 0-14 8 0 10 7 10 14 10z"><text:p/></draw:path><draw:path draw:style-name="gr720" draw:text-style-name="P12" svg:width="0.0728in" svg:height="0.0752in" svg:x="1.6677in" svg:y="0.78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721" draw:text-style-name="P12" svg:width="0.05in" svg:height="0.0524in" svg:x="1.7504in" svg:y="0.8315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722" draw:text-style-name="P12" svg:width="0.0791in" svg:height="0.1173in" svg:x="0.2461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723" draw:text-style-name="P12" svg:width="0.0441in" svg:height="0.1114in" svg:x="0.3307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724" draw:text-style-name="P12" svg:width="0.076in" svg:height="0.0795in" svg:x="0.3909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725" draw:text-style-name="P12" svg:width="0.2429in" svg:height="0.0067in" svg:x="0.2394in" svg:y="1.2213in" svg:viewBox="0 0 618 18" draw:points="310,18 0,18 0,0 618,0 618,18"><text:p/></draw:polygon><draw:path draw:style-name="gr726" draw:text-style-name="P12" svg:width="0.0791in" svg:height="0.1173in" svg:x="0.2941in" svg:y="1.264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727" draw:text-style-name="P12" svg:width="0.0512in" svg:height="0.1059in" svg:x="0.3783in" svg:y="1.276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728" draw:text-style-name="P12" svg:width="0.1102in" svg:height="0.039in" svg:x="0.5579in" svg:y="1.2051in" svg:viewBox="0 0 281 100" svg:d="M266 17c8 0 15 0 15-9 0-8-7-8-13-8h-254c-7 0-14 0-14 8 0 9 7 9 14 9zM268 100c6 0 13 0 13-9 0-8-7-8-15-8h-252c-7 0-14 0-14 8 0 9 7 9 14 9z"><text:p/></draw:path><draw:path draw:style-name="gr729" draw:text-style-name="P12" svg:width="0.1012in" svg:height="0.0067in" svg:x="0.7374in" svg:y="1.2213in" svg:viewBox="0 0 258 18" svg:d="M244 18c7 0 14 0 14-10 0-8-7-8-14-8h-230c-7 0-14 0-14 8 0 10 7 10 14 10z"><text:p/></draw:path><draw:path draw:style-name="gr730" draw:text-style-name="P12" svg:width="0.1185in" svg:height="0.1173in" svg:x="0.8795in" svg:y="1.040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0-44 50-50 0-4-4-4-6-4-3 0-3 2-4 6-11 31-29 38-39 38-14 0-17-10-17-26 0-14 3-35 4-48 1-6 2-15 2-21 0-32-28-44-39-49z"><text:p/></draw:path><draw:path draw:style-name="gr731" draw:text-style-name="P12" svg:width="0.076in" svg:height="0.0795in" svg:x="1.0071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732" draw:text-style-name="P12" svg:width="0.2252in" svg:height="0.0067in" svg:x="0.8728in" svg:y="1.2213in" svg:viewBox="0 0 573 18" draw:points="287,18 0,18 0,0 573,0 573,18"><text:p/></draw:polygon><draw:path draw:style-name="gr733" draw:text-style-name="P12" svg:width="0.1004in" svg:height="0.1134in" svg:x="0.9358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734" draw:text-style-name="P12" svg:width="0.0441in" svg:height="0.1114in" svg:x="1.1228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735" draw:text-style-name="P12" svg:width="0.076in" svg:height="0.0795in" svg:x="1.1831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736" draw:text-style-name="P12" svg:width="0.1012in" svg:height="0.0067in" svg:x="1.3248in" svg:y="1.2213in" svg:viewBox="0 0 258 18" svg:d="M244 18c7 0 14 0 14-10 0-8-7-8-14-8h-230c-7 0-14 0-14 8 0 10 7 10 14 10z"><text:p/></draw:path><draw:path draw:style-name="gr737" draw:text-style-name="P12" svg:width="0.0547in" svg:height="0.1106in" svg:x="1.5272in" svg:y="1.0433in" svg:viewBox="0 0 140 282" svg:d="M88 11c0-10 0-11-10-11-28 26-65 26-78 26v15c8 0 34 0 55-12v219c0 16 0 21-38 21h-15v13c15-1 53-1 69-1 18 0 54 0 69 1v-13h-13c-38 0-39-5-39-21z"><text:p/></draw:path><draw:polygon draw:style-name="gr738" draw:text-style-name="P12" svg:width="0.113in" svg:height="0.0067in" svg:x="1.4972in" svg:y="1.2213in" svg:viewBox="0 0 288 18" draw:points="144,18 0,18 0,0 288,0 288,18"><text:p/></draw:polygon><draw:path draw:style-name="gr739" draw:text-style-name="P12" svg:width="0.1004in" svg:height="0.1134in" svg:x="1.5039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740" draw:text-style-name="P12" svg:width="0.0728in" svg:height="0.0752in" svg:x="1.635in" svg:y="1.192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741" draw:text-style-name="P12" svg:width="0.05in" svg:height="0.0524in" svg:x="1.7177in" svg:y="1.2402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742" draw:text-style-name="P12" svg:width="0.1102in" svg:height="0.1106in" svg:x="1.8244in" svg:y="1.1693in" svg:viewBox="0 0 281 282" svg:d="M150 150h118c6 0 13 0 13-8 0-10-7-10-13-10h-118v-118c0-7 0-14-8-14-10 0-10 7-10 14v118h-118c-7 0-14 0-14 10 0 8 7 8 14 8h118v117c0 6 0 15 10 15 8 0 8-9 8-15z"><text:p/></draw:path><draw:path draw:style-name="gr743" draw:text-style-name="P12" svg:width="0.0547in" svg:height="0.1106in" svg:x="2.0311in" svg:y="1.0433in" svg:viewBox="0 0 140 282" svg:d="M88 11c0-10 0-11-11-11-27 26-64 26-77 26v15c8 0 34 0 55-12v219c0 16 0 21-38 21h-15v13c15-1 53-1 69-1 18 0 54 0 69 1v-13h-13c-38 0-39-5-39-21z"><text:p/></draw:path><draw:polygon draw:style-name="gr744" draw:text-style-name="P12" svg:width="0.113in" svg:height="0.0067in" svg:x="2.0008in" svg:y="1.2213in" svg:viewBox="0 0 288 18" draw:points="144,18 0,18 0,0 288,0 288,18"><text:p/></draw:polygon><draw:path draw:style-name="gr745" draw:text-style-name="P12" svg:width="0.1004in" svg:height="0.1134in" svg:x="2.007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746" draw:text-style-name="P12" svg:width="0.0728in" svg:height="0.0752in" svg:x="2.1386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747" draw:text-style-name="P12" svg:width="0.0465in" svg:height="0.0524in" svg:x="2.2228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2"/>
      <text:p text:style-name="P2"/>
      <text:p text:style-name="P2"/>
      <text:p text:style-name="P2"><draw:g text:anchor-type="as-char" svg:y="-0.9555in" draw:z-index="1" draw:style-name="gr1"><svg:title>TexMaths</svg:title><svg:desc>12§latex§\begin{align*}
v_c - v_{out} &amp;= v_{L_{out}} \\
v_c &amp;= L_{out} \frac{di_{L_{out}}}{dt} +R_{load} i_{L_{out}} \\
v_c &amp;= L_{out}  \frac{d}{dt}\left[i_L + C\frac{dv_c}{dt}\right] +R_{load} \left(i_L + C\frac{dv_c}{dt}\right)   \\
v_c &amp;= L_{out}  \frac{di_L}{dt} + L_{out}  C\frac{d^2 v_c}{dt^2}  +R_{load} i_L + R_{load}C\frac{dv_c}{dt}   \\
\frac{d^2 v_c}{dt^2}  &amp;=  - \frac{R_{load}}{L_{out} C} i_L  - \frac{1}{C} \frac{di_L}{dt} + \frac{1}{L_{out} C} v_c - \frac{R_{load}}{L_{out}}\frac{dv_c}{dt}  \\
\end{align*}§svg§600§FALSE§</svg:desc><draw:polygon draw:style-name="gr30" draw:text-style-name="P11" svg:width="4.1665in" svg:height="1.9094in" svg:x="0in" svg:y="0in" svg:viewBox="0 0 10584 4851" draw:points="5293,4851 0,4851 0,0 10584,0 10584,4851"><text:p/></draw:polygon><draw:path draw:style-name="gr31" draw:text-style-name="P12" svg:width="0.0728in" svg:height="0.0752in" svg:x="0.0047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2" draw:text-style-name="P12" svg:width="0.05in" svg:height="0.0524in" svg:x="0.0878in" svg:y="0.0709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3" draw:text-style-name="P12" svg:width="0.1012in" svg:height="0.0067in" svg:x="0.1988in" svg:y="0.052in" svg:viewBox="0 0 258 18" svg:d="M244 18c7 0 14 0 14-10 0-8-7-8-14-8h-230c-7 0-14 0-14 8 0 10 7 10 14 10z"><text:p/></draw:path><draw:path draw:style-name="gr34" draw:text-style-name="P12" svg:width="0.0728in" svg:height="0.0752in" svg:x="0.3563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5" draw:text-style-name="P12" svg:width="0.0543in" svg:height="0.0524in" svg:x="0.439in" svg:y="0.0709in" svg:viewBox="0 0 139 134" svg:d="M139 52c0-33-24-52-54-52-44 0-85 41-85 82 0 30 22 52 54 52 43 0 85-39 85-82zM55 126c-15 0-30-10-30-32 0-14 6-42 17-59 13-18 30-27 43-27 17 0 30 11 30 33 0 7-3 37-17 57-10 18-28 28-43 28z"><text:p/></draw:path><draw:path draw:style-name="gr36" draw:text-style-name="P12" svg:width="0.0677in" svg:height="0.0524in" svg:x="0.5028in" svg:y="0.070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7" draw:text-style-name="P12" svg:width="0.0394in" svg:height="0.0736in" svg:x="0.5807in" svg:y="0.049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8" draw:text-style-name="P12" svg:width="0.1102in" svg:height="0.039in" svg:x="0.6894in" svg:y="0.0358in" svg:viewBox="0 0 281 100" svg:d="M266 17c8 0 15 0 15-9 0-8-7-8-13-8h-254c-7 0-14 0-14 8 0 9 7 9 14 9zM268 100c6 0 13 0 13-9 0-8-7-8-15-8h-252c-7 0-14 0-14 8 0 9 7 9 14 9z"><text:p/></draw:path><draw:path draw:style-name="gr39" draw:text-style-name="P12" svg:width="0.0728in" svg:height="0.0752in" svg:x="0.860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0" draw:text-style-name="P12" svg:width="0.0756in" svg:height="0.0795in" svg:x="0.9441in" svg:y="0.0429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41" draw:text-style-name="P12" svg:width="0.0441in" svg:height="0.0378in" svg:x="1.0362in" svg:y="0.102in" svg:viewBox="0 0 113 97" svg:d="M113 38c0-21-19-38-46-38-36 0-67 29-67 58 0 21 17 39 46 39 34 0 67-30 67-59zM46 89c-11 0-27-5-27-24 0-7 3-28 15-42 8-10 21-16 33-16s25 6 25 25c0 6-3 26-13 39-9 13-24 18-33 18z"><text:p/></draw:path><draw:path draw:style-name="gr42" draw:text-style-name="P12" svg:width="0.0555in" svg:height="0.0378in" svg:x="1.0933in" svg:y="0.10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43" draw:text-style-name="P12" svg:width="0.0323in" svg:height="0.0531in" svg:x="1.1626in" svg:y="0.086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44" draw:text-style-name="P12" svg:width="0.0728in" svg:height="0.0752in" svg:x="0.4906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5" draw:text-style-name="P12" svg:width="0.05in" svg:height="0.0524in" svg:x="0.5736in" svg:y="0.424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46" draw:text-style-name="P12" svg:width="0.1102in" svg:height="0.039in" svg:x="0.6894in" svg:y="0.3902in" svg:viewBox="0 0 281 100" svg:d="M266 17c8 0 15 0 15-9 0-8-7-8-13-8h-254c-7 0-14 0-14 8 0 9 7 9 14 9zM268 100c6 0 13 0 13-9 0-8-7-8-15-8h-252c-7 0-14 0-14 8 0 9 7 9 14 9z"><text:p/></draw:path><draw:path draw:style-name="gr47" draw:text-style-name="P12" svg:width="0.1004in" svg:height="0.1134in" svg:x="0.8622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48" draw:text-style-name="P12" svg:width="0.0543in" svg:height="0.0524in" svg:x="0.9756in" svg:y="0.424in" svg:viewBox="0 0 139 134" svg:d="M139 52c0-33-24-52-54-52-44 0-85 41-85 82 0 30 22 52 54 52 43 0 85-39 85-82zM55 126c-15 0-30-10-30-32 0-14 6-42 17-59 13-18 30-27 43-27 17 0 30 11 30 33 0 7-3 37-17 57-10 18-28 28-43 28z"><text:p/></draw:path><draw:path draw:style-name="gr49" draw:text-style-name="P12" svg:width="0.0677in" svg:height="0.0524in" svg:x="1.0394in" svg:y="0.42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50" draw:text-style-name="P12" svg:width="0.0394in" svg:height="0.0736in" svg:x="1.1173in" svg:y="0.402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51" draw:text-style-name="P12" svg:width="0.0791in" svg:height="0.1173in" svg:x="1.1972in" svg:y="0.2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2" draw:text-style-name="P12" svg:width="0.0441in" svg:height="0.1114in" svg:x="1.2823in" svg:y="0.228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3" draw:text-style-name="P12" svg:width="0.076in" svg:height="0.0795in" svg:x="1.3425in" svg:y="0.28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4" draw:text-style-name="P12" svg:width="0.0441in" svg:height="0.0378in" svg:x="1.4343in" svg:y="0.3429in" svg:viewBox="0 0 113 97" svg:d="M113 38c0-21-19-38-46-38-36 0-67 29-67 58 0 21 17 39 46 39 34 0 67-30 67-59zM46 89c-11 0-27-5-27-24 0-7 3-28 15-42 8-10 21-16 33-16s25 6 25 25c0 6-3 26-13 39-9 13-24 18-33 18z"><text:p/></draw:path><draw:path draw:style-name="gr55" draw:text-style-name="P12" svg:width="0.0555in" svg:height="0.0378in" svg:x="1.4913in" svg:y="0.342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6" draw:text-style-name="P12" svg:width="0.0323in" svg:height="0.0531in" svg:x="1.5614in" svg:y="0.3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57" draw:text-style-name="P12" svg:width="0.4268in" svg:height="0.0067in" svg:x="1.1909in" svg:y="0.4055in" svg:viewBox="0 0 1085 18" draw:points="542,18 0,18 0,0 1085,0 1085,18"><text:p/></draw:polygon><draw:path draw:style-name="gr58" draw:text-style-name="P12" svg:width="0.0791in" svg:height="0.1173in" svg:x="1.3374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9" draw:text-style-name="P12" svg:width="0.0512in" svg:height="0.1059in" svg:x="1.4217in" svg:y="0.460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60" draw:text-style-name="P12" svg:width="0.1102in" svg:height="0.1106in" svg:x="1.6839in" svg:y="0.3535in" svg:viewBox="0 0 281 282" svg:d="M150 150h118c6 0 13 0 13-8 0-10-7-10-13-10h-118v-118c0-7 0-14-8-14-10 0-10 7-10 14v118h-118c-7 0-14 0-14 10 0 8 7 8 14 8h118v118c0 6 0 14 10 14 8 0 8-8 8-14z"><text:p/></draw:path><draw:path draw:style-name="gr61" draw:text-style-name="P12" svg:width="0.1185in" svg:height="0.1173in" svg:x="1.8472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62" draw:text-style-name="P12" svg:width="0.026in" svg:height="0.0819in" svg:x="1.9736in" svg:y="0.3949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63" draw:text-style-name="P12" svg:width="0.0543in" svg:height="0.0524in" svg:x="2.0161in" svg:y="0.424in" svg:viewBox="0 0 139 134" svg:d="M139 52c0-33-24-52-54-52-44 0-85 41-85 82 0 30 22 52 54 52 43 0 85-39 85-82zM55 126c-15 0-30-10-30-32 0-14 6-42 17-59 13-18 30-27 43-27 17 0 30 11 30 33 0 7-3 37-17 57-10 18-28 28-43 28z"><text:p/></draw:path><draw:path draw:style-name="gr64" draw:text-style-name="P12" svg:width="0.0591in" svg:height="0.0524in" svg:x="2.0815in" svg:y="0.424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65" draw:text-style-name="P12" svg:width="0.0594in" svg:height="0.0819in" svg:x="2.1539in" svg:y="0.394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66" draw:text-style-name="P12" svg:width="0.0441in" svg:height="0.1114in" svg:x="2.2295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67" draw:text-style-name="P12" svg:width="0.076in" svg:height="0.0795in" svg:x="2.2894in" svg:y="0.395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8" draw:text-style-name="P12" svg:width="0.0441in" svg:height="0.0378in" svg:x="2.3815in" svg:y="0.4551in" svg:viewBox="0 0 113 97" svg:d="M113 38c0-21-19-38-46-38-36 0-67 29-67 58 0 21 17 39 46 39 34 0 67-30 67-59zM46 89c-11 0-27-5-27-24 0-7 3-28 15-42 8-10 21-16 33-16s25 6 25 24c0 7-3 27-13 40-9 13-24 18-33 18z"><text:p/></draw:path><draw:path draw:style-name="gr69" draw:text-style-name="P12" svg:width="0.0555in" svg:height="0.0378in" svg:x="2.4386in" svg:y="0.455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70" draw:text-style-name="P12" svg:width="0.0323in" svg:height="0.0531in" svg:x="2.5083in" svg:y="0.440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71" draw:text-style-name="P12" svg:width="0.0728in" svg:height="0.0752in" svg:x="0.4906in" svg:y="0.797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72" draw:text-style-name="P12" svg:width="0.05in" svg:height="0.0524in" svg:x="0.5736in" svg:y="0.8449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73" draw:text-style-name="P12" svg:width="0.1102in" svg:height="0.039in" svg:x="0.6894in" svg:y="0.8102in" svg:viewBox="0 0 281 100" svg:d="M266 17c8 0 15 0 15-9 0-8-7-8-13-8h-254c-7 0-14 0-14 8 0 9 7 9 14 9zM268 100c6 0 13 0 13-9 0-8-7-8-15-8h-252c-7 0-14 0-14 8 0 9 7 9 14 9z"><text:p/></draw:path><draw:path draw:style-name="gr74" draw:text-style-name="P12" svg:width="0.1004in" svg:height="0.1134in" svg:x="0.8622in" svg:y="0.7579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75" draw:text-style-name="P12" svg:width="0.0543in" svg:height="0.0524in" svg:x="0.9756in" svg:y="0.8449in" svg:viewBox="0 0 139 134" svg:d="M139 52c0-33-24-52-54-52-44 0-85 41-85 82 0 30 22 52 54 52 43 0 85-39 85-82zM55 126c-15 0-30-10-30-32 0-14 6-42 17-59 13-18 30-27 43-27 17 0 30 11 30 33 0 7-3 37-17 57-10 18-28 28-43 28z"><text:p/></draw:path><draw:path draw:style-name="gr76" draw:text-style-name="P12" svg:width="0.0677in" svg:height="0.0524in" svg:x="1.0394in" svg:y="0.844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77" draw:text-style-name="P12" svg:width="0.0394in" svg:height="0.0736in" svg:x="1.1173in" svg:y="0.823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78" draw:text-style-name="P12" svg:width="0.0791in" svg:height="0.1173in" svg:x="1.2272in" svg:y="0.64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olygon draw:style-name="gr79" draw:text-style-name="P12" svg:width="0.1461in" svg:height="0.0067in" svg:x="1.1909in" svg:y="0.8264in" svg:viewBox="0 0 372 18" draw:points="186,18 0,18 0,0 372,0 372,18"><text:p/></draw:polygon><draw:path draw:style-name="gr80" draw:text-style-name="P12" svg:width="0.0791in" svg:height="0.1173in" svg:x="1.1972in" svg:y="0.870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81" draw:text-style-name="P12" svg:width="0.0512in" svg:height="0.1059in" svg:x="1.2811in" svg:y="0.8811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olygon draw:style-name="gr82" draw:text-style-name="P12" svg:width="0.0441in" svg:height="0.3984in" svg:x="1.4264in" svg:y="0.6311in" svg:viewBox="0 0 113 1013" draw:points="0,1013 113,1013 113,990 23,990 23,23 113,23 113,0 0,0"><text:p/></draw:polygon><draw:path draw:style-name="gr83" draw:text-style-name="P12" svg:width="0.0441in" svg:height="0.1114in" svg:x="1.4772in" svg:y="0.761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84" draw:text-style-name="P12" svg:width="0.076in" svg:height="0.0795in" svg:x="1.5378in" svg:y="0.8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5" draw:text-style-name="P12" svg:width="0.1102in" svg:height="0.1106in" svg:x="1.6752in" svg:y="0.7744in" svg:viewBox="0 0 281 282" svg:d="M150 150h118c6 0 13 0 13-8 0-10-7-10-13-10h-118v-118c0-7 0-14-8-14-10 0-10 7-10 14v118h-118c-7 0-14 0-14 10 0 8 7 8 14 8h118v118c0 6 0 14 10 14 8 0 8-8 8-14z"><text:p/></draw:path><draw:path draw:style-name="gr86" draw:text-style-name="P12" svg:width="0.1177in" svg:height="0.1205in" svg:x="1.8402in" svg:y="0.754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87" draw:text-style-name="P12" svg:width="0.0791in" svg:height="0.1173in" svg:x="1.989in" svg:y="0.64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88" draw:text-style-name="P12" svg:width="0.0728in" svg:height="0.0752in" svg:x="2.074in" svg:y="0.685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89" draw:text-style-name="P12" svg:width="0.05in" svg:height="0.0524in" svg:x="2.1567in" svg:y="0.7331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olygon draw:style-name="gr90" draw:text-style-name="P12" svg:width="0.235in" svg:height="0.0067in" svg:x="1.9823in" svg:y="0.8264in" svg:viewBox="0 0 598 18" draw:points="299,18 0,18 0,0 598,0 598,18"><text:p/></draw:polygon><draw:path draw:style-name="gr91" draw:text-style-name="P12" svg:width="0.0791in" svg:height="0.1173in" svg:x="2.0335in" svg:y="0.870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92" draw:text-style-name="P12" svg:width="0.0512in" svg:height="0.1059in" svg:x="2.1169in" svg:y="0.88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olygon draw:style-name="gr93" draw:text-style-name="P12" svg:width="0.0441in" svg:height="0.3984in" svg:x="2.2394in" svg:y="0.6311in" svg:viewBox="0 0 113 1013" draw:points="89,990 0,990 0,1013 113,1013 113,0 0,0 0,23 89,23"><text:p/></draw:polygon><draw:path draw:style-name="gr94" draw:text-style-name="P12" svg:width="0.1102in" svg:height="0.1106in" svg:x="2.3713in" svg:y="0.7744in" svg:viewBox="0 0 281 282" svg:d="M150 150h118c6 0 13 0 13-8 0-10-7-10-13-10h-118v-118c0-7 0-14-8-14-10 0-10 7-10 14v118h-118c-7 0-14 0-14 10 0 8 7 8 14 8h118v118c0 6 0 14 10 14 8 0 8-8 8-14z"><text:p/></draw:path><draw:path draw:style-name="gr95" draw:text-style-name="P12" svg:width="0.1185in" svg:height="0.1173in" svg:x="2.5346in" svg:y="0.757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96" draw:text-style-name="P12" svg:width="0.026in" svg:height="0.0819in" svg:x="2.6606in" svg:y="0.8161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97" draw:text-style-name="P12" svg:width="0.0543in" svg:height="0.0524in" svg:x="2.7035in" svg:y="0.8449in" svg:viewBox="0 0 139 134" svg:d="M139 52c0-33-25-52-54-52-44 0-85 41-85 82 0 30 22 52 54 52 43 0 85-39 85-82zM55 126c-15 0-30-10-30-32 0-14 6-42 17-59 13-18 30-27 43-27 17 0 30 11 30 33 0 7-3 37-17 57-10 18-28 28-43 28z"><text:p/></draw:path><draw:path draw:style-name="gr98" draw:text-style-name="P12" svg:width="0.0591in" svg:height="0.0524in" svg:x="2.7689in" svg:y="0.8449in" svg:viewBox="0 0 151 134" svg:d="M108 17c-7-10-17-17-31-17-39 0-77 42-77 84 0 29 19 50 46 50 14 0 28-9 42-21 6 19 21 21 30 21 10 0 18-7 24-16 6-11 9-28 9-29 0-5-3-5-5-5-3 0-4 2-6 10-3 14-9 32-21 32-9 0-11-7-11-14 0-5 4-17 5-24 2-9 5-21 7-27l6-23c1-7 5-21 5-22 0-8-5-10-10-10s-12 4-13 11zM89 94c-3 9-10 14-16 20-3 2-14 12-27 12-11 0-22-8-22-29 0-15 8-49 16-61 13-24 28-28 37-28 20 0 26 23 26 27 0 1 0 2-1 3z"><text:p/></draw:path><draw:path draw:style-name="gr99" draw:text-style-name="P12" svg:width="0.0594in" svg:height="0.0819in" svg:x="2.8413in" svg:y="0.8161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100" draw:text-style-name="P12" svg:width="0.0819in" svg:height="0.3984in" svg:x="2.9736in" svg:y="0.6311in" svg:viewBox="0 0 209 1013" svg:d="M209 1009c0-2-1-4-3-4-15-16-44-44-72-91-68-108-98-245-98-408 0-114 14-259 84-385 34-61 68-95 88-114 1 0 1-1 1-3 0-4-4-4-10-4-5 0-6 0-13 7-142 129-186 322-186 499 0 166 38 333 146 460 9 9 24 26 42 42 5 5 6 5 11 5 6 0 10 0 10-4z"><text:p/></draw:path><draw:path draw:style-name="gr101" draw:text-style-name="P12" svg:width="0.0441in" svg:height="0.1114in" svg:x="3.0661in" svg:y="0.761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102" draw:text-style-name="P12" svg:width="0.076in" svg:height="0.0795in" svg:x="3.1264in" svg:y="0.8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03" draw:text-style-name="P12" svg:width="0.1102in" svg:height="0.1106in" svg:x="3.2642in" svg:y="0.7744in" svg:viewBox="0 0 281 282" svg:d="M150 150h118c6 0 13 0 13-8 0-10-7-10-13-10h-118v-118c0-7 0-14-8-14-10 0-10 7-10 14v118h-118c-7 0-14 0-14 10 0 8 7 8 14 8h118v118c0 6 0 14 10 14 8 0 8-8 8-14z"><text:p/></draw:path><draw:path draw:style-name="gr104" draw:text-style-name="P12" svg:width="0.1177in" svg:height="0.1205in" svg:x="3.4295in" svg:y="0.754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05" draw:text-style-name="P12" svg:width="0.0791in" svg:height="0.1173in" svg:x="3.5776in" svg:y="0.64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06" draw:text-style-name="P12" svg:width="0.0728in" svg:height="0.0752in" svg:x="3.6622in" svg:y="0.685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7" draw:text-style-name="P12" svg:width="0.05in" svg:height="0.0524in" svg:x="3.7453in" svg:y="0.7331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olygon draw:style-name="gr108" draw:text-style-name="P12" svg:width="0.235in" svg:height="0.0067in" svg:x="3.5709in" svg:y="0.8264in" svg:viewBox="0 0 598 18" draw:points="299,18 0,18 0,0 598,0 598,18"><text:p/></draw:polygon><draw:path draw:style-name="gr109" draw:text-style-name="P12" svg:width="0.0791in" svg:height="0.1173in" svg:x="3.622in" svg:y="0.8701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10" draw:text-style-name="P12" svg:width="0.0512in" svg:height="0.1059in" svg:x="3.7051in" svg:y="0.88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111" draw:text-style-name="P12" svg:width="0.0819in" svg:height="0.3984in" svg:x="3.8319in" svg:y="0.6311in" svg:viewBox="0 0 209 1013" svg:d="M209 506c0-165-39-332-147-459-8-10-24-27-40-42-6-5-8-5-14-5-4 0-8 0-8 4 0 2 2 3 2 4 15 16 44 44 72 90 68 108 100 245 100 408 0 114-16 259-85 385-34 62-70 95-87 114-1 0-2 2-2 4 0 4 4 4 8 4 6 0 8 0 14-8 142-128 187-321 187-499z"><text:p/></draw:path><draw:path draw:style-name="gr112" draw:text-style-name="P12" svg:width="0.0728in" svg:height="0.0752in" svg:x="0.4906in" svg:y="1.269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13" draw:text-style-name="P12" svg:width="0.05in" svg:height="0.0524in" svg:x="0.5736in" svg:y="1.3169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114" draw:text-style-name="P12" svg:width="0.1102in" svg:height="0.039in" svg:x="0.6894in" svg:y="1.2819in" svg:viewBox="0 0 281 100" svg:d="M266 17c8 0 15 0 15-9 0-8-7-8-13-8h-254c-7 0-14 0-14 8 0 9 7 9 14 9zM268 100c6 0 13 0 13-9 0-8-7-8-15-8h-252c-7 0-14 0-14 8 0 9 7 9 14 9z"><text:p/></draw:path><draw:path draw:style-name="gr115" draw:text-style-name="P12" svg:width="0.1004in" svg:height="0.1134in" svg:x="0.8622in" svg:y="1.229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116" draw:text-style-name="P12" svg:width="0.0543in" svg:height="0.0524in" svg:x="0.9756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117" draw:text-style-name="P12" svg:width="0.0677in" svg:height="0.0524in" svg:x="1.0394in" svg:y="1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118" draw:text-style-name="P12" svg:width="0.0394in" svg:height="0.0736in" svg:x="1.1173in" svg:y="1.294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19" draw:text-style-name="P12" svg:width="0.0791in" svg:height="0.1173in" svg:x="1.1972in" svg:y="1.1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20" draw:text-style-name="P12" svg:width="0.0441in" svg:height="0.1114in" svg:x="1.2823in" svg:y="1.12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21" draw:text-style-name="P12" svg:width="0.076in" svg:height="0.0795in" svg:x="1.3425in" svg:y="1.17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22" draw:text-style-name="P12" svg:width="0.2429in" svg:height="0.0067in" svg:x="1.1909in" svg:y="1.2984in" svg:viewBox="0 0 618 18" draw:points="310,18 0,18 0,0 618,0 618,18"><text:p/></draw:polygon><draw:path draw:style-name="gr123" draw:text-style-name="P12" svg:width="0.0791in" svg:height="0.1173in" svg:x="1.2457in" svg:y="1.34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24" draw:text-style-name="P12" svg:width="0.0512in" svg:height="0.1059in" svg:x="1.3295in" svg:y="1.353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125" draw:text-style-name="P12" svg:width="0.1102in" svg:height="0.1106in" svg:x="1.5in" svg:y="1.2461in" svg:viewBox="0 0 281 282" svg:d="M150 150h118c6 0 13 0 13-8 0-10-7-10-13-10h-118v-118c0-7 0-14-8-14-10 0-10 7-10 14v118h-118c-7 0-14 0-14 10 0 8 7 8 14 8h118v118c0 6 0 14 10 14 8 0 8-8 8-14z"><text:p/></draw:path><draw:path draw:style-name="gr126" draw:text-style-name="P12" svg:width="0.1004in" svg:height="0.1134in" svg:x="1.6634in" svg:y="1.229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127" draw:text-style-name="P12" svg:width="0.0543in" svg:height="0.0524in" svg:x="1.7772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128" draw:text-style-name="P12" svg:width="0.0677in" svg:height="0.0524in" svg:x="1.8406in" svg:y="1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129" draw:text-style-name="P12" svg:width="0.0394in" svg:height="0.0736in" svg:x="1.9189in" svg:y="1.294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30" draw:text-style-name="P12" svg:width="0.1177in" svg:height="0.1205in" svg:x="1.9803in" svg:y="1.22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31" draw:text-style-name="P12" svg:width="0.0791in" svg:height="0.1173in" svg:x="2.1291in" svg:y="1.1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32" draw:text-style-name="P12" svg:width="0.0516in" svg:height="0.0772in" svg:x="2.2165in" svg:y="1.093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33" draw:text-style-name="P12" svg:width="0.0728in" svg:height="0.0752in" svg:x="2.2886in" svg:y="1.157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34" draw:text-style-name="P12" svg:width="0.05in" svg:height="0.0524in" svg:x="2.3713in" svg:y="1.2047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olygon draw:style-name="gr135" draw:text-style-name="P12" svg:width="0.3091in" svg:height="0.0067in" svg:x="2.1224in" svg:y="1.2984in" svg:viewBox="0 0 786 18" draw:points="392,18 0,18 0,0 786,0 786,18"><text:p/></draw:polygon><draw:path draw:style-name="gr136" draw:text-style-name="P12" svg:width="0.0791in" svg:height="0.1173in" svg:x="2.1736in" svg:y="1.34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37" draw:text-style-name="P12" svg:width="0.0512in" svg:height="0.1059in" svg:x="2.2571in" svg:y="1.353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138" draw:text-style-name="P12" svg:width="0.0516in" svg:height="0.0772in" svg:x="2.3205in" svg:y="1.331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39" draw:text-style-name="P12" svg:width="0.1102in" svg:height="0.1106in" svg:x="2.4976in" svg:y="1.2461in" svg:viewBox="0 0 281 282" svg:d="M150 150h118c6 0 13 0 13-8 0-10-7-10-13-10h-118v-118c0-7 0-14-8-14-10 0-10 7-10 14v118h-118c-7 0-14 0-14 10 0 8 7 8 14 8h118v118c0 6 0 14 10 14 8 0 8-8 8-14z"><text:p/></draw:path><draw:path draw:style-name="gr140" draw:text-style-name="P12" svg:width="0.1185in" svg:height="0.1173in" svg:x="2.6618in" svg:y="1.22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141" draw:text-style-name="P12" svg:width="0.026in" svg:height="0.0819in" svg:x="2.7878in" svg:y="1.28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42" draw:text-style-name="P12" svg:width="0.0543in" svg:height="0.0524in" svg:x="2.8303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143" draw:text-style-name="P12" svg:width="0.0591in" svg:height="0.0524in" svg:x="2.8961in" svg:y="1.3169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144" draw:text-style-name="P12" svg:width="0.0594in" svg:height="0.0819in" svg:x="2.9681in" svg:y="1.287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145" draw:text-style-name="P12" svg:width="0.0441in" svg:height="0.1114in" svg:x="3.0433in" svg:y="1.233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46" draw:text-style-name="P12" svg:width="0.076in" svg:height="0.0795in" svg:x="3.1039in" svg:y="1.288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47" draw:text-style-name="P12" svg:width="0.1102in" svg:height="0.1106in" svg:x="3.2413in" svg:y="1.2461in" svg:viewBox="0 0 281 282" svg:d="M150 150h118c6 0 13 0 13-8 0-10-7-10-13-10h-118v-118c0-7 0-14-8-14-10 0-10 7-10 14v118h-118c-7 0-14 0-14 10 0 8 7 8 14 8h118v118c0 6 0 14 10 14 8 0 8-8 8-14z"><text:p/></draw:path><draw:path draw:style-name="gr148" draw:text-style-name="P12" svg:width="0.1185in" svg:height="0.1173in" svg:x="3.4047in" svg:y="1.22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149" draw:text-style-name="P12" svg:width="0.026in" svg:height="0.0819in" svg:x="3.5315in" svg:y="1.28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50" draw:text-style-name="P12" svg:width="0.0543in" svg:height="0.0524in" svg:x="3.574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151" draw:text-style-name="P12" svg:width="0.0591in" svg:height="0.0524in" svg:x="3.639in" svg:y="1.3169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152" draw:text-style-name="P12" svg:width="0.0594in" svg:height="0.0819in" svg:x="3.7114in" svg:y="1.28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153" draw:text-style-name="P12" svg:width="0.1177in" svg:height="0.1205in" svg:x="3.7902in" svg:y="1.22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54" draw:text-style-name="P12" svg:width="0.0791in" svg:height="0.1173in" svg:x="3.9386in" svg:y="1.1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55" draw:text-style-name="P12" svg:width="0.0728in" svg:height="0.0752in" svg:x="4.0232in" svg:y="1.157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156" draw:text-style-name="P12" svg:width="0.05in" svg:height="0.0524in" svg:x="4.1059in" svg:y="1.2047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olygon draw:style-name="gr157" draw:text-style-name="P12" svg:width="0.235in" svg:height="0.0067in" svg:x="3.9319in" svg:y="1.2984in" svg:viewBox="0 0 598 18" draw:points="299,18 0,18 0,0 598,0 598,18"><text:p/></draw:polygon><draw:path draw:style-name="gr158" draw:text-style-name="P12" svg:width="0.0791in" svg:height="0.1173in" svg:x="3.9831in" svg:y="1.34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59" draw:text-style-name="P12" svg:width="0.0512in" svg:height="0.1059in" svg:x="4.0661in" svg:y="1.353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160" draw:text-style-name="P12" svg:width="0.0791in" svg:height="0.1173in" svg:x="0.3118in" svg:y="1.54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61" draw:text-style-name="P12" svg:width="0.0516in" svg:height="0.0772in" svg:x="0.3988in" svg:y="1.520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62" draw:text-style-name="P12" svg:width="0.0728in" svg:height="0.0752in" svg:x="0.4709in" svg:y="1.585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163" draw:text-style-name="P12" svg:width="0.05in" svg:height="0.0524in" svg:x="0.5535in" svg:y="1.631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olygon draw:style-name="gr164" draw:text-style-name="P12" svg:width="0.3091in" svg:height="0.0067in" svg:x="0.3051in" svg:y="1.7256in" svg:viewBox="0 0 786 18" draw:points="392,18 0,18 0,0 786,0 786,18"><text:p/></draw:polygon><draw:path draw:style-name="gr165" draw:text-style-name="P12" svg:width="0.0791in" svg:height="0.1173in" svg:x="0.3559in" svg:y="1.76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166" draw:text-style-name="P12" svg:width="0.0512in" svg:height="0.1059in" svg:x="0.4394in" svg:y="1.780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167" draw:text-style-name="P12" svg:width="0.0516in" svg:height="0.0772in" svg:x="0.5031in" svg:y="1.759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68" draw:text-style-name="P12" svg:width="0.1102in" svg:height="0.039in" svg:x="0.6894in" svg:y="1.7098in" svg:viewBox="0 0 281 100" svg:d="M266 17c8 0 15 0 15-9 0-8-7-8-13-8h-254c-7 0-14 0-14 8 0 9 7 9 14 9zM268 100c6 0 13 0 13-9 0-8-7-8-15-8h-252c-7 0-14 0-14 8 0 9 7 9 14 9z"><text:p/></draw:path><draw:path draw:style-name="gr169" draw:text-style-name="P12" svg:width="0.1012in" svg:height="0.0067in" svg:x="0.8693in" svg:y="1.7256in" svg:viewBox="0 0 258 18" svg:d="M244 18c7 0 14 0 14-10 0-8-7-8-14-8h-230c-7 0-14 0-14 8 0 10 7 10 14 10z"><text:p/></draw:path><draw:path draw:style-name="gr170" draw:text-style-name="P12" svg:width="0.1185in" svg:height="0.1173in" svg:x="1.0421in" svg:y="1.544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171" draw:text-style-name="P12" svg:width="0.026in" svg:height="0.0819in" svg:x="1.1689in" svg:y="1.602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172" draw:text-style-name="P12" svg:width="0.0543in" svg:height="0.0524in" svg:x="1.2118in" svg:y="1.6319in" svg:viewBox="0 0 139 134" svg:d="M139 52c0-33-24-52-54-52-44 0-85 41-85 82 0 30 22 52 54 52 43 0 85-39 85-82zM55 126c-15 0-30-10-30-32 0-14 6-42 17-59 13-18 30-27 43-27 17 0 30 11 30 33 0 7-3 37-17 57-10 18-28 28-43 28z"><text:p/></draw:path><draw:path draw:style-name="gr173" draw:text-style-name="P12" svg:width="0.0591in" svg:height="0.0524in" svg:x="1.2768in" svg:y="1.6319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174" draw:text-style-name="P12" svg:width="0.0594in" svg:height="0.0819in" svg:x="1.3488in" svg:y="1.6024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olygon draw:style-name="gr175" draw:text-style-name="P12" svg:width="0.4461in" svg:height="0.0067in" svg:x="1.0043in" svg:y="1.7256in" svg:viewBox="0 0 1134 18" draw:points="568,18 0,18 0,0 1134,0 1134,18"><text:p/></draw:polygon><draw:path draw:style-name="gr176" draw:text-style-name="P12" svg:width="0.1004in" svg:height="0.1134in" svg:x="1.011in" svg:y="1.77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77" draw:text-style-name="P12" svg:width="0.0543in" svg:height="0.0524in" svg:x="1.1248in" svg:y="1.8579in" svg:viewBox="0 0 139 134" svg:d="M139 52c0-33-24-52-54-52-44 0-85 41-85 82 0 30 22 52 54 52 43 0 85-39 85-82zM55 126c-15 0-30-10-30-32 0-14 6-42 17-59 13-18 30-27 43-27 17 0 30 11 30 33 0 7-3 37-17 57-10 18-28 28-43 28z"><text:p/></draw:path><draw:path draw:style-name="gr178" draw:text-style-name="P12" svg:width="0.0677in" svg:height="0.0524in" svg:x="1.1886in" svg:y="1.857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79" draw:text-style-name="P12" svg:width="0.0394in" svg:height="0.0736in" svg:x="1.2665in" svg:y="1.83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80" draw:text-style-name="P12" svg:width="0.1177in" svg:height="0.1205in" svg:x="1.3283in" svg:y="1.7673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181" draw:text-style-name="P12" svg:width="0.0441in" svg:height="0.1114in" svg:x="1.4748in" svg:y="1.660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82" draw:text-style-name="P12" svg:width="0.076in" svg:height="0.0795in" svg:x="1.5354in" svg:y="1.716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83" draw:text-style-name="P12" svg:width="0.1012in" svg:height="0.0067in" svg:x="1.6776in" svg:y="1.7256in" svg:viewBox="0 0 258 18" svg:d="M244 18c7 0 14 0 14-10 0-8-7-8-14-8h-230c-7 0-14 0-14 8 0 10 7 10 14 10z"><text:p/></draw:path><draw:path draw:style-name="gr184" draw:text-style-name="P12" svg:width="0.0547in" svg:height="0.1106in" svg:x="1.8886in" svg:y="1.5476in" svg:viewBox="0 0 140 282" svg:d="M88 11c0-10 0-11-10-11-28 26-65 26-78 26v15c8 0 34 0 55-12v219c0 16 0 21-38 21h-15v13c15-1 53-1 69-1 18 0 54 0 69 1v-13h-13c-38 0-39-5-39-21z"><text:p/></draw:path><draw:polygon draw:style-name="gr185" draw:text-style-name="P12" svg:width="0.1303in" svg:height="0.0067in" svg:x="1.85in" svg:y="1.7256in" svg:viewBox="0 0 332 18" draw:points="166,18 0,18 0,0 332,0 332,18"><text:p/></draw:polygon><draw:path draw:style-name="gr186" draw:text-style-name="P12" svg:width="0.1177in" svg:height="0.1205in" svg:x="1.8587in" svg:y="1.767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87" draw:text-style-name="P12" svg:width="0.0791in" svg:height="0.1173in" svg:x="2.0268in" svg:y="1.54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188" draw:text-style-name="P12" svg:width="0.0441in" svg:height="0.1114in" svg:x="2.1118in" svg:y="1.548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189" draw:text-style-name="P12" svg:width="0.076in" svg:height="0.0795in" svg:x="2.172in" svg:y="1.6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190" draw:text-style-name="P12" svg:width="0.2429in" svg:height="0.0067in" svg:x="2.0205in" svg:y="1.7256in" svg:viewBox="0 0 618 18" draw:points="310,18 0,18 0,0 618,0 618,18"><text:p/></draw:polygon><draw:path draw:style-name="gr191" draw:text-style-name="P12" svg:width="0.0791in" svg:height="0.1173in" svg:x="2.0752in" svg:y="1.769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92" draw:text-style-name="P12" svg:width="0.0512in" svg:height="0.1059in" svg:x="2.1591in" svg:y="1.78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193" draw:text-style-name="P12" svg:width="0.1102in" svg:height="0.1106in" svg:x="2.3295in" svg:y="1.6736in" svg:viewBox="0 0 281 282" svg:d="M150 150h118c6 0 13 0 13-8 0-10-7-10-13-10h-118v-118c0-7 0-14-8-14-10 0-10 7-10 14v118h-118c-7 0-14 0-14 10 0 8 7 8 14 8h118v118c0 6 0 14 10 14 8 0 8-8 8-14z"><text:p/></draw:path><draw:path draw:style-name="gr194" draw:text-style-name="P12" svg:width="0.0547in" svg:height="0.1106in" svg:x="2.7024in" svg:y="1.5476in" svg:viewBox="0 0 140 282" svg:d="M88 11c0-10 0-11-11-11-27 26-64 26-77 26v15c8 0 34 0 55-12v219c0 16 0 21-38 21h-15v13c15-1 53-1 69-1 18 0 54 0 69 1v-13h-13c-38 0-39-5-39-21z"><text:p/></draw:path><draw:polygon draw:style-name="gr195" draw:text-style-name="P12" svg:width="0.4461in" svg:height="0.0067in" svg:x="2.5063in" svg:y="1.7256in" svg:viewBox="0 0 1134 18" draw:points="568,18 0,18 0,0 1134,0 1134,18"><text:p/></draw:polygon><draw:path draw:style-name="gr196" draw:text-style-name="P12" svg:width="0.1004in" svg:height="0.1134in" svg:x="2.513in" svg:y="1.7713in" svg:viewBox="0 0 256 289" svg:d="M142 32c4-14 4-19 44-19 13 0 17 0 17-8 0-5-5-5-7-5-14 0-50 1-63 1-12 0-43-1-56-1-3 0-7 0-7 8 0 5 3 5 10 5 2 0 10 0 17 1 7 0 11 2 11 8 0 0 0 2-1 7l-57 228c-4 15-4 19-38 19-8 0-12 0-12 8 0 5 4 5 12 5h196c10 0 10 0 13-7l33-92c2-4 2-5 2-5 0-3-2-5-5-5-4 0-4 2-7 10-15 38-34 86-107 86h-40c-6 0-7 0-8 0-5 0-6-1-6-5 0-1 0-2 1-9z"><text:p/></draw:path><draw:path draw:style-name="gr197" draw:text-style-name="P12" svg:width="0.0543in" svg:height="0.0524in" svg:x="2.6264in" svg:y="1.8579in" svg:viewBox="0 0 139 134" svg:d="M139 52c0-33-24-52-54-52-44 0-85 41-85 82 0 30 22 52 54 52 43 0 85-39 85-82zM55 126c-15 0-30-10-30-32 0-14 6-42 17-59 13-18 30-27 43-27 17 0 30 11 30 33 0 7-3 37-17 57-10 18-28 28-43 28z"><text:p/></draw:path><draw:path draw:style-name="gr198" draw:text-style-name="P12" svg:width="0.0677in" svg:height="0.0524in" svg:x="2.6906in" svg:y="1.857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199" draw:text-style-name="P12" svg:width="0.0394in" svg:height="0.0736in" svg:x="2.7681in" svg:y="1.83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00" draw:text-style-name="P12" svg:width="0.1177in" svg:height="0.1205in" svg:x="2.8303in" svg:y="1.767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201" draw:text-style-name="P12" svg:width="0.0728in" svg:height="0.0752in" svg:x="2.9772in" svg:y="1.696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02" draw:text-style-name="P12" svg:width="0.05in" svg:height="0.0524in" svg:x="3.0598in" svg:y="1.7441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203" draw:text-style-name="P12" svg:width="0.1012in" svg:height="0.0067in" svg:x="3.1709in" svg:y="1.7256in" svg:viewBox="0 0 258 18" svg:d="M244 18c7 0 14 0 14-10 0-8-7-8-14-8h-230c-7 0-14 0-14 8 0 10 7 10 14 10z"><text:p/></draw:path><draw:path draw:style-name="gr204" draw:text-style-name="P12" svg:width="0.1185in" svg:height="0.1173in" svg:x="3.35in" svg:y="1.544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205" draw:text-style-name="P12" svg:width="0.026in" svg:height="0.0819in" svg:x="3.4768in" svg:y="1.602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206" draw:text-style-name="P12" svg:width="0.0543in" svg:height="0.0524in" svg:x="3.5193in" svg:y="1.6319in" svg:viewBox="0 0 139 134" svg:d="M139 52c0-33-24-52-54-52-44 0-85 41-85 82 0 30 22 52 54 52 43 0 85-39 85-82zM55 126c-15 0-30-10-30-32 0-14 6-42 17-59 13-18 30-27 43-27 17 0 30 11 30 33 0 7-3 37-17 57-10 18-28 28-43 28z"><text:p/></draw:path><draw:path draw:style-name="gr207" draw:text-style-name="P12" svg:width="0.0591in" svg:height="0.0524in" svg:x="3.5843in" svg:y="1.6319in" svg:viewBox="0 0 151 134" svg:d="M108 17c-7-10-17-17-31-17-39 0-77 42-77 84 0 29 19 50 46 50 14 0 28-9 42-21 6 19 22 21 30 21 10 0 18-7 24-16 6-11 9-28 9-29 0-5-3-5-5-5-3 0-4 1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208" draw:text-style-name="P12" svg:width="0.0594in" svg:height="0.0819in" svg:x="3.6567in" svg:y="1.602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olygon draw:style-name="gr209" draw:text-style-name="P12" svg:width="0.3839in" svg:height="0.0067in" svg:x="3.3433in" svg:y="1.7256in" svg:viewBox="0 0 976 18" draw:points="487,18 0,18 0,0 976,0 976,18"><text:p/></draw:polygon><draw:path draw:style-name="gr210" draw:text-style-name="P12" svg:width="0.1004in" svg:height="0.1134in" svg:x="3.3839in" svg:y="1.77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211" draw:text-style-name="P12" svg:width="0.0543in" svg:height="0.0524in" svg:x="3.4972in" svg:y="1.8579in" svg:viewBox="0 0 139 134" svg:d="M139 52c0-33-24-52-54-52-44 0-85 41-85 82 0 30 22 52 54 52 43 0 85-39 85-82zM55 126c-15 0-30-10-30-32 0-14 6-42 17-59 13-18 30-27 43-27 17 0 30 11 30 33 0 7-3 37-17 57-10 18-28 28-43 28z"><text:p/></draw:path><draw:path draw:style-name="gr212" draw:text-style-name="P12" svg:width="0.0677in" svg:height="0.0524in" svg:x="3.5614in" svg:y="1.857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13" draw:text-style-name="P12" svg:width="0.0394in" svg:height="0.0736in" svg:x="3.639in" svg:y="1.83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214" draw:text-style-name="P12" svg:width="0.0791in" svg:height="0.1173in" svg:x="3.7732in" svg:y="1.54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15" draw:text-style-name="P12" svg:width="0.0728in" svg:height="0.0752in" svg:x="3.8583in" svg:y="1.5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16" draw:text-style-name="P12" svg:width="0.05in" svg:height="0.0524in" svg:x="3.9409in" svg:y="1.631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olygon draw:style-name="gr217" draw:text-style-name="P12" svg:width="0.235in" svg:height="0.0067in" svg:x="3.7665in" svg:y="1.7256in" svg:viewBox="0 0 598 18" draw:points="299,18 0,18 0,0 598,0 598,18"><text:p/></draw:polygon><draw:path draw:style-name="gr218" draw:text-style-name="P12" svg:width="0.0791in" svg:height="0.1173in" svg:x="3.8173in" svg:y="1.76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19" draw:text-style-name="P12" svg:width="0.0512in" svg:height="0.1059in" svg:x="3.9012in" svg:y="1.780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/draw:g></text:p>
      <text:p text:style-name="P2"/>
      <text:p text:style-name="P2"/>
      <text:p text:style-name="P1"><draw:g text:anchor-type="as-char" svg:y="-0.4571in" draw:z-index="2" draw:style-name="gr1"><svg:title>TexMaths</svg:title><svg:desc>12§display§\frac{d}{dt}
\begin{bmatrix}
i_L \\ \dot{i_L} \\ v_C \\ \dot{v_C}
\end{bmatrix}
=
\begin{bmatrix}
-\frac{R_L}{L} &amp; 0 &amp; -\frac{1}{L} &amp; 0 \\ 
0 &amp; 0 &amp; 0 &amp; 0\\ 
0 &amp; 0 &amp; 0 &amp; 1\\ 
-\frac{R_{load}}{L_{out} C} &amp; -\frac{1}{C} &amp; \frac{1}{L_{out}C} &amp; -\frac{R_{load}}{L_{out}}
\end{bmatrix}

\begin{bmatrix}
i_L \\ \dot{i_L} \\ v_C \\ \dot{v_C}
\end{bmatrix}

+

\begin{bmatrix}
\frac{1}{L} \\ 0 \\ 0 \\ 0
\end{bmatrix}

v_s§svg§600§FALSE§</svg:desc><draw:polygon draw:style-name="gr220" draw:text-style-name="P11" svg:width="4.4988in" svg:height="0.828in" svg:x="0in" svg:y="0in" svg:viewBox="0 0 11428 2104" draw:points="5715,2104 0,2104 0,0 11428,0 11428,2104"><text:p/></draw:polygon><draw:path draw:style-name="gr221" draw:text-style-name="P12" svg:width="0.0791in" svg:height="0.1173in" svg:x="0.037in" svg:y="0.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222" draw:text-style-name="P12" svg:width="0.1461in" svg:height="0.0067in" svg:x="0in" svg:y="0.4106in" svg:viewBox="0 0 372 18" draw:points="186,18 0,18 0,0 372,0 372,18"><text:p/></draw:polygon><draw:path draw:style-name="gr223" draw:text-style-name="P12" svg:width="0.0791in" svg:height="0.1173in" svg:x="0.0067in" svg:y="0.454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24" draw:text-style-name="P12" svg:width="0.0512in" svg:height="0.1059in" svg:x="0.0902in" svg:y="0.465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225" draw:text-style-name="P12" svg:width="0.0555in" svg:height="0.2984in" svg:x="0.248in" svg:y="0.0161in" svg:viewBox="0 0 142 759" draw:points="0,759 30,759 30,29 142,29 142,0 0,0"><text:p/></draw:polygon><draw:polygon draw:style-name="gr226" draw:text-style-name="P12" svg:width="0.0114in" svg:height="0.0996in" svg:x="0.248in" svg:y="0.3146in" svg:viewBox="0 0 30 254" draw:points="0,254 30,254 30,0 0,0"><text:p/></draw:polygon><draw:polygon draw:style-name="gr227" draw:text-style-name="P12" svg:width="0.0114in" svg:height="0.0996in" svg:x="0.248in" svg:y="0.4134in" svg:viewBox="0 0 30 254" draw:points="0,254 30,254 30,0 0,0"><text:p/></draw:polygon><draw:polygon draw:style-name="gr228" draw:text-style-name="P12" svg:width="0.0555in" svg:height="0.2984in" svg:x="0.248in" svg:y="0.5138in" svg:viewBox="0 0 142 759" draw:points="0,759 142,759 142,731 30,731 30,0 0,0"><text:p/></draw:polygon><draw:path draw:style-name="gr229" draw:text-style-name="P12" svg:width="0.0441in" svg:height="0.1114in" svg:x="0.3276in" svg:y="0.040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30" draw:text-style-name="P12" svg:width="0.076in" svg:height="0.0795in" svg:x="0.3878in" svg:y="0.0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31" draw:text-style-name="P12" svg:width="0.0177in" svg:height="0.0177in" svg:x="0.3921in" svg:y="0.2098in" svg:viewBox="0 0 46 46" svg:d="M46 23c0-11-10-23-23-23-15 0-23 12-23 23 0 12 10 23 23 23 14 0 23-12 23-23z"><text:p/></draw:path><draw:path draw:style-name="gr232" draw:text-style-name="P12" svg:width="0.0441in" svg:height="0.1114in" svg:x="0.3276in" svg:y="0.249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33" draw:text-style-name="P12" svg:width="0.076in" svg:height="0.0795in" svg:x="0.3878in" svg:y="0.3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34" draw:text-style-name="P12" svg:width="0.0728in" svg:height="0.0752in" svg:x="0.3094in" svg:y="0.484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35" draw:text-style-name="P12" svg:width="0.0898in" svg:height="0.0839in" svg:x="0.3937in" svg:y="0.502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236" draw:text-style-name="P12" svg:width="0.0177in" svg:height="0.0177in" svg:x="0.3921in" svg:y="0.6465in" svg:viewBox="0 0 46 46" svg:d="M46 23c0-11-10-23-23-23-15 0-23 12-23 23 0 12 10 23 23 23 14 0 23-12 23-23z"><text:p/></draw:path><draw:path draw:style-name="gr237" draw:text-style-name="P12" svg:width="0.0728in" svg:height="0.0752in" svg:x="0.3094in" svg:y="0.683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38" draw:text-style-name="P12" svg:width="0.0898in" svg:height="0.0839in" svg:x="0.3937in" svg:y="0.7008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239" draw:text-style-name="P12" svg:width="0.0555in" svg:height="0.2984in" svg:x="0.498in" svg:y="0.0161in" svg:viewBox="0 0 142 759" draw:points="113,759 142,759 142,0 0,0 0,29 113,29"><text:p/></draw:polygon><draw:polygon draw:style-name="gr240" draw:text-style-name="P12" svg:width="0.0114in" svg:height="0.0996in" svg:x="0.5417in" svg:y="0.3146in" svg:viewBox="0 0 30 254" draw:points="0,254 30,254 30,0 0,0"><text:p/></draw:polygon><draw:polygon draw:style-name="gr241" draw:text-style-name="P12" svg:width="0.0114in" svg:height="0.0996in" svg:x="0.5417in" svg:y="0.4134in" svg:viewBox="0 0 30 254" draw:points="0,254 30,254 30,0 0,0"><text:p/></draw:polygon><draw:polygon draw:style-name="gr242" draw:text-style-name="P12" svg:width="0.0555in" svg:height="0.2984in" svg:x="0.498in" svg:y="0.5138in" svg:viewBox="0 0 142 759" draw:points="113,731 0,731 0,759 142,759 142,0 113,0"><text:p/></draw:polygon><draw:path draw:style-name="gr243" draw:text-style-name="P12" svg:width="0.1102in" svg:height="0.039in" svg:x="0.663in" svg:y="0.3945in" svg:viewBox="0 0 281 100" svg:d="M266 17c8 0 15 0 15-9 0-8-7-8-13-8h-254c-7 0-14 0-14 8 0 9 7 9 14 9zM268 100c6 0 13 0 13-9 0-8-7-8-15-8h-252c-7 0-14 0-14 8 0 9 7 9 14 9z"><text:p/></draw:path><draw:polygon draw:style-name="gr244" draw:text-style-name="P12" svg:width="0.0555in" svg:height="0.2984in" svg:x="0.8831in" svg:y="0.0161in" svg:viewBox="0 0 142 759" draw:points="0,759 30,759 30,29 142,29 142,0 0,0"><text:p/></draw:polygon><draw:polygon draw:style-name="gr245" draw:text-style-name="P12" svg:width="0.0114in" svg:height="0.0996in" svg:x="0.8831in" svg:y="0.3146in" svg:viewBox="0 0 30 254" draw:points="0,254 30,254 30,0 0,0"><text:p/></draw:polygon><draw:polygon draw:style-name="gr246" draw:text-style-name="P12" svg:width="0.0114in" svg:height="0.0996in" svg:x="0.8831in" svg:y="0.4134in" svg:viewBox="0 0 30 254" draw:points="0,254 30,254 30,0 0,0"><text:p/></draw:polygon><draw:polygon draw:style-name="gr247" draw:text-style-name="P12" svg:width="0.0555in" svg:height="0.2984in" svg:x="0.8831in" svg:y="0.5138in" svg:viewBox="0 0 142 759" draw:points="0,759 142,759 142,731 30,731 30,0 0,0"><text:p/></draw:polygon><draw:path draw:style-name="gr248" draw:text-style-name="P12" svg:width="0.1012in" svg:height="0.0067in" svg:x="1.0488in" svg:y="0.1031in" svg:viewBox="0 0 258 18" svg:d="M244 18c7 0 14 0 14-10 0-8-7-8-14-8h-230c-7 0-14 0-14 8 0 10 7 10 14 10z"><text:p/></draw:path><draw:path draw:style-name="gr249" draw:text-style-name="P12" svg:width="0.0902in" svg:height="0.0819in" svg:x="1.1921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250" draw:text-style-name="P12" svg:width="0.0602in" svg:height="0.0567in" svg:x="1.2937in" svg:y="0.0394in" svg:viewBox="0 0 154 145" svg:d="M77 18c1-6 2-6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251" draw:text-style-name="P12" svg:width="0.1878in" svg:height="0.0067in" svg:x="1.1839in" svg:y="0.1031in" svg:viewBox="0 0 478 18" draw:points="239,18 0,18 0,0 478,0 478,18"><text:p/></draw:polygon><draw:path draw:style-name="gr252" draw:text-style-name="P12" svg:width="0.076in" svg:height="0.0795in" svg:x="1.2406in" svg:y="0.1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53" draw:text-style-name="P12" svg:width="0.0701in" svg:height="0.1138in" svg:x="1.7543in" svg:y="0.0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54" draw:text-style-name="P12" svg:width="0.1012in" svg:height="0.0067in" svg:x="2.1839in" svg:y="0.1031in" svg:viewBox="0 0 258 18" svg:d="M244 18c7 0 14 0 14-10 0-8-7-8-14-8h-230c-7 0-14 0-14 8 0 10 7 10 14 10z"><text:p/></draw:path><draw:path draw:style-name="gr255" draw:text-style-name="P12" svg:width="0.0421in" svg:height="0.0772in" svg:x="2.3445in" svg:y="0.0043in" svg:viewBox="0 0 108 197" svg:d="M67 8c0-8-1-8-8-8-19 18-47 19-59 19v11c7 0 26 0 43-8v151c0 9 0 13-30 13h-11v11c5 0 42-1 53-1 10 0 47 1 53 1v-11h-11c-30 0-30-4-30-13z"><text:p/></draw:path><draw:polygon draw:style-name="gr256" draw:text-style-name="P12" svg:width="0.0913in" svg:height="0.0067in" svg:x="2.3193in" svg:y="0.1031in" svg:viewBox="0 0 233 18" draw:points="116,18 0,18 0,0 233,0 233,18"><text:p/></draw:polygon><draw:path draw:style-name="gr257" draw:text-style-name="P12" svg:width="0.076in" svg:height="0.0795in" svg:x="2.3272in" svg:y="0.1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58" draw:text-style-name="P12" svg:width="0.0701in" svg:height="0.1138in" svg:x="2.8909in" svg:y="0.0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59" draw:text-style-name="P12" svg:width="0.0701in" svg:height="0.1138in" svg:x="1.1783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260" draw:text-style-name="P12" svg:width="0.0701in" svg:height="0.1138in" svg:x="1.7543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61" draw:text-style-name="P12" svg:width="0.0701in" svg:height="0.1138in" svg:x="2.265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62" draw:text-style-name="P12" svg:width="0.0701in" svg:height="0.1138in" svg:x="2.8909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63" draw:text-style-name="P12" svg:width="0.0701in" svg:height="0.1138in" svg:x="1.1783in" svg:y="0.435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264" draw:text-style-name="P12" svg:width="0.0701in" svg:height="0.1138in" svg:x="1.7543in" svg:y="0.435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65" draw:text-style-name="P12" svg:width="0.0701in" svg:height="0.1138in" svg:x="2.265in" svg:y="0.435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66" draw:text-style-name="P12" svg:width="0.0547in" svg:height="0.1106in" svg:x="2.8996in" svg:y="0.4358in" svg:viewBox="0 0 140 282" svg:d="M88 11c0-10 0-11-11-11-27 26-64 26-77 26v15c8 0 34 0 55-12v219c0 16 0 21-38 21h-15v13c15-1 53-1 69-1 18 0 54 0 69 1v-13h-13c-38 0-39-5-39-21z"><text:p/></draw:path><draw:path draw:style-name="gr267" draw:text-style-name="P12" svg:width="0.1012in" svg:height="0.0067in" svg:x="0.9535in" svg:y="0.7094in" svg:viewBox="0 0 258 18" svg:d="M244 18c7 0 14 0 14-10 0-8-7-8-14-8h-230c-7 0-14 0-14 8 0 10 7 10 14 10z"><text:p/></draw:path><draw:path draw:style-name="gr268" draw:text-style-name="P12" svg:width="0.0902in" svg:height="0.0819in" svg:x="1.1197in" svg:y="0.60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269" draw:text-style-name="P12" svg:width="0.0209in" svg:height="0.0587in" svg:x="1.2205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270" draw:text-style-name="P12" svg:width="0.0441in" svg:height="0.0378in" svg:x="1.2606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271" draw:text-style-name="P12" svg:width="0.0476in" svg:height="0.0378in" svg:x="1.3185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272" draw:text-style-name="P12" svg:width="0.0476in" svg:height="0.0587in" svg:x="1.3831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273" draw:text-style-name="P12" svg:width="0.3783in" svg:height="0.0067in" svg:x="1.089in" svg:y="0.7094in" svg:viewBox="0 0 962 18" draw:points="481,18 0,18 0,0 962,0 962,18"><text:p/></draw:polygon><draw:path draw:style-name="gr274" draw:text-style-name="P12" svg:width="0.076in" svg:height="0.0795in" svg:x="1.0969in" svg:y="0.731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75" draw:text-style-name="P12" svg:width="0.0441in" svg:height="0.0374in" svg:x="1.1886in" svg:y="0.7913in" svg:viewBox="0 0 113 96" svg:d="M113 38c0-21-19-38-46-38-36 0-67 29-67 58 0 21 17 38 46 38 34 0 67-29 67-58zM46 89c-11 0-27-5-27-24 0-7 3-28 15-42 8-10 21-16 33-16s25 6 25 24c0 7-2 27-13 40-9 13-24 18-33 18z"><text:p/></draw:path><draw:path draw:style-name="gr276" draw:text-style-name="P12" svg:width="0.0555in" svg:height="0.0374in" svg:x="1.2457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277" draw:text-style-name="P12" svg:width="0.0323in" svg:height="0.0531in" svg:x="1.3154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278" draw:text-style-name="P12" svg:width="0.0898in" svg:height="0.0839in" svg:x="1.3717in" svg:y="0.7299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279" draw:text-style-name="P12" svg:width="0.1012in" svg:height="0.0067in" svg:x="1.6669in" svg:y="0.7094in" svg:viewBox="0 0 258 18" svg:d="M244 18c7 0 14 0 14-10 0-8-7-8-14-8h-230c-7 0-14 0-14 8 0 10 7 10 14 10z"><text:p/></draw:path><draw:path draw:style-name="gr280" draw:text-style-name="P12" svg:width="0.0421in" svg:height="0.0772in" svg:x="1.8331in" svg:y="0.6118in" svg:viewBox="0 0 108 197" svg:d="M67 8c0-8-1-8-8-8-19 18-47 19-59 19v11c7 0 26 0 43-8v151c0 9 0 13-30 13h-11v11c5 0 42-1 53-1 10 0 47 1 53 1v-11h-11c-30 0-30-4-30-13z"><text:p/></draw:path><draw:polygon draw:style-name="gr281" draw:text-style-name="P12" svg:width="0.1035in" svg:height="0.0067in" svg:x="1.802in" svg:y="0.7094in" svg:viewBox="0 0 264 18" draw:points="132,18 0,18 0,0 264,0 264,18"><text:p/></draw:polygon><draw:path draw:style-name="gr282" draw:text-style-name="P12" svg:width="0.0898in" svg:height="0.0839in" svg:x="1.8098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283" draw:text-style-name="P12" svg:width="0.0421in" svg:height="0.0772in" svg:x="2.2795in" svg:y="0.6118in" svg:viewBox="0 0 108 197" svg:d="M67 8c0-8-1-8-8-8-19 18-47 19-59 19v11c7 0 26 0 43-8v151c0 9 0 13-30 13h-11v11c5 0 42-1 53-1 10 0 47 1 53 1v-11h-11c-30 0-30-4-30-13z"><text:p/></draw:path><draw:polygon draw:style-name="gr284" draw:text-style-name="P12" svg:width="0.3783in" svg:height="0.0067in" svg:x="2.1114in" svg:y="0.7094in" svg:viewBox="0 0 962 18" draw:points="481,18 0,18 0,0 962,0 962,18"><text:p/></draw:polygon><draw:path draw:style-name="gr285" draw:text-style-name="P12" svg:width="0.076in" svg:height="0.0795in" svg:x="2.1193in" svg:y="0.731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86" draw:text-style-name="P12" svg:width="0.0441in" svg:height="0.0374in" svg:x="2.211in" svg:y="0.7913in" svg:viewBox="0 0 113 96" svg:d="M113 38c0-21-19-38-46-38-36 0-67 29-67 58 0 21 17 38 46 38 34 0 67-29 67-58zM46 89c-11 0-27-5-27-24 0-7 3-28 15-42 8-10 21-16 33-16s25 6 25 24c0 7-3 27-13 40-9 13-24 18-33 18z"><text:p/></draw:path><draw:path draw:style-name="gr287" draw:text-style-name="P12" svg:width="0.0555in" svg:height="0.0374in" svg:x="2.2681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288" draw:text-style-name="P12" svg:width="0.0323in" svg:height="0.0531in" svg:x="2.3382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289" draw:text-style-name="P12" svg:width="0.0898in" svg:height="0.0839in" svg:x="2.3941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290" draw:text-style-name="P12" svg:width="0.1012in" svg:height="0.0067in" svg:x="2.6894in" svg:y="0.7094in" svg:viewBox="0 0 258 18" svg:d="M244 18c7 0 14 0 14-10 0-8-7-8-14-8h-230c-7 0-14 0-14 8 0 10 7 10 14 10z"><text:p/></draw:path><draw:path draw:style-name="gr291" draw:text-style-name="P12" svg:width="0.0902in" svg:height="0.0819in" svg:x="2.8327in" svg:y="0.6059in" svg:viewBox="0 0 230 209" svg:d="M102 22c1-10 1-10 8-11h20c27 0 61 0 61 30 0 13-6 31-19 42-12 9-30 14-51 14h-38zM156 102c34-8 66-30 66-56s-30-46-73-46h-91c-6 0-10 0-10 7 0 4 4 4 10 4 0 0 6 0 12 1 4 0 6 0 6 4 0 1 0 1-2 6l-39 158c-3 10-4 12-27 12-4 0-8 0-8 6 0 2 2 5 5 5 6 0 12-1 18-1s14 0 20 0 12 0 18 0c7 0 13 1 21 1 1 0 6 0 6-6 0-5-4-5-10-5-5 0-6 0-11-1-7-1-7-1-7-4 0-1 0-2 1-7l18-74h41c26 0 36 12 36 26 0 4-1 14-4 20-3 14-4 18-4 23 0 24 22 34 44 34 26 0 38-29 38-35 0-1 0-4-4-4s-5 2-6 5c-4 13-15 25-27 25-8 0-13-3-13-20 0-6 1-22 2-30 2-8 2-11 2-13 0-5 0-15-9-23-5-6-14-11-19-12z"><text:p/></draw:path><draw:path draw:style-name="gr292" draw:text-style-name="P12" svg:width="0.0209in" svg:height="0.0587in" svg:x="2.9335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293" draw:text-style-name="P12" svg:width="0.0441in" svg:height="0.0378in" svg:x="2.9732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294" draw:text-style-name="P12" svg:width="0.0476in" svg:height="0.0378in" svg:x="3.0311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295" draw:text-style-name="P12" svg:width="0.0476in" svg:height="0.0587in" svg:x="3.0961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296" draw:text-style-name="P12" svg:width="0.3323in" svg:height="0.0067in" svg:x="2.8244in" svg:y="0.7094in" svg:viewBox="0 0 845 18" draw:points="422,18 0,18 0,0 845,0 845,18"><text:p/></draw:polygon><draw:path draw:style-name="gr297" draw:text-style-name="P12" svg:width="0.076in" svg:height="0.0795in" svg:x="2.861in" svg:y="0.731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98" draw:text-style-name="P12" svg:width="0.0441in" svg:height="0.0374in" svg:x="2.9528in" svg:y="0.7913in" svg:viewBox="0 0 113 96" svg:d="M113 38c0-21-19-38-46-38-36 0-67 29-67 58 0 21 17 38 46 38 34 0 67-29 67-58zM46 89c-11 0-27-5-27-24 0-7 3-28 15-42 8-10 21-16 33-16s25 6 25 24c0 7-2 27-13 40-9 13-24 18-33 18z"><text:p/></draw:path><draw:path draw:style-name="gr299" draw:text-style-name="P12" svg:width="0.0555in" svg:height="0.0374in" svg:x="3.0098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8 0 13-2 18-11 6-8 10-20 10-21 0-4-5-4-5-4-5 0-5 1-5 5-5 17-10 24-17 24s-8-5-8-11c0-4 6-30 14-62 1-4 1-5 1-6 0-5-4-8-8-8-8 0-10 8-11 14z"><text:p/></draw:path><draw:path draw:style-name="gr300" draw:text-style-name="P12" svg:width="0.0323in" svg:height="0.0531in" svg:x="3.0799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01" draw:text-style-name="P12" svg:width="0.0555in" svg:height="0.2984in" svg:x="3.1776in" svg:y="0.0161in" svg:viewBox="0 0 142 759" draw:points="113,759 142,759 142,0 0,0 0,29 113,29"><text:p/></draw:polygon><draw:polygon draw:style-name="gr302" draw:text-style-name="P12" svg:width="0.0114in" svg:height="0.0996in" svg:x="3.2217in" svg:y="0.3146in" svg:viewBox="0 0 30 254" draw:points="0,254 30,254 30,0 0,0"><text:p/></draw:polygon><draw:polygon draw:style-name="gr303" draw:text-style-name="P12" svg:width="0.0114in" svg:height="0.0996in" svg:x="3.2217in" svg:y="0.4134in" svg:viewBox="0 0 30 254" draw:points="0,254 30,254 30,0 0,0"><text:p/></draw:polygon><draw:polygon draw:style-name="gr304" draw:text-style-name="P12" svg:width="0.0555in" svg:height="0.2984in" svg:x="3.1776in" svg:y="0.5138in" svg:viewBox="0 0 142 759" draw:points="113,731 0,731 0,759 142,759 142,0 113,0"><text:p/></draw:polygon><draw:polygon draw:style-name="gr305" draw:text-style-name="P12" svg:width="0.0555in" svg:height="0.2984in" svg:x="3.3417in" svg:y="0.0161in" svg:viewBox="0 0 142 759" draw:points="0,759 30,759 30,29 142,29 142,0 0,0"><text:p/></draw:polygon><draw:polygon draw:style-name="gr306" draw:text-style-name="P12" svg:width="0.0114in" svg:height="0.0996in" svg:x="3.3417in" svg:y="0.3146in" svg:viewBox="0 0 30 254" draw:points="0,254 30,254 30,0 0,0"><text:p/></draw:polygon><draw:polygon draw:style-name="gr307" draw:text-style-name="P12" svg:width="0.0114in" svg:height="0.0996in" svg:x="3.3417in" svg:y="0.4134in" svg:viewBox="0 0 30 254" draw:points="0,254 30,254 30,0 0,0"><text:p/></draw:polygon><draw:polygon draw:style-name="gr308" draw:text-style-name="P12" svg:width="0.0555in" svg:height="0.2984in" svg:x="3.3417in" svg:y="0.5138in" svg:viewBox="0 0 142 759" draw:points="0,759 142,759 142,731 30,731 30,0 0,0"><text:p/></draw:polygon><draw:path draw:style-name="gr309" draw:text-style-name="P12" svg:width="0.0441in" svg:height="0.1114in" svg:x="3.4205in" svg:y="0.040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10" draw:text-style-name="P12" svg:width="0.0756in" svg:height="0.0795in" svg:x="3.4811in" svg:y="0.0957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11" draw:text-style-name="P12" svg:width="0.0177in" svg:height="0.0177in" svg:x="3.4854in" svg:y="0.2098in" svg:viewBox="0 0 46 46" svg:d="M46 23c0-11-10-23-23-23-15 0-23 12-23 23 0 12 10 23 23 23 14 0 23-12 23-23z"><text:p/></draw:path><draw:path draw:style-name="gr312" draw:text-style-name="P12" svg:width="0.0441in" svg:height="0.1114in" svg:x="3.4205in" svg:y="0.249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13" draw:text-style-name="P12" svg:width="0.0756in" svg:height="0.0795in" svg:x="3.4811in" svg:y="0.3043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14" draw:text-style-name="P12" svg:width="0.0728in" svg:height="0.0752in" svg:x="3.4028in" svg:y="0.484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15" draw:text-style-name="P12" svg:width="0.0898in" svg:height="0.0839in" svg:x="3.4866in" svg:y="0.502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16" draw:text-style-name="P12" svg:width="0.0177in" svg:height="0.0177in" svg:x="3.4854in" svg:y="0.6465in" svg:viewBox="0 0 46 46" svg:d="M46 23c0-11-10-23-23-23-15 0-23 12-23 23 0 12 10 23 23 23 14 0 23-12 23-23z"><text:p/></draw:path><draw:path draw:style-name="gr317" draw:text-style-name="P12" svg:width="0.0728in" svg:height="0.0752in" svg:x="3.4028in" svg:y="0.683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18" draw:text-style-name="P12" svg:width="0.0898in" svg:height="0.0839in" svg:x="3.4866in" svg:y="0.700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19" draw:text-style-name="P12" svg:width="0.0555in" svg:height="0.2984in" svg:x="3.5909in" svg:y="0.0161in" svg:viewBox="0 0 142 759" draw:points="113,759 142,759 142,0 0,0 0,29 113,29"><text:p/></draw:polygon><draw:polygon draw:style-name="gr320" draw:text-style-name="P12" svg:width="0.0114in" svg:height="0.0996in" svg:x="3.635in" svg:y="0.3146in" svg:viewBox="0 0 30 254" draw:points="0,254 30,254 30,0 0,0"><text:p/></draw:polygon><draw:polygon draw:style-name="gr321" draw:text-style-name="P12" svg:width="0.0114in" svg:height="0.0996in" svg:x="3.635in" svg:y="0.4134in" svg:viewBox="0 0 30 254" draw:points="0,254 30,254 30,0 0,0"><text:p/></draw:polygon><draw:polygon draw:style-name="gr322" draw:text-style-name="P12" svg:width="0.0555in" svg:height="0.2984in" svg:x="3.5909in" svg:y="0.5138in" svg:viewBox="0 0 142 759" draw:points="113,731 0,731 0,759 142,759 142,0 113,0"><text:p/></draw:polygon><draw:path draw:style-name="gr323" draw:text-style-name="P12" svg:width="0.1102in" svg:height="0.1106in" svg:x="3.7654in" svg:y="0.3583in" svg:viewBox="0 0 281 282" svg:d="M150 150h118c6 0 13 0 13-8 0-10-7-10-13-10h-118v-118c0-7 0-14-8-14-10 0-10 7-10 14v118h-118c-7 0-14 0-14 10 0 8 7 8 14 8h118v118c0 6 0 14 10 14 8 0 8-8 8-14z"><text:p/></draw:path><draw:polygon draw:style-name="gr324" draw:text-style-name="P12" svg:width="0.0555in" svg:height="0.2984in" svg:x="3.9953in" svg:y="0.0161in" svg:viewBox="0 0 142 759" draw:points="0,759 30,759 30,29 142,29 142,0 0,0"><text:p/></draw:polygon><draw:polygon draw:style-name="gr325" draw:text-style-name="P12" svg:width="0.0114in" svg:height="0.0996in" svg:x="3.9953in" svg:y="0.3146in" svg:viewBox="0 0 30 254" draw:points="0,254 30,254 30,0 0,0"><text:p/></draw:polygon><draw:polygon draw:style-name="gr326" draw:text-style-name="P12" svg:width="0.0114in" svg:height="0.0996in" svg:x="3.9953in" svg:y="0.4134in" svg:viewBox="0 0 30 254" draw:points="0,254 30,254 30,0 0,0"><text:p/></draw:polygon><draw:polygon draw:style-name="gr327" draw:text-style-name="P12" svg:width="0.0555in" svg:height="0.2984in" svg:x="3.9953in" svg:y="0.5138in" svg:viewBox="0 0 142 759" draw:points="0,759 142,759 142,731 30,731 30,0 0,0"><text:p/></draw:polygon><draw:path draw:style-name="gr328" draw:text-style-name="P12" svg:width="0.0421in" svg:height="0.0772in" svg:x="4.0961in" svg:y="0.013in" svg:viewBox="0 0 108 197" svg:d="M67 8c0-8-1-8-8-8-19 18-47 19-59 19v11c7 0 26 0 43-8v151c0 9 0 13-30 13h-11v11c5 0 42-1 53-1 10 0 47 1 53 1v-11h-11c-30 0-30-4-30-13z"><text:p/></draw:path><draw:polygon draw:style-name="gr329" draw:text-style-name="P12" svg:width="0.0913in" svg:height="0.0067in" svg:x="4.0713in" svg:y="0.1102in" svg:viewBox="0 0 233 18" draw:points="116,18 0,18 0,0 233,0 233,18"><text:p/></draw:polygon><draw:path draw:style-name="gr330" draw:text-style-name="P12" svg:width="0.076in" svg:height="0.0795in" svg:x="4.0791in" svg:y="0.1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31" draw:text-style-name="P12" svg:width="0.0701in" svg:height="0.1138in" svg:x="4.0819in" svg:y="0.244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32" draw:text-style-name="P12" svg:width="0.0701in" svg:height="0.1138in" svg:x="4.0819in" svg:y="0.4429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33" draw:text-style-name="P12" svg:width="0.0701in" svg:height="0.1138in" svg:x="4.0819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334" draw:text-style-name="P12" svg:width="0.0555in" svg:height="0.2984in" svg:x="4.1835in" svg:y="0.0161in" svg:viewBox="0 0 142 759" draw:points="113,759 142,759 142,0 0,0 0,29 113,29"><text:p/></draw:polygon><draw:polygon draw:style-name="gr335" draw:text-style-name="P12" svg:width="0.0114in" svg:height="0.0996in" svg:x="4.2276in" svg:y="0.3146in" svg:viewBox="0 0 30 254" draw:points="0,254 30,254 30,0 0,0"><text:p/></draw:polygon><draw:polygon draw:style-name="gr336" draw:text-style-name="P12" svg:width="0.0114in" svg:height="0.0996in" svg:x="4.2276in" svg:y="0.4134in" svg:viewBox="0 0 30 254" draw:points="0,254 30,254 30,0 0,0"><text:p/></draw:polygon><draw:polygon draw:style-name="gr337" draw:text-style-name="P12" svg:width="0.0555in" svg:height="0.2984in" svg:x="4.1835in" svg:y="0.5138in" svg:viewBox="0 0 142 759" draw:points="113,731 0,731 0,759 142,759 142,0 113,0"><text:p/></draw:polygon><draw:path draw:style-name="gr338" draw:text-style-name="P12" svg:width="0.0815in" svg:height="0.0732in" svg:x="4.3512in" svg:y="0.3839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39" draw:text-style-name="P12" svg:width="0.0465in" svg:height="0.0524in" svg:x="4.4445in" svg:y="0.429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1"/>
      <text:p text:style-name="P2">S=ON</text:p>
      <text:p text:style-name="P2"/>
      <text:p text:style-name="P4"><draw:g text:anchor-type="as-char" svg:y="-0.6909in" draw:z-index="3" draw:style-name="gr1"><svg:title>TexMaths</svg:title><svg:desc>12§latex§\begin{align*}
v_s &amp;= v_{R_L} + v_L
\\
v_s  &amp;= R_L i_L + L\frac{di_L}{dt}
\\
L\frac{di_L}{dt} &amp;= v_s  -R_L i_L 
\\
\frac{di_L}{dt} &amp;=  - \frac{R_L}{L} i_L +\frac{1}{L} v_s
\end{align*}§svg§600§FALSE§</svg:desc><draw:polygon draw:style-name="gr340" draw:text-style-name="P11" svg:width="1.6677in" svg:height="1.3799in" svg:x="0in" svg:y="0in" svg:viewBox="0 0 4237 3506" draw:points="2119,3506 0,3506 0,0 4237,0 4237,3506"><text:p/></draw:polygon><draw:path draw:style-name="gr341" draw:text-style-name="P12" svg:width="0.0728in" svg:height="0.0752in" svg:x="0.249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42" draw:text-style-name="P12" svg:width="0.0465in" svg:height="0.0524in" svg:x="0.3335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43" draw:text-style-name="P12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344" draw:text-style-name="P12" svg:width="0.0728in" svg:height="0.0752in" svg:x="0.6224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45" draw:text-style-name="P12" svg:width="0.0902in" svg:height="0.0819in" svg:x="0.7067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46" draw:text-style-name="P12" svg:width="0.0602in" svg:height="0.0567in" svg:x="0.8083in" svg:y="0.0815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347" draw:text-style-name="P12" svg:width="0.1102in" svg:height="0.1106in" svg:x="0.9406in" svg:y="0in" svg:viewBox="0 0 281 282" svg:d="M150 150h118c6 0 13 0 13-8 0-10-7-10-13-10h-118v-118c0-7 0-14-8-14-10 0-10 7-10 14v118h-118c-7 0-14 0-14 10 0 8 7 8 14 8h118v117c0 6 0 15 10 15 8 0 8-9 8-15z"><text:p/></draw:path><draw:path draw:style-name="gr348" draw:text-style-name="P12" svg:width="0.0728in" svg:height="0.0752in" svg:x="1.1016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49" draw:text-style-name="P12" svg:width="0.076in" svg:height="0.0795in" svg:x="1.1858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50" draw:text-style-name="P12" svg:width="0.0728in" svg:height="0.0752in" svg:x="0.2492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51" draw:text-style-name="P12" svg:width="0.0465in" svg:height="0.0524in" svg:x="0.3335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52" draw:text-style-name="P12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353" draw:text-style-name="P12" svg:width="0.1189in" svg:height="0.1173in" svg:x="0.6244in" svg:y="0.337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1-44 51-50 0-4-5-4-7-4-3 0-3 2-4 6-11 31-29 38-39 38-14 0-17-10-17-26 0-14 3-35 4-48 1-6 2-15 2-21 0-32-28-44-39-49z"><text:p/></draw:path><draw:path draw:style-name="gr354" draw:text-style-name="P12" svg:width="0.076in" svg:height="0.0795in" svg:x="0.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55" draw:text-style-name="P12" svg:width="0.0441in" svg:height="0.1114in" svg:x="0.848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56" draw:text-style-name="P12" svg:width="0.076in" svg:height="0.0795in" svg:x="0.908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57" draw:text-style-name="P12" svg:width="0.1102in" svg:height="0.1106in" svg:x="1.0457in" svg:y="0.3535in" svg:viewBox="0 0 281 282" svg:d="M150 150h118c6 0 13 0 13-8 0-10-7-10-13-10h-118v-118c0-7 0-14-8-14-10 0-10 7-10 14v118h-118c-7 0-14 0-14 10 0 8 7 8 14 8h118v117c0 6 0 15 10 15 8 0 8-9 8-15z"><text:p/></draw:path><draw:path draw:style-name="gr358" draw:text-style-name="P12" svg:width="0.1004in" svg:height="0.1134in" svg:x="1.209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59" draw:text-style-name="P12" svg:width="0.0791in" svg:height="0.1173in" svg:x="1.3421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60" draw:text-style-name="P12" svg:width="0.0441in" svg:height="0.1114in" svg:x="1.4272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61" draw:text-style-name="P12" svg:width="0.076in" svg:height="0.0795in" svg:x="1.4878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62" draw:text-style-name="P12" svg:width="0.2429in" svg:height="0.0067in" svg:x="1.3362in" svg:y="0.4055in" svg:viewBox="0 0 618 18" draw:points="310,18 0,18 0,0 618,0 618,18"><text:p/></draw:polygon><draw:path draw:style-name="gr363" draw:text-style-name="P12" svg:width="0.0791in" svg:height="0.1173in" svg:x="1.3909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64" draw:text-style-name="P12" svg:width="0.0512in" svg:height="0.1059in" svg:x="1.4744in" svg:y="0.460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65" draw:text-style-name="P12" svg:width="0.1004in" svg:height="0.1134in" svg:x="0.0067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66" draw:text-style-name="P12" svg:width="0.0791in" svg:height="0.1173in" svg:x="0.1394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67" draw:text-style-name="P12" svg:width="0.0441in" svg:height="0.1114in" svg:x="0.224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68" draw:text-style-name="P12" svg:width="0.076in" svg:height="0.0795in" svg:x="0.284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69" draw:text-style-name="P12" svg:width="0.2429in" svg:height="0.0067in" svg:x="0.1335in" svg:y="0.8138in" svg:viewBox="0 0 618 18" draw:points="310,18 0,18 0,0 618,0 618,18"><text:p/></draw:polygon><draw:path draw:style-name="gr370" draw:text-style-name="P12" svg:width="0.0791in" svg:height="0.1173in" svg:x="0.1882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71" draw:text-style-name="P12" svg:width="0.0512in" svg:height="0.1059in" svg:x="0.2713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72" draw:text-style-name="P12" svg:width="0.1102in" svg:height="0.039in" svg:x="0.4512in" svg:y="0.7976in" svg:viewBox="0 0 281 100" svg:d="M266 17c8 0 15 0 15-9 0-8-7-8-13-8h-254c-7 0-14 0-14 8 0 9 7 9 14 9zM268 100c6 0 13 0 13-9 0-8-7-8-15-8h-252c-7 0-14 0-14 8 0 9 7 9 14 9z"><text:p/></draw:path><draw:path draw:style-name="gr373" draw:text-style-name="P12" svg:width="0.0728in" svg:height="0.0752in" svg:x="0.6224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74" draw:text-style-name="P12" svg:width="0.0465in" svg:height="0.0524in" svg:x="0.7067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75" draw:text-style-name="P12" svg:width="0.1012in" svg:height="0.0067in" svg:x="0.8201in" svg:y="0.8138in" svg:viewBox="0 0 258 18" svg:d="M244 18c7 0 14 0 14-10 0-8-7-8-14-8h-230c-7 0-14 0-14 8 0 10 7 10 14 10z"><text:p/></draw:path><draw:path draw:style-name="gr376" draw:text-style-name="P12" svg:width="0.1189in" svg:height="0.1173in" svg:x="0.9787in" svg:y="0.7449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1-44 51-50 0-4-5-4-7-4-3 0-3 2-4 6-11 31-29 38-39 38-14 0-17-10-17-26 0-14 3-35 4-48 1-6 2-15 2-21 0-32-28-44-39-49z"><text:p/></draw:path><draw:path draw:style-name="gr377" draw:text-style-name="P12" svg:width="0.076in" svg:height="0.0795in" svg:x="1.1063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78" draw:text-style-name="P12" svg:width="0.0441in" svg:height="0.1114in" svg:x="1.202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79" draw:text-style-name="P12" svg:width="0.076in" svg:height="0.0795in" svg:x="1.2626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80" draw:text-style-name="P12" svg:width="0.0791in" svg:height="0.1173in" svg:x="0.1394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81" draw:text-style-name="P12" svg:width="0.0441in" svg:height="0.1114in" svg:x="0.224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82" draw:text-style-name="P12" svg:width="0.076in" svg:height="0.0795in" svg:x="0.284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83" draw:text-style-name="P12" svg:width="0.2429in" svg:height="0.0067in" svg:x="0.1335in" svg:y="1.2213in" svg:viewBox="0 0 618 18" draw:points="310,18 0,18 0,0 618,0 618,18"><text:p/></draw:polygon><draw:path draw:style-name="gr384" draw:text-style-name="P12" svg:width="0.0791in" svg:height="0.1173in" svg:x="0.1882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85" draw:text-style-name="P12" svg:width="0.0512in" svg:height="0.1059in" svg:x="0.2713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86" draw:text-style-name="P12" svg:width="0.1102in" svg:height="0.039in" svg:x="0.4512in" svg:y="1.2051in" svg:viewBox="0 0 281 100" svg:d="M266 17c8 0 15 0 15-9 0-8-7-8-13-8h-254c-7 0-14 0-14 8 0 9 7 9 14 9zM268 100c6 0 13 0 13-9 0-8-7-8-15-8h-252c-7 0-14 0-14 8 0 9 7 9 14 9z"><text:p/></draw:path><draw:path draw:style-name="gr387" draw:text-style-name="P12" svg:width="0.1012in" svg:height="0.0067in" svg:x="0.6315in" svg:y="1.2213in" svg:viewBox="0 0 258 18" svg:d="M244 18c7 0 14 0 14-10 0-8-7-8-14-8h-230c-7 0-14 0-14 8 0 10 7 10 14 10z"><text:p/></draw:path><draw:path draw:style-name="gr388" draw:text-style-name="P12" svg:width="0.1189in" svg:height="0.1173in" svg:x="0.7736in" svg:y="1.0402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1-44 51-50 0-4-5-4-7-4-3 0-3 2-4 6-11 31-29 38-39 38-14 0-17-10-17-26 0-14 3-35 4-48 1-6 2-15 2-21 0-32-28-44-39-49z"><text:p/></draw:path><draw:path draw:style-name="gr389" draw:text-style-name="P12" svg:width="0.076in" svg:height="0.0795in" svg:x="0.9008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90" draw:text-style-name="P12" svg:width="0.2256in" svg:height="0.0067in" svg:x="0.7669in" svg:y="1.2213in" svg:viewBox="0 0 574 18" draw:points="287,18 0,18 0,0 574,0 574,18"><text:p/></draw:polygon><draw:path draw:style-name="gr391" draw:text-style-name="P12" svg:width="0.1004in" svg:height="0.1134in" svg:x="0.829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92" draw:text-style-name="P12" svg:width="0.0441in" svg:height="0.1114in" svg:x="1.0169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93" draw:text-style-name="P12" svg:width="0.076in" svg:height="0.0795in" svg:x="1.0772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94" draw:text-style-name="P12" svg:width="0.1102in" svg:height="0.1106in" svg:x="1.215in" svg:y="1.1693in" svg:viewBox="0 0 281 282" svg:d="M150 150h118c6 0 13 0 13-8 0-10-7-10-13-10h-118v-118c0-7 0-14-8-14-10 0-10 7-10 14v118h-118c-7 0-14 0-14 10 0 8 7 8 14 8h118v117c0 6 0 15 10 15 8 0 8-9 8-15z"><text:p/></draw:path><draw:path draw:style-name="gr395" draw:text-style-name="P12" svg:width="0.0547in" svg:height="0.1106in" svg:x="1.4217in" svg:y="1.0433in" svg:viewBox="0 0 140 282" svg:d="M88 11c0-10 0-11-11-11-27 26-64 26-77 26v15c8 0 34 0 55-12v219c0 16 0 21-38 21h-15v13c15-1 53-1 69-1 18 0 54 0 69 1v-13h-13c-38 0-39-5-39-21z"><text:p/></draw:path><draw:polygon draw:style-name="gr396" draw:text-style-name="P12" svg:width="0.113in" svg:height="0.0067in" svg:x="1.3917in" svg:y="1.2213in" svg:viewBox="0 0 288 18" draw:points="144,18 0,18 0,0 288,0 288,18"><text:p/></draw:polygon><draw:path draw:style-name="gr397" draw:text-style-name="P12" svg:width="0.1004in" svg:height="0.1134in" svg:x="1.3984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98" draw:text-style-name="P12" svg:width="0.0728in" svg:height="0.0752in" svg:x="1.5291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99" draw:text-style-name="P12" svg:width="0.0465in" svg:height="0.0524in" svg:x="1.6134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4"/>
      <text:p text:style-name="P5"><draw:g text:anchor-type="as-char" svg:y="-0.172in" draw:z-index="6" draw:style-name="gr1"><svg:title>TexMaths</svg:title><svg:desc>12§latex§\begin{align*}
i_{Lout} &amp;=  i_C = C\frac{dv_c}{dt}
\end{align*}§svg§600§FALSE§</svg:desc><draw:polygon draw:style-name="gr656" draw:text-style-name="P11" svg:width="1.3476in" svg:height="0.3413in" svg:x="0in" svg:y="0in" svg:viewBox="0 0 3424 868" draw:points="1713,868 0,868 0,0 3424,0 3424,868"><text:p/></draw:polygon><draw:path draw:style-name="gr657" draw:text-style-name="P12" svg:width="0.0441in" svg:height="0.1114in" svg:x="0.0047in" svg:y="0.1181in" svg:viewBox="0 0 113 284" svg:d="M108 16c0-9-5-16-14-16-12 0-24 11-24 22 0 9 6 15 15 15 11 0 23-9 23-21zM76 175c6-13 6-14 9-25 4-9 6-15 6-23 0-19-13-34-36-34-38 0-55 60-55 64 0 5 4 5 5 5 5 0 5-1 7-7 11-41 29-53 43-53 4 0 10 0 10 13 0 10-3 18-5 22-2 12-22 61-29 79-5 11-9 25-9 33 0 21 14 35 34 35 41 0 57-61 57-66 0-3-5-3-5-3-5 0-5 1-7 8-7 26-22 53-43 53-8 0-11-5-11-15 0-11 3-16 13-43z"><text:p/></draw:path><draw:path draw:style-name="gr658" draw:text-style-name="P12" svg:width="0.076in" svg:height="0.0795in" svg:x="0.0654in" svg:y="0.1724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-1-1-3-6-3-3 0-3 1-6 6-12 28-24 61-79 61h-33c-9 0-10 0-10-3 0 0 0-2 2-7z"><text:p/></draw:path><draw:path draw:style-name="gr659" draw:text-style-name="P12" svg:width="0.0543in" svg:height="0.0524in" svg:x="0.1555in" svg:y="0.2012in" svg:viewBox="0 0 139 134" svg:d="M139 52c0-33-24-52-54-52-44 0-85 41-85 82 0 29 22 52 54 52 43 0 85-39 85-82zM55 126c-15 0-30-10-30-33 0-13 6-41 17-58 13-18 30-27 43-27 17 0 30 11 30 33 0 7-3 37-17 57-10 18-28 28-43 28z"><text:p/></draw:path><draw:path draw:style-name="gr660" draw:text-style-name="P12" svg:width="0.0677in" svg:height="0.0524in" svg:x="0.2193in" svg:y="0.2012in" svg:viewBox="0 0 173 134" svg:d="M112 83c-2 6-4 16-5 18-6 8-18 25-36 25-21 0-21-19-21-25 0-17 9-39 17-60 3-6 4-10 4-15 0-15-12-26-28-26-30 0-43 41-43 46 0 3 4 3 5 3 5 0 5-1 6-5 6-24 20-36 31-36 5 0 8 4 8 11s-3 12-6 19c-16 41-16 51-16 58 0 6 0 19 12 29 8 7 20 9 30 9 19 0 28-11 38-20 7 19 26 20 30 20 11 0 18-7 24-17s11-28 11-28c0-5-5-5-6-5-4 0-4 2-6 9-4 15-10 33-22 33-7 0-9-7-9-15 0-4 2-16 3-24 4-8 6-20 7-27l6-25c3-9 6-21 6-23 0-5-4-10-10-10-10 0-12 10-15 20z"><text:p/></draw:path><draw:path draw:style-name="gr661" draw:text-style-name="P12" svg:width="0.0394in" svg:height="0.0736in" svg:x="0.2972in" svg:y="0.1799in" svg:viewBox="0 0 101 188" svg:d="M60 68h31c6 0 10 0 10-7 0-3-4-3-9-3h-28l10-45c0-1 2-2 2-3 0-6-5-10-11-10-7 0-11 5-15 12-1 8 3-6-9 46h-31c-6 0-10 0-10 7 0 3 4 3 8 3h29l-18 70c-1 8-3 18-3 23 0 16 14 27 31 27 33 0 51-42 51-45 0-4-3-4-4-4-4 0-4 1-5 6-10 18-24 35-41 35-7 0-11-4-11-15 0-3 1-9 3-12z"><text:p/></draw:path><draw:path draw:style-name="gr662" draw:text-style-name="P12" svg:width="0.1102in" svg:height="0.0386in" svg:x="0.4063in" svg:y="0.1665in" svg:viewBox="0 0 281 99" svg:d="M266 17c8 0 15 0 15-9 0-8-7-8-13-8h-254c-7 0-14 0-14 8 0 9 7 9 14 9zM268 99c6 0 13 0 13-8s-7-8-15-8h-252c-7 0-14 0-14 8s7 8 14 8z"><text:p/></draw:path><draw:path draw:style-name="gr663" draw:text-style-name="P12" svg:width="0.0441in" svg:height="0.1114in" svg:x="0.5776in" svg:y="0.1181in" svg:viewBox="0 0 113 284" svg:d="M108 16c0-9-5-16-14-16-12 0-24 11-24 22 0 9 6 15 15 15 11 0 23-9 23-21zM76 175c6-13 6-14 9-25 4-9 6-15 6-23 0-19-13-34-36-34-38 0-55 60-55 64 0 5 4 5 5 5 5 0 5-1 7-7 11-41 29-53 43-53 4 0 10 0 10 13 0 10-3 18-5 22-2 12-22 61-29 79-5 11-9 25-9 33 0 21 14 35 34 35 41 0 57-61 57-66 0-3-5-3-5-3-5 0-5 1-7 8-7 26-22 53-43 53-8 0-11-5-11-15 0-11 3-16 13-43z"><text:p/></draw:path><draw:path draw:style-name="gr664" draw:text-style-name="P12" svg:width="0.0898in" svg:height="0.0835in" svg:x="0.6378in" svg:y="0.1709in" svg:viewBox="0 0 229 213" svg:d="M229 4c0-2-1-4-3-4-3 0-3 1-6 4l-21 22c-3-3-19-26-56-26-72 0-143 64-143 131 0 49 38 82 91 82 17 0 45-2 75-28 24-20 30-46 30-48 0-4-4-4-5-4-4 0-5 2-6 5-11 41-53 66-89 66-31 0-66-17-66-64 0-8 1-56 36-93 20-23 52-36 80-36 34 0 53 25 53 59 0 7 0 9 0 10 0 4 5 4 5 4 5 0 5 0 7-5z"><text:p/></draw:path><draw:path draw:style-name="gr665" draw:text-style-name="P12" svg:width="0.1102in" svg:height="0.0386in" svg:x="0.7969in" svg:y="0.1665in" svg:viewBox="0 0 281 99" svg:d="M266 17c8 0 15 0 15-9 0-8-7-8-13-8h-254c-7 0-14 0-14 8 0 9 7 9 14 9zM268 99c6 0 13 0 13-8s-7-8-15-8h-252c-7 0-14 0-14 8s7 8 14 8z"><text:p/></draw:path><draw:path draw:style-name="gr666" draw:text-style-name="P12" svg:width="0.1177in" svg:height="0.1205in" svg:x="0.9713in" svg:y="0.1102in" svg:viewBox="0 0 300 307" svg:d="M300 4c0-2 0-4-5-4 0 0-1 0-6 5l-29 32c-3-6-24-37-70-37-95 0-190 93-190 192 0 69 50 115 114 115 37 0 70-17 92-36 40-35 46-73 46-74 0-4-4-4-5-4-2 0-5 0-5 4-4 12-14 42-43 67-29 22-56 31-78 31-37 0-83-23-83-89 0-24 9-92 51-141 26-30 67-52 104-52 43 0 69 33 69 82 0 16-2 18-2 21 0 5 4 5 6 5 5 0 5-1 8-8z"><text:p/></draw:path><draw:path draw:style-name="gr667" draw:text-style-name="P12" svg:width="0.0791in" svg:height="0.1169in" svg:x="1.1201in" svg:y="0in" svg:viewBox="0 0 202 298" svg:d="M202 5c0-1 0-5-6-5s-46 4-54 5c-3 0-5 2-5 7 0 6 3 6 9 6 21 0 22 4 22 7l-2 9-24 99c-9-16-21-26-40-26-49 0-102 62-102 123 0 41 23 68 56 68 9 0 30-2 56-32 3 18 18 32 38 32 16 0 25-9 31-24 7-14 13-40 13-41 0-5-4-5-4-5-5 0-5 2-6 8-9 28-16 53-33 53-12 0-13-11-13-19 0-11 1-14 4-21zM113 242c-1 8-1 10-9 17-18 23-34 30-46 30-22 0-28-23-28-40 0-21 13-74 24-93 12-24 31-40 49-40 27 0 34 35 34 37 0 3-1 5-3 8z"><text:p/></draw:path><draw:path draw:style-name="gr668" draw:text-style-name="P12" svg:width="0.0728in" svg:height="0.0752in" svg:x="1.2043in" svg:y="0.042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69" draw:text-style-name="P12" svg:width="0.05in" svg:height="0.0524in" svg:x="1.287in" svg:y="0.089in" svg:viewBox="0 0 128 134" svg:d="M112 17c-11 2-15 9-15 17s6 12 11 12c7 0 17-5 17-20 0-20-23-26-39-26-45 0-86 41-86 83 0 25 18 51 55 51 51 0 73-30 73-33s-2-6-4-6-3 1-5 3c-23 28-58 28-64 28-20 0-30-15-30-33 0-9 4-41 19-62 11-14 27-23 42-23 4 0 18 0 26 9z"><text:p/></draw:path><draw:polygon draw:style-name="gr670" draw:text-style-name="P12" svg:width="0.235in" svg:height="0.0067in" svg:x="1.1134in" svg:y="0.1827in" svg:viewBox="0 0 598 18" draw:points="299,18 0,18 0,0 598,0 598,18"><text:p/></draw:polygon><draw:path draw:style-name="gr671" draw:text-style-name="P12" svg:width="0.0791in" svg:height="0.1169in" svg:x="1.1642in" svg:y="0.226in" svg:viewBox="0 0 202 298" svg:d="M202 5c0-1 0-5-6-5s-46 4-54 5c-3 0-5 2-5 7 0 6 3 6 9 6 21 0 22 4 22 7l-2 9-24 99c-9-16-21-26-40-26-49 0-102 62-102 123 0 41 23 68 56 68 9 0 30-2 56-32 3 18 18 32 38 32 16 0 25-9 31-24 7-14 13-40 13-41 0-5-4-5-4-5-5 0-5 2-6 8-9 28-16 53-33 53-12 0-13-11-13-19 0-11 1-14 4-21zM113 242c-1 8-1 10-9 17-18 23-34 30-46 30-22 0-28-23-28-40 0-21 13-74 24-93 12-24 31-40 49-40 27 0 34 35 34 37 0 3-1 5-3 8z"><text:p/></draw:path><draw:path draw:style-name="gr672" draw:text-style-name="P12" svg:width="0.0512in" svg:height="0.1059in" svg:x="1.2476in" svg:y="0.237in" svg:viewBox="0 0 131 270" svg:d="M78 96h40c8 0 13 0 13-9 0-4-5-4-13-4h-36c14-61 16-69 16-71 0-8-4-12-12-12-2 0-13 0-16 16l-17 67h-41c-8 0-12 0-12 7 0 6 4 6 12 6h37c-31 120-32 127-32 134 0 23 17 40 38 40 45 0 69-63 69-66 0-4-4-4-6-4-3 0-4 1-5 6-19 44-42 54-57 54-8 0-12-6-12-19 0-11 0-13 2-20z"><text:p/></draw:path></draw:g></text:p>
      <text:p text:style-name="P4"><text:soft-page-break/><draw:g text:anchor-type="as-char" svg:y="-1.0807in" draw:z-index="5" draw:style-name="gr1"><svg:title>TexMaths</svg:title><svg:desc>12§latex§\begin{align*}
v_c - v_{out} &amp;= v_{L_{out}} \\
v_c  &amp;= v_{L_{out}} + v_{out} \\
v_c  &amp;= L_{out} \frac{di_{L_{out}}}{dt} + R_{load} i_{L_{out}} \\
v_c &amp;= L_{out} \frac{d}{dt} \left(C\frac{dv_c}{dt}\right)+R_{load} \left(C\frac{dv_c}{dt}\right) \\
L_{out} C\frac{d^2v_c}{dt^2} &amp;= v_c - R_{load} C\frac{dv_c}{dt} \\
\frac{d^2v_c}{dt^2} &amp;= \frac{1}{L_{out} C}v_c - \frac{R_{load}}{L_{out}}\frac{dv_c}{dt} \\
 \\
\end{align*}§svg§600§FALSE§</svg:desc><draw:polygon draw:style-name="gr503" draw:text-style-name="P11" svg:width="3.4587in" svg:height="2.1598in" svg:x="0in" svg:y="0in" svg:viewBox="0 0 8786 5487" draw:points="4393,5487 0,5487 0,0 8786,0 8786,5487"><text:p/></draw:polygon><draw:path draw:style-name="gr504" draw:text-style-name="P12" svg:width="0.0728in" svg:height="0.0752in" svg:x="0.1654in" svg:y="0.0236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505" draw:text-style-name="P12" svg:width="0.05in" svg:height="0.0524in" svg:x="0.2484in" svg:y="0.070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506" draw:text-style-name="P12" svg:width="0.1012in" svg:height="0.0067in" svg:x="0.3598in" svg:y="0.0516in" svg:viewBox="0 0 258 18" svg:d="M244 18c7 0 14 0 14-10 0-8-7-8-14-8h-230c-7 0-14 0-14 8 0 10 7 10 14 10z"><text:p/></draw:path><draw:path draw:style-name="gr507" draw:text-style-name="P12" svg:width="0.0728in" svg:height="0.0752in" svg:x="0.5169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08" draw:text-style-name="P12" svg:width="0.0543in" svg:height="0.0524in" svg:x="0.6in" svg:y="0.0709in" svg:viewBox="0 0 139 134" svg:d="M139 52c0-33-24-52-54-52-44 0-85 41-85 82 0 30 22 52 54 52 43 0 85-39 85-82zM55 126c-15 0-30-10-30-32 0-14 6-42 17-59 13-18 30-27 43-27 17 0 30 11 30 33 0 7-3 37-17 57-10 18-28 28-43 28z"><text:p/></draw:path><draw:path draw:style-name="gr509" draw:text-style-name="P12" svg:width="0.0677in" svg:height="0.0524in" svg:x="0.6634in" svg:y="0.070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510" draw:text-style-name="P12" svg:width="0.0394in" svg:height="0.0736in" svg:x="0.7417in" svg:y="0.048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511" draw:text-style-name="P12" svg:width="0.1102in" svg:height="0.039in" svg:x="0.8504in" svg:y="0.0362in" svg:viewBox="0 0 281 100" svg:d="M266 17c8 0 15 0 15-9 0-8-7-8-13-8h-254c-7 0-14 0-14 8 0 9 7 9 14 9zM268 100c6 0 13 0 13-9 0-8-7-8-15-8h-252c-7 0-14 0-14 8 0 9 7 9 14 9z"><text:p/></draw:path><draw:path draw:style-name="gr512" draw:text-style-name="P12" svg:width="0.0728in" svg:height="0.0752in" svg:x="1.0209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13" draw:text-style-name="P12" svg:width="0.076in" svg:height="0.0795in" svg:x="1.1043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14" draw:text-style-name="P12" svg:width="0.0441in" svg:height="0.0378in" svg:x="1.1965in" svg:y="0.1016in" svg:viewBox="0 0 113 97" svg:d="M113 38c0-21-19-38-46-38-36 0-67 29-67 58 0 21 17 39 46 39 34 0 67-30 67-59zM46 89c-11 0-27-5-27-24 0-7 3-28 15-42 8-10 21-16 33-16s25 6 25 25c0 6-3 26-13 39-9 13-24 18-33 18z"><text:p/></draw:path><draw:path draw:style-name="gr515" draw:text-style-name="P12" svg:width="0.0555in" svg:height="0.0378in" svg:x="1.2531in" svg:y="0.101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16" draw:text-style-name="P12" svg:width="0.0323in" svg:height="0.0531in" svg:x="1.3232in" svg:y="0.086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517" draw:text-style-name="P12" svg:width="0.0728in" svg:height="0.0752in" svg:x="0.6516in" svg:y="0.272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18" draw:text-style-name="P12" svg:width="0.05in" svg:height="0.0524in" svg:x="0.7343in" svg:y="0.3197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519" draw:text-style-name="P12" svg:width="0.1102in" svg:height="0.039in" svg:x="0.8504in" svg:y="0.2846in" svg:viewBox="0 0 281 100" svg:d="M266 17c8 0 15 0 15-9 0-8-7-8-13-8h-254c-7 0-14 0-14 8 0 9 7 9 14 9zM268 100c6 0 13 0 13-9 0-8-7-8-15-8h-252c-7 0-14 0-14 8 0 9 7 9 14 9z"><text:p/></draw:path><draw:path draw:style-name="gr520" draw:text-style-name="P12" svg:width="0.0728in" svg:height="0.0752in" svg:x="1.0209in" svg:y="0.272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21" draw:text-style-name="P12" svg:width="0.076in" svg:height="0.0795in" svg:x="1.1043in" svg:y="0.291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22" draw:text-style-name="P12" svg:width="0.0441in" svg:height="0.0378in" svg:x="1.1965in" svg:y="0.3508in" svg:viewBox="0 0 113 97" svg:d="M113 38c0-21-19-38-46-38-36 0-67 29-67 58 0 21 17 39 46 39 34 0 67-30 67-59zM46 89c-11 0-27-5-27-24 0-7 3-28 15-42 8-10 21-16 33-16s25 6 25 24c0 7-3 27-13 40-9 13-24 18-33 18z"><text:p/></draw:path><draw:path draw:style-name="gr523" draw:text-style-name="P12" svg:width="0.0555in" svg:height="0.0378in" svg:x="1.2531in" svg:y="0.3508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24" draw:text-style-name="P12" svg:width="0.0323in" svg:height="0.0531in" svg:x="1.3232in" svg:y="0.335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525" draw:text-style-name="P12" svg:width="0.1102in" svg:height="0.1106in" svg:x="1.4256in" svg:y="0.2488in" svg:viewBox="0 0 281 282" svg:d="M150 150h118c6 0 13 0 13-8 0-10-7-10-13-10h-118v-118c0-7 0-14-8-14-10 0-10 7-10 14v118h-118c-7 0-14 0-14 10 0 8 7 8 14 8h118v118c0 6 0 14 10 14 8 0 8-8 8-14z"><text:p/></draw:path><draw:path draw:style-name="gr526" draw:text-style-name="P12" svg:width="0.0728in" svg:height="0.0752in" svg:x="1.5878in" svg:y="0.272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527" draw:text-style-name="P12" svg:width="0.0543in" svg:height="0.0524in" svg:x="1.6705in" svg:y="0.3197in" svg:viewBox="0 0 139 134" svg:d="M139 52c0-33-24-52-54-52-44 0-85 41-85 82 0 30 22 52 54 52 43 0 85-39 85-82zM55 126c-15 0-30-10-30-32 0-14 6-42 17-59 13-18 30-27 43-27 17 0 30 11 30 33 0 7-3 37-17 57-10 18-28 28-43 28z"><text:p/></draw:path><draw:path draw:style-name="gr528" draw:text-style-name="P12" svg:width="0.0677in" svg:height="0.0524in" svg:x="1.7343in" svg:y="0.319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529" draw:text-style-name="P12" svg:width="0.0394in" svg:height="0.0736in" svg:x="1.8122in" svg:y="0.298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530" draw:text-style-name="P12" svg:width="0.0728in" svg:height="0.0752in" svg:x="0.6516in" svg:y="0.626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31" draw:text-style-name="P12" svg:width="0.05in" svg:height="0.0524in" svg:x="0.7343in" svg:y="0.674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532" draw:text-style-name="P12" svg:width="0.1102in" svg:height="0.039in" svg:x="0.8504in" svg:y="0.639in" svg:viewBox="0 0 281 100" svg:d="M266 17c8 0 15 0 15-9 0-8-7-8-13-8h-254c-7 0-14 0-14 8 0 9 7 9 14 9zM268 100c6 0 13 0 13-9 0-8-7-8-15-8h-252c-7 0-14 0-14 8 0 9 7 9 14 9z"><text:p/></draw:path><draw:path draw:style-name="gr533" draw:text-style-name="P12" svg:width="0.1004in" svg:height="0.1134in" svg:x="1.0228in" svg:y="0.586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534" draw:text-style-name="P12" svg:width="0.0543in" svg:height="0.0524in" svg:x="1.1362in" svg:y="0.674in" svg:viewBox="0 0 139 134" svg:d="M139 52c0-33-24-52-54-52-44 0-85 41-85 82 0 30 22 52 54 52 43 0 85-39 85-82zM55 126c-15 0-30-10-30-32 0-14 6-42 17-59 13-18 30-27 43-27 17 0 30 11 30 33 0 7-3 37-17 57-10 18-28 28-43 28z"><text:p/></draw:path><draw:path draw:style-name="gr535" draw:text-style-name="P12" svg:width="0.0677in" svg:height="0.0524in" svg:x="1.2004in" svg:y="0.67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536" draw:text-style-name="P12" svg:width="0.0394in" svg:height="0.0736in" svg:x="1.278in" svg:y="0.65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537" draw:text-style-name="P12" svg:width="0.0791in" svg:height="0.1173in" svg:x="1.3583in" svg:y="0.47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38" draw:text-style-name="P12" svg:width="0.0441in" svg:height="0.1114in" svg:x="1.4429in" svg:y="0.47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39" draw:text-style-name="P12" svg:width="0.076in" svg:height="0.0795in" svg:x="1.5031in" svg:y="0.533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40" draw:text-style-name="P12" svg:width="0.0441in" svg:height="0.0378in" svg:x="1.5953in" svg:y="0.5925in" svg:viewBox="0 0 113 97" svg:d="M113 38c0-21-19-38-46-38-36 0-67 29-67 58 0 21 17 39 46 39 34 0 67-30 67-59zM46 89c-11 0-27-5-27-24 0-7 3-28 15-42 8-10 21-16 33-16s25 6 25 25c0 6-2 26-13 39-9 13-24 18-33 18z"><text:p/></draw:path><draw:path draw:style-name="gr541" draw:text-style-name="P12" svg:width="0.0555in" svg:height="0.0378in" svg:x="1.652in" svg:y="0.592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42" draw:text-style-name="P12" svg:width="0.0323in" svg:height="0.0531in" svg:x="1.722in" svg:y="0.577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543" draw:text-style-name="P12" svg:width="0.4268in" svg:height="0.0067in" svg:x="1.3516in" svg:y="0.6555in" svg:viewBox="0 0 1085 18" draw:points="542,18 0,18 0,0 1085,0 1085,18"><text:p/></draw:polygon><draw:path draw:style-name="gr544" draw:text-style-name="P12" svg:width="0.0791in" svg:height="0.1173in" svg:x="1.4984in" svg:y="0.6984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545" draw:text-style-name="P12" svg:width="0.0512in" svg:height="0.1059in" svg:x="1.5823in" svg:y="0.7098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546" draw:text-style-name="P12" svg:width="0.1102in" svg:height="0.1106in" svg:x="1.8449in" svg:y="0.6031in" svg:viewBox="0 0 281 282" svg:d="M150 150h118c6 0 13 0 13-8 0-10-7-10-13-10h-118v-118c0-7 0-14-8-14-10 0-10 7-10 14v118h-118c-7 0-14 0-14 10 0 8 7 8 14 8h118v118c0 6 0 14 10 14 8 0 8-8 8-14z"><text:p/></draw:path><draw:path draw:style-name="gr547" draw:text-style-name="P12" svg:width="0.1185in" svg:height="0.1173in" svg:x="2.0079in" svg:y="0.586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548" draw:text-style-name="P12" svg:width="0.026in" svg:height="0.0819in" svg:x="2.1343in" svg:y="0.643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549" draw:text-style-name="P12" svg:width="0.0543in" svg:height="0.0524in" svg:x="2.1776in" svg:y="0.674in" svg:viewBox="0 0 139 134" svg:d="M139 52c0-33-24-52-54-52-44 0-85 41-85 82 0 30 22 52 54 52 43 0 85-39 85-82zM55 126c-15 0-30-10-30-32 0-14 6-42 17-59 13-18 30-27 43-27 17 0 30 11 30 33 0 7-3 37-17 57-10 18-28 28-43 28z"><text:p/></draw:path><draw:path draw:style-name="gr550" draw:text-style-name="P12" svg:width="0.0591in" svg:height="0.0524in" svg:x="2.2425in" svg:y="0.674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551" draw:text-style-name="P12" svg:width="0.0594in" svg:height="0.0819in" svg:x="2.3146in" svg:y="0.643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552" draw:text-style-name="P12" svg:width="0.0441in" svg:height="0.1114in" svg:x="2.3894in" svg:y="0.589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553" draw:text-style-name="P12" svg:width="0.076in" svg:height="0.0795in" svg:x="2.45in" svg:y="0.64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54" draw:text-style-name="P12" svg:width="0.0441in" svg:height="0.0378in" svg:x="2.5421in" svg:y="0.7047in" svg:viewBox="0 0 113 97" svg:d="M113 38c0-21-19-38-46-38-36 0-67 29-67 58 0 21 17 39 46 39 33 0 67-30 67-59zM46 89c-11 0-27-5-27-24 0-7 3-28 15-42 8-10 21-16 33-16s25 6 25 24c0 7-3 27-13 40-9 13-24 18-33 18z"><text:p/></draw:path><draw:path draw:style-name="gr555" draw:text-style-name="P12" svg:width="0.0555in" svg:height="0.0378in" svg:x="2.5988in" svg:y="0.7047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56" draw:text-style-name="P12" svg:width="0.0323in" svg:height="0.0531in" svg:x="2.6689in" svg:y="0.689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557" draw:text-style-name="P12" svg:width="0.0728in" svg:height="0.0752in" svg:x="0.6516in" svg:y="1.047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58" draw:text-style-name="P12" svg:width="0.05in" svg:height="0.0524in" svg:x="0.7343in" svg:y="1.0949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559" draw:text-style-name="P12" svg:width="0.1102in" svg:height="0.039in" svg:x="0.8504in" svg:y="1.0598in" svg:viewBox="0 0 281 100" svg:d="M266 17c8 0 15 0 15-9 0-8-7-8-13-8h-254c-7 0-14 0-14 8 0 9 7 9 14 9zM268 100c6 0 13 0 13-9 0-8-7-8-15-8h-252c-7 0-14 0-14 8 0 9 7 9 14 9z"><text:p/></draw:path><draw:path draw:style-name="gr560" draw:text-style-name="P12" svg:width="0.1004in" svg:height="0.1134in" svg:x="1.0228in" svg:y="1.007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561" draw:text-style-name="P12" svg:width="0.0543in" svg:height="0.0524in" svg:x="1.1362in" svg:y="1.0949in" svg:viewBox="0 0 139 134" svg:d="M139 52c0-33-24-52-54-52-44 0-85 41-85 82 0 30 22 52 54 52 43 0 85-39 85-82zM55 126c-15 0-30-10-30-32 0-14 6-42 17-59 13-18 30-27 43-27 17 0 30 11 30 33 0 7-3 37-17 57-10 18-28 28-43 28z"><text:p/></draw:path><draw:path draw:style-name="gr562" draw:text-style-name="P12" svg:width="0.0677in" svg:height="0.0524in" svg:x="1.2004in" svg:y="1.094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563" draw:text-style-name="P12" svg:width="0.0394in" svg:height="0.0736in" svg:x="1.278in" svg:y="1.072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564" draw:text-style-name="P12" svg:width="0.0791in" svg:height="0.1173in" svg:x="1.3878in" svg:y="0.8933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olygon draw:style-name="gr565" draw:text-style-name="P12" svg:width="0.1461in" svg:height="0.0067in" svg:x="1.3516in" svg:y="1.0764in" svg:viewBox="0 0 372 18" draw:points="186,18 0,18 0,0 372,0 372,18"><text:p/></draw:polygon><draw:path draw:style-name="gr566" draw:text-style-name="P12" svg:width="0.0791in" svg:height="0.1173in" svg:x="1.3583in" svg:y="1.119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67" draw:text-style-name="P12" svg:width="0.0512in" svg:height="0.1059in" svg:x="1.4417in" svg:y="1.131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568" draw:text-style-name="P12" svg:width="0.0819in" svg:height="0.3984in" svg:x="1.5803in" svg:y="0.8803in" svg:viewBox="0 0 209 1013" svg:d="M209 1009c0-2-1-3-3-3-15-17-44-45-72-91-68-108-98-245-98-409 0-114 14-259 84-385 34-61 68-95 88-114 1 0 1-1 1-3 0-4-4-4-10-4-5 0-6 0-13 7-142 129-186 322-186 499 0 166 38 333 146 460 9 10 24 27 42 42 5 5 6 5 11 5 6 0 10 0 10-4z"><text:p/></draw:path><draw:path draw:style-name="gr569" draw:text-style-name="P12" svg:width="0.1177in" svg:height="0.1205in" svg:x="1.676in" svg:y="1.004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570" draw:text-style-name="P12" svg:width="0.0791in" svg:height="0.1173in" svg:x="1.8248in" svg:y="0.893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71" draw:text-style-name="P12" svg:width="0.0728in" svg:height="0.0752in" svg:x="1.9094in" svg:y="0.93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72" draw:text-style-name="P12" svg:width="0.05in" svg:height="0.0524in" svg:x="1.9921in" svg:y="0.9827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olygon draw:style-name="gr573" draw:text-style-name="P12" svg:width="0.235in" svg:height="0.0067in" svg:x="1.8185in" svg:y="1.0764in" svg:viewBox="0 0 598 18" draw:points="299,18 0,18 0,0 598,0 598,18"><text:p/></draw:polygon><draw:path draw:style-name="gr574" draw:text-style-name="P12" svg:width="0.0791in" svg:height="0.1173in" svg:x="1.8693in" svg:y="1.119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75" draw:text-style-name="P12" svg:width="0.0512in" svg:height="0.1059in" svg:x="1.9524in" svg:y="1.131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576" draw:text-style-name="P12" svg:width="0.0819in" svg:height="0.3984in" svg:x="2.0787in" svg:y="0.8803in" svg:viewBox="0 0 209 1013" svg:d="M209 506c0-165-39-332-147-459-8-10-24-27-40-42-6-5-8-5-14-5-4 0-8 0-8 4 0 2 2 3 2 4 15 16 44 44 72 90 68 108 99 245 99 408 0 114-15 260-84 386-34 61-70 95-87 114-1 0-2 1-2 3 0 4 4 4 8 4 6 0 8 0 14-7 142-129 187-322 187-500z"><text:p/></draw:path><draw:path draw:style-name="gr577" draw:text-style-name="P12" svg:width="0.1102in" svg:height="0.1106in" svg:x="2.2413in" svg:y="1.024in" svg:viewBox="0 0 281 282" svg:d="M150 150h118c6 0 13 0 13-8 0-10-7-10-13-10h-118v-118c0-7 0-14-8-14-10 0-10 7-10 14v118h-118c-7 0-14 0-14 10 0 8 7 8 14 8h118v118c0 6 0 14 10 14 8 0 8-8 8-14z"><text:p/></draw:path><draw:path draw:style-name="gr578" draw:text-style-name="P12" svg:width="0.1185in" svg:height="0.1173in" svg:x="2.4047in" svg:y="1.007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19-6 30-3 11-8 27-8 35 0 47 52 47 58 47 35 0 50-43 50-49 0-5-4-5-6-5-3 0-3 2-4 6-11 31-29 38-39 38-14 0-17-9-17-26 0-13 3-35 4-48 1-6 2-15 2-21 0-32-28-44-39-49z"><text:p/></draw:path><draw:path draw:style-name="gr579" draw:text-style-name="P12" svg:width="0.026in" svg:height="0.0819in" svg:x="2.5311in" svg:y="1.065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580" draw:text-style-name="P12" svg:width="0.0543in" svg:height="0.0524in" svg:x="2.5744in" svg:y="1.0949in" svg:viewBox="0 0 139 134" svg:d="M139 52c0-33-24-52-54-52-44 0-85 41-85 82 0 30 22 52 54 52 43 0 85-39 85-82zM55 126c-15 0-30-10-30-32 0-14 6-42 17-59 13-18 30-27 43-27 17 0 30 11 30 33 0 7-3 37-17 57-10 18-28 28-43 28z"><text:p/></draw:path><draw:path draw:style-name="gr581" draw:text-style-name="P12" svg:width="0.0591in" svg:height="0.0524in" svg:x="2.6394in" svg:y="1.0949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582" draw:text-style-name="P12" svg:width="0.0594in" svg:height="0.0819in" svg:x="2.7114in" svg:y="1.065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583" draw:text-style-name="P12" svg:width="0.0819in" svg:height="0.3984in" svg:x="2.8441in" svg:y="0.8803in" svg:viewBox="0 0 209 1013" svg:d="M209 1009c0-2-1-3-3-3-15-17-44-45-72-91-68-108-98-245-98-409 0-114 14-259 84-385 34-61 68-95 88-114 1 0 1-1 1-3 0-4-4-4-10-4-5 0-6 0-13 7-142 129-186 322-186 499 0 166 38 333 146 460 9 10 24 27 42 42 5 5 6 5 11 5 6 0 10 0 10-4z"><text:p/></draw:path><draw:path draw:style-name="gr584" draw:text-style-name="P12" svg:width="0.1177in" svg:height="0.1205in" svg:x="2.9398in" svg:y="1.004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585" draw:text-style-name="P12" svg:width="0.0791in" svg:height="0.1173in" svg:x="3.0886in" svg:y="0.893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86" draw:text-style-name="P12" svg:width="0.0728in" svg:height="0.0752in" svg:x="3.1728in" svg:y="0.93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87" draw:text-style-name="P12" svg:width="0.05in" svg:height="0.0524in" svg:x="3.2559in" svg:y="0.9827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olygon draw:style-name="gr588" draw:text-style-name="P12" svg:width="0.235in" svg:height="0.0067in" svg:x="3.0819in" svg:y="1.0764in" svg:viewBox="0 0 598 18" draw:points="299,18 0,18 0,0 598,0 598,18"><text:p/></draw:polygon><draw:path draw:style-name="gr589" draw:text-style-name="P12" svg:width="0.0791in" svg:height="0.1173in" svg:x="3.1327in" svg:y="1.119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590" draw:text-style-name="P12" svg:width="0.0512in" svg:height="0.1059in" svg:x="3.2161in" svg:y="1.1311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591" draw:text-style-name="P12" svg:width="0.0819in" svg:height="0.3984in" svg:x="3.3425in" svg:y="0.8803in" svg:viewBox="0 0 209 1013" svg:d="M209 506c0-165-39-332-147-459-8-10-24-27-40-42-6-5-8-5-14-5-4 0-8 0-8 4 0 2 2 3 2 4 15 16 44 44 72 90 68 108 99 245 99 408 0 114-15 260-84 386-34 61-70 95-87 114-1 0-2 1-2 3 0 4 4 4 8 4 6 0 8 0 14-7 142-129 187-322 187-500z"><text:p/></draw:path><draw:path draw:style-name="gr592" draw:text-style-name="P12" svg:width="0.1004in" svg:height="0.1134in" svg:x="0.0067in" svg:y="1.479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593" draw:text-style-name="P12" svg:width="0.0543in" svg:height="0.0524in" svg:x="0.1201in" svg:y="1.5661in" svg:viewBox="0 0 139 134" svg:d="M139 52c0-33-24-52-54-52-44 0-85 41-85 82 0 30 22 52 54 52 43 0 85-39 85-82zM55 126c-15 0-30-10-30-32 0-14 6-42 17-59 13-18 30-27 43-27 17 0 30 11 30 33 0 7-3 37-17 57-10 18-28 28-43 28z"><text:p/></draw:path><draw:path draw:style-name="gr594" draw:text-style-name="P12" svg:width="0.0677in" svg:height="0.0524in" svg:x="0.1843in" svg:y="1.566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595" draw:text-style-name="P12" svg:width="0.0394in" svg:height="0.0736in" svg:x="0.2618in" svg:y="1.545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596" draw:text-style-name="P12" svg:width="0.1177in" svg:height="0.1205in" svg:x="0.324in" svg:y="1.475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597" draw:text-style-name="P12" svg:width="0.0791in" svg:height="0.1173in" svg:x="0.4728in" svg:y="1.365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98" draw:text-style-name="P12" svg:width="0.0516in" svg:height="0.0772in" svg:x="0.5598in" svg:y="1.342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599" draw:text-style-name="P12" svg:width="0.0728in" svg:height="0.0752in" svg:x="0.6315in" svg:y="1.407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00" draw:text-style-name="P12" svg:width="0.05in" svg:height="0.0524in" svg:x="0.715in" svg:y="1.4543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olygon draw:style-name="gr601" draw:text-style-name="P12" svg:width="0.3091in" svg:height="0.0067in" svg:x="0.4657in" svg:y="1.548in" svg:viewBox="0 0 786 18" draw:points="392,18 0,18 0,0 786,0 786,18"><text:p/></draw:polygon><draw:path draw:style-name="gr602" draw:text-style-name="P12" svg:width="0.0791in" svg:height="0.1173in" svg:x="0.5169in" svg:y="1.59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603" draw:text-style-name="P12" svg:width="0.0512in" svg:height="0.1059in" svg:x="0.6in" svg:y="1.6028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604" draw:text-style-name="P12" svg:width="0.0516in" svg:height="0.0772in" svg:x="0.6638in" svg:y="1.581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05" draw:text-style-name="P12" svg:width="0.1102in" svg:height="0.039in" svg:x="0.8504in" svg:y="1.5315in" svg:viewBox="0 0 281 100" svg:d="M266 17c8 0 15 0 15-9 0-8-7-8-13-8h-254c-7 0-14 0-14 8 0 9 7 9 14 9zM268 100c6 0 13 0 13-9 0-8-7-8-15-8h-252c-7 0-14 0-14 8 0 9 7 9 14 9z"><text:p/></draw:path><draw:path draw:style-name="gr606" draw:text-style-name="P12" svg:width="0.0728in" svg:height="0.0752in" svg:x="1.0209in" svg:y="1.5193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607" draw:text-style-name="P12" svg:width="0.05in" svg:height="0.0524in" svg:x="1.1039in" svg:y="1.5661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ath draw:style-name="gr608" draw:text-style-name="P12" svg:width="0.1012in" svg:height="0.0067in" svg:x="1.215in" svg:y="1.548in" svg:viewBox="0 0 258 18" svg:d="M244 18c7 0 14 0 14-10 0-8-7-8-14-8h-230c-7 0-14 0-14 8 0 10 7 10 14 10z"><text:p/></draw:path><draw:path draw:style-name="gr609" draw:text-style-name="P12" svg:width="0.1185in" svg:height="0.1173in" svg:x="1.3744in" svg:y="1.47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610" draw:text-style-name="P12" svg:width="0.026in" svg:height="0.0819in" svg:x="1.5008in" svg:y="1.5366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611" draw:text-style-name="P12" svg:width="0.0543in" svg:height="0.0524in" svg:x="1.5429in" svg:y="1.5661in" svg:viewBox="0 0 139 134" svg:d="M139 52c0-33-24-52-54-52-44 0-85 41-85 82 0 30 22 52 54 52 43 0 85-39 85-82zM55 126c-15 0-30-10-30-32 0-14 6-42 17-59 13-18 30-27 43-27 17 0 30 11 30 33 0 7-3 37-17 57-10 18-28 28-43 28z"><text:p/></draw:path><draw:path draw:style-name="gr612" draw:text-style-name="P12" svg:width="0.0591in" svg:height="0.0524in" svg:x="1.6087in" svg:y="1.5661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613" draw:text-style-name="P12" svg:width="0.0594in" svg:height="0.0819in" svg:x="1.6803in" svg:y="1.5366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614" draw:text-style-name="P12" svg:width="0.1177in" svg:height="0.1205in" svg:x="1.7594in" svg:y="1.475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615" draw:text-style-name="P12" svg:width="0.0791in" svg:height="0.1173in" svg:x="1.9083in" svg:y="1.365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616" draw:text-style-name="P12" svg:width="0.0728in" svg:height="0.0752in" svg:x="1.9925in" svg:y="1.407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617" draw:text-style-name="P12" svg:width="0.05in" svg:height="0.0524in" svg:x="2.0752in" svg:y="1.4543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olygon draw:style-name="gr618" draw:text-style-name="P12" svg:width="0.235in" svg:height="0.0067in" svg:x="1.9016in" svg:y="1.548in" svg:viewBox="0 0 598 18" draw:points="299,18 0,18 0,0 598,0 598,18"><text:p/></draw:polygon><draw:path draw:style-name="gr619" draw:text-style-name="P12" svg:width="0.0791in" svg:height="0.1173in" svg:x="1.9524in" svg:y="1.59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620" draw:text-style-name="P12" svg:width="0.0512in" svg:height="0.1059in" svg:x="2.0358in" svg:y="1.6028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621" draw:text-style-name="P12" svg:width="0.0791in" svg:height="0.1173in" svg:x="0.4728in" svg:y="1.792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622" draw:text-style-name="P12" svg:width="0.0516in" svg:height="0.0772in" svg:x="0.5598in" svg:y="1.771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23" draw:text-style-name="P12" svg:width="0.0728in" svg:height="0.0752in" svg:x="0.6315in" svg:y="1.83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24" draw:text-style-name="P12" svg:width="0.05in" svg:height="0.0524in" svg:x="0.715in" svg:y="1.881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olygon draw:style-name="gr625" draw:text-style-name="P12" svg:width="0.3091in" svg:height="0.0067in" svg:x="0.4657in" svg:y="1.9756in" svg:viewBox="0 0 786 18" draw:points="392,18 0,18 0,0 786,0 786,18"><text:p/></draw:polygon><draw:path draw:style-name="gr626" draw:text-style-name="P12" svg:width="0.0791in" svg:height="0.1173in" svg:x="0.5169in" svg:y="2.019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627" draw:text-style-name="P12" svg:width="0.0512in" svg:height="0.1059in" svg:x="0.6in" svg:y="2.0311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628" draw:text-style-name="P12" svg:width="0.0516in" svg:height="0.0772in" svg:x="0.6638in" svg:y="2.00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29" draw:text-style-name="P12" svg:width="0.1102in" svg:height="0.039in" svg:x="0.8504in" svg:y="1.9602in" svg:viewBox="0 0 281 100" svg:d="M266 17c8 0 15 0 15-9 0-8-7-8-13-8h-254c-7 0-14 0-14 8 0 9 7 9 14 9zM268 100c6 0 13 0 13-9 0-8-7-8-15-8h-252c-7 0-14 0-14 8 0 9 7 9 14 9z"><text:p/></draw:path><draw:path draw:style-name="gr630" draw:text-style-name="P12" svg:width="0.0547in" svg:height="0.1106in" svg:x="1.2327in" svg:y="1.798in" svg:viewBox="0 0 140 282" svg:d="M88 11c0-10 0-11-11-11-27 26-64 26-77 26v15c8 0 34 0 55-12v219c0 16 0 21-38 21h-15v13c15-1 53-1 69-1 18 0 54 0 69 1v-13h-13c-38 0-39-5-39-21z"><text:p/></draw:path><draw:polygon draw:style-name="gr631" draw:text-style-name="P12" svg:width="0.4461in" svg:height="0.0067in" svg:x="1.0358in" svg:y="1.9756in" svg:viewBox="0 0 1134 18" draw:points="568,18 0,18 0,0 1134,0 1134,18"><text:p/></draw:polygon><draw:path draw:style-name="gr632" draw:text-style-name="P12" svg:width="0.1004in" svg:height="0.1134in" svg:x="1.0425in" svg:y="2.021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633" draw:text-style-name="P12" svg:width="0.0543in" svg:height="0.0524in" svg:x="1.1563in" svg:y="2.1079in" svg:viewBox="0 0 139 134" svg:d="M139 52c0-33-24-52-54-52-44 0-85 41-85 82 0 30 22 52 54 52 43 0 85-39 85-82zM55 126c-15 0-30-10-30-32 0-14 6-42 17-59 13-18 30-27 43-27 17 0 30 11 30 33 0 7-3 37-17 57-10 18-28 28-43 28z"><text:p/></draw:path><draw:path draw:style-name="gr634" draw:text-style-name="P12" svg:width="0.0677in" svg:height="0.0524in" svg:x="1.2201in" svg:y="2.1079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635" draw:text-style-name="P12" svg:width="0.0394in" svg:height="0.0736in" svg:x="1.298in" svg:y="2.08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636" draw:text-style-name="P12" svg:width="0.1177in" svg:height="0.1205in" svg:x="1.3602in" svg:y="2.017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637" draw:text-style-name="P12" svg:width="0.0728in" svg:height="0.0752in" svg:x="1.5067in" svg:y="1.9472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638" draw:text-style-name="P12" svg:width="0.05in" svg:height="0.0524in" svg:x="1.5898in" svg:y="1.9945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639" draw:text-style-name="P12" svg:width="0.1012in" svg:height="0.0067in" svg:x="1.7012in" svg:y="1.9756in" svg:viewBox="0 0 258 18" svg:d="M244 18c7 0 14 0 14-10 0-8-7-8-14-8h-230c-7 0-14 0-14 8 0 10 7 10 14 10z"><text:p/></draw:path><draw:path draw:style-name="gr640" draw:text-style-name="P12" svg:width="0.1185in" svg:height="0.1173in" svg:x="1.8799in" svg:y="1.79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641" draw:text-style-name="P12" svg:width="0.026in" svg:height="0.0819in" svg:x="2.0063in" svg:y="1.8528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642" draw:text-style-name="P12" svg:width="0.0543in" svg:height="0.0524in" svg:x="2.0488in" svg:y="1.8819in" svg:viewBox="0 0 139 134" svg:d="M139 52c0-33-24-52-54-52-44 0-85 41-85 82 0 30 22 52 54 52 43 0 85-39 85-82zM55 126c-15 0-30-10-30-32 0-14 6-42 17-59 13-18 30-27 43-27 17 0 30 11 30 33 0 7-3 37-17 57-10 18-28 28-43 28z"><text:p/></draw:path><draw:path draw:style-name="gr643" draw:text-style-name="P12" svg:width="0.0591in" svg:height="0.0524in" svg:x="2.1146in" svg:y="1.8819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644" draw:text-style-name="P12" svg:width="0.0594in" svg:height="0.0819in" svg:x="2.187in" svg:y="1.8528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1 0 26 22 26 25 0 1 0 4-1 4z"><text:p/></draw:path><draw:polygon draw:style-name="gr645" draw:text-style-name="P12" svg:width="0.3839in" svg:height="0.0067in" svg:x="1.8732in" svg:y="1.9756in" svg:viewBox="0 0 976 18" draw:points="487,18 0,18 0,0 976,0 976,18"><text:p/></draw:polygon><draw:path draw:style-name="gr646" draw:text-style-name="P12" svg:width="0.1004in" svg:height="0.1134in" svg:x="1.9138in" svg:y="2.021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647" draw:text-style-name="P12" svg:width="0.0543in" svg:height="0.0524in" svg:x="2.0276in" svg:y="2.1079in" svg:viewBox="0 0 139 134" svg:d="M139 52c0-33-24-52-54-52-44 0-85 41-85 82 0 30 22 52 54 52 43 0 85-39 85-82zM55 126c-15 0-30-10-30-32 0-14 6-42 17-59 13-18 30-27 43-27 17 0 30 11 30 33 0 7-3 37-17 57-10 18-28 28-43 28z"><text:p/></draw:path><draw:path draw:style-name="gr648" draw:text-style-name="P12" svg:width="0.0677in" svg:height="0.0524in" svg:x="2.0909in" svg:y="2.1079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649" draw:text-style-name="P12" svg:width="0.0394in" svg:height="0.0736in" svg:x="2.1693in" svg:y="2.08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650" draw:text-style-name="P12" svg:width="0.0791in" svg:height="0.1173in" svg:x="2.3035in" svg:y="1.792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651" draw:text-style-name="P12" svg:width="0.0728in" svg:height="0.0752in" svg:x="2.3878in" svg:y="1.83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52" draw:text-style-name="P12" svg:width="0.05in" svg:height="0.0524in" svg:x="2.4709in" svg:y="1.881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olygon draw:style-name="gr653" draw:text-style-name="P12" svg:width="0.235in" svg:height="0.0067in" svg:x="2.2965in" svg:y="1.9756in" svg:viewBox="0 0 598 18" draw:points="299,18 0,18 0,0 598,0 598,18"><text:p/></draw:polygon><draw:path draw:style-name="gr654" draw:text-style-name="P12" svg:width="0.0791in" svg:height="0.1173in" svg:x="2.3476in" svg:y="2.019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655" draw:text-style-name="P12" svg:width="0.0512in" svg:height="0.1059in" svg:x="2.4307in" svg:y="2.031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/draw:g></text:p>
      <text:p text:style-name="P4"/>
      <text:p text:style-name="P4"/>
      <text:p text:style-name="P2"><draw:g text:anchor-type="as-char" svg:y="-0.4571in" draw:z-index="4" draw:style-name="gr1"><svg:title>TexMaths</svg:title><svg:desc>12§display§\frac{d}{dt}
\begin{bmatrix}
i_L \\ \dot{i_L} \\ v_C \\ \dot{v_C}
\end{bmatrix}
=
\begin{bmatrix}
-\frac{R_L}{L} &amp; 0 &amp; 0 &amp; 0 \\ 
0 &amp; 0 &amp; 0 &amp; 0\\ 
0 &amp; 0 &amp; 0 &amp; 1\\ 
0 &amp; 0 &amp; \frac{1}{L_{out}C} &amp; -\frac{R_{load}}{L_{out}}
\end{bmatrix}

\begin{bmatrix}
i_L \\ \dot{i_L} \\ v_C \\ \dot{v_C}
\end{bmatrix}

+

\begin{bmatrix}
\frac{1}{L} \\ 0 \\ 0 \\ 0
\end{bmatrix}

v_s§svg§600§FALSE§</svg:desc><draw:polygon draw:style-name="gr400" draw:text-style-name="P11" svg:width="4.1193in" svg:height="0.828in" svg:x="0in" svg:y="0in" svg:viewBox="0 0 10464 2104" draw:points="5231,2104 0,2104 0,0 10464,0 10464,2104"><text:p/></draw:polygon><draw:path draw:style-name="gr401" draw:text-style-name="P12" svg:width="0.0791in" svg:height="0.1173in" svg:x="0.037in" svg:y="0.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402" draw:text-style-name="P12" svg:width="0.1461in" svg:height="0.0067in" svg:x="0in" svg:y="0.4106in" svg:viewBox="0 0 372 18" draw:points="186,18 0,18 0,0 372,0 372,18"><text:p/></draw:polygon><draw:path draw:style-name="gr403" draw:text-style-name="P12" svg:width="0.0791in" svg:height="0.1173in" svg:x="0.0067in" svg:y="0.454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404" draw:text-style-name="P12" svg:width="0.0512in" svg:height="0.1059in" svg:x="0.0902in" svg:y="0.465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405" draw:text-style-name="P12" svg:width="0.0555in" svg:height="0.2984in" svg:x="0.248in" svg:y="0.0161in" svg:viewBox="0 0 142 759" draw:points="0,759 30,759 30,29 142,29 142,0 0,0"><text:p/></draw:polygon><draw:polygon draw:style-name="gr406" draw:text-style-name="P12" svg:width="0.0114in" svg:height="0.0996in" svg:x="0.248in" svg:y="0.3146in" svg:viewBox="0 0 30 254" draw:points="0,254 30,254 30,0 0,0"><text:p/></draw:polygon><draw:polygon draw:style-name="gr407" draw:text-style-name="P12" svg:width="0.0114in" svg:height="0.0996in" svg:x="0.248in" svg:y="0.4134in" svg:viewBox="0 0 30 254" draw:points="0,254 30,254 30,0 0,0"><text:p/></draw:polygon><draw:polygon draw:style-name="gr408" draw:text-style-name="P12" svg:width="0.0555in" svg:height="0.2984in" svg:x="0.248in" svg:y="0.5138in" svg:viewBox="0 0 142 759" draw:points="0,759 142,759 142,731 30,731 30,0 0,0"><text:p/></draw:polygon><draw:path draw:style-name="gr409" draw:text-style-name="P12" svg:width="0.0441in" svg:height="0.1114in" svg:x="0.3276in" svg:y="0.040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10" draw:text-style-name="P12" svg:width="0.076in" svg:height="0.0795in" svg:x="0.3878in" svg:y="0.0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11" draw:text-style-name="P12" svg:width="0.0177in" svg:height="0.0177in" svg:x="0.3921in" svg:y="0.2098in" svg:viewBox="0 0 46 46" svg:d="M46 23c0-11-10-23-23-23-15 0-23 12-23 23 0 12 10 23 23 23 14 0 23-12 23-23z"><text:p/></draw:path><draw:path draw:style-name="gr412" draw:text-style-name="P12" svg:width="0.0441in" svg:height="0.1114in" svg:x="0.3276in" svg:y="0.249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13" draw:text-style-name="P12" svg:width="0.076in" svg:height="0.0795in" svg:x="0.3878in" svg:y="0.3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14" draw:text-style-name="P12" svg:width="0.0728in" svg:height="0.0752in" svg:x="0.3094in" svg:y="0.484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15" draw:text-style-name="P12" svg:width="0.0898in" svg:height="0.0839in" svg:x="0.3937in" svg:y="0.502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416" draw:text-style-name="P12" svg:width="0.0177in" svg:height="0.0177in" svg:x="0.3921in" svg:y="0.6465in" svg:viewBox="0 0 46 46" svg:d="M46 23c0-11-10-23-23-23-15 0-23 12-23 23 0 12 10 23 23 23 14 0 23-12 23-23z"><text:p/></draw:path><draw:path draw:style-name="gr417" draw:text-style-name="P12" svg:width="0.0728in" svg:height="0.0752in" svg:x="0.3094in" svg:y="0.683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18" draw:text-style-name="P12" svg:width="0.0898in" svg:height="0.0839in" svg:x="0.3937in" svg:y="0.7008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419" draw:text-style-name="P12" svg:width="0.0555in" svg:height="0.2984in" svg:x="0.498in" svg:y="0.0161in" svg:viewBox="0 0 142 759" draw:points="113,759 142,759 142,0 0,0 0,29 113,29"><text:p/></draw:polygon><draw:polygon draw:style-name="gr420" draw:text-style-name="P12" svg:width="0.0114in" svg:height="0.0996in" svg:x="0.5417in" svg:y="0.3146in" svg:viewBox="0 0 30 254" draw:points="0,254 30,254 30,0 0,0"><text:p/></draw:polygon><draw:polygon draw:style-name="gr421" draw:text-style-name="P12" svg:width="0.0114in" svg:height="0.0996in" svg:x="0.5417in" svg:y="0.4134in" svg:viewBox="0 0 30 254" draw:points="0,254 30,254 30,0 0,0"><text:p/></draw:polygon><draw:polygon draw:style-name="gr422" draw:text-style-name="P12" svg:width="0.0555in" svg:height="0.2984in" svg:x="0.498in" svg:y="0.5138in" svg:viewBox="0 0 142 759" draw:points="113,731 0,731 0,759 142,759 142,0 113,0"><text:p/></draw:polygon><draw:path draw:style-name="gr423" draw:text-style-name="P12" svg:width="0.1102in" svg:height="0.039in" svg:x="0.663in" svg:y="0.3945in" svg:viewBox="0 0 281 100" svg:d="M266 17c8 0 15 0 15-9 0-8-7-8-13-8h-254c-7 0-14 0-14 8 0 9 7 9 14 9zM268 100c6 0 13 0 13-9 0-8-7-8-15-8h-252c-7 0-14 0-14 8 0 9 7 9 14 9z"><text:p/></draw:path><draw:polygon draw:style-name="gr424" draw:text-style-name="P12" svg:width="0.0555in" svg:height="0.2984in" svg:x="0.8831in" svg:y="0.0161in" svg:viewBox="0 0 142 759" draw:points="0,759 30,759 30,29 142,29 142,0 0,0"><text:p/></draw:polygon><draw:polygon draw:style-name="gr425" draw:text-style-name="P12" svg:width="0.0114in" svg:height="0.0996in" svg:x="0.8831in" svg:y="0.3146in" svg:viewBox="0 0 30 254" draw:points="0,254 30,254 30,0 0,0"><text:p/></draw:polygon><draw:polygon draw:style-name="gr426" draw:text-style-name="P12" svg:width="0.0114in" svg:height="0.0996in" svg:x="0.8831in" svg:y="0.4134in" svg:viewBox="0 0 30 254" draw:points="0,254 30,254 30,0 0,0"><text:p/></draw:polygon><draw:polygon draw:style-name="gr427" draw:text-style-name="P12" svg:width="0.0555in" svg:height="0.2984in" svg:x="0.8831in" svg:y="0.5138in" svg:viewBox="0 0 142 759" draw:points="0,759 142,759 142,731 30,731 30,0 0,0"><text:p/></draw:polygon><draw:path draw:style-name="gr428" draw:text-style-name="P12" svg:width="0.1012in" svg:height="0.0067in" svg:x="0.9535in" svg:y="0.1031in" svg:viewBox="0 0 258 18" svg:d="M244 18c7 0 14 0 14-10 0-8-7-8-14-8h-230c-7 0-14 0-14 8 0 10 7 10 14 10z"><text:p/></draw:path><draw:path draw:style-name="gr429" draw:text-style-name="P12" svg:width="0.0902in" svg:height="0.0819in" svg:x="1.0972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430" draw:text-style-name="P12" svg:width="0.0602in" svg:height="0.0567in" svg:x="1.1988in" svg:y="0.0394in" svg:viewBox="0 0 154 145" svg:d="M77 18c1-6 2-6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431" draw:text-style-name="P12" svg:width="0.1878in" svg:height="0.0067in" svg:x="1.089in" svg:y="0.1031in" svg:viewBox="0 0 478 18" draw:points="239,18 0,18 0,0 478,0 478,18"><text:p/></draw:polygon><draw:path draw:style-name="gr432" draw:text-style-name="P12" svg:width="0.076in" svg:height="0.0795in" svg:x="1.1449in" svg:y="0.1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33" draw:text-style-name="P12" svg:width="0.0701in" svg:height="0.1138in" svg:x="1.4689in" svg:y="0.036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34" draw:text-style-name="P12" svg:width="0.0701in" svg:height="0.1138in" svg:x="1.885in" svg:y="0.0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35" draw:text-style-name="P12" svg:width="0.0701in" svg:height="0.1138in" svg:x="2.511in" svg:y="0.0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36" draw:text-style-name="P12" svg:width="0.0701in" svg:height="0.1138in" svg:x="1.0831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37" draw:text-style-name="P12" svg:width="0.0701in" svg:height="0.1138in" svg:x="1.4689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38" draw:text-style-name="P12" svg:width="0.0701in" svg:height="0.1138in" svg:x="1.885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39" draw:text-style-name="P12" svg:width="0.0701in" svg:height="0.1138in" svg:x="2.511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40" draw:text-style-name="P12" svg:width="0.0701in" svg:height="0.1138in" svg:x="1.0831in" svg:y="0.435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41" draw:text-style-name="P12" svg:width="0.0701in" svg:height="0.1138in" svg:x="1.4689in" svg:y="0.435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42" draw:text-style-name="P12" svg:width="0.0701in" svg:height="0.1138in" svg:x="1.885in" svg:y="0.435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43" draw:text-style-name="P12" svg:width="0.0547in" svg:height="0.1106in" svg:x="2.5197in" svg:y="0.4358in" svg:viewBox="0 0 140 282" svg:d="M88 11c0-10 0-11-11-11-27 26-64 26-77 26v15c8 0 34 0 55-12v219c0 16 0 21-38 21h-15v13c15-1 53-1 69-1 18 0 54 0 69 1v-13h-13c-38 0-39-5-39-21z"><text:p/></draw:path><draw:path draw:style-name="gr444" draw:text-style-name="P12" svg:width="0.0701in" svg:height="0.1138in" svg:x="1.0831in" svg:y="0.6429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45" draw:text-style-name="P12" svg:width="0.0701in" svg:height="0.1138in" svg:x="1.4689in" svg:y="0.6429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46" draw:text-style-name="P12" svg:width="0.0421in" svg:height="0.0772in" svg:x="1.9004in" svg:y="0.6118in" svg:viewBox="0 0 108 197" svg:d="M67 8c0-8-1-8-8-8-19 18-47 19-59 19v11c7 0 26 0 43-8v151c0 9 0 13-30 13h-11v11c5 0 42-1 53-1 10 0 47 1 53 1v-11h-11c-30 0-30-4-30-13z"><text:p/></draw:path><draw:polygon draw:style-name="gr447" draw:text-style-name="P12" svg:width="0.3783in" svg:height="0.0067in" svg:x="1.7315in" svg:y="0.7094in" svg:viewBox="0 0 962 18" draw:points="481,18 0,18 0,0 962,0 962,18"><text:p/></draw:polygon><draw:path draw:style-name="gr448" draw:text-style-name="P12" svg:width="0.076in" svg:height="0.0795in" svg:x="1.7398in" svg:y="0.731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49" draw:text-style-name="P12" svg:width="0.0441in" svg:height="0.0374in" svg:x="1.8315in" svg:y="0.7913in" svg:viewBox="0 0 113 96" svg:d="M113 38c0-21-19-38-46-38-36 0-67 29-67 58 0 21 17 38 46 38 34 0 67-29 67-58zM46 89c-11 0-27-5-27-24 0-7 3-28 15-42 8-10 21-16 33-16s25 6 25 24c0 7-3 27-13 40-9 13-24 18-33 18z"><text:p/></draw:path><draw:path draw:style-name="gr450" draw:text-style-name="P12" svg:width="0.0555in" svg:height="0.0374in" svg:x="1.8886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451" draw:text-style-name="P12" svg:width="0.0323in" svg:height="0.0531in" svg:x="1.9583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452" draw:text-style-name="P12" svg:width="0.0898in" svg:height="0.0839in" svg:x="2.0142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453" draw:text-style-name="P12" svg:width="0.1012in" svg:height="0.0067in" svg:x="2.3094in" svg:y="0.7094in" svg:viewBox="0 0 258 18" svg:d="M244 18c7 0 14 0 14-10 0-8-7-8-14-8h-230c-7 0-14 0-14 8 0 10 7 10 14 10z"><text:p/></draw:path><draw:path draw:style-name="gr454" draw:text-style-name="P12" svg:width="0.0902in" svg:height="0.0819in" svg:x="2.4531in" svg:y="0.60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455" draw:text-style-name="P12" svg:width="0.0209in" svg:height="0.0587in" svg:x="2.5535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456" draw:text-style-name="P12" svg:width="0.0441in" svg:height="0.0378in" svg:x="2.5933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457" draw:text-style-name="P12" svg:width="0.0476in" svg:height="0.0378in" svg:x="2.6516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458" draw:text-style-name="P12" svg:width="0.0476in" svg:height="0.0587in" svg:x="2.7161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459" draw:text-style-name="P12" svg:width="0.3323in" svg:height="0.0067in" svg:x="2.4445in" svg:y="0.7094in" svg:viewBox="0 0 845 18" draw:points="422,18 0,18 0,0 845,0 845,18"><text:p/></draw:polygon><draw:path draw:style-name="gr460" draw:text-style-name="P12" svg:width="0.076in" svg:height="0.0795in" svg:x="2.4815in" svg:y="0.731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61" draw:text-style-name="P12" svg:width="0.0441in" svg:height="0.0374in" svg:x="2.5732in" svg:y="0.7913in" svg:viewBox="0 0 113 96" svg:d="M113 38c0-21-19-38-46-38-36 0-67 29-67 58 0 21 17 38 46 38 34 0 67-29 67-58zM46 89c-11 0-27-5-27-24 0-7 3-28 15-42 8-10 21-16 33-16s25 6 25 24c0 7-2 27-13 40-9 13-24 18-33 18z"><text:p/></draw:path><draw:path draw:style-name="gr462" draw:text-style-name="P12" svg:width="0.0555in" svg:height="0.0374in" svg:x="2.6303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463" draw:text-style-name="P12" svg:width="0.0323in" svg:height="0.0531in" svg:x="2.7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464" draw:text-style-name="P12" svg:width="0.0555in" svg:height="0.2984in" svg:x="2.798in" svg:y="0.0161in" svg:viewBox="0 0 142 759" draw:points="113,759 142,759 142,0 0,0 0,29 113,29"><text:p/></draw:polygon><draw:polygon draw:style-name="gr465" draw:text-style-name="P12" svg:width="0.0114in" svg:height="0.0996in" svg:x="2.8417in" svg:y="0.3146in" svg:viewBox="0 0 30 254" draw:points="0,254 30,254 30,0 0,0"><text:p/></draw:polygon><draw:polygon draw:style-name="gr466" draw:text-style-name="P12" svg:width="0.0114in" svg:height="0.0996in" svg:x="2.8417in" svg:y="0.4134in" svg:viewBox="0 0 30 254" draw:points="0,254 30,254 30,0 0,0"><text:p/></draw:polygon><draw:polygon draw:style-name="gr467" draw:text-style-name="P12" svg:width="0.0555in" svg:height="0.2984in" svg:x="2.798in" svg:y="0.5138in" svg:viewBox="0 0 142 759" draw:points="113,731 0,731 0,759 142,759 142,0 113,0"><text:p/></draw:polygon><draw:polygon draw:style-name="gr468" draw:text-style-name="P12" svg:width="0.0555in" svg:height="0.2984in" svg:x="2.9618in" svg:y="0.0161in" svg:viewBox="0 0 142 759" draw:points="0,759 30,759 30,29 142,29 142,0 0,0"><text:p/></draw:polygon><draw:polygon draw:style-name="gr469" draw:text-style-name="P12" svg:width="0.0114in" svg:height="0.0996in" svg:x="2.9618in" svg:y="0.3146in" svg:viewBox="0 0 30 254" draw:points="0,254 30,254 30,0 0,0"><text:p/></draw:polygon><draw:polygon draw:style-name="gr470" draw:text-style-name="P12" svg:width="0.0114in" svg:height="0.0996in" svg:x="2.9618in" svg:y="0.4134in" svg:viewBox="0 0 30 254" draw:points="0,254 30,254 30,0 0,0"><text:p/></draw:polygon><draw:polygon draw:style-name="gr471" draw:text-style-name="P12" svg:width="0.0555in" svg:height="0.2984in" svg:x="2.9618in" svg:y="0.5138in" svg:viewBox="0 0 142 759" draw:points="0,759 142,759 142,731 30,731 30,0 0,0"><text:p/></draw:polygon><draw:path draw:style-name="gr472" draw:text-style-name="P12" svg:width="0.0441in" svg:height="0.1114in" svg:x="3.0409in" svg:y="0.040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73" draw:text-style-name="P12" svg:width="0.076in" svg:height="0.0795in" svg:x="3.1012in" svg:y="0.0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74" draw:text-style-name="P12" svg:width="0.0177in" svg:height="0.0177in" svg:x="3.1055in" svg:y="0.2098in" svg:viewBox="0 0 46 46" svg:d="M46 23c0-11-10-23-23-23-15 0-23 12-23 23 0 12 10 23 23 23 14 0 23-12 23-23z"><text:p/></draw:path><draw:path draw:style-name="gr475" draw:text-style-name="P12" svg:width="0.0441in" svg:height="0.1114in" svg:x="3.0409in" svg:y="0.249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76" draw:text-style-name="P12" svg:width="0.076in" svg:height="0.0795in" svg:x="3.1012in" svg:y="0.3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77" draw:text-style-name="P12" svg:width="0.0728in" svg:height="0.0752in" svg:x="3.0228in" svg:y="0.484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78" draw:text-style-name="P12" svg:width="0.0898in" svg:height="0.0839in" svg:x="3.1071in" svg:y="0.502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479" draw:text-style-name="P12" svg:width="0.0177in" svg:height="0.0177in" svg:x="3.1055in" svg:y="0.6465in" svg:viewBox="0 0 46 46" svg:d="M46 23c0-11-10-23-23-23-15 0-23 12-23 23 0 12 10 23 23 23 14 0 23-12 23-23z"><text:p/></draw:path><draw:path draw:style-name="gr480" draw:text-style-name="P12" svg:width="0.0728in" svg:height="0.0752in" svg:x="3.0228in" svg:y="0.683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81" draw:text-style-name="P12" svg:width="0.0898in" svg:height="0.0839in" svg:x="3.1071in" svg:y="0.700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482" draw:text-style-name="P12" svg:width="0.0555in" svg:height="0.2984in" svg:x="3.2114in" svg:y="0.0161in" svg:viewBox="0 0 142 759" draw:points="113,759 142,759 142,0 0,0 0,29 113,29"><text:p/></draw:polygon><draw:polygon draw:style-name="gr483" draw:text-style-name="P12" svg:width="0.0114in" svg:height="0.0996in" svg:x="3.2555in" svg:y="0.3146in" svg:viewBox="0 0 30 254" draw:points="0,254 30,254 30,0 0,0"><text:p/></draw:polygon><draw:polygon draw:style-name="gr484" draw:text-style-name="P12" svg:width="0.0114in" svg:height="0.0996in" svg:x="3.2555in" svg:y="0.4134in" svg:viewBox="0 0 30 254" draw:points="0,254 30,254 30,0 0,0"><text:p/></draw:polygon><draw:polygon draw:style-name="gr485" draw:text-style-name="P12" svg:width="0.0555in" svg:height="0.2984in" svg:x="3.2114in" svg:y="0.5138in" svg:viewBox="0 0 142 759" draw:points="113,731 0,731 0,759 142,759 142,0 113,0"><text:p/></draw:polygon><draw:path draw:style-name="gr486" draw:text-style-name="P12" svg:width="0.1102in" svg:height="0.1106in" svg:x="3.3858in" svg:y="0.3583in" svg:viewBox="0 0 281 282" svg:d="M150 150h118c6 0 13 0 13-8 0-10-7-10-13-10h-118v-118c0-7 0-14-8-14-10 0-10 7-10 14v118h-118c-7 0-14 0-14 10 0 8 7 8 14 8h118v118c0 6 0 14 10 14 8 0 8-8 8-14z"><text:p/></draw:path><draw:polygon draw:style-name="gr487" draw:text-style-name="P12" svg:width="0.0555in" svg:height="0.2984in" svg:x="3.6154in" svg:y="0.0161in" svg:viewBox="0 0 142 759" draw:points="0,759 30,759 30,29 142,29 142,0 0,0"><text:p/></draw:polygon><draw:polygon draw:style-name="gr488" draw:text-style-name="P12" svg:width="0.0114in" svg:height="0.0996in" svg:x="3.6154in" svg:y="0.3146in" svg:viewBox="0 0 30 254" draw:points="0,254 30,254 30,0 0,0"><text:p/></draw:polygon><draw:polygon draw:style-name="gr489" draw:text-style-name="P12" svg:width="0.0114in" svg:height="0.0996in" svg:x="3.6154in" svg:y="0.4134in" svg:viewBox="0 0 30 254" draw:points="0,254 30,254 30,0 0,0"><text:p/></draw:polygon><draw:polygon draw:style-name="gr490" draw:text-style-name="P12" svg:width="0.0555in" svg:height="0.2984in" svg:x="3.6154in" svg:y="0.5138in" svg:viewBox="0 0 142 759" draw:points="0,759 142,759 142,731 30,731 30,0 0,0"><text:p/></draw:polygon><draw:path draw:style-name="gr491" draw:text-style-name="P12" svg:width="0.0421in" svg:height="0.0772in" svg:x="3.7165in" svg:y="0.013in" svg:viewBox="0 0 108 197" svg:d="M67 8c0-8-1-8-8-8-19 18-47 19-59 19v11c7 0 26 0 43-8v151c0 9 0 13-30 13h-11v11c5 0 42-1 53-1 10 0 47 1 53 1v-11h-11c-30 0-30-4-30-13z"><text:p/></draw:path><draw:polygon draw:style-name="gr492" draw:text-style-name="P12" svg:width="0.0913in" svg:height="0.0067in" svg:x="3.6913in" svg:y="0.1102in" svg:viewBox="0 0 233 18" draw:points="116,18 0,18 0,0 233,0 233,18"><text:p/></draw:polygon><draw:path draw:style-name="gr493" draw:text-style-name="P12" svg:width="0.076in" svg:height="0.0795in" svg:x="3.6996in" svg:y="0.1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94" draw:text-style-name="P12" svg:width="0.0701in" svg:height="0.1138in" svg:x="3.7024in" svg:y="0.244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95" draw:text-style-name="P12" svg:width="0.0701in" svg:height="0.1138in" svg:x="3.7024in" svg:y="0.4429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96" draw:text-style-name="P12" svg:width="0.0701in" svg:height="0.1138in" svg:x="3.7024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497" draw:text-style-name="P12" svg:width="0.0555in" svg:height="0.2984in" svg:x="3.8039in" svg:y="0.0161in" svg:viewBox="0 0 142 759" draw:points="113,759 142,759 142,0 0,0 0,29 113,29"><text:p/></draw:polygon><draw:polygon draw:style-name="gr498" draw:text-style-name="P12" svg:width="0.0114in" svg:height="0.0996in" svg:x="3.8476in" svg:y="0.3146in" svg:viewBox="0 0 30 254" draw:points="0,254 30,254 30,0 0,0"><text:p/></draw:polygon><draw:polygon draw:style-name="gr499" draw:text-style-name="P12" svg:width="0.0114in" svg:height="0.0996in" svg:x="3.8476in" svg:y="0.4134in" svg:viewBox="0 0 30 254" draw:points="0,254 30,254 30,0 0,0"><text:p/></draw:polygon><draw:polygon draw:style-name="gr500" draw:text-style-name="P12" svg:width="0.0555in" svg:height="0.2984in" svg:x="3.8039in" svg:y="0.5138in" svg:viewBox="0 0 142 759" draw:points="113,731 0,731 0,759 142,759 142,0 113,0"><text:p/></draw:polygon><draw:path draw:style-name="gr501" draw:text-style-name="P12" svg:width="0.0815in" svg:height="0.0732in" svg:x="3.9717in" svg:y="0.3839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502" draw:text-style-name="P12" svg:width="0.0465in" svg:height="0.0524in" svg:x="4.0646in" svg:y="0.429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8:20:44.685000000</meta:creation-date>
    <dc:date>2017-04-19T19:44:37.336000000</dc:date>
    <meta:editing-duration>PT45M49S</meta:editing-duration>
    <meta:editing-cycles>9</meta:editing-cycles>
    <meta:generator>LibreOffice/5.2.3.3$Windows_X86_64 LibreOffice_project/d54a8868f08a7b39642414cf2c8ef2f228f780cf</meta:generator>
    <meta:print-date>2017-04-19T19:01:42.479000000</meta:print-date>
    <meta:document-statistic meta:table-count="0" meta:image-count="0" meta:object-count="0" meta:page-count="4" meta:paragraph-count="24" meta:word-count="9" meta:character-count="55" meta:non-whitespace-character-count="51"/>
  </office:meta>
</office:document-meta>
</file>